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5.722cm"/>
    </style:style>
    <style:style style:name="co5" style:family="table-column">
      <style:table-column-properties fo:break-before="auto" style:column-width="3.983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0.25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032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5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1">
      <style:text-properties fo:font-size="8pt" style:font-size-asian="8pt" style:font-size-complex="8pt"/>
    </style:style>
    <style:style style:name="ce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  <style:style style:name="ce10" style:family="table-cell" style:parent-style-name="Default">
      <style:text-properties style:font-name="Arial" fo:font-size="8pt" style:font-name-asian="DejaVu Sans" style:font-size-asian="8pt" style:font-name-complex="Tahoma" style:font-size-complex="8pt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00b8ff"/>
      <style:text-properties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7" table:default-cell-style-name="Default"/>
        <table:table-column table:style-name="co8" table:number-columns-repeated="23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7" office:value-type="string">
            <text:p>done</text:p>
          </table:table-cell>
          <table:table-cell table:style-name="ce9" table:formula="of:=[.K1017]/[.J1017]" office:value-type="percentage" office:value="0.240825688073394" table:number-columns-spanned="1" table:number-rows-spanned="3">
            <text:p>24,083%</text:p>
          </table:table-cell>
          <table:table-cell table:style-name="ce13" office:value-type="string">
            <text:p>E=Exists </text:p>
          </table:table-cell>
          <table:table-cell table:style-name="ce16" table:formula="of:=COUNTIF([.B5:.B1044];&quot;E&quot;)" office:value-type="float" office:value="135">
            <text:p>135</text:p>
          </table:table-cell>
          <table:table-cell table:style-name="ce7" office:value-type="string">
            <text:p>Invalid</text:p>
          </table:table-cell>
          <table:table-cell table:style-name="ce16" table:formula="of:=COUNTIF([.B5:.B1044];&quot;-&quot;)" office:value-type="float" office:value="58">
            <text:p>58</text:p>
          </table:table-cell>
          <table:table-cell table:number-columns-repeated="26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/>
          <table:table-cell table:style-name="ce8" table:formula="of:=1-([.B1017]/[.C1017])" office:value-type="percentage" office:value="0.761857707509881">
            <text:p>76,19%</text:p>
          </table:table-cell>
          <table:covered-table-cell/>
          <table:table-cell table:style-name="ce13" office:value-type="string">
            <text:p>N=New</text:p>
          </table:table-cell>
          <table:table-cell table:style-name="ce16" table:formula="of:=COUNTIF([.B5:.B1044];&quot;N&quot;)" office:value-type="float" office:value="113">
            <text:p>113</text:p>
          </table:table-cell>
          <table:table-cell table:number-columns-repeated="28"/>
        </table:table-row>
        <table:table-row table:style-name="ro1">
          <table:table-cell table:style-name="ce1" table:number-columns-repeated="3"/>
          <table:covered-table-cell/>
          <table:table-cell table:style-name="ce13" office:value-type="string">
            <text:p>R=Repeted</text:p>
          </table:table-cell>
          <table:table-cell table:style-name="ce16" table:formula="of:=COUNTIF([.B5:.B1044];&quot;R&quot;)" office:value-type="float" office:value="460">
            <text:p>460</text:p>
          </table:table-cell>
          <table:table-cell table:number-columns-repeated="28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17" table:number-columns-repeated="2"/>
          <table:table-cell table:number-columns-repeated="23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string">
            <text:p>edit-delet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]=&quot;R&quot;;0;4)" office:value-type="float" office:value="4">
            <text:p>4</text:p>
          </table:table-cell>
          <table:table-cell table:style-name="ce6" table:formula="of:=IF([.B5]=&quot;R&quot;;0;COUNTA([.F5:.I5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"14_flatten"</text:p>
          </table:table-cell>
          <table:table-cell table:style-name="ce6" office:value-type="string">
            <text:p>edit-flatten-path</text:p>
          </table:table-cell>
          <table:table-cell table:style-name="ce6" table:number-columns-repeated="4"/>
          <table:table-cell table:style-name="ce6" table:formula="of:=IF([.B6]=&quot;R&quot;;0;4)" office:value-type="float" office:value="4">
            <text:p>4</text:p>
          </table:table-cell>
          <table:table-cell table:style-name="ce6" table:formula="of:=IF([.B6]=&quot;R&quot;;0;COUNTA([.F6:.I6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10" office:value-type="string">
            <text:p>"14_refine"</text:p>
          </table:table-cell>
          <table:table-cell table:style-name="ce6" office:value-type="string">
            <text:p>?</text:p>
          </table:table-cell>
          <table:table-cell table:style-name="ce6" table:number-columns-repeated="4"/>
          <table:table-cell table:style-name="ce6" table:formula="of:=IF([.B7]=&quot;R&quot;;0;4)" office:value-type="float" office:value="4">
            <text:p>4</text:p>
          </table:table-cell>
          <table:table-cell table:style-name="ce6" table:formula="of:=IF([.B7]=&quot;R&quot;;0;COUNTA([.F7:.I7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"14_roundcorners"</text:p>
          </table:table-cell>
          <table:table-cell table:style-name="ce6" office:value-type="string">
            <text:p>edit-corners-round</text:p>
          </table:table-cell>
          <table:table-cell table:style-name="ce6" table:number-columns-repeated="4"/>
          <table:table-cell table:style-name="ce6" table:formula="of:=IF([.B8]=&quot;R&quot;;0;4)" office:value-type="float" office:value="4">
            <text:p>4</text:p>
          </table:table-cell>
          <table:table-cell table:style-name="ce6" table:formula="of:=IF([.B8]=&quot;R&quot;;0;COUNTA([.F8:.I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Inkscape team</text:p>
          </table:table-cell>
          <table:table-cell table:style-name="ce6" office:value-type="string">
            <text:p>calligraphy?</text:p>
          </table:table-cell>
          <table:table-cell table:style-name="ce6" table:number-columns-repeated="4"/>
          <table:table-cell table:style-name="ce6" table:formula="of:=IF([.B9]=&quot;R&quot;;0;4)" office:value-type="float" office:value="4">
            <text:p>4</text:p>
          </table:table-cell>
          <table:table-cell table:style-name="ce6" table:formula="of:=IF([.B9]=&quot;R&quot;;0;COUNTA([.F9:.I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6"/>
          <table:table-cell table:style-name="ce6" office:value-type="string">
            <text:p>list-remov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0]=&quot;R&quot;;0;4)" office:value-type="float" office:value="4">
            <text:p>4</text:p>
          </table:table-cell>
          <table:table-cell table:style-name="ce6" table:formula="of:=IF([.B10]=&quot;R&quot;;0;COUNTA([.F10:.I10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6"/>
          <table:table-cell table:style-name="ce6" office:value-type="string">
            <text:p>document-save-a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1]=&quot;R&quot;;0;4)" office:value-type="float" office:value="4">
            <text:p>4</text:p>
          </table:table-cell>
          <table:table-cell table:style-name="ce6" table:formula="of:=IF([.B11]=&quot;R&quot;;0;COUNTA([.F11:.I11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6" table:number-columns-repeated="6"/>
          <table:table-cell table:style-name="ce6" table:formula="of:=IF([.B12]=&quot;R&quot;;0;4)" office:value-type="float" office:value="0">
            <text:p>0</text:p>
          </table:table-cell>
          <table:table-cell table:style-name="ce6" table:formula="of:=IF([.B12]=&quot;R&quot;;0;COUNTA([.F12:.I1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6"/>
          <table:table-cell table:style-name="ce6" office:value-type="string">
            <text:p>list-ad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3]=&quot;R&quot;;0;4)" office:value-type="float" office:value="4">
            <text:p>4</text:p>
          </table:table-cell>
          <table:table-cell table:style-name="ce6" table:formula="of:=IF([.B13]=&quot;R&quot;;0;COUNTA([.F13:.I13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14]=&quot;R&quot;;0;4)" office:value-type="float" office:value="0">
            <text:p>0</text:p>
          </table:table-cell>
          <table:table-cell table:style-name="ce6" table:formula="of:=IF([.B14]=&quot;R&quot;;0;COUNTA([.F14:.I1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6"/>
          <table:table-cell table:style-name="ce6" office:value-type="string">
            <text:p>edit-copy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5]=&quot;R&quot;;0;4)" office:value-type="float" office:value="4">
            <text:p>4</text:p>
          </table:table-cell>
          <table:table-cell table:style-name="ce6" table:formula="of:=IF([.B15]=&quot;R&quot;;0;COUNTA([.F15:.I15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6"/>
          <table:table-cell table:style-name="ce6" office:value-type="string">
            <text:p>arrow-dow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6]=&quot;R&quot;;0;4)" office:value-type="float" office:value="4">
            <text:p>4</text:p>
          </table:table-cell>
          <table:table-cell table:style-name="ce6" table:formula="of:=IF([.B16]=&quot;R&quot;;0;COUNTA([.F16:.I16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6"/>
          <table:table-cell table:style-name="ce6" office:value-type="string">
            <text:p>arrow-up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7]=&quot;R&quot;;0;4)" office:value-type="float" office:value="4">
            <text:p>4</text:p>
          </table:table-cell>
          <table:table-cell table:style-name="ce6" table:formula="of:=IF([.B17]=&quot;R&quot;;0;COUNTA([.F17:.I17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18]=&quot;R&quot;;0;4)" office:value-type="float" office:value="0">
            <text:p>0</text:p>
          </table:table-cell>
          <table:table-cell table:style-name="ce6" table:formula="of:=IF([.B18]=&quot;R&quot;;0;COUNTA([.F18:.I1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19]=&quot;R&quot;;0;4)" office:value-type="float" office:value="0">
            <text:p>0</text:p>
          </table:table-cell>
          <table:table-cell table:style-name="ce6" table:formula="of:=IF([.B19]=&quot;R&quot;;0;COUNTA([.F19:.I1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20]=&quot;R&quot;;0;4)" office:value-type="float" office:value="0">
            <text:p>0</text:p>
          </table:table-cell>
          <table:table-cell table:style-name="ce6" table:formula="of:=IF([.B20]=&quot;R&quot;;0;COUNTA([.F20:.I2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6"/>
          <table:table-cell table:style-name="ce6" office:value-type="string">
            <text:p>view-filt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1]=&quot;R&quot;;0;4)" office:value-type="float" office:value="4">
            <text:p>4</text:p>
          </table:table-cell>
          <table:table-cell table:style-name="ce6" table:formula="of:=IF([.B21]=&quot;R&quot;;0;COUNTA([.F21:.I21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6"/>
          <table:table-cell table:style-name="ce6" table:formula="of:=IF([.B22]=&quot;R&quot;;0;4)" office:value-type="float" office:value="0">
            <text:p>0</text:p>
          </table:table-cell>
          <table:table-cell table:style-name="ce6" table:formula="of:=IF([.B22]=&quot;R&quot;;0;COUNTA([.F22:.I2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6"/>
          <table:table-cell table:style-name="ce6" table:formula="of:=IF([.B23]=&quot;R&quot;;0;4)" office:value-type="float" office:value="0">
            <text:p>0</text:p>
          </table:table-cell>
          <table:table-cell table:style-name="ce6" table:formula="of:=IF([.B23]=&quot;R&quot;;0;COUNTA([.F23:.I2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24]=&quot;R&quot;;0;4)" office:value-type="float" office:value="0">
            <text:p>0</text:p>
          </table:table-cell>
          <table:table-cell table:style-name="ce6" table:formula="of:=IF([.B24]=&quot;R&quot;;0;COUNTA([.F24:.I2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"effectimages" </text:p>
          </table:table-cell>
          <table:table-cell table:style-name="ce6" office:value-type="string">
            <text:p>?</text:p>
          </table:table-cell>
          <table:table-cell table:style-name="ce6" table:number-columns-repeated="4"/>
          <table:table-cell table:style-name="ce6" table:formula="of:=IF([.B25]=&quot;R&quot;;0;4)" office:value-type="float" office:value="4">
            <text:p>4</text:p>
          </table:table-cell>
          <table:table-cell table:style-name="ce6" table:formula="of:=IF([.B25]=&quot;R&quot;;0;COUNTA([.F25:.I2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6"/>
          <table:table-cell table:style-name="ce6" office:value-type="string">
            <text:p>format-fill-colo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6]=&quot;R&quot;;0;4)" office:value-type="float" office:value="4">
            <text:p>4</text:p>
          </table:table-cell>
          <table:table-cell table:style-name="ce6" table:formula="of:=IF([.B26]=&quot;R&quot;;0;COUNTA([.F26:.I26]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“pattern”</text:p>
          </table:table-cell>
          <table:table-cell table:style-name="ce6" office:value-type="string">
            <text:p>?</text:p>
          </table:table-cell>
          <table:table-cell table:style-name="ce6" table:number-columns-repeated="4"/>
          <table:table-cell table:style-name="ce6" table:formula="of:=IF([.B27]=&quot;R&quot;;0;4)" office:value-type="float" office:value="4">
            <text:p>4</text:p>
          </table:table-cell>
          <table:table-cell table:style-name="ce6" table:formula="of:=IF([.B27]=&quot;R&quot;;0;COUNTA([.F27:.I27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6"/>
          <table:table-cell table:style-name="ce6" office:value-type="string">
            <text:p>draw-freehan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8]=&quot;R&quot;;0;4)" office:value-type="float" office:value="4">
            <text:p>4</text:p>
          </table:table-cell>
          <table:table-cell table:style-name="ce6" table:formula="of:=IF([.B28]=&quot;R&quot;;0;COUNTA([.F28:.I28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10" office:value-type="string">
            <text:p>"14_whirl" </text:p>
          </table:table-cell>
          <table:table-cell table:style-name="ce6" office:value-type="string">
            <text:p>?</text:p>
          </table:table-cell>
          <table:table-cell table:style-name="ce6" table:number-columns-repeated="4"/>
          <table:table-cell table:style-name="ce6" table:formula="of:=IF([.B29]=&quot;R&quot;;0;4)" office:value-type="float" office:value="4">
            <text:p>4</text:p>
          </table:table-cell>
          <table:table-cell table:style-name="ce6" table:formula="of:=IF([.B29]=&quot;R&quot;;0;COUNTA([.F29:.I2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6"/>
          <table:table-cell table:style-name="ce6" office:value-type="string">
            <text:p>document-propertie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0]=&quot;R&quot;;0;4)" office:value-type="float" office:value="4">
            <text:p>4</text:p>
          </table:table-cell>
          <table:table-cell table:style-name="ce6" table:formula="of:=IF([.B30]=&quot;R&quot;;0;COUNTA([.F30:.I30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10" office:value-type="string">
            <text:p>"grid"</text:p>
          </table:table-cell>
          <table:table-cell table:style-name="ce6" office:value-type="string">
            <text:p>?</text:p>
          </table:table-cell>
          <table:table-cell table:style-name="ce6" table:number-columns-repeated="4"/>
          <table:table-cell table:style-name="ce6" table:formula="of:=IF([.B31]=&quot;R&quot;;0;4)" office:value-type="float" office:value="4">
            <text:p>4</text:p>
          </table:table-cell>
          <table:table-cell table:style-name="ce6" table:formula="of:=IF([.B31]=&quot;R&quot;;0;COUNTA([.F31:.I31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(it's in apps/ not in actions/)</text:p>
          </table:table-cell>
          <table:table-cell table:style-name="ce6" office:value-type="string">
            <text:p>preferences-desktop-them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2]=&quot;R&quot;;0;4)" office:value-type="float" office:value="4">
            <text:p>4</text:p>
          </table:table-cell>
          <table:table-cell table:style-name="ce6" table:formula="of:=IF([.B32]=&quot;R&quot;;0;COUNTA([.F32:.I32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(it's in apps/ not in actions/)</text:p>
          </table:table-cell>
          <table:table-cell table:style-name="ce6" office:value-type="string">
            <text:p>preferences-oth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3]=&quot;R&quot;;0;4)" office:value-type="float" office:value="4">
            <text:p>4</text:p>
          </table:table-cell>
          <table:table-cell table:style-name="ce6" table:formula="of:=IF([.B33]=&quot;R&quot;;0;COUNTA([.F33:.I33]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6"/>
          <table:table-cell table:style-name="ce6" office:value-type="string">
            <text:p>view-list-detail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4]=&quot;R&quot;;0;4)" office:value-type="float" office:value="4">
            <text:p>4</text:p>
          </table:table-cell>
          <table:table-cell table:style-name="ce6" table:formula="of:=IF([.B34]=&quot;R&quot;;0;COUNTA([.F34:.I34]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6"/>
          <table:table-cell table:style-name="ce6" office:value-type="string">
            <text:p>view-list-tex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5]=&quot;R&quot;;0;4)" office:value-type="float" office:value="4">
            <text:p>4</text:p>
          </table:table-cell>
          <table:table-cell table:style-name="ce6" table:formula="of:=IF([.B35]=&quot;R&quot;;0;COUNTA([.F35:.I35]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6"/>
          <table:table-cell table:style-name="ce6" office:value-type="string">
            <text:p>view-preview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6]=&quot;R&quot;;0;4)" office:value-type="float" office:value="4">
            <text:p>4</text:p>
          </table:table-cell>
          <table:table-cell table:style-name="ce6" table:formula="of:=IF([.B36]=&quot;R&quot;;0;COUNTA([.F36:.I36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6"/>
          <table:table-cell table:style-name="ce6" office:value-type="string">
            <text:p>go-dow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7]=&quot;R&quot;;0;4)" office:value-type="float" office:value="4">
            <text:p>4</text:p>
          </table:table-cell>
          <table:table-cell table:style-name="ce6" table:formula="of:=IF([.B37]=&quot;R&quot;;0;COUNTA([.F37:.I37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6"/>
          <table:table-cell table:style-name="ce6" office:value-type="string">
            <text:p>go-up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8]=&quot;R&quot;;0;4)" office:value-type="float" office:value="4">
            <text:p>4</text:p>
          </table:table-cell>
          <table:table-cell table:style-name="ce6" table:formula="of:=IF([.B38]=&quot;R&quot;;0;COUNTA([.F38:.I38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39]=&quot;R&quot;;0;4)" office:value-type="float" office:value="0">
            <text:p>0</text:p>
          </table:table-cell>
          <table:table-cell table:style-name="ce6" table:formula="of:=IF([.B39]=&quot;R&quot;;0;COUNTA([.F39:.I3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40]=&quot;R&quot;;0;4)" office:value-type="float" office:value="0">
            <text:p>0</text:p>
          </table:table-cell>
          <table:table-cell table:style-name="ce6" table:formula="of:=IF([.B40]=&quot;R&quot;;0;COUNTA([.F40:.I4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6"/>
          <table:table-cell table:style-name="ce6" office:value-type="string">
            <text:p>view-choos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1]=&quot;R&quot;;0;4)" office:value-type="float" office:value="4">
            <text:p>4</text:p>
          </table:table-cell>
          <table:table-cell table:style-name="ce6" table:formula="of:=IF([.B41]=&quot;R&quot;;0;COUNTA([.F41:.I41]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(it's in status/ not in actions/)</text:p>
          </table:table-cell>
          <table:table-cell table:style-name="ce6" office:value-type="string">
            <text:p>object-locked</text:p>
          </table:table-cell>
          <table:table-cell table:style-name="ce6" table:number-columns-repeated="4"/>
          <table:table-cell table:style-name="ce6" table:formula="of:=IF([.B42]=&quot;R&quot;;0;4)" office:value-type="float" office:value="4">
            <text:p>4</text:p>
          </table:table-cell>
          <table:table-cell table:style-name="ce6" table:formula="of:=IF([.B42]=&quot;R&quot;;0;COUNTA([.F42:.I42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(it's in status/ not in actions/)</text:p>
          </table:table-cell>
          <table:table-cell table:style-name="ce6" office:value-type="string">
            <text:p>object-unlocked</text:p>
          </table:table-cell>
          <table:table-cell table:style-name="ce6" table:number-columns-repeated="4"/>
          <table:table-cell table:style-name="ce6" table:formula="of:=IF([.B43]=&quot;R&quot;;0;4)" office:value-type="float" office:value="4">
            <text:p>4</text:p>
          </table:table-cell>
          <table:table-cell table:style-name="ce6" table:formula="of:=IF([.B43]=&quot;R&quot;;0;COUNTA([.F43:.I43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a</text:p>
          </table:table-cell>
          <table:table-cell table:style-name="ce6" office:value-type="string">
            <text:p>“14_layer_novisible” layer-invisible ?</text:p>
          </table:table-cell>
          <table:table-cell table:style-name="ce6" table:number-columns-repeated="5"/>
          <table:table-cell table:style-name="ce6" table:formula="of:=IF([.B44]=&quot;R&quot;;0;4)" office:value-type="float" office:value="4">
            <text:p>4</text:p>
          </table:table-cell>
          <table:table-cell table:style-name="ce6" table:formula="of:=IF([.B44]=&quot;R&quot;;0;COUNTA([.F44:.I44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b</text:p>
          </table:table-cell>
          <table:table-cell table:style-name="ce6" office:value-type="string">
            <text:p>“14_layer_visible” layer-visible ?</text:p>
          </table:table-cell>
          <table:table-cell table:style-name="ce6" table:number-columns-repeated="5"/>
          <table:table-cell table:style-name="ce6" table:formula="of:=IF([.B45]=&quot;R&quot;;0;4)" office:value-type="float" office:value="4">
            <text:p>4</text:p>
          </table:table-cell>
          <table:table-cell table:style-name="ce6" table:formula="of:=IF([.B45]=&quot;R&quot;;0;COUNTA([.F45:.I45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Koffice icon </text:p>
          </table:table-cell>
          <table:table-cell table:style-name="ce6" table:number-columns-repeated="5"/>
          <table:table-cell table:style-name="ce6" table:formula="of:=IF([.B46]=&quot;R&quot;;0;4)" office:value-type="float" office:value="4">
            <text:p>4</text:p>
          </table:table-cell>
          <table:table-cell table:style-name="ce6" table:formula="of:=IF([.B46]=&quot;R&quot;;0;COUNTA([.F46:.I4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6"/>
          <table:table-cell table:style-name="ce6" office:value-type="string">
            <text:p>configur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7]=&quot;R&quot;;0;4)" office:value-type="float" office:value="4">
            <text:p>4</text:p>
          </table:table-cell>
          <table:table-cell table:style-name="ce6" table:formula="of:=IF([.B47]=&quot;R&quot;;0;COUNTA([.F47:.I47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8]=&quot;R&quot;;0;4)" office:value-type="float" office:value="0">
            <text:p>0</text:p>
          </table:table-cell>
          <table:table-cell table:style-name="ce6" table:formula="of:=IF([.B48]=&quot;R&quot;;0;COUNTA([.F48:.I4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“object-group” (16x16png on koffice/pics)</text:p>
          </table:table-cell>
          <table:table-cell table:style-name="ce6" table:number-columns-repeated="5"/>
          <table:table-cell table:style-name="ce6" table:formula="of:=IF([.B49]=&quot;R&quot;;0;4)" office:value-type="float" office:value="4">
            <text:p>4</text:p>
          </table:table-cell>
          <table:table-cell table:style-name="ce6" table:formula="of:=IF([.B49]=&quot;R&quot;;0;COUNTA([.F49:.I4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5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“guides”</text:p>
          </table:table-cell>
          <table:table-cell table:style-name="ce6" table:number-columns-repeated="5"/>
          <table:table-cell table:style-name="ce6" table:formula="of:=IF([.B50]=&quot;R&quot;;0;4)" office:value-type="float" office:value="4">
            <text:p>4</text:p>
          </table:table-cell>
          <table:table-cell table:style-name="ce6" table:formula="of:=IF([.B50]=&quot;R&quot;;0;COUNTA([.F50:.I5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“view_margins”</text:p>
          </table:table-cell>
          <table:table-cell table:style-name="ce6" table:number-columns-repeated="5"/>
          <table:table-cell table:style-name="ce6" table:formula="of:=IF([.B51]=&quot;R&quot;;0;4)" office:value-type="float" office:value="4">
            <text:p>4</text:p>
          </table:table-cell>
          <table:table-cell table:style-name="ce6" table:formula="of:=IF([.B51]=&quot;R&quot;;0;COUNTA([.F51:.I5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5" office:value-type="string">
            <text:p>N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“object-ungroup” (16x16png on koffice/pics)</text:p>
          </table:table-cell>
          <table:table-cell table:style-name="ce6" table:number-columns-repeated="5"/>
          <table:table-cell table:style-name="ce6" table:formula="of:=IF([.B52]=&quot;R&quot;;0;4)" office:value-type="float" office:value="4">
            <text:p>4</text:p>
          </table:table-cell>
          <table:table-cell table:style-name="ce6" table:formula="of:=IF([.B52]=&quot;R&quot;;0;COUNTA([.F52:.I5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“zoom-drawing”</text:p>
          </table:table-cell>
          <table:table-cell table:style-name="ce6" table:number-columns-repeated="5"/>
          <table:table-cell table:style-name="ce6" table:formula="of:=IF([.B53]=&quot;R&quot;;0;4)" office:value-type="float" office:value="4">
            <text:p>4</text:p>
          </table:table-cell>
          <table:table-cell table:style-name="ce6" table:formula="of:=IF([.B53]=&quot;R&quot;;0;COUNTA([.F53:.I5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“zoom-selection”</text:p>
          </table:table-cell>
          <table:table-cell table:style-name="ce6" table:number-columns-repeated="5"/>
          <table:table-cell table:style-name="ce6" table:formula="of:=IF([.B54]=&quot;R&quot;;0;4)" office:value-type="float" office:value="4">
            <text:p>4</text:p>
          </table:table-cell>
          <table:table-cell table:style-name="ce6" table:formula="of:=IF([.B54]=&quot;R&quot;;0;COUNTA([.F54:.I5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“duplicate”</text:p>
          </table:table-cell>
          <table:table-cell table:style-name="ce6" table:number-columns-repeated="5"/>
          <table:table-cell table:style-name="ce6" table:formula="of:=IF([.B55]=&quot;R&quot;;0;4)" office:value-type="float" office:value="4">
            <text:p>4</text:p>
          </table:table-cell>
          <table:table-cell table:style-name="ce6" table:formula="of:=IF([.B55]=&quot;R&quot;;0;COUNTA([.F55:.I5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56]=&quot;R&quot;;0;4)" office:value-type="float" office:value="0">
            <text:p>0</text:p>
          </table:table-cell>
          <table:table-cell table:style-name="ce6" table:formula="of:=IF([.B56]=&quot;R&quot;;0;COUNTA([.F56:.I56]))" office:value-type="float" office:value="0">
            <text:p>0</text:p>
          </table:table-cell>
          <table:table-cell table:style-name="ce11" table:number-columns-repeated="23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N</text:p>
          </table:table-cell>
          <table:table-cell table:style-name="ce3" office:value-type="float" office:value="39">
            <text:p>39</text:p>
          </table:table-cell>
          <table:table-cell table:style-name="ce11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14" office:value-type="string">
            <text:p>office-chart-area</text:p>
            <text:p>office-chart-area-normal?</text:p>
          </table:table-cell>
          <table:table-cell table:style-name="ce6" table:number-columns-repeated="4"/>
          <table:table-cell table:style-name="ce6" table:formula="of:=IF([.B57]=&quot;R&quot;;0;4)" office:value-type="float" office:value="4">
            <text:p>4</text:p>
          </table:table-cell>
          <table:table-cell table:style-name="ce6" table:formula="of:=IF([.B57]=&quot;R&quot;;0;COUNTA([.F57:.I5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(missing 16px)</text:p>
          </table:table-cell>
          <table:table-cell table:style-name="ce15" office:value-type="string">
            <text:p>office-chart-area-percentage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8]=&quot;R&quot;;0;4)" office:value-type="float" office:value="4">
            <text:p>4</text:p>
          </table:table-cell>
          <table:table-cell table:style-name="ce6" table:formula="of:=IF([.B58]=&quot;R&quot;;0;COUNTA([.F58:.I58]))" office:value-type="float" office:value="3">
            <text:p>3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6"/>
          <table:table-cell table:style-name="ce14" office:value-type="string">
            <text:p>office-chart-area-stacke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9]=&quot;R&quot;;0;4)" office:value-type="float" office:value="4">
            <text:p>4</text:p>
          </table:table-cell>
          <table:table-cell table:style-name="ce6" table:formula="of:=IF([.B59]=&quot;R&quot;;0;COUNTA([.F59:.I59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“chart_bar_beside” exists on </text:p>
            <text:p>koffice/kchart/pics (non-oxygen)</text:p>
          </table:table-cell>
          <table:table-cell table:style-name="ce6" office:value-type="string">
            <text:p>office-chart-bar-beside?</text:p>
          </table:table-cell>
          <table:table-cell table:style-name="ce6" table:number-columns-repeated="4"/>
          <table:table-cell table:style-name="ce6" table:formula="of:=IF([.B60]=&quot;R&quot;;0;4)" office:value-type="float" office:value="4">
            <text:p>4</text:p>
          </table:table-cell>
          <table:table-cell table:style-name="ce6" table:formula="of:=IF([.B60]=&quot;R&quot;;0;COUNTA([.F60:.I6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10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6" office:value-type="string">
            <text:p>office-chart-bar-layer?</text:p>
          </table:table-cell>
          <table:table-cell table:style-name="ce6" table:number-columns-repeated="4"/>
          <table:table-cell table:style-name="ce6" table:formula="of:=IF([.B61]=&quot;R&quot;;0;4)" office:value-type="float" office:value="4">
            <text:p>4</text:p>
          </table:table-cell>
          <table:table-cell table:style-name="ce6" table:formula="of:=IF([.B61]=&quot;R&quot;;0;COUNTA([.F61:.I61]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6"/>
          <table:table-cell table:style-name="ce14" office:value-type="string">
            <text:p>office-chart-bar-percentag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2]=&quot;R&quot;;0;4)" office:value-type="float" office:value="4">
            <text:p>4</text:p>
          </table:table-cell>
          <table:table-cell table:style-name="ce6" table:formula="of:=IF([.B62]=&quot;R&quot;;0;COUNTA([.F62:.I62]))" office:value-type="float" office:value="4">
            <text:p>4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10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14" office:value-type="string">
            <text:p>office-chart-line</text:p>
            <text:p>office-chart-line-normal?</text:p>
          </table:table-cell>
          <table:table-cell table:style-name="ce6" table:number-columns-repeated="4"/>
          <table:table-cell table:style-name="ce6" table:formula="of:=IF([.B63]=&quot;R&quot;;0;4)" office:value-type="float" office:value="4">
            <text:p>4</text:p>
          </table:table-cell>
          <table:table-cell table:style-name="ce6" table:formula="of:=IF([.B63]=&quot;R&quot;;0;COUNTA([.F63:.I63]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6"/>
          <table:table-cell table:style-name="ce14" office:value-type="string">
            <text:p>office-chart-line-percentag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4]=&quot;R&quot;;0;4)" office:value-type="float" office:value="4">
            <text:p>4</text:p>
          </table:table-cell>
          <table:table-cell table:style-name="ce6" table:formula="of:=IF([.B64]=&quot;R&quot;;0;COUNTA([.F64:.I64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6"/>
          <table:table-cell table:style-name="ce14" office:value-type="string">
            <text:p>office-chart-line-stacke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5]=&quot;R&quot;;0;4)" office:value-type="float" office:value="4">
            <text:p>4</text:p>
          </table:table-cell>
          <table:table-cell table:style-name="ce6" table:formula="of:=IF([.B65]=&quot;R&quot;;0;COUNTA([.F65:.I65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6"/>
          <table:table-cell table:style-name="ce6" table:formula="of:=IF([.B66]=&quot;R&quot;;0;4)" office:value-type="float" office:value="0">
            <text:p>0</text:p>
          </table:table-cell>
          <table:table-cell table:style-name="ce6" table:formula="of:=IF([.B66]=&quot;R&quot;;0;COUNTA([.F66:.I6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6"/>
          <table:table-cell table:style-name="ce6" table:formula="of:=IF([.B67]=&quot;R&quot;;0;4)" office:value-type="float" office:value="0">
            <text:p>0</text:p>
          </table:table-cell>
          <table:table-cell table:style-name="ce6" table:formula="of:=IF([.B67]=&quot;R&quot;;0;COUNTA([.F67:.I6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6"/>
          <table:table-cell table:style-name="ce6" table:formula="of:=IF([.B68]=&quot;R&quot;;0;4)" office:value-type="float" office:value="0">
            <text:p>0</text:p>
          </table:table-cell>
          <table:table-cell table:style-name="ce6" table:formula="of:=IF([.B68]=&quot;R&quot;;0;COUNTA([.F68:.I6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6"/>
          <table:table-cell table:style-name="ce6" table:formula="of:=IF([.B69]=&quot;R&quot;;0;4)" office:value-type="float" office:value="0">
            <text:p>0</text:p>
          </table:table-cell>
          <table:table-cell table:style-name="ce6" table:formula="of:=IF([.B69]=&quot;R&quot;;0;COUNTA([.F69:.I6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6"/>
          <table:table-cell table:style-name="ce6" table:formula="of:=IF([.B70]=&quot;R&quot;;0;4)" office:value-type="float" office:value="0">
            <text:p>0</text:p>
          </table:table-cell>
          <table:table-cell table:style-name="ce6" table:formula="of:=IF([.B70]=&quot;R&quot;;0;COUNTA([.F70:.I7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6"/>
          <table:table-cell table:style-name="ce14" office:value-type="string">
            <text:p>office-chart-bar-stacke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71]=&quot;R&quot;;0;4)" office:value-type="float" office:value="4">
            <text:p>4</text:p>
          </table:table-cell>
          <table:table-cell table:style-name="ce6" table:formula="of:=IF([.B71]=&quot;R&quot;;0;COUNTA([.F71:.I71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6"/>
          <table:table-cell table:style-name="ce6" table:formula="of:=IF([.B72]=&quot;R&quot;;0;4)" office:value-type="float" office:value="0">
            <text:p>0</text:p>
          </table:table-cell>
          <table:table-cell table:style-name="ce6" table:formula="of:=IF([.B72]=&quot;R&quot;;0;COUNTA([.F72:.I7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6"/>
          <table:table-cell table:style-name="ce6" table:formula="of:=IF([.B73]=&quot;R&quot;;0;4)" office:value-type="float" office:value="0">
            <text:p>0</text:p>
          </table:table-cell>
          <table:table-cell table:style-name="ce6" table:formula="of:=IF([.B73]=&quot;R&quot;;0;COUNTA([.F73:.I7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6"/>
          <table:table-cell table:style-name="ce6" table:formula="of:=IF([.B74]=&quot;R&quot;;0;4)" office:value-type="float" office:value="0">
            <text:p>0</text:p>
          </table:table-cell>
          <table:table-cell table:style-name="ce6" table:formula="of:=IF([.B74]=&quot;R&quot;;0;COUNTA([.F74:.I7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“chart_bubble_normal”</text:p>
          </table:table-cell>
          <table:table-cell table:style-name="ce6" table:number-columns-repeated="5"/>
          <table:table-cell table:style-name="ce6" table:formula="of:=IF([.B75]=&quot;R&quot;;0;4)" office:value-type="float" office:value="4">
            <text:p>4</text:p>
          </table:table-cell>
          <table:table-cell table:style-name="ce6" table:formula="of:=IF([.B75]=&quot;R&quot;;0;COUNTA([.F75:.I7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“chart_circle_normal”</text:p>
          </table:table-cell>
          <table:table-cell table:style-name="ce6" table:number-columns-repeated="5"/>
          <table:table-cell table:style-name="ce6" table:formula="of:=IF([.B76]=&quot;R&quot;;0;4)" office:value-type="float" office:value="4">
            <text:p>4</text:p>
          </table:table-cell>
          <table:table-cell table:style-name="ce6" table:formula="of:=IF([.B76]=&quot;R&quot;;0;COUNTA([.F76:.I7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“hi22-action-gantt_chart.png” </text:p>
            <text:p>in koffice/kplato/toolbar (non-oxygen)</text:p>
          </table:table-cell>
          <table:table-cell table:style-name="ce6" table:number-columns-repeated="5"/>
          <table:table-cell table:style-name="ce6" table:formula="of:=IF([.B77]=&quot;R&quot;;0;4)" office:value-type="float" office:value="4">
            <text:p>4</text:p>
          </table:table-cell>
          <table:table-cell table:style-name="ce6" table:formula="of:=IF([.B77]=&quot;R&quot;;0;COUNTA([.F77:.I7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“chart_radar_normal”</text:p>
          </table:table-cell>
          <table:table-cell table:style-name="ce6" table:number-columns-repeated="5"/>
          <table:table-cell table:style-name="ce6" table:formula="of:=IF([.B78]=&quot;R&quot;;0;4)" office:value-type="float" office:value="4">
            <text:p>4</text:p>
          </table:table-cell>
          <table:table-cell table:style-name="ce6" table:formula="of:=IF([.B78]=&quot;R&quot;;0;COUNTA([.F78:.I7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6"/>
          <table:table-cell table:style-name="ce14" office:value-type="string">
            <text:p>office-chart-ring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79]=&quot;R&quot;;0;4)" office:value-type="float" office:value="4">
            <text:p>4</text:p>
          </table:table-cell>
          <table:table-cell table:style-name="ce6" table:formula="of:=IF([.B79]=&quot;R&quot;;0;COUNTA([.F79:.I79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14" office:value-type="string">
            <text:p>office-chart-scatt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80]=&quot;R&quot;;0;4)" office:value-type="float" office:value="4">
            <text:p>4</text:p>
          </table:table-cell>
          <table:table-cell table:style-name="ce6" table:formula="of:=IF([.B80]=&quot;R&quot;;0;COUNTA([.F80:.I80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6" table:number-columns-repeated="6"/>
          <table:table-cell table:style-name="ce6" table:formula="of:=IF([.B81]=&quot;R&quot;;0;4)" office:value-type="float" office:value="4">
            <text:p>4</text:p>
          </table:table-cell>
          <table:table-cell table:style-name="ce6" table:formula="of:=IF([.B81]=&quot;R&quot;;0;COUNTA([.F81:.I8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“chart_surface_normal”</text:p>
          </table:table-cell>
          <table:table-cell table:style-name="ce6" table:number-columns-repeated="5"/>
          <table:table-cell table:style-name="ce6" table:formula="of:=IF([.B82]=&quot;R&quot;;0;4)" office:value-type="float" office:value="4">
            <text:p>4</text:p>
          </table:table-cell>
          <table:table-cell table:style-name="ce6" table:formula="of:=IF([.B82]=&quot;R&quot;;0;COUNTA([.F82:.I8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6"/>
          <table:table-cell table:style-name="ce6" table:formula="of:=IF([.B83]=&quot;R&quot;;0;4)" office:value-type="float" office:value="0">
            <text:p>0</text:p>
          </table:table-cell>
          <table:table-cell table:style-name="ce6" table:formula="of:=IF([.B83]=&quot;R&quot;;0;COUNTA([.F83:.I8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6"/>
          <table:table-cell table:style-name="ce6" table:formula="of:=IF([.B84]=&quot;R&quot;;0;4)" office:value-type="float" office:value="0">
            <text:p>0</text:p>
          </table:table-cell>
          <table:table-cell table:style-name="ce6" table:formula="of:=IF([.B84]=&quot;R&quot;;0;COUNTA([.F84:.I8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6"/>
          <table:table-cell table:style-name="ce6" table:formula="of:=IF([.B85]=&quot;R&quot;;0;4)" office:value-type="float" office:value="0">
            <text:p>0</text:p>
          </table:table-cell>
          <table:table-cell table:style-name="ce6" table:formula="of:=IF([.B85]=&quot;R&quot;;0;COUNTA([.F85:.I8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6"/>
          <table:table-cell table:style-name="ce6" table:formula="of:=IF([.B86]=&quot;R&quot;;0;4)" office:value-type="float" office:value="0">
            <text:p>0</text:p>
          </table:table-cell>
          <table:table-cell table:style-name="ce6" table:formula="of:=IF([.B86]=&quot;R&quot;;0;COUNTA([.F86:.I8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6"/>
          <table:table-cell table:style-name="ce6" table:formula="of:=IF([.B87]=&quot;R&quot;;0;4)" office:value-type="float" office:value="0">
            <text:p>0</text:p>
          </table:table-cell>
          <table:table-cell table:style-name="ce6" table:formula="of:=IF([.B87]=&quot;R&quot;;0;COUNTA([.F87:.I8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6"/>
          <table:table-cell table:style-name="ce6" table:formula="of:=IF([.B88]=&quot;R&quot;;0;4)" office:value-type="float" office:value="0">
            <text:p>0</text:p>
          </table:table-cell>
          <table:table-cell table:style-name="ce6" table:formula="of:=IF([.B88]=&quot;R&quot;;0;COUNTA([.F88:.I8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6"/>
          <table:table-cell table:style-name="ce6" table:formula="of:=IF([.B89]=&quot;R&quot;;0;4)" office:value-type="float" office:value="0">
            <text:p>0</text:p>
          </table:table-cell>
          <table:table-cell table:style-name="ce6" table:formula="of:=IF([.B89]=&quot;R&quot;;0;COUNTA([.F89:.I8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6"/>
          <table:table-cell table:style-name="ce6" table:formula="of:=IF([.B90]=&quot;R&quot;;0;4)" office:value-type="float" office:value="0">
            <text:p>0</text:p>
          </table:table-cell>
          <table:table-cell table:style-name="ce6" table:formula="of:=IF([.B90]=&quot;R&quot;;0;COUNTA([.F90:.I9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6"/>
          <table:table-cell table:style-name="ce6" table:formula="of:=IF([.B91]=&quot;R&quot;;0;4)" office:value-type="float" office:value="0">
            <text:p>0</text:p>
          </table:table-cell>
          <table:table-cell table:style-name="ce6" table:formula="of:=IF([.B91]=&quot;R&quot;;0;COUNTA([.F91:.I9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6"/>
          <table:table-cell table:style-name="ce6" table:formula="of:=IF([.B92]=&quot;R&quot;;0;4)" office:value-type="float" office:value="0">
            <text:p>0</text:p>
          </table:table-cell>
          <table:table-cell table:style-name="ce6" table:formula="of:=IF([.B92]=&quot;R&quot;;0;COUNTA([.F92:.I9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12" office:value-type="string">
            <text:p>office-chart-pi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93]=&quot;R&quot;;0;4)" office:value-type="float" office:value="4">
            <text:p>4</text:p>
          </table:table-cell>
          <table:table-cell table:style-name="ce6" table:formula="of:=IF([.B93]=&quot;R&quot;;0;COUNTA([.F93:.I93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6"/>
          <table:table-cell table:style-name="ce12" office:value-type="string">
            <text:p>office-chart-area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94]=&quot;R&quot;;0;4)" office:value-type="float" office:value="4">
            <text:p>4</text:p>
          </table:table-cell>
          <table:table-cell table:style-name="ce6" table:formula="of:=IF([.B94]=&quot;R&quot;;0;COUNTA([.F94:.I94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12" office:value-type="string">
            <text:p>office-chart-ba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95]=&quot;R&quot;;0;4)" office:value-type="float" office:value="4">
            <text:p>4</text:p>
          </table:table-cell>
          <table:table-cell table:style-name="ce6" table:formula="of:=IF([.B95]=&quot;R&quot;;0;COUNTA([.F95:.I95]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6" table:number-columns-repeated="6"/>
          <table:table-cell table:style-name="ce6" table:formula="of:=IF([.B96]=&quot;R&quot;;0;4)" office:value-type="float" office:value="0">
            <text:p>0</text:p>
          </table:table-cell>
          <table:table-cell table:style-name="ce6" table:formula="of:=IF([.B96]=&quot;R&quot;;0;COUNTA([.F96:.I9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6"/>
          <table:table-cell table:style-name="ce12" office:value-type="string">
            <text:p>office-chart-lin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97]=&quot;R&quot;;0;4)" office:value-type="float" office:value="4">
            <text:p>4</text:p>
          </table:table-cell>
          <table:table-cell table:style-name="ce6" table:formula="of:=IF([.B97]=&quot;R&quot;;0;COUNTA([.F97:.I97]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6"/>
          <table:table-cell table:style-name="ce6" table:formula="of:=IF([.B98]=&quot;R&quot;;0;4)" office:value-type="float" office:value="0">
            <text:p>0</text:p>
          </table:table-cell>
          <table:table-cell table:style-name="ce6" table:formula="of:=IF([.B98]=&quot;R&quot;;0;COUNTA([.F98:.I98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6"/>
          <table:table-cell table:style-name="ce6" table:formula="of:=IF([.B99]=&quot;R&quot;;0;4)" office:value-type="float" office:value="0">
            <text:p>0</text:p>
          </table:table-cell>
          <table:table-cell table:style-name="ce6" table:formula="of:=IF([.B99]=&quot;R&quot;;0;COUNTA([.F99:.I99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6"/>
          <table:table-cell table:style-name="ce6" table:formula="of:=IF([.B100]=&quot;R&quot;;0;4)" office:value-type="float" office:value="0">
            <text:p>0</text:p>
          </table:table-cell>
          <table:table-cell table:style-name="ce6" table:formula="of:=IF([.B100]=&quot;R&quot;;0;COUNTA([.F100:.I100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6"/>
          <table:table-cell table:style-name="ce6" table:formula="of:=IF([.B101]=&quot;R&quot;;0;4)" office:value-type="float" office:value="0">
            <text:p>0</text:p>
          </table:table-cell>
          <table:table-cell table:style-name="ce6" table:formula="of:=IF([.B101]=&quot;R&quot;;0;COUNTA([.F101:.I101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6"/>
          <table:table-cell table:style-name="ce6" table:formula="of:=IF([.B102]=&quot;R&quot;;0;4)" office:value-type="float" office:value="0">
            <text:p>0</text:p>
          </table:table-cell>
          <table:table-cell table:style-name="ce6" table:formula="of:=IF([.B102]=&quot;R&quot;;0;COUNTA([.F102:.I102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6"/>
          <table:table-cell table:style-name="ce6" table:formula="of:=IF([.B103]=&quot;R&quot;;0;4)" office:value-type="float" office:value="0">
            <text:p>0</text:p>
          </table:table-cell>
          <table:table-cell table:style-name="ce6" table:formula="of:=IF([.B103]=&quot;R&quot;;0;COUNTA([.F103:.I103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12" office:value-type="string">
            <text:p>office-chart-pola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04]=&quot;R&quot;;0;4)" office:value-type="float" office:value="4">
            <text:p>4</text:p>
          </table:table-cell>
          <table:table-cell table:style-name="ce6" table:formula="of:=IF([.B104]=&quot;R&quot;;0;COUNTA([.F104:.I104]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12" office:value-type="string">
            <text:p>office-chart-scatt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05]=&quot;R&quot;;0;4)" office:value-type="float" office:value="0">
            <text:p>0</text:p>
          </table:table-cell>
          <table:table-cell table:style-name="ce6" table:formula="of:=IF([.B105]=&quot;R&quot;;0;COUNTA([.F105:.I105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6"/>
          <table:table-cell table:style-name="ce6" table:formula="of:=IF([.B106]=&quot;R&quot;;0;4)" office:value-type="float" office:value="0">
            <text:p>0</text:p>
          </table:table-cell>
          <table:table-cell table:style-name="ce6" table:formula="of:=IF([.B106]=&quot;R&quot;;0;COUNTA([.F106:.I106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6"/>
          <table:table-cell table:style-name="ce6" table:formula="of:=IF([.B107]=&quot;R&quot;;0;4)" office:value-type="float" office:value="0">
            <text:p>0</text:p>
          </table:table-cell>
          <table:table-cell table:style-name="ce6" table:formula="of:=IF([.B107]=&quot;R&quot;;0;COUNTA([.F107:.I107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6"/>
          <table:table-cell table:style-name="ce6" table:formula="of:=IF([.B108]=&quot;R&quot;;0;4)" office:value-type="float" office:value="0">
            <text:p>0</text:p>
          </table:table-cell>
          <table:table-cell table:style-name="ce6" table:formula="of:=IF([.B108]=&quot;R&quot;;0;COUNTA([.F108:.I10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6"/>
          <table:table-cell table:style-name="ce6" table:formula="of:=IF([.B109]=&quot;R&quot;;0;4)" office:value-type="float" office:value="0">
            <text:p>0</text:p>
          </table:table-cell>
          <table:table-cell table:style-name="ce6" table:formula="of:=IF([.B109]=&quot;R&quot;;0;COUNTA([.F109:.I10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6"/>
          <table:table-cell table:style-name="ce6" table:formula="of:=IF([.B110]=&quot;R&quot;;0;4)" office:value-type="float" office:value="0">
            <text:p>0</text:p>
          </table:table-cell>
          <table:table-cell table:style-name="ce6" table:formula="of:=IF([.B110]=&quot;R&quot;;0;COUNTA([.F110:.I11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6"/>
          <table:table-cell table:style-name="ce6" table:formula="of:=IF([.B111]=&quot;R&quot;;0;4)" office:value-type="float" office:value="0">
            <text:p>0</text:p>
          </table:table-cell>
          <table:table-cell table:style-name="ce6" table:formula="of:=IF([.B111]=&quot;R&quot;;0;COUNTA([.F111:.I11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6"/>
          <table:table-cell table:style-name="ce6" table:formula="of:=IF([.B112]=&quot;R&quot;;0;4)" office:value-type="float" office:value="0">
            <text:p>0</text:p>
          </table:table-cell>
          <table:table-cell table:style-name="ce6" table:formula="of:=IF([.B112]=&quot;R&quot;;0;COUNTA([.F112:.I11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6"/>
          <table:table-cell table:style-name="ce6" table:formula="of:=IF([.B113]=&quot;R&quot;;0;4)" office:value-type="float" office:value="0">
            <text:p>0</text:p>
          </table:table-cell>
          <table:table-cell table:style-name="ce6" table:formula="of:=IF([.B113]=&quot;R&quot;;0;COUNTA([.F113:.I11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6"/>
          <table:table-cell table:style-name="ce6" table:formula="of:=IF([.B114]=&quot;R&quot;;0;4)" office:value-type="float" office:value="0">
            <text:p>0</text:p>
          </table:table-cell>
          <table:table-cell table:style-name="ce6" table:formula="of:=IF([.B114]=&quot;R&quot;;0;COUNTA([.F114:.I11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6" table:number-columns-repeated="6"/>
          <table:table-cell table:style-name="ce6" table:formula="of:=IF([.B115]=&quot;R&quot;;0;4)" office:value-type="float" office:value="0">
            <text:p>0</text:p>
          </table:table-cell>
          <table:table-cell table:style-name="ce6" table:formula="of:=IF([.B115]=&quot;R&quot;;0;COUNTA([.F115:.I115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6" table:number-columns-repeated="6"/>
          <table:table-cell table:style-name="ce6" table:formula="of:=IF([.B116]=&quot;R&quot;;0;4)" office:value-type="float" office:value="0">
            <text:p>0</text:p>
          </table:table-cell>
          <table:table-cell table:style-name="ce6" table:formula="of:=IF([.B116]=&quot;R&quot;;0;COUNTA([.F116:.I11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6"/>
          <table:table-cell table:style-name="ce6" table:formula="of:=IF([.B117]=&quot;R&quot;;0;4)" office:value-type="float" office:value="0">
            <text:p>0</text:p>
          </table:table-cell>
          <table:table-cell table:style-name="ce6" table:formula="of:=IF([.B117]=&quot;R&quot;;0;COUNTA([.F117:.I11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6"/>
          <table:table-cell table:style-name="ce6" table:formula="of:=IF([.B118]=&quot;R&quot;;0;4)" office:value-type="float" office:value="0">
            <text:p>0</text:p>
          </table:table-cell>
          <table:table-cell table:style-name="ce6" table:formula="of:=IF([.B118]=&quot;R&quot;;0;COUNTA([.F118:.I11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6"/>
          <table:table-cell table:style-name="ce6" table:formula="of:=IF([.B119]=&quot;R&quot;;0;4)" office:value-type="float" office:value="0">
            <text:p>0</text:p>
          </table:table-cell>
          <table:table-cell table:style-name="ce6" table:formula="of:=IF([.B119]=&quot;R&quot;;0;COUNTA([.F119:.I11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120]=&quot;R&quot;;0;4)" office:value-type="float" office:value="0">
            <text:p>0</text:p>
          </table:table-cell>
          <table:table-cell table:style-name="ce6" table:formula="of:=IF([.B120]=&quot;R&quot;;0;COUNTA([.F120:.I12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121]=&quot;R&quot;;0;4)" office:value-type="float" office:value="0">
            <text:p>0</text:p>
          </table:table-cell>
          <table:table-cell table:style-name="ce6" table:formula="of:=IF([.B121]=&quot;R&quot;;0;COUNTA([.F121:.I12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6"/>
          <table:table-cell table:style-name="ce6" table:formula="of:=IF([.B122]=&quot;R&quot;;0;4)" office:value-type="float" office:value="0">
            <text:p>0</text:p>
          </table:table-cell>
          <table:table-cell table:style-name="ce6" table:formula="of:=IF([.B122]=&quot;R&quot;;0;COUNTA([.F122:.I122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6"/>
          <table:table-cell table:style-name="ce6" table:formula="of:=IF([.B123]=&quot;R&quot;;0;4)" office:value-type="float" office:value="0">
            <text:p>0</text:p>
          </table:table-cell>
          <table:table-cell table:style-name="ce6" table:formula="of:=IF([.B123]=&quot;R&quot;;0;COUNTA([.F123:.I12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6"/>
          <table:table-cell table:style-name="ce6" table:formula="of:=IF([.B124]=&quot;R&quot;;0;4)" office:value-type="float" office:value="0">
            <text:p>0</text:p>
          </table:table-cell>
          <table:table-cell table:style-name="ce6" table:formula="of:=IF([.B124]=&quot;R&quot;;0;COUNTA([.F124:.I12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6"/>
          <table:table-cell table:style-name="ce6" table:formula="of:=IF([.B125]=&quot;R&quot;;0;4)" office:value-type="float" office:value="0">
            <text:p>0</text:p>
          </table:table-cell>
          <table:table-cell table:style-name="ce6" table:formula="of:=IF([.B125]=&quot;R&quot;;0;COUNTA([.F125:.I12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in apps/kchart</text:p>
          </table:table-cell>
          <table:table-cell table:style-name="ce6" office:value-type="string">
            <text:p>kchar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26]=&quot;R&quot;;0;4)" office:value-type="float" office:value="4">
            <text:p>4</text:p>
          </table:table-cell>
          <table:table-cell table:style-name="ce6" table:formula="of:=IF([.B126]=&quot;R&quot;;0;COUNTA([.F126:.I126]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6" table:number-columns-repeated="6"/>
          <table:table-cell table:style-name="ce6" table:formula="of:=IF([.B127]=&quot;R&quot;;0;4)" office:value-type="float" office:value="0">
            <text:p>0</text:p>
          </table:table-cell>
          <table:table-cell table:style-name="ce6" table:formula="of:=IF([.B127]=&quot;R&quot;;0;COUNTA([.F127:.I12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?? “that-action”</text:p>
          </table:table-cell>
          <table:table-cell table:style-name="ce6" table:number-columns-repeated="5"/>
          <table:table-cell table:style-name="ce6" table:formula="of:=IF([.B128]=&quot;R&quot;;0;4)" office:value-type="float" office:value="4">
            <text:p>4</text:p>
          </table:table-cell>
          <table:table-cell table:style-name="ce6" table:formula="of:=IF([.B128]=&quot;R&quot;;0;COUNTA([.F128:.I12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?? “this-action”</text:p>
          </table:table-cell>
          <table:table-cell table:style-name="ce6" table:number-columns-repeated="5"/>
          <table:table-cell table:style-name="ce6" table:formula="of:=IF([.B129]=&quot;R&quot;;0;4)" office:value-type="float" office:value="4">
            <text:p>4</text:p>
          </table:table-cell>
          <table:table-cell table:style-name="ce6" table:formula="of:=IF([.B129]=&quot;R&quot;;0;COUNTA([.F129:.I129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6" table:number-columns-repeated="6"/>
          <table:table-cell table:style-name="ce6" table:formula="of:=IF([.B130]=&quot;R&quot;;0;4)" office:value-type="float" office:value="0">
            <text:p>0</text:p>
          </table:table-cell>
          <table:table-cell table:style-name="ce6" table:formula="of:=IF([.B130]=&quot;R&quot;;0;COUNTA([.F130:.I13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31]=&quot;R&quot;;0;4)" office:value-type="float" office:value="4">
            <text:p>4</text:p>
          </table:table-cell>
          <table:table-cell table:style-name="ce6" table:formula="of:=IF([.B131]=&quot;R&quot;;0;COUNTA([.F131:.I13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0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32]=&quot;R&quot;;0;4)" office:value-type="float" office:value="4">
            <text:p>4</text:p>
          </table:table-cell>
          <table:table-cell table:style-name="ce6" table:formula="of:=IF([.B132]=&quot;R&quot;;0;COUNTA([.F132:.I13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33]=&quot;R&quot;;0;4)" office:value-type="float" office:value="4">
            <text:p>4</text:p>
          </table:table-cell>
          <table:table-cell table:style-name="ce6" table:formula="of:=IF([.B133]=&quot;R&quot;;0;COUNTA([.F133:.I13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34]=&quot;R&quot;;0;4)" office:value-type="float" office:value="4">
            <text:p>4</text:p>
          </table:table-cell>
          <table:table-cell table:style-name="ce6" table:formula="of:=IF([.B134]=&quot;R&quot;;0;COUNTA([.F134:.I13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“delete_table_col”</text:p>
          </table:table-cell>
          <table:table-cell table:style-name="ce6" table:number-columns-repeated="5"/>
          <table:table-cell table:style-name="ce6" table:formula="of:=IF([.B135]=&quot;R&quot;;0;4)" office:value-type="float" office:value="4">
            <text:p>4</text:p>
          </table:table-cell>
          <table:table-cell table:style-name="ce6" table:formula="of:=IF([.B135]=&quot;R&quot;;0;COUNTA([.F135:.I13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“delete_table_row”</text:p>
          </table:table-cell>
          <table:table-cell table:style-name="ce6" table:number-columns-repeated="5"/>
          <table:table-cell table:style-name="ce6" table:formula="of:=IF([.B136]=&quot;R&quot;;0;4)" office:value-type="float" office:value="4">
            <text:p>4</text:p>
          </table:table-cell>
          <table:table-cell table:style-name="ce6" table:formula="of:=IF([.B136]=&quot;R&quot;;0;COUNTA([.F136:.I13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“insert_table_col”</text:p>
          </table:table-cell>
          <table:table-cell table:style-name="ce6" table:number-columns-repeated="5"/>
          <table:table-cell table:style-name="ce6" table:formula="of:=IF([.B137]=&quot;R&quot;;0;4)" office:value-type="float" office:value="4">
            <text:p>4</text:p>
          </table:table-cell>
          <table:table-cell table:style-name="ce6" table:formula="of:=IF([.B137]=&quot;R&quot;;0;COUNTA([.F137:.I13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“insert_table_row”</text:p>
          </table:table-cell>
          <table:table-cell table:style-name="ce6" table:number-columns-repeated="5"/>
          <table:table-cell table:style-name="ce6" table:formula="of:=IF([.B138]=&quot;R&quot;;0;4)" office:value-type="float" office:value="4">
            <text:p>4</text:p>
          </table:table-cell>
          <table:table-cell table:style-name="ce6" table:formula="of:=IF([.B138]=&quot;R&quot;;0;COUNTA([.F138:.I13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aboutdata.cpp: <text:s text:c="7"/>ki18n("Kristof Borrey"), ki18n("Icons and user interface research"), "kristof.borrey@skynet.b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39]=&quot;R&quot;;0;4)" office:value-type="float" office:value="4">
            <text:p>4</text:p>
          </table:table-cell>
          <table:table-cell table:style-name="ce6" table:formula="of:=IF([.B139]=&quot;R&quot;;0;COUNTA([.F139:.I139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core/kexicontexthelp.cpp: <text:s text:c="3"/>setIcon(SmallIcon("help-contents"));</text:p>
          </table:table-cell>
          <table:table-cell table:style-name="ce3" office:value-type="string">
            <text:p>E</text:p>
          </table:table-cell>
          <table:table-cell table:style-name="ce3" office:value-type="float" office:value="69">
            <text:p>69</text:p>
          </table:table-cell>
          <table:table-cell table:style-name="ce6"/>
          <table:table-cell table:style-name="ce12" office:value-type="string">
            <text:p>help-content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40]=&quot;R&quot;;0;4)" office:value-type="float" office:value="4">
            <text:p>4</text:p>
          </table:table-cell>
          <table:table-cell table:style-name="ce6" table:formula="of:=IF([.B140]=&quot;R&quot;;0;COUNTA([.F140:.I140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part.cpp:// new KAction(i18nInstanceName+"...", part-&gt;info()-&gt;itemIcon(), 0, this,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41]=&quot;R&quot;;0;4)" office:value-type="float" office:value="4">
            <text:p>4</text:p>
          </table:table-cell>
          <table:table-cell table:style-name="ce6" table:formula="of:=IF([.B141]=&quot;R&quot;;0;COUNTA([.F141:.I14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part.cpp:// new KAction(part-&gt;d-&gt;names["new"], part-&gt;info()-&gt;itemIcon(), 0, this,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42]=&quot;R&quot;;0;4)" office:value-type="float" office:value="4">
            <text:p>4</text:p>
          </table:table-cell>
          <table:table-cell table:style-name="ce6" table:formula="of:=IF([.B142]=&quot;R&quot;;0;COUNTA([.F142:.I14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partinfo.cpp: <text:s text:c="7"/>, itemIcon(aPtr-&gt;property("X-Kexi-ItemIcon", QVariant::String).toString())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43]=&quot;R&quot;;0;4)" office:value-type="float" office:value="4">
            <text:p>4</text:p>
          </table:table-cell>
          <table:table-cell table:style-name="ce6" table:formula="of:=IF([.B143]=&quot;R&quot;;0;COUNTA([.F143:.I14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core/kexipartinfo.cpp: <text:s text:c="3"/>return d-&gt;itemIcon + "_newobj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44]=&quot;R&quot;;0;4)" office:value-type="float" office:value="4">
            <text:p>4</text:p>
          </table:table-cell>
          <table:table-cell table:style-name="ce6" table:formula="of:=IF([.B144]=&quot;R&quot;;0;COUNTA([.F144:.I14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templateloader.cpp: <text:s text:c="3"/>const QString iconFileName(cg.readEntry("Icon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45]=&quot;R&quot;;0;4)" office:value-type="float" office:value="4">
            <text:p>4</text:p>
          </table:table-cell>
          <table:table-cell table:style-name="ce6" table:formula="of:=IF([.B145]=&quot;R&quot;;0;COUNTA([.F145:.I14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exiWindow.cpp: <text:s text:c="5"/>a = new KAction(KIcon("media-playback-start"), i18n("&amp;Execut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70">
            <text:p>70</text:p>
          </table:table-cell>
          <table:table-cell table:style-name="ce6"/>
          <table:table-cell table:style-name="ce12" office:value-type="string">
            <text:p>media-playback-star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46]=&quot;R&quot;;0;4)" office:value-type="float" office:value="4">
            <text:p>4</text:p>
          </table:table-cell>
          <table:table-cell table:style-name="ce6" table:formula="of:=IF([.B146]=&quot;R&quot;;0;COUNTA([.F146:.I146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oContextHelp.cpp: <text:s text:c="3"/>: KToggleAction( KIcon(BarIcon("help-contents")), i18n("Context Help"), parent)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6"/>
          <table:table-cell table:style-name="ce6" table:formula="of:=IF([.B147]=&quot;R&quot;;0;4)" office:value-type="float" office:value="0">
            <text:p>0</text:p>
          </table:table-cell>
          <table:table-cell table:style-name="ce6" table:formula="of:=IF([.B147]=&quot;R&quot;;0;COUNTA([.F147:.I14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core/KoContextHelp.cpp: m_helpIcon-&gt;setPixmap( icon ? *icon : BarIcon( "help-contents" ) );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6"/>
          <table:table-cell table:style-name="ce6" table:formula="of:=IF([.B148]=&quot;R&quot;;0;4)" office:value-type="float" office:value="0">
            <text:p>0</text:p>
          </table:table-cell>
          <table:table-cell table:style-name="ce6" table:formula="of:=IF([.B148]=&quot;R&quot;;0;COUNTA([.F148:.I148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connectiondialog.cpp: <text:s text:c="3"/>col0-&gt;field()-&gt;setSubType("K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49]=&quot;R&quot;;0;4)" office:value-type="float" office:value="4">
            <text:p>4</text:p>
          </table:table-cell>
          <table:table-cell table:style-name="ce6" table:formula="of:=IF([.B149]=&quot;R&quot;;0;COUNTA([.F149:.I14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addButton = new KPushButton(KIcon("document-new"), i18n("&amp;New Connection"), frame);</text:p>
          </table:table-cell>
          <table:table-cell table:style-name="ce3" office:value-type="string">
            <text:p>E</text:p>
          </table:table-cell>
          <table:table-cell table:style-name="ce3" office:value-type="float" office:value="71">
            <text:p>71</text:p>
          </table:table-cell>
          <table:table-cell table:style-name="ce6"/>
          <table:table-cell table:style-name="ce6" office:value-type="string">
            <text:p>document-new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50]=&quot;R&quot;;0;4)" office:value-type="float" office:value="4">
            <text:p>4</text:p>
          </table:table-cell>
          <table:table-cell table:style-name="ce6" table:formula="of:=IF([.B150]=&quot;R&quot;;0;COUNTA([.F150:.I150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cancel"));</text:p>
          </table:table-cell>
          <table:table-cell table:style-name="ce3" office:value-type="string">
            <text:p>E</text:p>
          </table:table-cell>
          <table:table-cell table:style-name="ce3" office:value-type="float" office:value="72">
            <text:p>72</text:p>
          </table:table-cell>
          <table:table-cell table:style-name="ce6"/>
          <table:table-cell table:style-name="ce12" office:value-type="string">
            <text:p>dialog-cancel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51]=&quot;R&quot;;0;4)" office:value-type="float" office:value="4">
            <text:p>4</text:p>
          </table:table-cell>
          <table:table-cell table:style-name="ce6" table:formula="of:=IF([.B151]=&quot;R&quot;;0;COUNTA([.F151:.I151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ok"));</text:p>
          </table:table-cell>
          <table:table-cell table:style-name="ce3" office:value-type="string">
            <text:p>E</text:p>
          </table:table-cell>
          <table:table-cell table:style-name="ce3" office:value-type="float" office:value="73">
            <text:p>73</text:p>
          </table:table-cell>
          <table:table-cell table:style-name="ce6"/>
          <table:table-cell table:style-name="ce12" office:value-type="string">
            <text:p>dialog-ok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52]=&quot;R&quot;;0;4)" office:value-type="float" office:value="4">
            <text:p>4</text:p>
          </table:table-cell>
          <table:table-cell table:style-name="ce6" table:formula="of:=IF([.B152]=&quot;R&quot;;0;COUNTA([.F152:.I152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connectiondialog.cpp: <text:s text:c="3"/>m_removeButton = new KPushButton(KIcon("edit-delete"), i18n("&amp;Remove Connectio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6"/>
          <table:table-cell table:style-name="ce6" table:formula="of:=IF([.B153]=&quot;R&quot;;0;4)" office:value-type="float" office:value="0">
            <text:p>0</text:p>
          </table:table-cell>
          <table:table-cell table:style-name="ce6" table:formula="of:=IF([.B153]=&quot;R&quot;;0;COUNTA([.F153:.I15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editlistviewdialog.cpp: <text:s text:c="3"/>add-&gt;setIconSet(KIcon("edit_add"));</text:p>
          </table:table-cell>
          <table:table-cell table:style-name="ce3" office:value-type="string">
            <text:p>N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edit_add</text:p>
          </table:table-cell>
          <table:table-cell table:style-name="ce6" table:number-columns-repeated="5"/>
          <table:table-cell table:style-name="ce6" table:formula="of:=IF([.B154]=&quot;R&quot;;0;4)" office:value-type="float" office:value="4">
            <text:p>4</text:p>
          </table:table-cell>
          <table:table-cell table:style-name="ce6" table:formula="of:=IF([.B154]=&quot;R&quot;;0;COUNTA([.F154:.I15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delRow-&gt;setIconSet(KIcon("edit_remove"));</text:p>
          </table:table-cell>
          <table:table-cell table:style-name="ce3" office:value-type="string">
            <text:p>N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edit_remove (“edit-delete” exists on oxy)</text:p>
          </table:table-cell>
          <table:table-cell table:style-name="ce6" table:number-columns-repeated="5"/>
          <table:table-cell table:style-name="ce6" table:formula="of:=IF([.B155]=&quot;R&quot;;0;4)" office:value-type="float" office:value="4">
            <text:p>4</text:p>
          </table:table-cell>
          <table:table-cell table:style-name="ce6" table:formula="of:=IF([.B155]=&quot;R&quot;;0;COUNTA([.F155:.I15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down-&gt;setIconSet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/>
          <table:table-cell table:style-name="ce12" office:value-type="string">
            <text:p>arrow-dow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56]=&quot;R&quot;;0;4)" office:value-type="float" office:value="0">
            <text:p>0</text:p>
          </table:table-cell>
          <table:table-cell table:style-name="ce6" table:formula="of:=IF([.B156]=&quot;R&quot;;0;COUNTA([.F156:.I15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newChild-&gt;setIconSet(KIcon("arrow-right"));</text:p>
          </table:table-cell>
          <table:table-cell table:style-name="ce3" office:value-type="string">
            <text:p>E</text:p>
          </table:table-cell>
          <table:table-cell table:style-name="ce3" office:value-type="float" office:value="76">
            <text:p>76</text:p>
          </table:table-cell>
          <table:table-cell table:style-name="ce6"/>
          <table:table-cell table:style-name="ce12" office:value-type="string">
            <text:p>arrow-righ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57]=&quot;R&quot;;0;4)" office:value-type="float" office:value="4">
            <text:p>4</text:p>
          </table:table-cell>
          <table:table-cell table:style-name="ce6" table:formula="of:=IF([.B157]=&quot;R&quot;;0;COUNTA([.F157:.I157]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editlistviewdialog.cpp: <text:s text:c="3"/>newRow-&gt;setIconSet(KIcon("edit_add"));</text:p>
          </table:table-cell>
          <table:table-cell table:style-name="ce3" office:value-type="string">
            <text:p>R</text:p>
          </table:table-cell>
          <table:table-cell table:style-name="ce3" office:value-type="float" office:value="74">
            <text:p>74</text:p>
          </table:table-cell>
          <table:table-cell table:style-name="ce6" table:number-columns-repeated="6"/>
          <table:table-cell table:style-name="ce6" table:formula="of:=IF([.B158]=&quot;R&quot;;0;4)" office:value-type="float" office:value="0">
            <text:p>0</text:p>
          </table:table-cell>
          <table:table-cell table:style-name="ce6" table:formula="of:=IF([.B158]=&quot;R&quot;;0;COUNTA([.F158:.I15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remove-&gt;setIconSet(KIcon("edit_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75">
            <text:p>75</text:p>
          </table:table-cell>
          <table:table-cell table:style-name="ce6" table:number-columns-repeated="6"/>
          <table:table-cell table:style-name="ce6" table:formula="of:=IF([.B159]=&quot;R&quot;;0;4)" office:value-type="float" office:value="0">
            <text:p>0</text:p>
          </table:table-cell>
          <table:table-cell table:style-name="ce6" table:formula="of:=IF([.B159]=&quot;R&quot;;0;COUNTA([.F159:.I15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editlistviewdialog.cpp: <text:s text:c="3"/>rowDown-&gt;setIconSet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6"/>
          <table:table-cell table:style-name="ce6" table:formula="of:=IF([.B160]=&quot;R&quot;;0;4)" office:value-type="float" office:value="0">
            <text:p>0</text:p>
          </table:table-cell>
          <table:table-cell table:style-name="ce6" table:formula="of:=IF([.B160]=&quot;R&quot;;0;COUNTA([.F160:.I160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editlistviewdialog.cpp: <text:s text:c="3"/>rowUp-&gt;setIconSet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6"/>
          <table:table-cell table:style-name="ce6" table:formula="of:=IF([.B161]=&quot;R&quot;;0;4)" office:value-type="float" office:value="0">
            <text:p>0</text:p>
          </table:table-cell>
          <table:table-cell table:style-name="ce6" table:formula="of:=IF([.B161]=&quot;R&quot;;0;COUNTA([.F161:.I16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editlistviewdialog.cpp: <text:s text:c="3"/>up-&gt;setIconSet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6"/>
          <table:table-cell table:style-name="ce6" table:formula="of:=IF([.B162]=&quot;R&quot;;0;4)" office:value-type="float" office:value="0">
            <text:p>0</text:p>
          </table:table-cell>
          <table:table-cell table:style-name="ce6" table:formula="of:=IF([.B162]=&quot;R&quot;;0;COUNTA([.F162:.I16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edit-rename"), i18nc("Rename tab widget's page", "Rename Page..."),</text:p>
          </table:table-cell>
          <table:table-cell table:style-name="ce3" office:value-type="string">
            <text:p>E</text:p>
          </table:table-cell>
          <table:table-cell table:style-name="ce3" office:value-type="float" office:value="77">
            <text:p>77</text:p>
          </table:table-cell>
          <table:table-cell table:style-name="ce6"/>
          <table:table-cell table:style-name="ce12" office:value-type="string">
            <text:p>edit-renam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63]=&quot;R&quot;;0;4)" office:value-type="float" office:value="4">
            <text:p>4</text:p>
          </table:table-cell>
          <table:table-cell table:style-name="ce6" table:formula="of:=IF([.B163]=&quot;R&quot;;0;COUNTA([.F163:.I163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page from a stacked widget", "Remove Page"),</text:p>
          </table:table-cell>
          <table:table-cell table:style-name="ce3" office:value-type="string">
            <text:p>E</text:p>
          </table:table-cell>
          <table:table-cell table:style-name="ce3" office:value-type="float" office:value="78">
            <text:p>78</text:p>
          </table:table-cell>
          <table:table-cell table:style-name="ce6"/>
          <table:table-cell table:style-name="ce12" office:value-type="string">
            <text:p>tab-close-oth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64]=&quot;R&quot;;0;4)" office:value-type="float" office:value="4">
            <text:p>4</text:p>
          </table:table-cell>
          <table:table-cell table:style-name="ce6" table:formula="of:=IF([.B164]=&quot;R&quot;;0;COUNTA([.F164:.I164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tab widget's page", "Remove Page"),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6"/>
          <table:table-cell table:style-name="ce6" table:formula="of:=IF([.B165]=&quot;R&quot;;0;4)" office:value-type="float" office:value="0">
            <text:p>0</text:p>
          </table:table-cell>
          <table:table-cell table:style-name="ce6" table:formula="of:=IF([.B165]=&quot;R&quot;;0;COUNTA([.F165:.I16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a stacked widget", "Add Page..."),</text:p>
          </table:table-cell>
          <table:table-cell table:style-name="ce3" office:value-type="string">
            <text:p>E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12" office:value-type="string">
            <text:p>tab-new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66]=&quot;R&quot;;0;4)" office:value-type="float" office:value="4">
            <text:p>4</text:p>
          </table:table-cell>
          <table:table-cell table:style-name="ce6" table:formula="of:=IF([.B166]=&quot;R&quot;;0;COUNTA([.F166:.I166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tab widget", "Add Page"),</text:p>
          </table:table-cell>
          <table:table-cell table:style-name="ce3" office:value-type="string">
            <text:p>R</text:p>
          </table:table-cell>
          <table:table-cell table:style-name="ce3" office:value-type="float" office:value="79">
            <text:p>79</text:p>
          </table:table-cell>
          <table:table-cell table:style-name="ce6" table:number-columns-repeated="6"/>
          <table:table-cell table:style-name="ce6" table:formula="of:=IF([.B167]=&quot;R&quot;;0;4)" office:value-type="float" office:value="0">
            <text:p>0</text:p>
          </table:table-cell>
          <table:table-cell table:style-name="ce6" table:formula="of:=IF([.B167]=&quot;R&quot;;0;COUNTA([.F167:.I16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 office:value-type="string">
            <text:p>E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12" office:value-type="string">
            <text:p>go-previou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number-columns-repeated="2"/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 office:value-type="string">
            <text:p>E</text:p>
          </table:table-cell>
          <table:table-cell table:style-name="ce3" office:value-type="float" office:value="81">
            <text:p>81</text:p>
          </table:table-cell>
          <table:table-cell table:style-name="ce6"/>
          <table:table-cell table:style-name="ce6" office:value-type="string">
            <text:p>go-nex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69]=&quot;R&quot;;0;4)" office:value-type="float" office:value="4">
            <text:p>4</text:p>
          </table:table-cell>
          <table:table-cell table:style-name="ce6" table:formula="of:=IF([.B169]=&quot;R&quot;;0;COUNTA([.F169:.I169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if (property == "windowIconText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70]=&quot;R&quot;;0;4)" office:value-type="float" office:value="4">
            <text:p>4</text:p>
          </table:table-cell>
          <table:table-cell table:style-name="ce6" table:formula="of:=IF([.B170]=&quot;R&quot;;0;COUNTA([.F170:.I17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menu-&gt;addAction(KIcon("document-properties"), i18n("Edit Contents of List Widget"), 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171]=&quot;R&quot;;0;4)" office:value-type="float" office:value="0">
            <text:p>0</text:p>
          </table:table-cell>
          <table:table-cell table:style-name="ce6" table:formula="of:=IF([.B171]=&quot;R&quot;;0;COUNTA([.F171:.I17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w = new KexiPictureLabel(DesktopIcon("image-x-generic"), p);</text:p>
          </table:table-cell>
          <table:table-cell table:style-name="ce3" office:value-type="string">
            <text:p>E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mimetype</text:p>
          </table:table-cell>
          <table:table-cell table:style-name="ce12" office:value-type="string">
            <text:p>image-x-generic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72]=&quot;R&quot;;0;4)" office:value-type="float" office:value="4">
            <text:p>4</text:p>
          </table:table-cell>
          <table:table-cell table:style-name="ce6" table:formula="of:=IF([.B172]=&quot;R&quot;;0;COUNTA([.F172:.I172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: KAction(KIcon("document-edit"),</text:p>
          </table:table-cell>
          <table:table-cell table:style-name="ce3" office:value-type="string">
            <text:p>E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12" office:value-type="string">
            <text:p>document-edi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73]=&quot;R&quot;;0;4)" office:value-type="float" office:value="4">
            <text:p>4</text:p>
          </table:table-cell>
          <table:table-cell table:style-name="ce6" table:formula="of:=IF([.B173]=&quot;R&quot;;0;COUNTA([.F173:.I173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horizontalIcon", "line_horizontal");</text:p>
          </table:table-cell>
          <table:table-cell table:style-name="ce3" office:value-type="string">
            <text:p>N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16&amp;22px on </text:p>
            <text:p>kexi/pics/hi22-action-line_horizontal.png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number-columns-repeated="2"/>
          <table:table-cell table:style-name="ce6" table:formula="of:=IF([.B174]=&quot;R&quot;;0;4)" office:value-type="float" office:value="4">
            <text:p>4</text:p>
          </table:table-cell>
          <table:table-cell table:style-name="ce6" table:formula="of:=IF([.B174]=&quot;R&quot;;0;COUNTA([.F174:.I174]))" office:value-type="float" office:value="2">
            <text:p>2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verticalIcon", "line_vertical");</text:p>
          </table:table-cell>
          <table:table-cell table:style-name="ce3" office:value-type="string">
            <text:p>N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16&amp;22px on </text:p>
            <text:p>kexi/pics/hi22-action-line_vertical.png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number-columns-repeated="2"/>
          <table:table-cell table:style-name="ce6" table:formula="of:=IF([.B175]=&quot;R&quot;;0;4)" office:value-type="float" office:value="4">
            <text:p>4</text:p>
          </table:table-cell>
          <table:table-cell table:style-name="ce6" table:formula="of:=IF([.B175]=&quot;R&quot;;0;COUNTA([.F175:.I175]))" office:value-type="float" office:value="2">
            <text:p>2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Spring", "orientationSelectionPopup:horizontalIcon", "spring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76]=&quot;R&quot;;0;4)" office:value-type="float" office:value="4">
            <text:p>4</text:p>
          </table:table-cell>
          <table:table-cell table:style-name="ce6" table:formula="of:=IF([.B176]=&quot;R&quot;;0;COUNTA([.F176:.I17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Spring", "orientationSelectionPopup:verticalIcon", "spring_vertical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77]=&quot;R&quot;;0;4)" office:value-type="float" office:value="4">
            <text:p>4</text:p>
          </table:table-cell>
          <table:table-cell table:style-name="ce6" table:formula="of:=IF([.B177]=&quot;R&quot;;0;COUNTA([.F177:.I17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orm.cpp: <text:s text:c="11"/>icon = SmallIcon("form");</text:p>
          </table:table-cell>
          <table:table-cell table:style-name="ce3" office:value-type="string">
            <text:p>N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16&amp;22&amp;32px on </text:p>
            <text:p>kexi/pics/hiXX-action-form.png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/>
          <table:table-cell table:style-name="ce6" table:formula="of:=IF([.B178]=&quot;R&quot;;0;4)" office:value-type="float" office:value="4">
            <text:p>4</text:p>
          </table:table-cell>
          <table:table-cell table:style-name="ce6" table:formula="of:=IF([.B178]=&quot;R&quot;;0;COUNTA([.F178:.I178]))" office:value-type="float" office:value="3">
            <text:p>3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form.cpp: <text:s text:c="7"/>icon = SmallIcon("multiple_obj");</text:p>
          </table:table-cell>
          <table:table-cell table:style-name="ce3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16&amp;22px on </text:p>
            <text:p>kexi/pics/hi22-action-multiple_obj.png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number-columns-repeated="2"/>
          <table:table-cell table:style-name="ce6" table:formula="of:=IF([.B179]=&quot;R&quot;;0;4)" office:value-type="float" office:value="4">
            <text:p>4</text:p>
          </table:table-cell>
          <table:table-cell table:style-name="ce6" table:formula="of:=IF([.B179]=&quot;R&quot;;0;COUNTA([.F179:.I179]))" office:value-type="float" office:value="2">
            <text:p>2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form.cpp: <text:s text:c="3"/>propCaption["iconSize"] = i18n("Icon Siz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80]=&quot;R&quot;;0;4)" office:value-type="float" office:value="4">
            <text:p>4</text:p>
          </table:table-cell>
          <table:table-cell table:style-name="ce6" table:formula="of:=IF([.B180]=&quot;R&quot;;0;COUNTA([.F180:.I18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develop_plugin/kfd_kdev_part.cpp: <text:s text:c="3"/>w-&gt;setIcon(SmallIcon("form"));</text:p>
          </table:table-cell>
          <table:table-cell table:style-name="ce3" office:value-type="string">
            <text:p>R</text:p>
          </table:table-cell>
          <table:table-cell table:style-name="ce3" office:value-type="float" office:value="86">
            <text:p>86</text:p>
          </table:table-cell>
          <table:table-cell table:style-name="ce6" table:number-columns-repeated="6"/>
          <table:table-cell table:style-name="ce6" table:formula="of:=IF([.B181]=&quot;R&quot;;0;4)" office:value-type="float" office:value="0">
            <text:p>0</text:p>
          </table:table-cell>
          <table:table-cell table:style-name="ce6" table:formula="of:=IF([.B181]=&quot;R&quot;;0;COUNTA([.F181:.I18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3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16&amp;22&amp;32px on </text:p>
            <text:p>kexi/pics/hiXX-action-table.png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/>
          <table:table-cell table:style-name="ce6" table:formula="of:=IF([.B182]=&quot;R&quot;;0;4)" office:value-type="float" office:value="4">
            <text:p>4</text:p>
          </table:table-cell>
          <table:table-cell table:style-name="ce6" table:formula="of:=IF([.B182]=&quot;R&quot;;0;COUNTA([.F182:.I182]))" office:value-type="float" office:value="3">
            <text:p>3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open"));</text:p>
          </table:table-cell>
          <table:table-cell table:style-name="ce3" office:value-type="string">
            <text:p>E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6" office:value-type="string">
            <text:p>document-ope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83]=&quot;R&quot;;0;4)" office:value-type="float" office:value="4">
            <text:p>4</text:p>
          </table:table-cell>
          <table:table-cell table:style-name="ce6" table:formula="of:=IF([.B183]=&quot;R&quot;;0;COUNTA([.F183:.I183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184]=&quot;R&quot;;0;4)" office:value-type="float" office:value="0">
            <text:p>0</text:p>
          </table:table-cell>
          <table:table-cell table:style-name="ce6" table:formula="of:=IF([.B184]=&quot;R&quot;;0;COUNTA([.F184:.I18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media-playback-start"));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6"/>
          <table:table-cell table:style-name="ce6" table:formula="of:=IF([.B185]=&quot;R&quot;;0;4)" office:value-type="float" office:value="0">
            <text:p>0</text:p>
          </table:table-cell>
          <table:table-cell table:style-name="ce6" table:formula="of:=IF([.B185]=&quot;R&quot;;0;COUNTA([.F185:.I18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table")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6"/>
          <table:table-cell table:style-name="ce6" table:formula="of:=IF([.B186]=&quot;R&quot;;0;4)" office:value-type="float" office:value="0">
            <text:p>0</text:p>
          </table:table-cell>
          <table:table-cell table:style-name="ce6" table:formula="of:=IF([.B186]=&quot;R&quot;;0;COUNTA([.F186:.I18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printItem-&gt;setPixmap(0, SmallIcon("document-print"));</text:p>
          </table:table-cell>
          <table:table-cell table:style-name="ce3" office:value-type="string">
            <text:p>E</text:p>
          </table:table-cell>
          <table:table-cell table:style-name="ce3" office:value-type="float" office:value="90">
            <text:p>90</text:p>
          </table:table-cell>
          <table:table-cell table:style-name="ce6"/>
          <table:table-cell table:style-name="ce12" office:value-type="string">
            <text:p>document-prin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87]=&quot;R&quot;;0;4)" office:value-type="float" office:value="4">
            <text:p>4</text:p>
          </table:table-cell>
          <table:table-cell table:style-name="ce6" table:formula="of:=IF([.B187]=&quot;R&quot;;0;COUNTA([.F187:.I187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188]=&quot;R&quot;;0;4)" office:value-type="float" office:value="0">
            <text:p>0</text:p>
          </table:table-cell>
          <table:table-cell table:style-name="ce6" table:formula="of:=IF([.B188]=&quot;R&quot;;0;COUNTA([.F188:.I188]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3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12" office:value-type="string">
            <text:p>kexi/pics/hiXX-action-form_action.png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89]=&quot;R&quot;;0;4)" office:value-type="float" office:value="4">
            <text:p>4</text:p>
          </table:table-cell>
          <table:table-cell table:style-name="ce6" table:formula="of:=IF([.B189]=&quot;R&quot;;0;COUNTA([.F189:.I189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window-close"));</text:p>
          </table:table-cell>
          <table:table-cell table:style-name="ce3" office:value-type="string">
            <text:p>E</text:p>
          </table:table-cell>
          <table:table-cell table:style-name="ce3" office:value-type="float" office:value="92">
            <text:p>92</text:p>
          </table:table-cell>
          <table:table-cell table:style-name="ce6"/>
          <table:table-cell table:style-name="ce12" office:value-type="string">
            <text:p>window-clos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0]=&quot;R&quot;;0;4)" office:value-type="float" office:value="4">
            <text:p>4</text:p>
          </table:table-cell>
          <table:table-cell table:style-name="ce6" table:formula="of:=IF([.B190]=&quot;R&quot;;0;COUNTA([.F190:.I190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CenterAction = m_toolbar-&gt;addAction(KIcon("text_center"), i18n("Centered"));</text:p>
          </table:table-cell>
          <table:table-cell table:style-name="ce3" office:value-type="string">
            <text:p>E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are we talking about the same icon ?</text:p>
          </table:table-cell>
          <table:table-cell table:style-name="ce12" office:value-type="string">
            <text:p>format-justify-cent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1]=&quot;R&quot;;0;4)" office:value-type="float" office:value="4">
            <text:p>4</text:p>
          </table:table-cell>
          <table:table-cell table:style-name="ce6" table:formula="of:=IF([.B191]=&quot;R&quot;;0;COUNTA([.F191:.I191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JustifyAction = m_toolbar-&gt;addAction(KIcon("format-justify-fill"), i18n("Justified"));</text:p>
          </table:table-cell>
          <table:table-cell table:style-name="ce3" office:value-type="string">
            <text:p>E</text:p>
          </table:table-cell>
          <table:table-cell table:style-name="ce3" office:value-type="float" office:value="94">
            <text:p>94</text:p>
          </table:table-cell>
          <table:table-cell table:style-name="ce6"/>
          <table:table-cell table:style-name="ce12" office:value-type="string">
            <text:p>format-justify-fill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2]=&quot;R&quot;;0;4)" office:value-type="float" office:value="4">
            <text:p>4</text:p>
          </table:table-cell>
          <table:table-cell table:style-name="ce6" table:formula="of:=IF([.B192]=&quot;R&quot;;0;COUNTA([.F192:.I192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LeftAction = m_toolbar-&gt;addAction(KIcon("text_left"), i18n("Left Align"));</text:p>
          </table:table-cell>
          <table:table-cell table:style-name="ce3" office:value-type="string">
            <text:p>E</text:p>
          </table:table-cell>
          <table:table-cell table:style-name="ce3" office:value-type="float" office:value="95">
            <text:p>95</text:p>
          </table:table-cell>
          <table:table-cell table:style-name="ce6"/>
          <table:table-cell table:style-name="ce12" office:value-type="string">
            <text:p>format-justify-lef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3]=&quot;R&quot;;0;4)" office:value-type="float" office:value="4">
            <text:p>4</text:p>
          </table:table-cell>
          <table:table-cell table:style-name="ce6" table:formula="of:=IF([.B193]=&quot;R&quot;;0;COUNTA([.F193:.I193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alignRightAction = m_toolbar-&gt;addAction(KIcon("text_right"), i18n("Right Align"));</text:p>
          </table:table-cell>
          <table:table-cell table:style-name="ce3" office:value-type="string">
            <text:p>E</text:p>
          </table:table-cell>
          <table:table-cell table:style-name="ce3" office:value-type="float" office:value="96">
            <text:p>96</text:p>
          </table:table-cell>
          <table:table-cell table:style-name="ce6"/>
          <table:table-cell table:style-name="ce12" office:value-type="string">
            <text:p>format-justify-righ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4]=&quot;R&quot;;0;4)" office:value-type="float" office:value="4">
            <text:p>4</text:p>
          </table:table-cell>
          <table:table-cell table:style-name="ce6" table:formula="of:=IF([.B194]=&quot;R&quot;;0;COUNTA([.F194:.I194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boldTextAction = m_toolbar-&gt;addAction(KIcon("format-text-bold"), i18n("Bold"));</text:p>
          </table:table-cell>
          <table:table-cell table:style-name="ce3" office:value-type="string">
            <text:p>E</text:p>
          </table:table-cell>
          <table:table-cell table:style-name="ce3" office:value-type="float" office:value="97">
            <text:p>97</text:p>
          </table:table-cell>
          <table:table-cell table:style-name="ce6"/>
          <table:table-cell table:style-name="ce12" office:value-type="string">
            <text:p>format-text-bol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5]=&quot;R&quot;;0;4)" office:value-type="float" office:value="4">
            <text:p>4</text:p>
          </table:table-cell>
          <table:table-cell table:style-name="ce6" table:formula="of:=IF([.B195]=&quot;R&quot;;0;COUNTA([.F195:.I195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italicTextAction = m_toolbar-&gt;addAction(KIcon("format-text-italic"), i18n("Italic"));</text:p>
          </table:table-cell>
          <table:table-cell table:style-name="ce3" office:value-type="string">
            <text:p>E</text:p>
          </table:table-cell>
          <table:table-cell table:style-name="ce3" office:value-type="float" office:value="98">
            <text:p>98</text:p>
          </table:table-cell>
          <table:table-cell table:style-name="ce6"/>
          <table:table-cell table:style-name="ce12" office:value-type="string">
            <text:p>format-text-italic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6]=&quot;R&quot;;0;4)" office:value-type="float" office:value="4">
            <text:p>4</text:p>
          </table:table-cell>
          <table:table-cell table:style-name="ce6" table:formula="of:=IF([.B196]=&quot;R&quot;;0;COUNTA([.F196:.I196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subscriptTextAction = m_toolbar-&gt;addAction(KIcon("format-text-suscript"), i18n("Subscript"));</text:p>
          </table:table-cell>
          <table:table-cell table:style-name="ce3" office:value-type="string">
            <text:p>E</text:p>
          </table:table-cell>
          <table:table-cell table:style-name="ce3" office:value-type="float" office:value="99">
            <text:p>99</text:p>
          </table:table-cell>
          <table:table-cell table:style-name="ce6"/>
          <table:table-cell table:style-name="ce12" office:value-type="string">
            <text:p>format-text-subscrip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7]=&quot;R&quot;;0;4)" office:value-type="float" office:value="4">
            <text:p>4</text:p>
          </table:table-cell>
          <table:table-cell table:style-name="ce6" table:formula="of:=IF([.B197]=&quot;R&quot;;0;COUNTA([.F197:.I197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superscriptTextAction = m_toolbar-&gt;addAction(KIcon("format-text-superscript"), i18n("Superscript"));</text:p>
          </table:table-cell>
          <table:table-cell table:style-name="ce3" office:value-type="string">
            <text:p>E</text:p>
          </table:table-cell>
          <table:table-cell table:style-name="ce3" office:value-type="float" office:value="100">
            <text:p>100</text:p>
          </table:table-cell>
          <table:table-cell table:style-name="ce6"/>
          <table:table-cell table:style-name="ce12" office:value-type="string">
            <text:p>format-text-superscrip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8]=&quot;R&quot;;0;4)" office:value-type="float" office:value="4">
            <text:p>4</text:p>
          </table:table-cell>
          <table:table-cell table:style-name="ce6" table:formula="of:=IF([.B198]=&quot;R&quot;;0;COUNTA([.F198:.I198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richtextdialog.cpp: <text:s text:c="3"/>m_underlineTextAction = m_toolbar-&gt;addAction(KIcon("format-text-underline"), i18n("Underline"));</text:p>
          </table:table-cell>
          <table:table-cell table:style-name="ce3" office:value-type="string">
            <text:p>E</text:p>
          </table:table-cell>
          <table:table-cell table:style-name="ce3" office:value-type="float" office:value="101">
            <text:p>101</text:p>
          </table:table-cell>
          <table:table-cell table:style-name="ce6"/>
          <table:table-cell table:style-name="ce12" office:value-type="string">
            <text:p>format-text-underlin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9]=&quot;R&quot;;0;4)" office:value-type="float" office:value="4">
            <text:p>4</text:p>
          </table:table-cell>
          <table:table-cell table:style-name="ce6" table:formula="of:=IF([.B199]=&quot;R&quot;;0;COUNTA([.F199:.I199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tabstopdialog.cpp: <text:s text:c="3"/>m_btnDown = new KPushButton(KIcon("arrow-down"), i18n("Move Dow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6"/>
          <table:table-cell table:style-name="ce6" table:formula="of:=IF([.B200]=&quot;R&quot;;0;4)" office:value-type="float" office:value="0">
            <text:p>0</text:p>
          </table:table-cell>
          <table:table-cell table:style-name="ce6" table:formula="of:=IF([.B200]=&quot;R&quot;;0;COUNTA([.F200:.I20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tabstopdialog.cpp: <text:s text:c="3"/>m_btnUp = new KPushButton(KIcon("arrow-up"), i18n("Move Up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6"/>
          <table:table-cell table:style-name="ce6" table:formula="of:=IF([.B201]=&quot;R&quot;;0;4)" office:value-type="float" office:value="0">
            <text:p>0</text:p>
          </table:table-cell>
          <table:table-cell table:style-name="ce6" table:formula="of:=IF([.B201]=&quot;R&quot;;0;COUNTA([.F201:.I20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formeditor/test/kfd_part.cpp: <text:s text:c="3"/>w-&gt;setIcon(SmallIcon("form"));</text:p>
          </table:table-cell>
          <table:table-cell table:style-name="ce3" office:value-type="string">
            <text:p>R</text:p>
          </table:table-cell>
          <table:table-cell table:style-name="ce3" office:value-type="float" office:value="86">
            <text:p>86</text:p>
          </table:table-cell>
          <table:table-cell table:style-name="ce6" table:number-columns-repeated="6"/>
          <table:table-cell table:style-name="ce6" table:formula="of:=IF([.B202]=&quot;R&quot;;0;4)" office:value-type="float" office:value="0">
            <text:p>0</text:p>
          </table:table-cell>
          <table:table-cell table:style-name="ce6" table:formula="of:=IF([.B202]=&quot;R&quot;;0;COUNTA([.F202:.I20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test/main.cpp: <text:s text:c="3"/>about.addCredit(ki18n("Kristof Borrey "), ki18n("Icons"), 0, "kristof.borrey@skynet.b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03]=&quot;R&quot;;0;4)" office:value-type="float" office:value="4">
            <text:p>4</text:p>
          </table:table-cell>
          <table:table-cell table:style-name="ce6" table:formula="of:=IF([.B203]=&quot;R&quot;;0;COUNTA([.F203:.I203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widgetfactory.cpp: <text:s text:c="11"/>&amp;&amp; (property == "windowTitle" || property == "windowIcon" || property == "sizeIncrement" || property == "windowIconText")) {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04]=&quot;R&quot;;0;4)" office:value-type="float" office:value="4">
            <text:p>4</text:p>
          </table:table-cell>
          <table:table-cell table:style-name="ce6" table:formula="of:=IF([.B204]=&quot;R&quot;;0;COUNTA([.F204:.I20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7"/>advancedProperties.insert("windowIcon"); // renamed from "icon" in Qt 4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05]=&quot;R&quot;;0;4)" office:value-type="float" office:value="4">
            <text:p>4</text:p>
          </table:table-cell>
          <table:table-cell table:style-name="ce6" table:formula="of:=IF([.B205]=&quot;R&quot;;0;COUNTA([.F205:.I205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widgetlibrary.cpp: <text:s text:c="7"/>iconName = wclass-&gt;inheritedClass()-&gt;factory()-&gt;internalProperty(classname, "orientationSelectionPopup:horizontal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06]=&quot;R&quot;;0;4)" office:value-type="float" office:value="4">
            <text:p>4</text:p>
          </table:table-cell>
          <table:table-cell table:style-name="ce6" table:formula="of:=IF([.B206]=&quot;R&quot;;0;COUNTA([.F206:.I206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formeditor/widgetlibrary.cpp: <text:s text:c="7"/>iconName = wclass-&gt;inheritedClass()-&gt;factory()-&gt;internalProperty(classname, "orientationSelectionPopup:vertical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07]=&quot;R&quot;;0;4)" office:value-type="float" office:value="4">
            <text:p>4</text:p>
          </table:table-cell>
          <table:table-cell table:style-name="ce6" table:formula="of:=IF([.B207]=&quot;R&quot;;0;COUNTA([.F207:.I20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iconName = wclass-&gt;factory()-&gt;internalProperty(classname, "orientationSelectionPopup:vertical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08]=&quot;R&quot;;0;4)" office:value-type="float" office:value="4">
            <text:p>4</text:p>
          </table:table-cell>
          <table:table-cell table:style-name="ce6" table:formula="of:=IF([.B208]=&quot;R&quot;;0;COUNTA([.F208:.I20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popup.addAction(SmallIcon("dialog-cancel"), i18n("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6"/>
          <table:table-cell table:style-name="ce6" table:formula="of:=IF([.B209]=&quot;R&quot;;0;4)" office:value-type="float" office:value="0">
            <text:p>0</text:p>
          </table:table-cell>
          <table:table-cell table:style-name="ce6" table:formula="of:=IF([.B209]=&quot;R&quot;;0;COUNTA([.F209:.I20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popup.addTitle(SmallIcon(wclass-&gt;pixmap()), i18n("Insert Widget: %1", wclass-&gt;name()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10]=&quot;R&quot;;0;4)" office:value-type="float" office:value="4">
            <text:p>4</text:p>
          </table:table-cell>
          <table:table-cell table:style-name="ce6" table:formula="of:=IF([.B210]=&quot;R&quot;;0;COUNTA([.F210:.I21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formeditor/widgetlibrary.cpp: <text:s text:c="3"/>QString iconName(wclass-&gt;factory()-&gt;internalProperty(classname, "orientationSelectionPopup:horizontalIcon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11]=&quot;R&quot;;0;4)" office:value-type="float" office:value="4">
            <text:p>4</text:p>
          </table:table-cell>
          <table:table-cell table:style-name="ce6" table:formula="of:=IF([.B211]=&quot;R&quot;;0;COUNTA([.F211:.I21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exidb/utils.cpp: <text:s text:c="15"/>QPixmap pm(Small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212]=&quot;R&quot;;0;4)" office:value-type="float" office:value="0">
            <text:p>0</text:p>
          </table:table-cell>
          <table:table-cell table:style-name="ce6" table:formula="of:=IF([.B212]=&quot;R&quot;;0;COUNTA([.F212:.I21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exiutils/debuggui.cpp: <text:s text:c="3"/>debugWindow-&gt;setWindow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213]=&quot;R&quot;;0;4)" office:value-type="float" office:value="0">
            <text:p>0</text:p>
          </table:table-cell>
          <table:table-cell table:style-name="ce6" table:formula="of:=IF([.B213]=&quot;R&quot;;0;COUNTA([.F213:.I21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exiutils/SmallToolButton.cpp: <text:s text:c="3"/>const bool fixWidth = style()-&gt;inherits("QWindowsStyle") &amp;&amp; toolButtonStyle() != Qt::ToolButtonIconOnly;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14]=&quot;R&quot;;0;4)" office:value-type="float" office:value="4">
            <text:p>4</text:p>
          </table:table-cell>
          <table:table-cell table:style-name="ce6" table:formula="of:=IF([.B214]=&quot;R&quot;;0;COUNTA([.F214:.I21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.cpp: <text:s text:c="11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215]=&quot;R&quot;;0;4)" office:value-type="float" office:value="0">
            <text:p>0</text:p>
          </table:table-cell>
          <table:table-cell table:style-name="ce6" table:formula="of:=IF([.B215]=&quot;R&quot;;0;COUNTA([.F215:.I21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.cpp: <text:s text:c="3"/>d-&gt;undoButton-&gt;setIcon(SmallIcon("edit-undo"));</text:p>
          </table:table-cell>
          <table:table-cell table:style-name="ce3" office:value-type="string">
            <text:p>E</text:p>
          </table:table-cell>
          <table:table-cell table:style-name="ce3" office:value-type="float" office:value="102">
            <text:p>102</text:p>
          </table:table-cell>
          <table:table-cell table:style-name="ce6"/>
          <table:table-cell table:style-name="ce12" office:value-type="string">
            <text:p>edit-undo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16]=&quot;R&quot;;0;4)" office:value-type="float" office:value="4">
            <text:p>4</text:p>
          </table:table-cell>
          <table:table-cell table:style-name="ce6" table:formula="of:=IF([.B216]=&quot;R&quot;;0;COUNTA([.F216:.I216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button_No ? should this be some kind</text:p>
            <text:p>of “cancel” ??</text:p>
          </table:table-cell>
          <table:table-cell table:style-name="ce6" table:number-columns-repeated="5"/>
          <table:table-cell table:style-name="ce6" table:formula="of:=IF([.B217]=&quot;R&quot;;0;4)" office:value-type="float" office:value="4">
            <text:p>4</text:p>
          </table:table-cell>
          <table:table-cell table:style-name="ce6" table:formula="of:=IF([.B217]=&quot;R&quot;;0;COUNTA([.F217:.I21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6"/>
          <table:table-cell table:style-name="ce6" table:formula="of:=IF([.B218]=&quot;R&quot;;0;4)" office:value-type="float" office:value="0">
            <text:p>0</text:p>
          </table:table-cell>
          <table:table-cell table:style-name="ce6" table:formula="of:=IF([.B218]=&quot;R&quot;;0;COUNTA([.F218:.I21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219]=&quot;R&quot;;0;4)" office:value-type="float" office:value="0">
            <text:p>0</text:p>
          </table:table-cell>
          <table:table-cell table:style-name="ce6" table:formula="of:=IF([.B219]=&quot;R&quot;;0;COUNTA([.F219:.I21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220]=&quot;R&quot;;0;4)" office:value-type="float" office:value="0">
            <text:p>0</text:p>
          </table:table-cell>
          <table:table-cell table:style-name="ce6" table:formula="of:=IF([.B220]=&quot;R&quot;;0;COUNTA([.F220:.I22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button_no")));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6"/>
          <table:table-cell table:style-name="ce6" table:formula="of:=IF([.B221]=&quot;R&quot;;0;4)" office:value-type="float" office:value="0">
            <text:p>0</text:p>
          </table:table-cell>
          <table:table-cell table:style-name="ce6" table:formula="of:=IF([.B221]=&quot;R&quot;;0;COUNTA([.F221:.I22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dialog-ok")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222]=&quot;R&quot;;0;4)" office:value-type="float" office:value="0">
            <text:p>0</text:p>
          </table:table-cell>
          <table:table-cell table:style-name="ce6" table:formula="of:=IF([.B222]=&quot;R&quot;;0;COUNTA([.F222:.I22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drawViewerInternal(p, r, value, m_yesIcon, m_noIcon, "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23]=&quot;R&quot;;0;4)" office:value-type="float" office:value="4">
            <text:p>4</text:p>
          </table:table-cell>
          <table:table-cell table:style-name="ce6" table:formula="of:=IF([.B223]=&quot;R&quot;;0;COUNTA([.F223:.I22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noIcon, i18n("No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24]=&quot;R&quot;;0;4)" office:value-type="float" office:value="4">
            <text:p>4</text:p>
          </table:table-cell>
          <table:table-cell table:style-name="ce6" table:formula="of:=IF([.B224]=&quot;R&quot;;0;COUNTA([.F224:.I22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yesIcon, i18n("Ye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25]=&quot;R&quot;;0;4)" office:value-type="float" office:value="4">
            <text:p>4</text:p>
          </table:table-cell>
          <table:table-cell table:style-name="ce6" table:formula="of:=IF([.B225]=&quot;R&quot;;0;COUNTA([.F225:.I22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nullIcon, thirdState.toString().isEmpty() ? i18n("None") : thirdState.toString(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26]=&quot;R&quot;;0;4)" office:value-type="float" office:value="4">
            <text:p>4</text:p>
          </table:table-cell>
          <table:table-cell table:style-name="ce6" table:formula="of:=IF([.B226]=&quot;R&quot;;0;COUNTA([.F226:.I22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test/test.cpp: <text:s text:c="7"/>m_set-&gt;setGroupIcon(group, "appearance");</text:p>
          </table:table-cell>
          <table:table-cell table:style-name="ce3" office:value-type="string">
            <text:p>N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appearance ?</text:p>
          </table:table-cell>
          <table:table-cell table:style-name="ce6" table:number-columns-repeated="5"/>
          <table:table-cell table:style-name="ce6" table:formula="of:=IF([.B227]=&quot;R&quot;;0;4)" office:value-type="float" office:value="4">
            <text:p>4</text:p>
          </table:table-cell>
          <table:table-cell table:style-name="ce6" table:formula="of:=IF([.B227]=&quot;R&quot;;0;COUNTA([.F227:.I227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date");</text:p>
          </table:table-cell>
          <table:table-cell table:style-name="ce3" office:value-type="string">
            <text:p>N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date?</text:p>
          </table:table-cell>
          <table:table-cell table:style-name="ce6" table:number-columns-repeated="5"/>
          <table:table-cell table:style-name="ce6" table:formula="of:=IF([.B228]=&quot;R&quot;;0;4)" office:value-type="float" office:value="4">
            <text:p>4</text:p>
          </table:table-cell>
          <table:table-cell table:style-name="ce6" table:formula="of:=IF([.B228]=&quot;R&quot;;0;COUNTA([.F228:.I228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fonts");</text:p>
          </table:table-cell>
          <table:table-cell table:style-name="ce3" office:value-type="string">
            <text:p>E/N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some font mimetype / fontforge ?</text:p>
          </table:table-cell>
          <table:table-cell table:style-name="ce6" table:number-columns-repeated="5"/>
          <table:table-cell table:style-name="ce6" table:formula="of:=IF([.B229]=&quot;R&quot;;0;4)" office:value-type="float" office:value="4">
            <text:p>4</text:p>
          </table:table-cell>
          <table:table-cell table:style-name="ce6" table:formula="of:=IF([.B229]=&quot;R&quot;;0;COUNTA([.F229:.I229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kpaint");</text:p>
          </table:table-cell>
          <table:table-cell table:style-name="ce3" office:value-type="string">
            <text:p>N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kolourpaint like ?</text:p>
          </table:table-cell>
          <table:table-cell table:style-name="ce6" table:number-columns-repeated="5"/>
          <table:table-cell table:style-name="ce6" table:formula="of:=IF([.B230]=&quot;R&quot;;0;4)" office:value-type="float" office:value="4">
            <text:p>4</text:p>
          </table:table-cell>
          <table:table-cell table:style-name="ce6" table:formula="of:=IF([.B230]=&quot;R&quot;;0;COUNTA([.F230:.I23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1/koproperty/test/test.cpp: <text:s text:c="3"/>QPixmap pm(DesktopIcon("network-wired"));</text:p>
          </table:table-cell>
          <table:table-cell table:style-name="ce3" office:value-type="string">
            <text:p>E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(in devices/)</text:p>
          </table:table-cell>
          <table:table-cell table:style-name="ce6" office:value-type="string">
            <text:p>network-wire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31]=&quot;R&quot;;0;4)" office:value-type="float" office:value="4">
            <text:p>4</text:p>
          </table:table-cell>
          <table:table-cell table:style-name="ce6" table:formula="of:=IF([.B231]=&quot;R&quot;;0;COUNTA([.F231:.I231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, noIcon(SmallIcon("button_no"))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6"/>
          <table:table-cell table:style-name="ce6" table:formula="of:=IF([.B232]=&quot;R&quot;;0;4)" office:value-type="float" office:value="0">
            <text:p>0</text:p>
          </table:table-cell>
          <table:table-cell table:style-name="ce6" table:formula="of:=IF([.B232]=&quot;R&quot;;0;COUNTA([.F232:.I23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: 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233]=&quot;R&quot;;0;4)" office:value-type="float" office:value="0">
            <text:p>0</text:p>
          </table:table-cell>
          <table:table-cell table:style-name="ce6" table:formula="of:=IF([.B233]=&quot;R&quot;;0;COUNTA([.F233:.I23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button_no")); //QIcon(g_boolEdit-&gt;noIcon));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6"/>
          <table:table-cell table:style-name="ce6" table:formula="of:=IF([.B234]=&quot;R&quot;;0;4)" office:value-type="float" office:value="0">
            <text:p>0</text:p>
          </table:table-cell>
          <table:table-cell table:style-name="ce6" table:formula="of:=IF([.B234]=&quot;R&quot;;0;COUNTA([.F234:.I23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dialog-ok")); //QIcon(g_boolEdit-&gt;yesIcon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235]=&quot;R&quot;;0;4)" office:value-type="float" office:value="0">
            <text:p>0</text:p>
          </table:table-cell>
          <table:table-cell table:style-name="ce6" table:formula="of:=IF([.B235]=&quot;R&quot;;0;COUNTA([.F235:.I23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3"/>drawViewerInternal(p, r, value, m_yesIcon, m_noIcon, "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36]=&quot;R&quot;;0;4)" office:value-type="float" office:value="4">
            <text:p>4</text:p>
          </table:table-cell>
          <table:table-cell table:style-name="ce6" table:formula="of:=IF([.B236]=&quot;R&quot;;0;COUNTA([.F236:.I23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s/booledit.cpp:// <text:s text:c="3"/>m_edit-&gt;addItem(nullIcon, thirdState.toString().isEmpty() ? i18n("None") : thirdState.toString(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37]=&quot;R&quot;;0;4)" office:value-type="float" office:value="4">
            <text:p>4</text:p>
          </table:table-cell>
          <table:table-cell table:style-name="ce6" table:formula="of:=IF([.B237]=&quot;R&quot;;0;COUNTA([.F237:.I23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View.cpp: <text:s text:c="11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238]=&quot;R&quot;;0;4)" office:value-type="float" office:value="0">
            <text:p>0</text:p>
          </table:table-cell>
          <table:table-cell table:style-name="ce6" table:formula="of:=IF([.B238]=&quot;R&quot;;0;COUNTA([.F238:.I23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View.cpp: <text:s text:c="7"/>QPixmap revertIcon( DesktopIcon("edit-undo", iconSize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6"/>
          <table:table-cell table:style-name="ce6" table:formula="of:=IF([.B239]=&quot;R&quot;;0;4)" office:value-type="float" office:value="0">
            <text:p>0</text:p>
          </table:table-cell>
          <table:table-cell table:style-name="ce6" table:formula="of:=IF([.B239]=&quot;R&quot;;0;COUNTA([.F239:.I23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EditorView.cpp: <text:s text:c="3"/>d-&gt;undoButton-&gt;setIcon(SmallIcon("edit-undo")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6"/>
          <table:table-cell table:style-name="ce6" table:formula="of:=IF([.B240]=&quot;R&quot;;0;4)" office:value-type="float" office:value="0">
            <text:p>0</text:p>
          </table:table-cell>
          <table:table-cell table:style-name="ce6" table:formula="of:=IF([.B240]=&quot;R&quot;;0;COUNTA([.F240:.I24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test/test.cpp: <text:s text:c="7"/>m_set.setGroupIcon(group, "appearance");</text:p>
          </table:table-cell>
          <table:table-cell table:style-name="ce3" office:value-type="string">
            <text:p>R</text:p>
          </table:table-cell>
          <table:table-cell table:style-name="ce3" office:value-type="float" office:value="104">
            <text:p>104</text:p>
          </table:table-cell>
          <table:table-cell table:style-name="ce6" table:number-columns-repeated="6"/>
          <table:table-cell table:style-name="ce6" table:formula="of:=IF([.B241]=&quot;R&quot;;0;4)" office:value-type="float" office:value="0">
            <text:p>0</text:p>
          </table:table-cell>
          <table:table-cell table:style-name="ce6" table:formula="of:=IF([.B241]=&quot;R&quot;;0;COUNTA([.F241:.I24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date");</text:p>
          </table:table-cell>
          <table:table-cell table:style-name="ce3" office:value-type="string">
            <text:p>R</text:p>
          </table:table-cell>
          <table:table-cell table:style-name="ce3" office:value-type="float" office:value="105">
            <text:p>105</text:p>
          </table:table-cell>
          <table:table-cell table:style-name="ce6" table:number-columns-repeated="6"/>
          <table:table-cell table:style-name="ce6" table:formula="of:=IF([.B242]=&quot;R&quot;;0;4)" office:value-type="float" office:value="0">
            <text:p>0</text:p>
          </table:table-cell>
          <table:table-cell table:style-name="ce6" table:formula="of:=IF([.B242]=&quot;R&quot;;0;COUNTA([.F242:.I242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fonts");</text:p>
          </table:table-cell>
          <table:table-cell table:style-name="ce3" office:value-type="string">
            <text:p>R</text:p>
          </table:table-cell>
          <table:table-cell table:style-name="ce3" office:value-type="float" office:value="106">
            <text:p>106</text:p>
          </table:table-cell>
          <table:table-cell table:style-name="ce6" table:number-columns-repeated="6"/>
          <table:table-cell table:style-name="ce6" table:formula="of:=IF([.B243]=&quot;R&quot;;0;4)" office:value-type="float" office:value="0">
            <text:p>0</text:p>
          </table:table-cell>
          <table:table-cell table:style-name="ce6" table:formula="of:=IF([.B243]=&quot;R&quot;;0;COUNTA([.F243:.I24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kpaint");</text:p>
          </table:table-cell>
          <table:table-cell table:style-name="ce3" office:value-type="string">
            <text:p>R</text:p>
          </table:table-cell>
          <table:table-cell table:style-name="ce3" office:value-type="float" office:value="107">
            <text:p>107</text:p>
          </table:table-cell>
          <table:table-cell table:style-name="ce6" table:number-columns-repeated="6"/>
          <table:table-cell table:style-name="ce6" table:formula="of:=IF([.B244]=&quot;R&quot;;0;4)" office:value-type="float" office:value="0">
            <text:p>0</text:p>
          </table:table-cell>
          <table:table-cell table:style-name="ce6" table:formula="of:=IF([.B244]=&quot;R&quot;;0;COUNTA([.F244:.I24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test/test.cpp: <text:s text:c="7"/>QPixmap pm(DesktopIcon("network-wired"));</text:p>
          </table:table-cell>
          <table:table-cell table:style-name="ce3" office:value-type="string">
            <text:p>R</text:p>
          </table:table-cell>
          <table:table-cell table:style-name="ce3" office:value-type="float" office:value="108">
            <text:p>108</text:p>
          </table:table-cell>
          <table:table-cell table:style-name="ce6" table:number-columns-repeated="6"/>
          <table:table-cell table:style-name="ce6" table:formula="of:=IF([.B245]=&quot;R&quot;;0;4)" office:value-type="float" office:value="0">
            <text:p>0</text:p>
          </table:table-cell>
          <table:table-cell table:style-name="ce6" table:formula="of:=IF([.B245]=&quot;R&quot;;0;COUNTA([.F245:.I24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koproperty2/koproperty/test/test.cpp: <text:s text:c="3"/>setWindowIcon(Desktop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246]=&quot;R&quot;;0;4)" office:value-type="float" office:value="0">
            <text:p>0</text:p>
          </table:table-cell>
          <table:table-cell table:style-name="ce6" table:formula="of:=IF([.B246]=&quot;R&quot;;0;COUNTA([.F246:.I24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document-new"), i18n("&amp;New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247]=&quot;R&quot;;0;4)" office:value-type="float" office:value="0">
            <text:p>0</text:p>
          </table:table-cell>
          <table:table-cell table:style-name="ce6" table:formula="of:=IF([.B247]=&quot;R&quot;;0;COUNTA([.F247:.I24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go-down"), i18n("&amp;Download Example Database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6"/>
          <table:table-cell table:style-name="ce6" table:formula="of:=IF([.B248]=&quot;R&quot;;0;4)" office:value-type="float" office:value="0">
            <text:p>0</text:p>
          </table:table-cell>
          <table:table-cell table:style-name="ce6" table:formula="of:=IF([.B248]=&quot;R&quot;;0;COUNTA([.F248:.I24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7"/>d-&gt;action_close = new KAction(KIcon("window-close"), i18n("&amp;Close Project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6" table:number-columns-repeated="6"/>
          <table:table-cell table:style-name="ce6" table:formula="of:=IF([.B249]=&quot;R&quot;;0;4)" office:value-type="float" office:value="0">
            <text:p>0</text:p>
          </table:table-cell>
          <table:table-cell table:style-name="ce6" table:formula="of:=IF([.B249]=&quot;R&quot;;0;COUNTA([.F249:.I24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dummyWidget-&gt;setWindowIcon( DesktopIcon( "kexi" ) );</text:p>
          </table:table-cell>
          <table:table-cell table:style-name="ce3" office:value-type="string">
            <text:p>E</text:p>
          </table:table-cell>
          <table:table-cell table:style-name="ce3" office:value-type="float" office:value="109">
            <text:p>109</text:p>
          </table:table-cell>
          <table:table-cell table:style-name="ce6"/>
          <table:table-cell table:style-name="ce6" office:value-type="string">
            <text:p>kexi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50]=&quot;R&quot;;0;4)" office:value-type="float" office:value="4">
            <text:p>4</text:p>
          </table:table-cell>
          <table:table-cell table:style-name="ce6" table:formula="of:=IF([.B250]=&quot;R&quot;;0;COUNTA([.F250:.I250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state_data</text:p>
            <text:p>kexi/pics/hiXX-action-state_data.png</text:p>
          </table:table-cell>
          <table:table-cell table:style-name="ce6" table:number-columns-repeated="5"/>
          <table:table-cell table:style-name="ce6" table:formula="of:=IF([.B251]=&quot;R&quot;;0;4)" office:value-type="float" office:value="4">
            <text:p>4</text:p>
          </table:table-cell>
          <table:table-cell table:style-name="ce6" table:formula="of:=IF([.B251]=&quot;R&quot;;0;COUNTA([.F251:.I25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state_edit</text:p>
            <text:p>kexi/pics/hiXX-action-state_edit.png</text:p>
          </table:table-cell>
          <table:table-cell table:style-name="ce6" table:number-columns-repeated="5"/>
          <table:table-cell table:style-name="ce6" table:formula="of:=IF([.B252]=&quot;R&quot;;0;4)" office:value-type="float" office:value="4">
            <text:p>4</text:p>
          </table:table-cell>
          <table:table-cell table:style-name="ce6" table:formula="of:=IF([.B252]=&quot;R&quot;;0;COUNTA([.F252:.I25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state_sql</text:p>
            <text:p>kexi/pics/hiXX-action-state_sql.png</text:p>
          </table:table-cell>
          <table:table-cell table:style-name="ce6" table:number-columns-repeated="5"/>
          <table:table-cell table:style-name="ce6" table:formula="of:=IF([.B253]=&quot;R&quot;;0;4)" office:value-type="float" office:value="4">
            <text:p>4</text:p>
          </table:table-cell>
          <table:table-cell table:style-name="ce6" table:formula="of:=IF([.B253]=&quot;R&quot;;0;COUNTA([.F253:.I25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11"/>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6"/>
          <table:table-cell table:style-name="ce6" table:formula="of:=IF([.B254]=&quot;R&quot;;0;4)" office:value-type="float" office:value="0">
            <text:p>0</text:p>
          </table:table-cell>
          <table:table-cell table:style-name="ce6" table:formula="of:=IF([.B254]=&quot;R&quot;;0;COUNTA([.F254:.I25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3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“table”(R88) but with file_import:</text:p>
            <text:p>“file_import_table”?</text:p>
          </table:table-cell>
          <table:table-cell table:style-name="ce6" table:number-columns-repeated="5"/>
          <table:table-cell table:style-name="ce6" table:formula="of:=IF([.B255]=&quot;R&quot;;0;4)" office:value-type="float" office:value="4">
            <text:p>4</text:p>
          </table:table-cell>
          <table:table-cell table:style-name="ce6" table:formula="of:=IF([.B255]=&quot;R&quot;;0;COUNTA([.F255:.I25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oxy-version exists in</text:p>
            <text:p>kexi/pics/hiXX-action-document-import-database.png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56]=&quot;R&quot;;0;4)" office:value-type="float" office:value="4">
            <text:p>4</text:p>
          </table:table-cell>
          <table:table-cell table:style-name="ce6" table:formula="of:=IF([.B256]=&quot;R&quot;;0;COUNTA([.F256:.I256]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7"/>KIcon("document-page-setup"),</text:p>
          </table:table-cell>
          <table:table-cell table:style-name="ce3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document-page-setup</text:p>
          </table:table-cell>
          <table:table-cell table:style-name="ce6" table:number-columns-repeated="5"/>
          <table:table-cell table:style-name="ce6" table:formula="of:=IF([.B257]=&quot;R&quot;;0;4)" office:value-type="float" office:value="4">
            <text:p>4</text:p>
          </table:table-cell>
          <table:table-cell table:style-name="ce6" table:formula="of:=IF([.B257]=&quot;R&quot;;0;COUNTA([.F257:.I25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properties"), i18n("Project Properties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258]=&quot;R&quot;;0;4)" office:value-type="float" office:value="0">
            <text:p>0</text:p>
          </table:table-cell>
          <table:table-cell table:style-name="ce6" table:formula="of:=IF([.B258]=&quot;R&quot;;0;COUNTA([.F258:.I25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save-as"), i18n("Save &amp;A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">
            <text:p>7</text:p>
          </table:table-cell>
          <table:table-cell table:style-name="ce6" table:number-columns-repeated="6"/>
          <table:table-cell table:style-name="ce6" table:formula="of:=IF([.B259]=&quot;R&quot;;0;4)" office:value-type="float" office:value="0">
            <text:p>0</text:p>
          </table:table-cell>
          <table:table-cell table:style-name="ce6" table:formula="of:=IF([.B259]=&quot;R&quot;;0;COUNTA([.F259:.I259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7"/>KIcon("kexi"),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6"/>
          <table:table-cell table:style-name="ce6" table:formula="of:=IF([.B260]=&quot;R&quot;;0;4)" office:value-type="float" office:value="0">
            <text:p>0</text:p>
          </table:table-cell>
          <table:table-cell table:style-name="ce6" table:formula="of:=IF([.B260]=&quot;R&quot;;0;COUNTA([.F260:.I26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relation</text:p>
            <text:p>kexi/pics/hi22-action-relation.png</text:p>
          </table:table-cell>
          <table:table-cell table:style-name="ce6" table:number-columns-repeated="5"/>
          <table:table-cell table:style-name="ce6" table:formula="of:=IF([.B261]=&quot;R&quot;;0;4)" office:value-type="float" office:value="4">
            <text:p>4</text:p>
          </table:table-cell>
          <table:table-cell table:style-name="ce6" table:formula="of:=IF([.B261]=&quot;R&quot;;0;COUNTA([.F261:.I26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7"/>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6"/>
          <table:table-cell table:style-name="ce6" table:formula="of:=IF([.B262]=&quot;R&quot;;0;4)" office:value-type="float" office:value="0">
            <text:p>0</text:p>
          </table:table-cell>
          <table:table-cell table:style-name="ce6" table:formula="of:=IF([.B262]=&quot;R&quot;;0;COUNTA([.F262:.I26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6" office:value-type="string">
            <text:p>“table”(R88) but with file_export</text:p>
            <text:p>“file_export_table”?</text:p>
          </table:table-cell>
          <table:table-cell table:style-name="ce6" table:number-columns-repeated="5"/>
          <table:table-cell table:style-name="ce6" table:formula="of:=IF([.B263]=&quot;R&quot;;0;4)" office:value-type="float" office:value="4">
            <text:p>4</text:p>
          </table:table-cell>
          <table:table-cell table:style-name="ce6" table:formula="of:=IF([.B263]=&quot;R&quot;;0;COUNTA([.F263:.I26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help_report_bug_action-&gt;setIcon(KIcon("tools-report-bug")); // good icon for toolbar</text:p>
          </table:table-cell>
          <table:table-cell table:style-name="ce3" office:value-type="string">
            <text:p>E</text:p>
          </table:table-cell>
          <table:table-cell table:style-name="ce3" office:value-type="float" office:value="117">
            <text:p>117</text:p>
          </table:table-cell>
          <table:table-cell table:style-name="ce6"/>
          <table:table-cell table:style-name="ce6" office:value-type="string">
            <text:p>tools-report-bug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64]=&quot;R&quot;;0;4)" office:value-type="float" office:value="4">
            <text:p>4</text:p>
          </table:table-cell>
          <table:table-cell table:style-name="ce6" table:formula="of:=IF([.B264]=&quot;R&quot;;0;COUNTA([.F264:.I264]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6"/>
          <table:table-cell table:style-name="ce6" table:formula="of:=IF([.B265]=&quot;R&quot;;0;4)" office:value-type="float" office:value="0">
            <text:p>0</text:p>
          </table:table-cell>
          <table:table-cell table:style-name="ce6" table:formula="of:=IF([.B265]=&quot;R&quot;;0;COUNTA([.F265:.I265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266]=&quot;R&quot;;0;4)" office:value-type="float" office:value="0">
            <text:p>0</text:p>
          </table:table-cell>
          <table:table-cell table:style-name="ce6" table:formula="of:=IF([.B266]=&quot;R&quot;;0;COUNTA([.F266:.I26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1");</text:p>
          </table:table-cell>
          <table:table-cell table:style-name="ce3" office:value-type="string">
            <text:p>E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kexi/pics/oxygen/128x128/mimetypes/application-x-kexiproject-sqlite.png</text:p>
          </table:table-cell>
          <table:table-cell table:style-name="ce6" table:number-columns-repeated="5"/>
          <table:table-cell table:style-name="ce6" table:formula="of:=IF([.B267]=&quot;R&quot;;0;4)" office:value-type="float" office:value="4">
            <text:p>4</text:p>
          </table:table-cell>
          <table:table-cell table:style-name="ce6" table:formula="of:=IF([.B267]=&quot;R&quot;;0;COUNTA([.F267:.I26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2");</text:p>
          </table:table-cell>
          <table:table-cell table:style-name="ce3" office:value-type="string">
            <text:p>R</text:p>
          </table:table-cell>
          <table:table-cell table:style-name="ce3" office:value-type="float" office:value="118">
            <text:p>118</text:p>
          </table:table-cell>
          <table:table-cell table:style-name="ce6" table:number-columns-repeated="6"/>
          <table:table-cell table:style-name="ce6" table:formula="of:=IF([.B268]=&quot;R&quot;;0;4)" office:value-type="float" office:value="0">
            <text:p>0</text:p>
          </table:table-cell>
          <table:table-cell table:style-name="ce6" table:formula="of:=IF([.B268]=&quot;R&quot;;0;COUNTA([.F268:.I26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3");</text:p>
          </table:table-cell>
          <table:table-cell table:style-name="ce3" office:value-type="string">
            <text:p>R</text:p>
          </table:table-cell>
          <table:table-cell table:style-name="ce3" office:value-type="float" office:value="118">
            <text:p>118</text:p>
          </table:table-cell>
          <table:table-cell table:style-name="ce6" table:number-columns-repeated="6"/>
          <table:table-cell table:style-name="ce6" table:formula="of:=IF([.B269]=&quot;R&quot;;0;4)" office:value-type="float" office:value="0">
            <text:p>0</text:p>
          </table:table-cell>
          <table:table-cell table:style-name="ce6" table:formula="of:=IF([.B269]=&quot;R&quot;;0;COUNTA([.F269:.I26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1");</text:p>
          </table:table-cell>
          <table:table-cell table:style-name="ce3" office:value-type="string">
            <text:p>N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socket</text:p>
          </table:table-cell>
          <table:table-cell table:style-name="ce6" table:number-columns-repeated="5"/>
          <table:table-cell table:style-name="ce6" table:formula="of:=IF([.B270]=&quot;R&quot;;0;4)" office:value-type="float" office:value="4">
            <text:p>4</text:p>
          </table:table-cell>
          <table:table-cell table:style-name="ce6" table:formula="of:=IF([.B270]=&quot;R&quot;;0;COUNTA([.F270:.I27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2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6"/>
          <table:table-cell table:style-name="ce6" table:formula="of:=IF([.B271]=&quot;R&quot;;0;4)" office:value-type="float" office:value="0">
            <text:p>0</text:p>
          </table:table-cell>
          <table:table-cell table:style-name="ce6" table:formula="of:=IF([.B271]=&quot;R&quot;;0;COUNTA([.F271:.I27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3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6"/>
          <table:table-cell table:style-name="ce6" table:formula="of:=IF([.B272]=&quot;R&quot;;0;4)" office:value-type="float" office:value="0">
            <text:p>0</text:p>
          </table:table-cell>
          <table:table-cell table:style-name="ce6" table:formula="of:=IF([.B272]=&quot;R&quot;;0;COUNTA([.F272:.I27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4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6"/>
          <table:table-cell table:style-name="ce6" table:formula="of:=IF([.B273]=&quot;R&quot;;0;4)" office:value-type="float" office:value="0">
            <text:p>0</text:p>
          </table:table-cell>
          <table:table-cell table:style-name="ce6" table:formula="of:=IF([.B273]=&quot;R&quot;;0;COUNTA([.F273:.I27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 <text:s text:c="3"/>rightWidget-&gt;setIcon(KIcon("tab-close"));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6"/>
          <table:table-cell table:style-name="ce6" table:formula="of:=IF([.B274]=&quot;R&quot;;0;4)" office:value-type="float" office:value="0">
            <text:p>0</text:p>
          </table:table-cell>
          <table:table-cell table:style-name="ce6" table:formula="of:=IF([.B274]=&quot;R&quot;;0;COUNTA([.F274:.I27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KexiMainWindow.cpp:// <text:s/>closeButton-&gt;setIconSet(KIcon("tab-close"));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6"/>
          <table:table-cell table:style-name="ce6" table:formula="of:=IF([.B275]=&quot;R&quot;;0;4)" office:value-type="float" office:value="0">
            <text:p>0</text:p>
          </table:table-cell>
          <table:table-cell table:style-name="ce6" table:formula="of:=IF([.B275]=&quot;R&quot;;0;COUNTA([.F275:.I27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iconLabel-&gt;setPixmap(DesktopIcon("document", 32));</text:p>
          </table:table-cell>
          <table:table-cell table:style-name="ce3" office:value-type="string">
            <text:p>N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“document” (an empty one?)</text:p>
          </table:table-cell>
          <table:table-cell table:style-name="ce6" table:number-columns-repeated="5"/>
          <table:table-cell table:style-name="ce6" table:formula="of:=IF([.B276]=&quot;R&quot;;0;4)" office:value-type="float" office:value="4">
            <text:p>4</text:p>
          </table:table-cell>
          <table:table-cell table:style-name="ce6" table:formula="of:=IF([.B276]=&quot;R&quot;;0;COUNTA([.F276:.I27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3" office:value-type="string">
            <text:p>E</text:p>
          </table:table-cell>
          <table:table-cell table:style-name="ce3" office:value-type="float" office:value="121">
            <text:p>121</text:p>
          </table:table-cell>
          <table:table-cell table:style-name="ce6"/>
          <table:table-cell table:style-name="ce12" office:value-type="string">
            <text:p>document-print-preview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77]=&quot;R&quot;;0;4)" office:value-type="float" office:value="4">
            <text:p>4</text:p>
          </table:table-cell>
          <table:table-cell table:style-name="ce6" table:formula="of:=IF([.B277]=&quot;R&quot;;0;COUNTA([.F277:.I277]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id = m_toolbar-&gt;insertWidget(-1, 0, new KPushButton(KIcon("zoom-in"), i18n("Zoom In"), m_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2">
            <text:p>122</text:p>
          </table:table-cell>
          <table:table-cell table:style-name="ce6"/>
          <table:table-cell table:style-name="ce12" office:value-type="string">
            <text:p>zoom-i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78]=&quot;R&quot;;0;4)" office:value-type="float" office:value="4">
            <text:p>4</text:p>
          </table:table-cell>
          <table:table-cell table:style-name="ce6" table:formula="of:=IF([.B278]=&quot;R&quot;;0;COUNTA([.F278:.I278]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id = m_toolbar-&gt;insertWidget(-1, 0, new KPushButton(KIcon("zoom-out"), i18n("Zoom Out"), m_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3">
            <text:p>123</text:p>
          </table:table-cell>
          <table:table-cell table:style-name="ce6"/>
          <table:table-cell table:style-name="ce6" office:value-type="string">
            <text:p>zoom-ou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79]=&quot;R&quot;;0;4)" office:value-type="float" office:value="4">
            <text:p>4</text:p>
          </table:table-cell>
          <table:table-cell table:style-name="ce6" table:formula="of:=IF([.B279]=&quot;R&quot;;0;COUNTA([.F279:.I279]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First = m_navToolbar-&gt;insertWidget(-1, 0, new KPushButton(KIcon("go-first"), i18n("First Page"), m_nav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4">
            <text:p>124</text:p>
          </table:table-cell>
          <table:table-cell table:style-name="ce6"/>
          <table:table-cell table:style-name="ce12" office:value-type="string">
            <text:p>go-firs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80]=&quot;R&quot;;0;4)" office:value-type="float" office:value="4">
            <text:p>4</text:p>
          </table:table-cell>
          <table:table-cell table:style-name="ce6" table:formula="of:=IF([.B280]=&quot;R&quot;;0;COUNTA([.F280:.I280]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Last = m_navToolbar-&gt;insertWidget(-1, 0, new KPushButton(KIcon("go-last"), i18n("Last Page"), m_nav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5">
            <text:p>125</text:p>
          </table:table-cell>
          <table:table-cell table:style-name="ce6"/>
          <table:table-cell table:style-name="ce6" office:value-type="string">
            <text:p>go-las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81]=&quot;R&quot;;0;4)" office:value-type="float" office:value="4">
            <text:p>4</text:p>
          </table:table-cell>
          <table:table-cell table:style-name="ce6" table:formula="of:=IF([.B281]=&quot;R&quot;;0;COUNTA([.F281:.I281]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Next = m_navToolbar-&gt;insertWidget(-1, 0, new KPushButton(KIcon("go-next"), i18n("Next Page"), m_navToolbar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6"/>
          <table:table-cell table:style-name="ce6" table:formula="of:=IF([.B282]=&quot;R&quot;;0;4)" office:value-type="float" office:value="0">
            <text:p>0</text:p>
          </table:table-cell>
          <table:table-cell table:style-name="ce6" table:formula="of:=IF([.B282]=&quot;R&quot;;0;COUNTA([.F282:.I282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Previous = m_navToolbar-&gt;insertWidget(-1, 0, new KPushButton(KIcon("go-previous"), i18n("Previous Page"), m_navToolbar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6"/>
          <table:table-cell table:style-name="ce6" table:formula="of:=IF([.B283]=&quot;R&quot;;0;4)" office:value-type="float" office:value="0">
            <text:p>0</text:p>
          </table:table-cell>
          <table:table-cell table:style-name="ce6" table:formula="of:=IF([.B283]=&quot;R&quot;;0;COUNTA([.F283:.I28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printing/kexisimpleprintpreviewwindow.cpp: <text:s text:c="3"/>setIcon(DesktopIcon("document-print-preview"));</text:p>
          </table:table-cell>
          <table:table-cell table:style-name="ce3" office:value-type="string">
            <text:p>R</text:p>
          </table:table-cell>
          <table:table-cell table:style-name="ce3" office:value-type="float" office:value="121">
            <text:p>121</text:p>
          </table:table-cell>
          <table:table-cell table:style-name="ce6" table:number-columns-repeated="6"/>
          <table:table-cell table:style-name="ce6" table:formula="of:=IF([.B284]=&quot;R&quot;;0;4)" office:value-type="float" office:value="0">
            <text:p>0</text:p>
          </table:table-cell>
          <table:table-cell table:style-name="ce6" table:formula="of:=IF([.B284]=&quot;R&quot;;0;COUNTA([.F284:.I28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ConnSelector.cpp:// m_file-&gt;btn_advanced-&gt;setIconSet( KIcon("arrow-down"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6"/>
          <table:table-cell table:style-name="ce6" table:formula="of:=IF([.B285]=&quot;R&quot;;0;4)" office:value-type="float" office:value="0">
            <text:p>0</text:p>
          </table:table-cell>
          <table:table-cell table:style-name="ce6" table:formula="of:=IF([.B285]=&quot;R&quot;;0;COUNTA([.F285:.I28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ConnSelector.cpp:// m_remote-&gt;btn_back-&gt;setIconSet( KIcon("arrow-up"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6"/>
          <table:table-cell table:style-name="ce6" table:formula="of:=IF([.B286]=&quot;R&quot;;0;4)" office:value-type="float" office:value="0">
            <text:p>0</text:p>
          </table:table-cell>
          <table:table-cell table:style-name="ce6" table:formula="of:=IF([.B286]=&quot;R&quot;;0;COUNTA([.F286:.I28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NewProjectWizard.cpp: <text:s text:c="3"/>setWindowIcon(K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287]=&quot;R&quot;;0;4)" office:value-type="float" office:value="0">
            <text:p>0</text:p>
          </table:table-cell>
          <table:table-cell table:style-name="ce6" table:formula="of:=IF([.B287]=&quot;R&quot;;0;COUNTA([.F287:.I28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ProjectSelector.cpp: <text:s text:c="3"/>d-&gt;dbicon = SmallIcon("server-database");</text:p>
          </table:table-cell>
          <table:table-cell table:style-name="ce3" office:value-type="string">
            <text:p>E</text:p>
          </table:table-cell>
          <table:table-cell table:style-name="ce3" office:value-type="float" office:value="126">
            <text:p>126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server-databas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88]=&quot;R&quot;;0;4)" office:value-type="float" office:value="4">
            <text:p>4</text:p>
          </table:table-cell>
          <table:table-cell table:style-name="ce6" table:formula="of:=IF([.B288]=&quot;R&quot;;0;COUNTA([.F288:.I288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.cpp: <text:s text:c="3"/>setButtonIcon(KDialog::Ok, 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6"/>
          <table:table-cell table:style-name="ce6" table:formula="of:=IF([.B289]=&quot;R&quot;;0;4)" office:value-type="float" office:value="0">
            <text:p>0</text:p>
          </table:table-cell>
          <table:table-cell table:style-name="ce6" table:formula="of:=IF([.B289]=&quot;R&quot;;0;COUNTA([.F289:.I28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11"/>DesktopIcon("cdrom_unmount"));</text:p>
          </table:table-cell>
          <table:table-cell table:style-name="ce3" office:value-type="string">
            <text:p>NE</text:p>
          </table:table-cell>
          <table:table-cell table:style-name="ce3" office:value-type="float" office:value="127">
            <text:p>127</text:p>
          </table:table-cell>
          <table:table-cell table:style-name="ce6" office:value-type="string">
            <text:p>cdrom_umount (port to kde4 media-x?)</text:p>
          </table:table-cell>
          <table:table-cell table:style-name="ce6" office:value-type="string">
            <text:p>devices/media-optical</text:p>
          </table:table-cell>
          <table:table-cell table:style-name="ce6" table:number-columns-repeated="4"/>
          <table:table-cell table:style-name="ce6" table:formula="of:=IF([.B290]=&quot;R&quot;;0;4)" office:value-type="float" office:value="4">
            <text:p>4</text:p>
          </table:table-cell>
          <table:table-cell table:style-name="ce6" table:formula="of:=IF([.B290]=&quot;R&quot;;0;COUNTA([.F290:.I290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help-contents"));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6"/>
          <table:table-cell table:style-name="ce6" table:formula="of:=IF([.B291]=&quot;R&quot;;0;4)" office:value-type="float" office:value="0">
            <text:p>0</text:p>
          </table:table-cell>
          <table:table-cell table:style-name="ce6" table:formula="of:=IF([.B291]=&quot;R&quot;;0;COUNTA([.F291:.I29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icons"));</text:p>
          </table:table-cell>
          <table:table-cell table:style-name="ce3" office:value-type="string">
            <text:p>E</text:p>
          </table:table-cell>
          <table:table-cell table:style-name="ce3" office:value-type="float" office:value="128">
            <text:p>128</text:p>
          </table:table-cell>
          <table:table-cell table:style-name="ce6" office:value-type="string">
            <text:p>they have to change the icon name!!!</text:p>
          </table:table-cell>
          <table:table-cell table:style-name="ce6" office:value-type="string">
            <text:p>preferences-desktop-icon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x</text:p>
          </table:table-cell>
          <table:table-cell table:style-name="ce6" table:formula="of:=IF([.B292]=&quot;R&quot;;0;4)" office:value-type="float" office:value="4">
            <text:p>4</text:p>
          </table:table-cell>
          <table:table-cell table:style-name="ce6" table:formula="of:=IF([.B292]=&quot;R&quot;;0;COUNTA([.F292:.I292]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kcalc"));</text:p>
          </table:table-cell>
          <table:table-cell table:style-name="ce3" office:value-type="string">
            <text:p>E</text:p>
          </table:table-cell>
          <table:table-cell table:style-name="ce3" office:value-type="float" office:value="129">
            <text:p>129</text:p>
          </table:table-cell>
          <table:table-cell table:style-name="ce6" office:value-type="string">
            <text:p>they have to change the icon name!!!</text:p>
          </table:table-cell>
          <table:table-cell table:style-name="ce6" office:value-type="string">
            <text:p>accessories-calculato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93]=&quot;R&quot;;0;4)" office:value-type="float" office:value="4">
            <text:p>4</text:p>
          </table:table-cell>
          <table:table-cell table:style-name="ce6" table:formula="of:=IF([.B293]=&quot;R&quot;;0;COUNTA([.F293:.I293]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ain/startup/KexiStartupDialog.cpp: <text:s text:c="7"/>DesktopIcon( "business_user" ));</text:p>
          </table:table-cell>
          <table:table-cell table:style-name="ce3" office:value-type="string">
            <text:p>N</text:p>
          </table:table-cell>
          <table:table-cell table:style-name="ce3" office:value-type="float" office:value="130">
            <text:p>130</text:p>
          </table:table-cell>
          <table:table-cell table:style-name="ce6" office:value-type="string">
            <text:p>business_user</text:p>
          </table:table-cell>
          <table:table-cell table:style-name="ce6" table:number-columns-repeated="5"/>
          <table:table-cell table:style-name="ce6" table:formula="of:=IF([.B294]=&quot;R&quot;;0;4)" office:value-type="float" office:value="4">
            <text:p>4</text:p>
          </table:table-cell>
          <table:table-cell table:style-name="ce6" table:formula="of:=IF([.B294]=&quot;R&quot;;0;COUNTA([.F294:.I294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Dialog.cpp: <text:s text:c="7"/>i18n("Personal Databases"), i18n("New Personal Database Project Templates"), DesktopIcon("user-home") );</text:p>
          </table:table-cell>
          <table:table-cell table:style-name="ce3" office:value-type="string">
            <text:p>E</text:p>
          </table:table-cell>
          <table:table-cell table:style-name="ce3" office:value-type="float" office:value="132">
            <text:p>132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user-hom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95]=&quot;R&quot;;0;4)" office:value-type="float" office:value="4">
            <text:p>4</text:p>
          </table:table-cell>
          <table:table-cell table:style-name="ce6" table:formula="of:=IF([.B295]=&quot;R&quot;;0;COUNTA([.F295:.I295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7"/>setWindowIcon(Desktop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6"/>
          <table:table-cell table:style-name="ce6" table:formula="of:=IF([.B296]=&quot;R&quot;;0;4)" office:value-type="float" office:value="0">
            <text:p>0</text:p>
          </table:table-cell>
          <table:table-cell table:style-name="ce6" table:formula="of:=IF([.B296]=&quot;R&quot;;0;COUNTA([.F296:.I29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 <text:s text:c="3"/>d-&gt;templPageWidgetItem_BlankDatabase-&gt;setIcon(KIcon("x-office-document"));</text:p>
          </table:table-cell>
          <table:table-cell table:style-name="ce3" office:value-type="string">
            <text:p>E</text:p>
          </table:table-cell>
          <table:table-cell table:style-name="ce3" office:value-type="float" office:value="133">
            <text:p>133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x-office-documen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97]=&quot;R&quot;;0;4)" office:value-type="float" office:value="4">
            <text:p>4</text:p>
          </table:table-cell>
          <table:table-cell table:style-name="ce6" table:formula="of:=IF([.B297]=&quot;R&quot;;0;COUNTA([.F297:.I297]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3" office:value-type="string">
            <text:p>R</text:p>
          </table:table-cell>
          <table:table-cell table:style-name="ce3" office:value-type="float" office:value="114">
            <text:p>114</text:p>
          </table:table-cell>
          <table:table-cell table:style-name="ce6" table:number-columns-repeated="6"/>
          <table:table-cell table:style-name="ce6" table:formula="of:=IF([.B298]=&quot;R&quot;;0;4)" office:value-type="float" office:value="0">
            <text:p>0</text:p>
          </table:table-cell>
          <table:table-cell table:style-name="ce6" table:formula="of:=IF([.B298]=&quot;R&quot;;0;COUNTA([.F298:.I29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// <text:s/>d-&gt;pageTemplates, "templatesWidget", KJanusWidget::IconList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99]=&quot;R&quot;;0;4)" office:value-type="float" office:value="4">
            <text:p>4</text:p>
          </table:table-cell>
          <table:table-cell table:style-name="ce6" table:formula="of:=IF([.B299]=&quot;R&quot;;0;COUNTA([.F299:.I29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.cpp:// <text:s/>d-&gt;templatesWidget_IconListBox = d-&gt;templatesWidget-&gt;child(0,"KListBox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300]=&quot;R&quot;;0;4)" office:value-type="float" office:value="4">
            <text:p>4</text:p>
          </table:table-cell>
          <table:table-cell table:style-name="ce6" table:formula="of:=IF([.B300]=&quot;R&quot;;0;COUNTA([.F300:.I30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ain/startup/KexiStartupDialogTemplatesPage.cpp:// templates = new KIconView(this, "templates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301]=&quot;R&quot;;0;4)" office:value-type="float" office:value="4">
            <text:p>4</text:p>
          </table:table-cell>
          <table:table-cell table:style-name="ce6" table:formula="of:=IF([.B301]=&quot;R&quot;;0;COUNTA([.F301:.I301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3" office:value-type="string">
            <text:p>E</text:p>
          </table:table-cell>
          <table:table-cell table:style-name="ce3" office:value-type="float" office:value="134">
            <text:p>134</text:p>
          </table:table-cell>
          <table:table-cell table:style-name="ce6"/>
          <table:table-cell table:style-name="ce6" office:value-type="string">
            <text:p>document-sav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02]=&quot;R&quot;;0;4)" office:value-type="float" office:value="4">
            <text:p>4</text:p>
          </table:table-cell>
          <table:table-cell table:style-name="ce6" table:formula="of:=IF([.B302]=&quot;R&quot;;0;COUNTA([.F302:.I302]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6"/>
          <table:table-cell table:style-name="ce6" table:formula="of:=IF([.B303]=&quot;R&quot;;0;4)" office:value-type="float" office:value="0">
            <text:p>0</text:p>
          </table:table-cell>
          <table:table-cell table:style-name="ce6" table:formula="of:=IF([.B303]=&quot;R&quot;;0;COUNTA([.F303:.I30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igration/importoptionsdlg.cpp: <text:s text:c="3"/>setWindow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6"/>
          <table:table-cell table:style-name="ce6" table:formula="of:=IF([.B304]=&quot;R&quot;;0;4)" office:value-type="float" office:value="0">
            <text:p>0</text:p>
          </table:table-cell>
          <table:table-cell table:style-name="ce6" table:formula="of:=IF([.B304]=&quot;R&quot;;0;COUNTA([.F304:.I30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migration/importwizard.cpp: <text:s text:c="3"/>m_importOptionsButton = new KPushButton(KIcon("configure"),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6"/>
          <table:table-cell table:style-name="ce6" table:formula="of:=IF([.B305]=&quot;R&quot;;0;4)" office:value-type="float" office:value="0">
            <text:p>0</text:p>
          </table:table-cell>
          <table:table-cell table:style-name="ce6" table:formula="of:=IF([.B305]=&quot;R&quot;;0;COUNTA([.F305:.I305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migration/importwizard.cpp: <text:s text:c="3"/>setWindowIcon(KIcon("database_import"));</text:p>
          </table:table-cell>
          <table:table-cell table:style-name="ce3" office:value-type="string">
            <text:p>N</text:p>
          </table:table-cell>
          <table:table-cell table:style-name="ce3" office:value-type="float" office:value="135">
            <text:p>135</text:p>
          </table:table-cell>
          <table:table-cell table:style-name="ce6" office:value-type="string">
            <text:p>database_import</text:p>
          </table:table-cell>
          <table:table-cell table:style-name="ce6" table:number-columns-repeated="5"/>
          <table:table-cell table:style-name="ce6" table:formula="of:=IF([.B306]=&quot;R&quot;;0;4)" office:value-type="float" office:value="4">
            <text:p>4</text:p>
          </table:table-cell>
          <table:table-cell table:style-name="ce6" table:formula="of:=IF([.B306]=&quot;R&quot;;0;COUNTA([.F306:.I30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3" office:value-type="string">
            <text:p>N</text:p>
          </table:table-cell>
          <table:table-cell table:style-name="ce3" office:value-type="float" office:value="136">
            <text:p>136</text:p>
          </table:table-cell>
          <table:table-cell table:style-name="ce6" office:value-type="string">
            <text:p>add_field</text:p>
            <text:p>kexi/pics/hi16-action-add_field.png</text:p>
          </table:table-cell>
          <table:table-cell table:style-name="ce6" table:number-columns-repeated="5"/>
          <table:table-cell table:style-name="ce6" table:formula="of:=IF([.B307]=&quot;R&quot;;0;4)" office:value-type="float" office:value="4">
            <text:p>4</text:p>
          </table:table-cell>
          <table:table-cell table:style-name="ce6" table:formula="of:=IF([.B307]=&quot;R&quot;;0;COUNTA([.F307:.I30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 office:value-type="string">
            <text:p>E</text:p>
          </table:table-cell>
          <table:table-cell table:style-name="ce3" office:value-type="float" office:value="137">
            <text:p>137</text:p>
          </table:table-cell>
          <table:table-cell table:style-name="ce6"/>
          <table:table-cell table:style-name="ce12" office:value-type="string">
            <text:p>edit-clear-locationbar-rtl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08]=&quot;R&quot;;0;4)" office:value-type="float" office:value="4">
            <text:p>4</text:p>
          </table:table-cell>
          <table:table-cell table:style-name="ce6" table:formula="of:=IF([.B308]=&quot;R&quot;;0;COUNTA([.F308:.I308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6"/>
          <table:table-cell table:style-name="ce6" table:formula="of:=IF([.B309]=&quot;R&quot;;0;4)" office:value-type="float" office:value="0">
            <text:p>0</text:p>
          </table:table-cell>
          <table:table-cell table:style-name="ce6" table:formula="of:=IF([.B309]=&quot;R&quot;;0;COUNTA([.F309:.I30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go-jump"), QString(), contents);</text:p>
          </table:table-cell>
          <table:table-cell table:style-name="ce3" office:value-type="string">
            <text:p>E</text:p>
          </table:table-cell>
          <table:table-cell table:style-name="ce3" office:value-type="float" office:value="138">
            <text:p>138</text:p>
          </table:table-cell>
          <table:table-cell table:style-name="ce6"/>
          <table:table-cell table:style-name="ce12" office:value-type="string">
            <text:p>go-jump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10]=&quot;R&quot;;0;4)" office:value-type="float" office:value="4">
            <text:p>4</text:p>
          </table:table-cell>
          <table:table-cell table:style-name="ce6" table:formula="of:=IF([.B310]=&quot;R&quot;;0;COUNTA([.F310:.I310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atasourcepage.cpp: <text:s text:c="3"/>m_mousePointerLabel-&gt;setPixmap(SmallIcon("mouse_pointer"));</text:p>
          </table:table-cell>
          <table:table-cell table:style-name="ce3" office:value-type="string">
            <text:p>E</text:p>
          </table:table-cell>
          <table:table-cell table:style-name="ce3" office:value-type="float" office:value="139">
            <text:p>139</text:p>
          </table:table-cell>
          <table:table-cell table:style-name="ce6"/>
          <table:table-cell table:style-name="ce6" office:value-type="string">
            <text:p>point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11]=&quot;R&quot;;0;4)" office:value-type="float" office:value="4">
            <text:p>4</text:p>
          </table:table-cell>
          <table:table-cell table:style-name="ce6" table:formula="of:=IF([.B311]=&quot;R&quot;;0;COUNTA([.F311:.I311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dbfactory.cpp: <text:s text:c="18"/>m_assignAction = new KAction(KIcon("form_action"), i18n("&amp;Assign Action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91">
            <text:p>91</text:p>
          </table:table-cell>
          <table:table-cell table:style-name="ce6" table:number-columns-repeated="6"/>
          <table:table-cell table:style-name="ce6" table:formula="of:=IF([.B312]=&quot;R&quot;;0;4)" office:value-type="float" office:value="0">
            <text:p>0</text:p>
          </table:table-cell>
          <table:table-cell table:style-name="ce6" table:formula="of:=IF([.B312]=&quot;R&quot;;0;COUNTA([.F312:.I31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manager.cpp: <text:s text:c="11"/>KIcon("signalslot"), i18n("Connect Signals/Slots"), d-&gt;collection);</text:p>
          </table:table-cell>
          <table:table-cell table:style-name="ce3" office:value-type="string">
            <text:p>N</text:p>
          </table:table-cell>
          <table:table-cell table:style-name="ce3" office:value-type="float" office:value="140">
            <text:p>140</text:p>
          </table:table-cell>
          <table:table-cell table:style-name="ce6" office:value-type="string">
            <text:p>signalslot</text:p>
          </table:table-cell>
          <table:table-cell table:style-name="ce6" table:number-columns-repeated="5"/>
          <table:table-cell table:style-name="ce6" table:formula="of:=IF([.B313]=&quot;R&quot;;0;4)" office:value-type="float" office:value="4">
            <text:p>4</text:p>
          </table:table-cell>
          <table:table-cell table:style-name="ce6" table:formula="of:=IF([.B313]=&quot;R&quot;;0;COUNTA([.F313:.I31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manager.cpp: <text:s text:c="7"/>KAction *a = new KAction(KIcon("run-build-file"), i18n("Show Form UI C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41">
            <text:p>141</text:p>
          </table:table-cell>
          <table:table-cell table:style-name="ce6"/>
          <table:table-cell table:style-name="ce6" office:value-type="string">
            <text:p>run-build-fil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14]=&quot;R&quot;;0;4)" office:value-type="float" office:value="4">
            <text:p>4</text:p>
          </table:table-cell>
          <table:table-cell table:style-name="ce6" table:formula="of:=IF([.B314]=&quot;R&quot;;0;COUNTA([.F314:.I314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manager.cpp: <text:s text:c="7"/>KIcon("mouse_pointer"), i18n("Pointer"), d-&gt;collection);</text:p>
          </table:table-cell>
          <table:table-cell table:style-name="ce3" office:value-type="string">
            <text:p>R</text:p>
          </table:table-cell>
          <table:table-cell table:style-name="ce3" office:value-type="float" office:value="139">
            <text:p>139</text:p>
          </table:table-cell>
          <table:table-cell table:style-name="ce6" table:number-columns-repeated="6"/>
          <table:table-cell table:style-name="ce6" table:formula="of:=IF([.B315]=&quot;R&quot;;0;4)" office:value-type="float" office:value="0">
            <text:p>0</text:p>
          </table:table-cell>
          <table:table-cell table:style-name="ce6" table:formula="of:=IF([.B315]=&quot;R&quot;;0;COUNTA([.F315:.I31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dataSourcePage, KIcon("server-database"), "");</text:p>
          </table:table-cell>
          <table:table-cell table:style-name="ce3" office:value-type="string">
            <text:p>R</text:p>
          </table:table-cell>
          <table:table-cell table:style-name="ce3" office:value-type="float" office:value="126">
            <text:p>126</text:p>
          </table:table-cell>
          <table:table-cell table:style-name="ce6" table:number-columns-repeated="6"/>
          <table:table-cell table:style-name="ce6" table:formula="of:=IF([.B316]=&quot;R&quot;;0;4)" office:value-type="float" office:value="0">
            <text:p>0</text:p>
          </table:table-cell>
          <table:table-cell table:style-name="ce6" table:formula="of:=IF([.B316]=&quot;R&quot;;0;COUNTA([.F316:.I31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42">
            <text:p>142</text:p>
          </table:table-cell>
          <table:table-cell table:style-name="ce6" office:value-type="string">
            <text:p>widgets</text:p>
            <text:p>kexi/pics/hi22-action-widgets.png</text:p>
          </table:table-cell>
          <table:table-cell table:style-name="ce6" table:number-columns-repeated="5"/>
          <table:table-cell table:style-name="ce6" table:formula="of:=IF([.B317]=&quot;R&quot;;0;4)" office:value-type="float" office:value="4">
            <text:p>4</text:p>
          </table:table-cell>
          <table:table-cell table:style-name="ce6" table:formula="of:=IF([.B317]=&quot;R&quot;;0;COUNTA([.F317:.I31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exportwizard.cpp: <text:s text:c="7"/>m_infoLblTo-&gt;setIcon("edit-paste");</text:p>
          </table:table-cell>
          <table:table-cell table:style-name="ce3" office:value-type="string">
            <text:p>E</text:p>
          </table:table-cell>
          <table:table-cell table:style-name="ce3" office:value-type="float" office:value="143">
            <text:p>143</text:p>
          </table:table-cell>
          <table:table-cell table:style-name="ce6"/>
          <table:table-cell table:style-name="ce12" office:value-type="string">
            <text:p>edit-past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18]=&quot;R&quot;;0;4)" office:value-type="float" office:value="4">
            <text:p>4</text:p>
          </table:table-cell>
          <table:table-cell table:style-name="ce6" table:formula="of:=IF([.B318]=&quot;R&quot;;0;COUNTA([.F318:.I318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7"/>m_infoLbl-&gt;setIcon("edit-paste"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table:number-columns-repeated="6"/>
          <table:table-cell table:style-name="ce6" table:formula="of:=IF([.B319]=&quot;R&quot;;0;4)" office:value-type="float" office:value="0">
            <text:p>0</text:p>
          </table:table-cell>
          <table:table-cell table:style-name="ce6" table:formula="of:=IF([.B319]=&quot;R&quot;;0;COUNTA([.F319:.I31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3" office:value-type="string">
            <text:p>N</text:p>
          </table:table-cell>
          <table:table-cell table:style-name="ce3" office:value-type="float" office:value="144">
            <text:p>144</text:p>
          </table:table-cell>
          <table:table-cell table:style-name="ce6" office:value-type="string">
            <text:p>key</text:p>
            <text:p>kexi/pics/hi32-action-key.png</text:p>
          </table:table-cell>
          <table:table-cell table:style-name="ce6" table:number-columns-repeated="5"/>
          <table:table-cell table:style-name="ce6" table:formula="of:=IF([.B320]=&quot;R&quot;;0;4)" office:value-type="float" office:value="4">
            <text:p>4</text:p>
          </table:table-cell>
          <table:table-cell table:style-name="ce6" table:formula="of:=IF([.B320]=&quot;R&quot;;0;COUNTA([.F320:.I32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importexport/csv/kexicsvimportdialog.cpp:#define _IMPORT_ICON KIcon("table") /*todo: change to "file_import" or so*/</text:p>
          </table:table-cell>
          <table:table-cell table:style-name="ce3" office:value-type="string">
            <text:p>R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“file_import_table”</text:p>
          </table:table-cell>
          <table:table-cell table:style-name="ce6" table:number-columns-repeated="5"/>
          <table:table-cell table:style-name="ce6" table:formula="of:=IF([.B321]=&quot;R&quot;;0;4)" office:value-type="float" office:value="0">
            <text:p>0</text:p>
          </table:table-cell>
          <table:table-cell table:style-name="ce6" table:formula="of:=IF([.B321]=&quot;R&quot;;0;COUNTA([.F321:.I32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Err(DesktopIcon("dialog-error"))</text:p>
          </table:table-cell>
          <table:table-cell table:style-name="ce3" office:value-type="string">
            <text:p>E</text:p>
          </table:table-cell>
          <table:table-cell table:style-name="ce3" office:value-type="float" office:value="145">
            <text:p>145</text:p>
          </table:table-cell>
          <table:table-cell table:style-name="ce6" office:value-type="string">
            <text:p>(in status/)</text:p>
          </table:table-cell>
          <table:table-cell table:style-name="ce6" office:value-type="string">
            <text:p>dialog-erro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22]=&quot;R&quot;;0;4)" office:value-type="float" office:value="4">
            <text:p>4</text:p>
          </table:table-cell>
          <table:table-cell table:style-name="ce6" table:formula="of:=IF([.B322]=&quot;R&quot;;0;COUNTA([.F322:.I322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Info(DesktopIcon("dialog-information"))</text:p>
          </table:table-cell>
          <table:table-cell table:style-name="ce3" office:value-type="string">
            <text:p>E</text:p>
          </table:table-cell>
          <table:table-cell table:style-name="ce3" office:value-type="float" office:value="146">
            <text:p>146</text:p>
          </table:table-cell>
          <table:table-cell table:style-name="ce6" office:value-type="string">
            <text:p>(in status/)</text:p>
          </table:table-cell>
          <table:table-cell table:style-name="ce6" office:value-type="string">
            <text:p>dialog-informatio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23]=&quot;R&quot;;0;4)" office:value-type="float" office:value="4">
            <text:p>4</text:p>
          </table:table-cell>
          <table:table-cell table:style-name="ce6" table:formula="of:=IF([.B323]=&quot;R&quot;;0;COUNTA([.F323:.I323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Ok(Desktop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324]=&quot;R&quot;;0;4)" office:value-type="float" office:value="0">
            <text:p>0</text:p>
          </table:table-cell>
          <table:table-cell table:style-name="ce6" table:formula="of:=IF([.B324]=&quot;R&quot;;0;COUNTA([.F324:.I32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7"/>KIcon("view-history"), i18n("Show SQL History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47">
            <text:p>147</text:p>
          </table:table-cell>
          <table:table-cell table:style-name="ce6"/>
          <table:table-cell table:style-name="ce12" office:value-type="string">
            <text:p>view-history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25]=&quot;R&quot;;0;4)" office:value-type="float" office:value="4">
            <text:p>4</text:p>
          </table:table-cell>
          <table:table-cell table:style-name="ce6" table:formula="of:=IF([.B325]=&quot;R&quot;;0;COUNTA([.F325:.I325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edit-clear-locationbar-rtl"), msg_clear,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6"/>
          <table:table-cell table:style-name="ce6" table:formula="of:=IF([.B326]=&quot;R&quot;;0;4)" office:value-type="float" office:value="0">
            <text:p>0</text:p>
          </table:table-cell>
          <table:table-cell table:style-name="ce6" table:formula="of:=IF([.B326]=&quot;R&quot;;0;COUNTA([.F326:.I32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go-jump"), msg_back,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6"/>
          <table:table-cell table:style-name="ce6" table:formula="of:=IF([.B327]=&quot;R&quot;;0;4)" office:value-type="float" office:value="0">
            <text:p>0</text:p>
          </table:table-cell>
          <table:table-cell table:style-name="ce6" table:formula="of:=IF([.B327]=&quot;R&quot;;0;COUNTA([.F327:.I327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.cpp: <text:s text:c="3"/>d-&gt;historyHead-&gt;addButton(KIcon("edit-clear-locationbar-rtl"), msg_clear, d-&gt;history, SLOT(clear())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6"/>
          <table:table-cell table:style-name="ce6" table:formula="of:=IF([.B328]=&quot;R&quot;;0;4)" office:value-type="float" office:value="0">
            <text:p>0</text:p>
          </table:table-cell>
          <table:table-cell table:style-name="ce6" table:formula="of:=IF([.B328]=&quot;R&quot;;0;COUNTA([.F328:.I32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Head-&gt;addButton(KIcon("go-jump"), msg_back, this, SLOT(slotSelectQuery())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6"/>
          <table:table-cell table:style-name="ce6" table:formula="of:=IF([.B329]=&quot;R&quot;;0;4)" office:value-type="float" office:value="0">
            <text:p>0</text:p>
          </table:table-cell>
          <table:table-cell table:style-name="ce6" table:formula="of:=IF([.B329]=&quot;R&quot;;0;COUNTA([.F329:.I329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48">
            <text:p>148</text:p>
          </table:table-cell>
          <table:table-cell table:style-name="ce6" office:value-type="string">
            <text:p>test_it ??</text:p>
            <text:p>kexi/pics/hi16-action-test_it.png</text:p>
            <text:p/>
          </table:table-cell>
          <table:table-cell table:style-name="ce6" table:number-columns-repeated="5"/>
          <table:table-cell table:style-name="ce6" table:formula="of:=IF([.B330]=&quot;R&quot;;0;4)" office:value-type="float" office:value="4">
            <text:p>4</text:p>
          </table:table-cell>
          <table:table-cell table:style-name="ce6" table:formula="of:=IF([.B330]=&quot;R&quot;;0;COUNTA([.F330:.I33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error"));</text:p>
          </table:table-cell>
          <table:table-cell table:style-name="ce3" office:value-type="string">
            <text:p>R</text:p>
          </table:table-cell>
          <table:table-cell table:style-name="ce3" office:value-type="float" office:value="145">
            <text:p>145</text:p>
          </table:table-cell>
          <table:table-cell table:style-name="ce6" table:number-columns-repeated="6"/>
          <table:table-cell table:style-name="ce6" table:formula="of:=IF([.B331]=&quot;R&quot;;0;4)" office:value-type="float" office:value="0">
            <text:p>0</text:p>
          </table:table-cell>
          <table:table-cell table:style-name="ce6" table:formula="of:=IF([.B331]=&quot;R&quot;;0;COUNTA([.F331:.I33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332]=&quot;R&quot;;0;4)" office:value-type="float" office:value="0">
            <text:p>0</text:p>
          </table:table-cell>
          <table:table-cell table:style-name="ce6" table:formula="of:=IF([.B332]=&quot;R&quot;;0;COUNTA([.F332:.I33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3"/>m_popup-&gt;addAction(KIcon("edit-copy"), i18n("Copy to Clipboard"),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6"/>
          <table:table-cell table:style-name="ce6" table:formula="of:=IF([.B333]=&quot;R&quot;;0;4)" office:value-type="float" office:value="0">
            <text:p>0</text:p>
          </table:table-cell>
          <table:table-cell table:style-name="ce6" table:formula="of:=IF([.B333]=&quot;R&quot;;0;COUNTA([.F333:.I333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document-properties"), i18n("Edit"), this, SLOT(slotEdit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334]=&quot;R&quot;;0;4)" office:value-type="float" office:value="0">
            <text:p>0</text:p>
          </table:table-cell>
          <table:table-cell table:style-name="ce6" table:formula="of:=IF([.B334]=&quot;R&quot;;0;COUNTA([.F334:.I334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edit-copy"), i18n("Copy to Clipboard"), this, SLOT(slotToClipboard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6"/>
          <table:table-cell table:style-name="ce6" table:formula="of:=IF([.B335]=&quot;R&quot;;0;4)" office:value-type="float" office:value="0">
            <text:p>0</text:p>
          </table:table-cell>
          <table:table-cell table:style-name="ce6" table:formula="of:=IF([.B335]=&quot;R&quot;;0;COUNTA([.F335:.I33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queries/kexiquerydesignersqlhistory.cpp: <text:s/>p.insertItem(SmallIcon("view-refresh"), i18n("Requery"));</text:p>
          </table:table-cell>
          <table:table-cell table:style-name="ce3" office:value-type="string">
            <text:p>E</text:p>
          </table:table-cell>
          <table:table-cell table:style-name="ce3" office:value-type="float" office:value="149">
            <text:p>149</text:p>
          </table:table-cell>
          <table:table-cell table:style-name="ce6"/>
          <table:table-cell table:style-name="ce12" office:value-type="string">
            <text:p>view-refresh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36]=&quot;R&quot;;0;4)" office:value-type="float" office:value="4">
            <text:p>4</text:p>
          </table:table-cell>
          <table:table-cell table:style-name="ce6" table:formula="of:=IF([.B336]=&quot;R&quot;;0;COUNTA([.F336:.I336]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plugins/relations/kexirelationmaindlg.cpp: <text:s text:c="3"/>m_defaultIconName = "relation"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6"/>
          <table:table-cell table:style-name="ce6" table:formula="of:=IF([.B337]=&quot;R&quot;;0;4)" office:value-type="float" office:value="0">
            <text:p>0</text:p>
          </table:table-cell>
          <table:table-cell table:style-name="ce6" table:formula="of:=IF([.B337]=&quot;R&quot;;0;COUNTA([.F337:.I337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plugins/relations/kexirelationmaindlg.cpp:// 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6"/>
          <table:table-cell table:style-name="ce6" table:formula="of:=IF([.B338]=&quot;R&quot;;0;4)" office:value-type="float" office:value="0">
            <text:p>0</text:p>
          </table:table-cell>
          <table:table-cell table:style-name="ce6" table:formula="of:=IF([.B338]=&quot;R&quot;;0;COUNTA([.F338:.I33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lations/kexirelationpartimpl.cpp: <text:s/>dlg-&gt;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6"/>
          <table:table-cell table:style-name="ce6" table:formula="of:=IF([.B339]=&quot;R&quot;;0;4)" office:value-type="float" office:value="0">
            <text:p>0</text:p>
          </table:table-cell>
          <table:table-cell table:style-name="ce6" table:formula="of:=IF([.B339]=&quot;R&quot;;0;COUNTA([.F339:.I33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lations/kexirelationpartimpl.cpp:// dlg-&gt;setIcon(SmallIcon("relation"));</text:p>
          </table:table-cell>
          <table:table-cell table:style-name="ce3" office:value-type="string">
            <text:p>R</text:p>
          </table:table-cell>
          <table:table-cell table:style-name="ce3" office:value-type="float" office:value="116">
            <text:p>116</text:p>
          </table:table-cell>
          <table:table-cell table:style-name="ce6" table:number-columns-repeated="6"/>
          <table:table-cell table:style-name="ce6" table:formula="of:=IF([.B340]=&quot;R&quot;;0;4)" office:value-type="float" office:value="0">
            <text:p>0</text:p>
          </table:table-cell>
          <table:table-cell table:style-name="ce6" table:formula="of:=IF([.B340]=&quot;R&quot;;0;COUNTA([.F340:.I340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reports/kexireportfactory.cpp: <text:s text:c="7"/>menu-&gt;insertItem(KIcon("document-properties"), i18n("Edit Rich Text"), this, SLOT(editText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341]=&quot;R&quot;;0;4)" office:value-type="float" office:value="0">
            <text:p>0</text:p>
          </table:table-cell>
          <table:table-cell table:style-name="ce6" table:formula="of:=IF([.B341]=&quot;R&quot;;0;COUNTA([.F341:.I34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/kexireportfactory.cpp: <text:s text:c="7"/>return new PicLabel(DesktopIcon("image-x-generic"), p, n);</text:p>
          </table:table-cell>
          <table:table-cell table:style-name="ce3" office:value-type="string">
            <text:p>R</text:p>
          </table:table-cell>
          <table:table-cell table:style-name="ce3" office:value-type="float" office:value="82">
            <text:p>82</text:p>
          </table:table-cell>
          <table:table-cell table:style-name="ce6" table:number-columns-repeated="6"/>
          <table:table-cell table:style-name="ce6" table:formula="of:=IF([.B342]=&quot;R&quot;;0;4)" office:value-type="float" office:value="0">
            <text:p>0</text:p>
          </table:table-cell>
          <table:table-cell table:style-name="ce6" table:formula="of:=IF([.B342]=&quot;R&quot;;0;COUNTA([.F342:.I34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opyAction = new KAction ( KIcon ( "edit-copy" ), i18n ( "Copy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6"/>
          <table:table-cell table:style-name="ce6" table:formula="of:=IF([.B343]=&quot;R&quot;;0;4)" office:value-type="float" office:value="0">
            <text:p>0</text:p>
          </table:table-cell>
          <table:table-cell table:style-name="ce6" table:formula="of:=IF([.B343]=&quot;R&quot;;0;COUNTA([.F343:.I34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utAction = new KAction ( KIcon ( "edit-cut" ), i18n ( "Cut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50">
            <text:p>150</text:p>
          </table:table-cell>
          <table:table-cell table:style-name="ce6"/>
          <table:table-cell table:style-name="ce12" office:value-type="string">
            <text:p>edit-cu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44]=&quot;R&quot;;0;4)" office:value-type="float" office:value="4">
            <text:p>4</text:p>
          </table:table-cell>
          <table:table-cell table:style-name="ce6" table:formula="of:=IF([.B344]=&quot;R&quot;;0;COUNTA([.F344:.I344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DeleteAction = new KAction ( KIcon ( "edit-delete" ), i18n ( "Dele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6"/>
          <table:table-cell table:style-name="ce6" table:formula="of:=IF([.B345]=&quot;R&quot;;0;4)" office:value-type="float" office:value="0">
            <text:p>0</text:p>
          </table:table-cell>
          <table:table-cell table:style-name="ce6" table:formula="of:=IF([.B345]=&quot;R&quot;;0;COUNTA([.F345:.I34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PasteAction = new KAction ( KIcon ( "edit-paste" ), i18n ( "Pas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table:number-columns-repeated="6"/>
          <table:table-cell table:style-name="ce6" table:formula="of:=IF([.B346]=&quot;R&quot;;0;4)" office:value-type="float" office:value="0">
            <text:p>0</text:p>
          </table:table-cell>
          <table:table-cell table:style-name="ce6" table:formula="of:=IF([.B346]=&quot;R&quot;;0;COUNTA([.F346:.I34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LowerAction = new KAction ( KIcon ( "arrow-down" ), i18n ( "Lower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6"/>
          <table:table-cell table:style-name="ce6" table:formula="of:=IF([.B347]=&quot;R&quot;;0;4)" office:value-type="float" office:value="0">
            <text:p>0</text:p>
          </table:table-cell>
          <table:table-cell table:style-name="ce6" table:formula="of:=IF([.B347]=&quot;R&quot;;0;COUNTA([.F347:.I34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RaiseAction = new KAction ( KIcon ( "arrow-up" ), i18n ( "Rais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6"/>
          <table:table-cell table:style-name="ce6" table:formula="of:=IF([.B348]=&quot;R&quot;;0;4)" office:value-type="float" office:value="0">
            <text:p>0</text:p>
          </table:table-cell>
          <table:table-cell table:style-name="ce6" table:formula="of:=IF([.B348]=&quot;R&quot;;0;COUNTA([.F348:.I34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spread"), i18n("Open in KSpread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1">
            <text:p>151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ksprea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49]=&quot;R&quot;;0;4)" office:value-type="float" office:value="4">
            <text:p>4</text:p>
          </table:table-cell>
          <table:table-cell table:style-name="ce6" table:formula="of:=IF([.B349]=&quot;R&quot;;0;COUNTA([.F349:.I349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word"), i18n("Open in KWord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2">
            <text:p>152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kwor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50]=&quot;R&quot;;0;4)" office:value-type="float" office:value="4">
            <text:p>4</text:p>
          </table:table-cell>
          <table:table-cell table:style-name="ce6" table:formula="of:=IF([.B350]=&quot;R&quot;;0;COUNTA([.F350:.I350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printer"), i18n("Print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3">
            <text:p>153</text:p>
          </table:table-cell>
          <table:table-cell table:style-name="ce6" office:value-type="string">
            <text:p>(in devices/)</text:p>
            <text:p>should this use document-print ???</text:p>
          </table:table-cell>
          <table:table-cell table:style-name="ce6" office:value-type="string">
            <text:p>printer/document-prin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51]=&quot;R&quot;;0;4)" office:value-type="float" office:value="4">
            <text:p>4</text:p>
          </table:table-cell>
          <table:table-cell table:style-name="ce6" table:formula="of:=IF([.B351]=&quot;R&quot;;0;COUNTA([.F351:.I351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text-html"), i18n("Export to HTML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54">
            <text:p>154</text:p>
          </table:table-cell>
          <table:table-cell table:style-name="ce6" office:value-type="string">
            <text:p>(in mimetypes/)</text:p>
          </table:table-cell>
          <table:table-cell table:style-name="ce6" office:value-type="string">
            <text:p>text-html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52]=&quot;R&quot;;0;4)" office:value-type="float" office:value="4">
            <text:p>4</text:p>
          </table:table-cell>
          <table:table-cell table:style-name="ce6" table:formula="of:=IF([.B352]=&quot;R&quot;;0;COUNTA([.F352:.I352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5">
            <text:p>155</text:p>
          </table:table-cell>
          <table:table-cell table:style-name="ce6" office:value-type="string">
            <text:p>missing 48px</text:p>
          </table:table-cell>
          <table:table-cell table:style-name="ce6" office:value-type="string">
            <text:p>draw-cros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/>
          <table:table-cell table:style-name="ce6" table:formula="of:=IF([.B353]=&quot;R&quot;;0;4)" office:value-type="float" office:value="4">
            <text:p>4</text:p>
          </table:table-cell>
          <table:table-cell table:style-name="ce6" table:formula="of:=IF([.B353]=&quot;R&quot;;0;COUNTA([.F353:.I353]))" office:value-type="float" office:value="3">
            <text:p>3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freehand"), i18n("Line"), 0);</text:p>
          </table:table-cell>
          <table:table-cell table:style-name="ce3" office:value-type="string">
            <text:p>R</text:p>
          </table:table-cell>
          <table:table-cell table:style-name="ce3" office:value-type="float" office:value="16">
            <text:p>16</text:p>
          </table:table-cell>
          <table:table-cell table:style-name="ce6" table:number-columns-repeated="6"/>
          <table:table-cell table:style-name="ce6" table:formula="of:=IF([.B354]=&quot;R&quot;;0;4)" office:value-type="float" office:value="0">
            <text:p>0</text:p>
          </table:table-cell>
          <table:table-cell table:style-name="ce6" table:formula="of:=IF([.B354]=&quot;R&quot;;0;COUNTA([.F354:.I35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edit-rename"), i18n("Field"), 0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6"/>
          <table:table-cell table:style-name="ce6" table:formula="of:=IF([.B355]=&quot;R&quot;;0;4)" office:value-type="float" office:value="0">
            <text:p>0</text:p>
          </table:table-cell>
          <table:table-cell table:style-name="ce6" table:formula="of:=IF([.B355]=&quot;R&quot;;0;COUNTA([.F355:.I35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feed-subscribe"), i18n("Label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6">
            <text:p>156</text:p>
          </table:table-cell>
          <table:table-cell table:style-name="ce6"/>
          <table:table-cell table:style-name="ce6" office:value-type="string">
            <text:p>feed-subscrib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56]=&quot;R&quot;;0;4)" office:value-type="float" office:value="4">
            <text:p>4</text:p>
          </table:table-cell>
          <table:table-cell table:style-name="ce6" table:formula="of:=IF([.B356]=&quot;R&quot;;0;COUNTA([.F356:.I356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3" office:value-type="string">
            <text:p>N</text:p>
          </table:table-cell>
          <table:table-cell table:style-name="ce3" office:value-type="float" office:value="157">
            <text:p>157</text:p>
          </table:table-cell>
          <table:table-cell table:style-name="ce6" office:value-type="string">
            <text:p>insert-barcode</text:p>
          </table:table-cell>
          <table:table-cell table:style-name="ce6" table:number-columns-repeated="5"/>
          <table:table-cell table:style-name="ce6" table:formula="of:=IF([.B357]=&quot;R&quot;;0;4)" office:value-type="float" office:value="4">
            <text:p>4</text:p>
          </table:table-cell>
          <table:table-cell table:style-name="ce6" table:formula="of:=IF([.B357]=&quot;R&quot;;0;COUNTA([.F357:.I35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image"), i18n("Image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8">
            <text:p>158</text:p>
          </table:table-cell>
          <table:table-cell table:style-name="ce6"/>
          <table:table-cell table:style-name="ce6" office:value-type="string">
            <text:p>insert-imag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58]=&quot;R&quot;;0;4)" office:value-type="float" office:value="4">
            <text:p>4</text:p>
          </table:table-cell>
          <table:table-cell table:style-name="ce6" table:formula="of:=IF([.B358]=&quot;R&quot;;0;COUNTA([.F358:.I358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text"), i18n("Text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9">
            <text:p>159</text:p>
          </table:table-cell>
          <table:table-cell table:style-name="ce6"/>
          <table:table-cell table:style-name="ce6" office:value-type="string">
            <text:p>insert-tex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59]=&quot;R&quot;;0;4)" office:value-type="float" office:value="4">
            <text:p>4</text:p>
          </table:table-cell>
          <table:table-cell table:style-name="ce6" table:formula="of:=IF([.B359]=&quot;R&quot;;0;COUNTA([.F359:.I359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office-chart-area"), i18n("Chart"), 0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58 (or 39)</text:p>
          </table:table-cell>
          <table:table-cell table:style-name="ce6" table:number-columns-repeated="6"/>
          <table:table-cell table:style-name="ce6" table:formula="of:=IF([.B360]=&quot;R&quot;;0;4)" office:value-type="float" office:value="0">
            <text:p>0</text:p>
          </table:table-cell>
          <table:table-cell table:style-name="ce6" table:formula="of:=IF([.B360]=&quot;R&quot;;0;COUNTA([.F360:.I36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view-statistics"), i18n("Shape"), 0);</text:p>
          </table:table-cell>
          <table:table-cell table:style-name="ce3" office:value-type="string">
            <text:p>E</text:p>
          </table:table-cell>
          <table:table-cell table:style-name="ce3" office:value-type="float" office:value="160">
            <text:p>160</text:p>
          </table:table-cell>
          <table:table-cell table:style-name="ce6"/>
          <table:table-cell table:style-name="ce12" office:value-type="string">
            <text:p>view-statistic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61]=&quot;R&quot;;0;4)" office:value-type="float" office:value="4">
            <text:p>4</text:p>
          </table:table-cell>
          <table:table-cell table:style-name="ce6" table:formula="of:=IF([.B361]=&quot;R&quot;;0;COUNTA([.F361:.I361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configure"), i18n("Configure Editor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6"/>
          <table:table-cell table:style-name="ce6" table:formula="of:=IF([.B362]=&quot;R&quot;;0;4)" office:value-type="float" office:value="0">
            <text:p>0</text:p>
          </table:table-cell>
          <table:table-cell table:style-name="ce6" table:formula="of:=IF([.B362]=&quot;R&quot;;0;COUNTA([.F362:.I36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media-playback-start"), i18n("Execu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6"/>
          <table:table-cell table:style-name="ce6" table:formula="of:=IF([.B363]=&quot;R&quot;;0;4)" office:value-type="float" office:value="0">
            <text:p>0</text:p>
          </table:table-cell>
          <table:table-cell table:style-name="ce6" table:formula="of:=IF([.B363]=&quot;R&quot;;0;COUNTA([.F363:.I36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open"), i18n("Ope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6"/>
          <table:table-cell table:style-name="ce6" table:formula="of:=IF([.B364]=&quot;R&quot;;0;4)" office:value-type="float" office:value="0">
            <text:p>0</text:p>
          </table:table-cell>
          <table:table-cell table:style-name="ce6" table:formula="of:=IF([.B364]=&quot;R&quot;;0;COUNTA([.F364:.I36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save"), i18n("Save A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office:value-type="string">
            <text:p>should this be “doc-save-as” ?</text:p>
          </table:table-cell>
          <table:table-cell table:style-name="ce6" table:number-columns-repeated="5"/>
          <table:table-cell table:style-name="ce6" table:formula="of:=IF([.B365]=&quot;R&quot;;0;4)" office:value-type="float" office:value="0">
            <text:p>0</text:p>
          </table:table-cell>
          <table:table-cell table:style-name="ce6" table:formula="of:=IF([.B365]=&quot;R&quot;;0;COUNTA([.F365:.I36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KActionMenu* filemenu = new KActionMenu(KIcon("system-file-manager"), i18n("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61">
            <text:p>161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system-file-manag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66]=&quot;R&quot;;0;4)" office:value-type="float" office:value="4">
            <text:p>4</text:p>
          </table:table-cell>
          <table:table-cell table:style-name="ce6" table:formula="of:=IF([.B366]=&quot;R&quot;;0;COUNTA([.F366:.I366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KActionMenu* menu = new KActionMenu(KIcon("document-properties"), i18n("Edi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367]=&quot;R&quot;;0;4)" office:value-type="float" office:value="0">
            <text:p>0</text:p>
          </table:table-cell>
          <table:table-cell table:style-name="ce6" table:formula="of:=IF([.B367]=&quot;R&quot;;0;COUNTA([.F367:.I36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QAction *a = new QAction(KIcon("document-new"), i18n("N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368]=&quot;R&quot;;0;4)" office:value-type="float" office:value="0">
            <text:p>0</text:p>
          </table:table-cell>
          <table:table-cell table:style-name="ce6" table:formula="of:=IF([.B368]=&quot;R&quot;;0;COUNTA([.F368:.I36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6"/>
          <table:table-cell table:style-name="ce6" table:formula="of:=IF([.B369]=&quot;R&quot;;0;4)" office:value-type="float" office:value="0">
            <text:p>0</text:p>
          </table:table-cell>
          <table:table-cell table:style-name="ce6" table:formula="of:=IF([.B369]=&quot;R&quot;;0;COUNTA([.F369:.I36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6"/>
          <table:table-cell table:style-name="ce6" table:formula="of:=IF([.B370]=&quot;R&quot;;0;4)" office:value-type="float" office:value="0">
            <text:p>0</text:p>
          </table:table-cell>
          <table:table-cell table:style-name="ce6" table:formula="of:=IF([.B370]=&quot;R&quot;;0;COUNTA([.F370:.I37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7">
            <text:p>137</text:p>
          </table:table-cell>
          <table:table-cell table:style-name="ce6" table:number-columns-repeated="6"/>
          <table:table-cell table:style-name="ce6" table:formula="of:=IF([.B371]=&quot;R&quot;;0;4)" office:value-type="float" office:value="0">
            <text:p>0</text:p>
          </table:table-cell>
          <table:table-cell table:style-name="ce6" table:formula="of:=IF([.B371]=&quot;R&quot;;0;COUNTA([.F371:.I37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go-jump"), QString(), content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6"/>
          <table:table-cell table:style-name="ce6" table:formula="of:=IF([.B372]=&quot;R&quot;;0;4)" office:value-type="float" office:value="0">
            <text:p>0</text:p>
          </table:table-cell>
          <table:table-cell table:style-name="ce6" table:formula="of:=IF([.B372]=&quot;R&quot;;0;COUNTA([.F372:.I37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col-&gt;field()-&gt;setSubType("K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373]=&quot;R&quot;;0;4)" office:value-type="float" office:value="4">
            <text:p>4</text:p>
          </table:table-cell>
          <table:table-cell table:style-name="ce6" table:formula="of:=IF([.B373]=&quot;R&quot;;0;COUNTA([.F373:.I373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3" office:value-type="string">
            <text:p>E</text:p>
          </table:table-cell>
          <table:table-cell table:style-name="ce3" office:value-type="float" office:value="162">
            <text:p>162</text:p>
          </table:table-cell>
          <table:table-cell table:style-name="ce6"/>
          <table:table-cell table:style-name="ce12" office:value-type="string">
            <text:p>help-abou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74]=&quot;R&quot;;0;4)" office:value-type="float" office:value="4">
            <text:p>4</text:p>
          </table:table-cell>
          <table:table-cell table:style-name="ce6" table:formula="of:=IF([.B374]=&quot;R&quot;;0;COUNTA([.F374:.I374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3" office:value-type="string">
            <text:p>N</text:p>
          </table:table-cell>
          <table:table-cell table:style-name="ce3" office:value-type="float" office:value="163">
            <text:p>163</text:p>
          </table:table-cell>
          <table:table-cell table:style-name="ce6" office:value-type="string">
            <text:p>“lineedit”</text:p>
            <text:p>kexi/pics/hi22-action-lineedit.png</text:p>
          </table:table-cell>
          <table:table-cell table:style-name="ce6" table:number-columns-repeated="5"/>
          <table:table-cell table:style-name="ce6" table:formula="of:=IF([.B375]=&quot;R&quot;;0;4)" office:value-type="float" office:value="4">
            <text:p>4</text:p>
          </table:table-cell>
          <table:table-cell table:style-name="ce6" table:formula="of:=IF([.B375]=&quot;R&quot;;0;COUNTA([.F375:.I37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3" office:value-type="string">
            <text:p>N</text:p>
          </table:table-cell>
          <table:table-cell table:style-name="ce3" office:value-type="float" office:value="164">
            <text:p>164</text:p>
          </table:table-cell>
          <table:table-cell table:style-name="ce6" office:value-type="string">
            <text:p>“autonumber”</text:p>
            <text:p>kexi/widget/tableview/autonumber.png</text:p>
          </table:table-cell>
          <table:table-cell table:style-name="ce6" table:number-columns-repeated="5"/>
          <table:table-cell table:style-name="ce6" table:formula="of:=IF([.B376]=&quot;R&quot;;0;4)" office:value-type="float" office:value="4">
            <text:p>4</text:p>
          </table:table-cell>
          <table:table-cell table:style-name="ce6" table:formula="of:=IF([.B376]=&quot;R&quot;;0;COUNTA([.F376:.I376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prop-&gt;setIcon("key");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6"/>
          <table:table-cell table:style-name="ce6" table:formula="of:=IF([.B377]=&quot;R&quot;;0;4)" office:value-type="float" office:value="0">
            <text:p>0</text:p>
          </table:table-cell>
          <table:table-cell table:style-name="ce6" table:formula="of:=IF([.B377]=&quot;R&quot;;0;COUNTA([.F377:.I377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viewActions &lt;&lt; (d-&gt;action_toggle_pkey = new KToggleAction(KIcon("key"), i18n("Primary Key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6"/>
          <table:table-cell table:style-name="ce6" table:formula="of:=IF([.B378]=&quot;R&quot;;0;4)" office:value-type="float" office:value="0">
            <text:p>0</text:p>
          </table:table-cell>
          <table:table-cell table:style-name="ce6" table:formula="of:=IF([.B378]=&quot;R&quot;;0;COUNTA([.F378:.I37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65">
            <text:p>165</text:p>
          </table:table-cell>
          <table:table-cell table:style-name="ce6" office:value-type="string">
            <text:p>“combo” (combobox widget)</text:p>
            <text:p>kexi/pics/hi22-action-combo.png</text:p>
          </table:table-cell>
          <table:table-cell table:style-name="ce6" table:number-columns-repeated="5"/>
          <table:table-cell table:style-name="ce6" table:formula="of:=IF([.B379]=&quot;R&quot;;0;4)" office:value-type="float" office:value="4">
            <text:p>4</text:p>
          </table:table-cell>
          <table:table-cell table:style-name="ce6" table:formula="of:=IF([.B379]=&quot;R&quot;;0;COUNTA([.F379:.I379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tests/newapi/main.cpp: <text:s text:c="7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6"/>
          <table:table-cell table:style-name="ce6" table:formula="of:=IF([.B380]=&quot;R&quot;;0;4)" office:value-type="float" office:value="0">
            <text:p>0</text:p>
          </table:table-cell>
          <table:table-cell table:style-name="ce6" table:formula="of:=IF([.B380]=&quot;R&quot;;0;COUNTA([.F380:.I38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deleteAction = addAction("edit_delete", KIcon("edit-delete"), i18n("&amp;Delete"),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81]=&quot;R&quot;;0;4)" office:value-type="float" office:value="0">
            <text:p>0</text:p>
          </table:table-cell>
          <table:table-cell table:style-name="ce6" table:formula="of:=IF([.B381]=&quot;R&quot;;0;COUNTA([.F381:.I38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designAction = addAction("design_object", KIcon("document-properties"), i18n("&amp;Design"),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382]=&quot;R&quot;;0;4)" office:value-type="float" office:value="0">
            <text:p>0</text:p>
          </table:table-cell>
          <table:table-cell table:style-name="ce6" table:formula="of:=IF([.B382]=&quot;R&quot;;0;COUNTA([.F382:.I38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editTextAction = addAction("editText_object", KIcon(), i18n("Open in &amp;Text View"),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should use “document edit??”</text:p>
          </table:table-cell>
          <table:table-cell table:style-name="ce6" table:number-columns-repeated="5"/>
          <table:table-cell table:style-name="ce6" table:formula="of:=IF([.B383]=&quot;R&quot;;0;4)" office:value-type="float" office:value="4">
            <text:p>4</text:p>
          </table:table-cell>
          <table:table-cell table:style-name="ce6" table:formula="of:=IF([.B383]=&quot;R&quot;;0;COUNTA([.F383:.I38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newObjectAction = addAction("new_object", KIcon("document-new"), QString(),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384]=&quot;R&quot;;0;4)" office:value-type="float" office:value="0">
            <text:p>0</text:p>
          </table:table-cell>
          <table:table-cell table:style-name="ce6" table:formula="of:=IF([.B384]=&quot;R&quot;;0;COUNTA([.F384:.I38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7"/>m_renameAction = addAction("edit_rename", KIcon("edit-rename"), i18n("&amp;Rename"),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6"/>
          <table:table-cell table:style-name="ce6" table:formula="of:=IF([.B385]=&quot;R&quot;;0;4)" office:value-type="float" office:value="0">
            <text:p>0</text:p>
          </table:table-cell>
          <table:table-cell table:style-name="ce6" table:formula="of:=IF([.B385]=&quot;R&quot;;0;COUNTA([.F385:.I38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5"/>// <text:s text:c="2"/>m_newObjectToolbarActi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386]=&quot;R&quot;;0;4)" office:value-type="float" office:value="0">
            <text:p>0</text:p>
          </table:table-cell>
          <table:table-cell table:style-name="ce6" table:formula="of:=IF([.B386]=&quot;R&quot;;0;COUNTA([.F386:.I38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dataExportAction = addAction("exportAsDataTable", 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(or export table?)</text:p>
          </table:table-cell>
          <table:table-cell table:style-name="ce6" table:number-columns-repeated="5"/>
          <table:table-cell table:style-name="ce6" table:formula="of:=IF([.B387]=&quot;R&quot;;0;4)" office:value-type="float" office:value="0">
            <text:p>0</text:p>
          </table:table-cell>
          <table:table-cell table:style-name="ce6" table:formula="of:=IF([.B387]=&quot;R&quot;;0;COUNTA([.F387:.I38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executeAction = addAction("data_execute", KIcon("media-playback-start"), i18n("Execute"),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6"/>
          <table:table-cell table:style-name="ce6" table:formula="of:=IF([.B388]=&quot;R&quot;;0;4)" office:value-type="float" office:value="0">
            <text:p>0</text:p>
          </table:table-cell>
          <table:table-cell table:style-name="ce6" table:formula="of:=IF([.B388]=&quot;R&quot;;0;COUNTA([.F388:.I38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openAction = addAction("open_object", KIcon("document-open"), i18n("&amp;Open"),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6"/>
          <table:table-cell table:style-name="ce6" table:formula="of:=IF([.B389]=&quot;R&quot;;0;4)" office:value-type="float" office:value="0">
            <text:p>0</text:p>
          </table:table-cell>
          <table:table-cell table:style-name="ce6" table:formula="of:=IF([.B389]=&quot;R&quot;;0;COUNTA([.F389:.I389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exi/widget/kexibrowser.cpp: <text:s text:c="3"/>m_pageSetupAction = addAction("pageSetupForObject", KIcon(/*"document-page-setup" not yet in Oxygen */), i18n("Page Setup..."),</text:p>
          </table:table-cell>
          <table:table-cell table:style-name="ce3" office:value-type="string">
            <text:p>R</text:p>
          </table:table-cell>
          <table:table-cell table:style-name="ce3" office:value-type="float" office:value="115">
            <text:p>115</text:p>
          </table:table-cell>
          <table:table-cell table:style-name="ce6" table:number-columns-repeated="6"/>
          <table:table-cell table:style-name="ce6" table:formula="of:=IF([.B390]=&quot;R&quot;;0;4)" office:value-type="float" office:value="0">
            <text:p>0</text:p>
          </table:table-cell>
          <table:table-cell table:style-name="ce6" table:formula="of:=IF([.B390]=&quot;R&quot;;0;COUNTA([.F390:.I39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 <text:s text:c="3"/>m_printAction = addAction("print_object", KIcon("document-print"), i18n("&amp;Print..."),</text:p>
          </table:table-cell>
          <table:table-cell table:style-name="ce3" office:value-type="string">
            <text:p>R</text:p>
          </table:table-cell>
          <table:table-cell table:style-name="ce3" office:value-type="float" office:value="90">
            <text:p>90</text:p>
          </table:table-cell>
          <table:table-cell table:style-name="ce6" table:number-columns-repeated="6"/>
          <table:table-cell table:style-name="ce6" table:formula="of:=IF([.B391]=&quot;R&quot;;0;4)" office:value-type="float" office:value="0">
            <text:p>0</text:p>
          </table:table-cell>
          <table:table-cell table:style-name="ce6" table:formula="of:=IF([.B391]=&quot;R&quot;;0;COUNTA([.F391:.I39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browser.cpp:/* <text:s text:c="13"/>m_newObjectToolButt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392]=&quot;R&quot;;0;4)" office:value-type="float" office:value="0">
            <text:p>0</text:p>
          </table:table-cell>
          <table:table-cell table:style-name="ce6" table:formula="of:=IF([.B392]=&quot;R&quot;;0;COUNTA([.F392:.I39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3" office:value-type="string">
            <text:p>N</text:p>
          </table:table-cell>
          <table:table-cell table:style-name="ce3" office:value-type="float" office:value="166">
            <text:p>166</text:p>
          </table:table-cell>
          <table:table-cell table:style-name="ce6" office:value-type="string">
            <text:p>query</text:p>
            <text:p>kexi/pics/hi16-action-query.png</text:p>
          </table:table-cell>
          <table:table-cell table:style-name="ce6" table:number-columns-repeated="5"/>
          <table:table-cell table:style-name="ce6" table:formula="of:=IF([.B393]=&quot;R&quot;;0;4)" office:value-type="float" office:value="4">
            <text:p>4</text:p>
          </table:table-cell>
          <table:table-cell table:style-name="ce6" table:formula="of:=IF([.B393]=&quot;R&quot;;0;COUNTA([.F393:.I39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kexidatasourcecombobox.cpp: <text:s text:c="3"/>d-&gt;tableIcon = SmallIcon("table"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6"/>
          <table:table-cell table:style-name="ce6" table:formula="of:=IF([.B394]=&quot;R&quot;;0;4)" office:value-type="float" office:value="0">
            <text:p>0</text:p>
          </table:table-cell>
          <table:table-cell table:style-name="ce6" table:formula="of:=IF([.B394]=&quot;R&quot;;0;COUNTA([.F394:.I39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bconnectionwidget.cpp: <text:s text:c="3"/>btnLoadDBLis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6"/>
          <table:table-cell table:style-name="ce6" table:formula="of:=IF([.B395]=&quot;R&quot;;0;4)" office:value-type="float" office:value="0">
            <text:p>0</text:p>
          </table:table-cell>
          <table:table-cell table:style-name="ce6" table:formula="of:=IF([.B395]=&quot;R&quot;;0;COUNTA([.F395:.I39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 office:value-type="string">
            <text:p>E</text:p>
          </table:table-cell>
          <table:table-cell table:style-name="ce3" office:value-type="float" office:value="167">
            <text:p>167</text:p>
          </table:table-cell>
          <table:table-cell table:style-name="ce6"/>
          <table:table-cell table:style-name="ce6" office:value-type="string">
            <text:p>application-x-executabl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96]=&quot;R&quot;;0;4)" office:value-type="float" office:value="4">
            <text:p>4</text:p>
          </table:table-cell>
          <table:table-cell table:style-name="ce6" table:formula="of:=IF([.B396]=&quot;R&quot;;0;COUNTA([.F396:.I396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 office:value-type="string">
            <text:p>R</text:p>
          </table:table-cell>
          <table:table-cell table:style-name="ce3" office:value-type="float" office:value="167">
            <text:p>167</text:p>
          </table:table-cell>
          <table:table-cell table:style-name="ce6" table:number-columns-repeated="6"/>
          <table:table-cell table:style-name="ce6" table:formula="of:=IF([.B397]=&quot;R&quot;;0;4)" office:value-type="float" office:value="0">
            <text:p>0</text:p>
          </table:table-cell>
          <table:table-cell table:style-name="ce6" table:formula="of:=IF([.B397]=&quot;R&quot;;0;COUNTA([.F397:.I39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kexidswelcome.cpp: <text:s text:c="11"/>m_wiz-&gt;nextButton()-&gt;setIconSet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398]=&quot;R&quot;;0;4)" office:value-type="float" office:value="0">
            <text:p>0</text:p>
          </table:table-cell>
          <table:table-cell table:style-name="ce6" table:formula="of:=IF([.B398]=&quot;R&quot;;0;COUNTA([.F398:.I398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kexifieldcombobox.cpp: <text:s text:c="11"/>: keyIcon(SmallIcon("key"))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6"/>
          <table:table-cell table:style-name="ce6" table:formula="of:=IF([.B399]=&quot;R&quot;;0;4)" office:value-type="float" office:value="0">
            <text:p>0</text:p>
          </table:table-cell>
          <table:table-cell table:style-name="ce6" table:formula="of:=IF([.B399]=&quot;R&quot;;0;COUNTA([.F399:.I399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kexifieldlistview.cpp: <text:s text:c="7"/>, m_keyIcon(SmallIcon("key"))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6" table:number-columns-repeated="6"/>
          <table:table-cell table:style-name="ce6" table:formula="of:=IF([.B400]=&quot;R&quot;;0;4)" office:value-type="float" office:value="0">
            <text:p>0</text:p>
          </table:table-cell>
          <table:table-cell table:style-name="ce6" table:formula="of:=IF([.B400]=&quot;R&quot;;0;COUNTA([.F400:.I40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7"/>: KDialog(parent, "loadicon_dialog", true, i18n("Load KDE Icon by Name"), Ok | Cancel, Ok, false)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??????</text:p>
          </table:table-cell>
          <table:table-cell table:style-name="ce6" table:number-columns-repeated="5"/>
          <table:table-cell table:style-name="ce6" table:formula="of:=IF([.B401]=&quot;R&quot;;0;4)" office:value-type="float" office:value="4">
            <text:p>4</text:p>
          </table:table-cell>
          <table:table-cell table:style-name="ce6" table:formula="of:=IF([.B401]=&quot;R&quot;;0;COUNTA([.F401:.I40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pixmapcollection.cpp: <text:s text:c="3"/>delItem-&gt;setIconSet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402]=&quot;R&quot;;0;4)" office:value-type="float" office:value="0">
            <text:p>0</text:p>
          </table:table-cell>
          <table:table-cell table:style-name="ce6" table:formula="of:=IF([.B402]=&quot;R&quot;;0;COUNTA([.F402:.I402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pixmapcollection.cpp: <text:s text:c="3"/>m_button-&gt;setIcon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6"/>
          <table:table-cell table:style-name="ce6" table:formula="of:=IF([.B403]=&quot;R&quot;;0;4)" office:value-type="float" office:value="0">
            <text:p>0</text:p>
          </table:table-cell>
          <table:table-cell table:style-name="ce6" table:formula="of:=IF([.B403]=&quot;R&quot;;0;COUNTA([.F403:.I40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7">
            <text:p>167</text:p>
          </table:table-cell>
          <table:table-cell table:style-name="ce10" office:value-type="string">
            <text:p>pixcollection_iconView ?</text:p>
          </table:table-cell>
          <table:table-cell table:style-name="ce6" table:number-columns-repeated="5"/>
          <table:table-cell table:style-name="ce6" table:formula="of:=IF([.B404]=&quot;R&quot;;0;4)" office:value-type="float" office:value="4">
            <text:p>4</text:p>
          </table:table-cell>
          <table:table-cell table:style-name="ce6" table:formula="of:=IF([.B404]=&quot;R&quot;;0;COUNTA([.F404:.I40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this, "pixchooser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8">
            <text:p>168</text:p>
          </table:table-cell>
          <table:table-cell table:style-name="ce6" office:value-type="string">
            <text:p>pixchooser_iconView ?</text:p>
          </table:table-cell>
          <table:table-cell table:style-name="ce6" table:number-columns-repeated="5"/>
          <table:table-cell table:style-name="ce6" table:formula="of:=IF([.B405]=&quot;R&quot;;0;4)" office:value-type="float" office:value="4">
            <text:p>4</text:p>
          </table:table-cell>
          <table:table-cell table:style-name="ce6" table:formula="of:=IF([.B405]=&quot;R&quot;;0;COUNTA([.F405:.I40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edit-rename"), i18n("Rename Item"), this, SLOT(renam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6"/>
          <table:table-cell table:style-name="ce6" table:formula="of:=IF([.B406]=&quot;R&quot;;0;4)" office:value-type="float" office:value="0">
            <text:p>0</text:p>
          </table:table-cell>
          <table:table-cell table:style-name="ce6" table:formula="of:=IF([.B406]=&quot;R&quot;;0;COUNTA([.F406:.I40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list-remove"), i18n("Remove Item"), this, SLOT(remov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407]=&quot;R&quot;;0;4)" office:value-type="float" office:value="0">
            <text:p>0</text:p>
          </table:table-cell>
          <table:table-cell table:style-name="ce6" table:formula="of:=IF([.B407]=&quot;R&quot;;0;COUNTA([.F407:.I407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exi/widget/pixmapcollection.cpp: <text:s text:c="3"/>newItemName-&gt;setIconSet(KIcon("icons")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6" table:number-columns-repeated="6"/>
          <table:table-cell table:style-name="ce6" table:formula="of:=IF([.B408]=&quot;R&quot;;0;4)" office:value-type="float" office:value="0">
            <text:p>0</text:p>
          </table:table-cell>
          <table:table-cell table:style-name="ce6" table:formula="of:=IF([.B408]=&quot;R&quot;;0;COUNTA([.F408:.I40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newItemName-&gt;setTextLabel(i18n("&amp;Add an Icon"), true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409]=&quot;R&quot;;0;4)" office:value-type="float" office:value="4">
            <text:p>4</text:p>
          </table:table-cell>
          <table:table-cell table:style-name="ce6" table:formula="of:=IF([.B409]=&quot;R&quot;;0;COUNTA([.F409:.I40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pixmapcollection.cpp: <text:s text:c="3"/>newItemPath-&gt;setIconSet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6"/>
          <table:table-cell table:style-name="ce6" table:formula="of:=IF([.B410]=&quot;R&quot;;0;4)" office:value-type="float" office:value="0">
            <text:p>0</text:p>
          </table:table-cell>
          <table:table-cell table:style-name="ce6" table:formula="of:=IF([.B410]=&quot;R&quot;;0;COUNTA([.F410:.I41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TableContainer_p.cpp: <text:s text:c="3"/>const int iconWidth = IconSize(KIconLoader::Small) + fm.width("i") + 20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411]=&quot;R&quot;;0;4)" office:value-type="float" office:value="4">
            <text:p>4</text:p>
          </table:table-cell>
          <table:table-cell table:style-name="ce6" table:formula="of:=IF([.B411]=&quot;R&quot;;0;COUNTA([.F411:.I41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7"/>d-&gt;tableQueryPopup-&gt;addTitle(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6"/>
          <table:table-cell table:style-name="ce6" table:formula="of:=IF([.B412]=&quot;R&quot;;0;4)" office:value-type="float" office:value="0">
            <text:p>0</text:p>
          </table:table-cell>
          <table:table-cell table:style-name="ce6" table:formula="of:=IF([.B412]=&quot;R&quot;;0;COUNTA([.F412:.I41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Action = new KAction(KIcon("add_field"), i18n("&amp;Append Fie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6">
            <text:p>136</text:p>
          </table:table-cell>
          <table:table-cell table:style-name="ce6" table:number-columns-repeated="6"/>
          <table:table-cell table:style-name="ce6" table:formula="of:=IF([.B413]=&quot;R&quot;;0;4)" office:value-type="float" office:value="0">
            <text:p>0</text:p>
          </table:table-cell>
          <table:table-cell table:style-name="ce6" table:formula="of:=IF([.B413]=&quot;R&quot;;0;COUNTA([.F413:.I41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sAction = new KAction(KIcon("add_field"), i18n("&amp;Append Field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6">
            <text:p>136</text:p>
          </table:table-cell>
          <table:table-cell table:style-name="ce6" table:number-columns-repeated="6"/>
          <table:table-cell table:style-name="ce6" table:formula="of:=IF([.B414]=&quot;R&quot;;0;4)" office:value-type="float" office:value="0">
            <text:p>0</text:p>
          </table:table-cell>
          <table:table-cell table:style-name="ce6" table:formula="of:=IF([.B414]=&quot;R&quot;;0;COUNTA([.F414:.I41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designSelectedTableAction = new KAction(KIcon("document-properties"), i18n("&amp;Desig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415]=&quot;R&quot;;0;4)" office:value-type="float" office:value="0">
            <text:p>0</text:p>
          </table:table-cell>
          <table:table-cell table:style-name="ce6" table:formula="of:=IF([.B415]=&quot;R&quot;;0;COUNTA([.F415:.I41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openSelectedTableAction = new KAction(KIcon("document-open"), i18n("&amp;Ope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6"/>
          <table:table-cell table:style-name="ce6" table:formula="of:=IF([.B416]=&quot;R&quot;;0;4)" office:value-type="float" office:value="0">
            <text:p>0</text:p>
          </table:table-cell>
          <table:table-cell table:style-name="ce6" table:formula="of:=IF([.B416]=&quot;R&quot;;0;COUNTA([.F416:.I41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tableview/kexicelleditorfactory.cpp: <text:s text:c="7"/>registerItem(*new KexiKIconTableEditorFactoryItem(), KexiDB::Field::Text, "K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417]=&quot;R&quot;;0;4)" office:value-type="float" office:value="4">
            <text:p>4</text:p>
          </table:table-cell>
          <table:table-cell table:style-name="ce6" table:formula="of:=IF([.B417]=&quot;R&quot;;0;COUNTA([.F417:.I41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tableview/kexitableview.cpp: <text:s text:c="33"/>KIconLoader::global()-&gt;loadIcon("dialog-cancel", KIconLoader::Small),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6"/>
          <table:table-cell table:style-name="ce6" table:formula="of:=IF([.B418]=&quot;R&quot;;0;4)" office:value-type="float" office:value="0">
            <text:p>0</text:p>
          </table:table-cell>
          <table:table-cell table:style-name="ce6" table:formula="of:=IF([.B418]=&quot;R&quot;;0;COUNTA([.F418:.I41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tableview/kexitableview.cpp: <text:s text:c="3"/>setContextMenuTitle(KIcon("lineedit"), i18n("Row")); <text:s text:c="2"/>// the default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6" table:number-columns-repeated="6"/>
          <table:table-cell table:style-name="ce6" table:formula="of:=IF([.B419]=&quot;R&quot;;0;4)" office:value-type="float" office:value="0">
            <text:p>0</text:p>
          </table:table-cell>
          <table:table-cell table:style-name="ce6" table:formula="of:=IF([.B419]=&quot;R&quot;;0;COUNTA([.F419:.I41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editdelete"), i18n("&amp;Clear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update to “edit-delete”</text:p>
          </table:table-cell>
          <table:table-cell table:style-name="ce6" table:number-columns-repeated="5"/>
          <table:table-cell table:style-name="ce6" table:formula="of:=IF([.B420]=&quot;R&quot;;0;4)" office:value-type="float" office:value="0">
            <text:p>0</text:p>
          </table:table-cell>
          <table:table-cell table:style-name="ce6" table:formula="of:=IF([.B420]=&quot;R&quot;;0;COUNTA([.F420:.I42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fileopen"), i18n("Insert From &amp;File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office:value-type="string">
            <text:p>update to “document-open”</text:p>
          </table:table-cell>
          <table:table-cell table:style-name="ce6" table:number-columns-repeated="5"/>
          <table:table-cell table:style-name="ce6" table:formula="of:=IF([.B421]=&quot;R&quot;;0;4)" office:value-type="float" office:value="0">
            <text:p>0</text:p>
          </table:table-cell>
          <table:table-cell table:style-name="ce6" table:formula="of:=IF([.B421]=&quot;R&quot;;0;COUNTA([.F421:.I42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exi/widget/utils/kexirecordnavigator.cpp: <text:s text:c="3"/>int bw = 6 + SmallIcon("navigator_first").width(); //qMin( horizontalScrollBar()-&gt;height(), 20);</text:p>
          </table:table-cell>
          <table:table-cell table:style-name="ce3" office:value-type="string">
            <text:p>N</text:p>
          </table:table-cell>
          <table:table-cell table:style-name="ce3" office:value-type="float" office:value="169">
            <text:p>169</text:p>
          </table:table-cell>
          <table:table-cell table:style-name="ce6" office:value-type="string">
            <text:p>navigator_first?</text:p>
            <text:p>kexi/pics/hi16-action-navigator_first.png</text:p>
          </table:table-cell>
          <table:table-cell table:style-name="ce6" table:number-columns-repeated="5"/>
          <table:table-cell table:style-name="ce6" table:formula="of:=IF([.B422]=&quot;R&quot;;0;4)" office:value-type="float" office:value="4">
            <text:p>4</text:p>
          </table:table-cell>
          <table:table-cell table:style-name="ce6" table:formula="of:=IF([.B422]=&quot;R&quot;;0;COUNTA([.F422:.I422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 office:value-type="string">
            <text:p>E</text:p>
          </table:table-cell>
          <table:table-cell table:style-name="ce3" office:value-type="float" office:value="170">
            <text:p>170</text:p>
          </table:table-cell>
          <table:table-cell table:style-name="ce6" office:value-type="string">
            <text:p>pics/oxygen/</text:p>
            <text:p>ox32-mimetype-x-shape-formula.png</text:p>
            <text:p>should this be moved/renamed?</text:p>
          </table:table-cell>
          <table:table-cell table:style-name="ce6" office:value-type="string">
            <text:p>mimetype-x-shape-formula</text:p>
          </table:table-cell>
          <table:table-cell table:style-name="ce6" table:number-columns-repeated="4"/>
          <table:table-cell table:style-name="ce6" table:formula="of:=IF([.B423]=&quot;R&quot;;0;4)" office:value-type="float" office:value="4">
            <text:p>4</text:p>
          </table:table-cell>
          <table:table-cell table:style-name="ce6" table:formula="of:=IF([.B423]=&quot;R&quot;;0;COUNTA([.F423:.I42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 office:value-type="string">
            <text:p>R</text:p>
          </table:table-cell>
          <table:table-cell table:style-name="ce3" office:value-type="float" office:value="83">
            <text:p>83</text:p>
          </table:table-cell>
          <table:table-cell table:style-name="ce6" office:value-type="string">
            <text:p>update to “document-edit”</text:p>
          </table:table-cell>
          <table:table-cell table:style-name="ce6" office:value-type="string">
            <text:p>document-edit</text:p>
          </table:table-cell>
          <table:table-cell table:style-name="ce6" table:number-columns-repeated="4"/>
          <table:table-cell table:style-name="ce6" table:formula="of:=IF([.B424]=&quot;R&quot;;0;4)" office:value-type="float" office:value="0">
            <text:p>0</text:p>
          </table:table-cell>
          <table:table-cell table:style-name="ce6" table:formula="of:=IF([.B424]=&quot;R&quot;;0;COUNTA([.F424:.I42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 office:value-type="string">
            <text:p>E</text:p>
          </table:table-cell>
          <table:table-cell table:style-name="ce3" office:value-type="float" office:value="171">
            <text:p>171</text:p>
          </table:table-cell>
          <table:table-cell table:style-name="ce6"/>
          <table:table-cell table:style-name="ce6" office:value-type="string">
            <text:p>kformula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25]=&quot;R&quot;;0;4)" office:value-type="float" office:value="4">
            <text:p>4</text:p>
          </table:table-cell>
          <table:table-cell table:style-name="ce6" table:formula="of:=IF([.B425]=&quot;R&quot;;0;COUNTA([.F425:.I425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426]=&quot;R&quot;;0;4)" office:value-type="float" office:value="0">
            <text:p>0</text:p>
          </table:table-cell>
          <table:table-cell table:style-name="ce6" table:formula="of:=IF([.B426]=&quot;R&quot;;0;COUNTA([.F426:.I42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 office:value-type="string">
            <text:p>N</text:p>
          </table:table-cell>
          <table:table-cell table:style-name="ce3" office:value-type="float" office:value="172">
            <text:p>172</text:p>
          </table:table-cell>
          <table:table-cell table:style-name="ce6" office:value-type="string">
            <text:p>“paren” (bracket)</text:p>
          </table:table-cell>
          <table:table-cell table:style-name="ce6" table:number-columns-repeated="5"/>
          <table:table-cell table:style-name="ce6" table:formula="of:=IF([.B427]=&quot;R&quot;;0;4)" office:value-type="float" office:value="4">
            <text:p>4</text:p>
          </table:table-cell>
          <table:table-cell table:style-name="ce6" table:formula="of:=IF([.B427]=&quot;R&quot;;0;COUNTA([.F427:.I42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 office:value-type="string">
            <text:p>N</text:p>
          </table:table-cell>
          <table:table-cell table:style-name="ce3" office:value-type="float" office:value="173">
            <text:p>173</text:p>
          </table:table-cell>
          <table:table-cell table:style-name="ce6" office:value-type="string">
            <text:p>“frac” (fraction)</text:p>
          </table:table-cell>
          <table:table-cell table:style-name="ce6" table:number-columns-repeated="5"/>
          <table:table-cell table:style-name="ce6" table:formula="of:=IF([.B428]=&quot;R&quot;;0;4)" office:value-type="float" office:value="4">
            <text:p>4</text:p>
          </table:table-cell>
          <table:table-cell table:style-name="ce6" table:formula="of:=IF([.B428]=&quot;R&quot;;0;COUNTA([.F428:.I42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 office:value-type="string">
            <text:p>N</text:p>
          </table:table-cell>
          <table:table-cell table:style-name="ce3" office:value-type="float" office:value="174">
            <text:p>174</text:p>
          </table:table-cell>
          <table:table-cell table:style-name="ce6" office:value-type="string">
            <text:p>“int” (integral)</text:p>
          </table:table-cell>
          <table:table-cell table:style-name="ce6" table:number-columns-repeated="5"/>
          <table:table-cell table:style-name="ce6" table:formula="of:=IF([.B429]=&quot;R&quot;;0;4)" office:value-type="float" office:value="4">
            <text:p>4</text:p>
          </table:table-cell>
          <table:table-cell table:style-name="ce6" table:formula="of:=IF([.B429]=&quot;R&quot;;0;COUNTA([.F429:.I42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 office:value-type="string">
            <text:p>N</text:p>
          </table:table-cell>
          <table:table-cell table:style-name="ce3" office:value-type="float" office:value="175">
            <text:p>175</text:p>
          </table:table-cell>
          <table:table-cell table:style-name="ce6" office:value-type="string">
            <text:p>“matrix”</text:p>
          </table:table-cell>
          <table:table-cell table:style-name="ce6" table:number-columns-repeated="5"/>
          <table:table-cell table:style-name="ce6" table:formula="of:=IF([.B430]=&quot;R&quot;;0;4)" office:value-type="float" office:value="4">
            <text:p>4</text:p>
          </table:table-cell>
          <table:table-cell table:style-name="ce6" table:formula="of:=IF([.B430]=&quot;R&quot;;0;COUNTA([.F430:.I43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 office:value-type="string">
            <text:p>N</text:p>
          </table:table-cell>
          <table:table-cell table:style-name="ce3" office:value-type="float" office:value="176">
            <text:p>176</text:p>
          </table:table-cell>
          <table:table-cell table:style-name="ce6" office:value-type="string">
            <text:p>“prod” (product)</text:p>
          </table:table-cell>
          <table:table-cell table:style-name="ce6" table:number-columns-repeated="5"/>
          <table:table-cell table:style-name="ce6" table:formula="of:=IF([.B431]=&quot;R&quot;;0;4)" office:value-type="float" office:value="4">
            <text:p>4</text:p>
          </table:table-cell>
          <table:table-cell table:style-name="ce6" table:formula="of:=IF([.B431]=&quot;R&quot;;0;COUNTA([.F431:.I43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 office:value-type="string">
            <text:p>N</text:p>
          </table:table-cell>
          <table:table-cell table:style-name="ce3" office:value-type="float" office:value="177">
            <text:p>177</text:p>
          </table:table-cell>
          <table:table-cell table:style-name="ce6" office:value-type="string">
            <text:p>“sqrt” (root)</text:p>
          </table:table-cell>
          <table:table-cell table:style-name="ce6" table:number-columns-repeated="5"/>
          <table:table-cell table:style-name="ce6" table:formula="of:=IF([.B432]=&quot;R&quot;;0;4)" office:value-type="float" office:value="4">
            <text:p>4</text:p>
          </table:table-cell>
          <table:table-cell table:style-name="ce6" table:formula="of:=IF([.B432]=&quot;R&quot;;0;COUNTA([.F432:.I43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 office:value-type="string">
            <text:p>N</text:p>
          </table:table-cell>
          <table:table-cell table:style-name="ce3" office:value-type="float" office:value="178">
            <text:p>178</text:p>
          </table:table-cell>
          <table:table-cell table:style-name="ce6" office:value-type="string">
            <text:p>“sum” (sum)</text:p>
          </table:table-cell>
          <table:table-cell table:style-name="ce6" table:number-columns-repeated="5"/>
          <table:table-cell table:style-name="ce6" table:formula="of:=IF([.B433]=&quot;R&quot;;0;4)" office:value-type="float" office:value="4">
            <text:p>4</text:p>
          </table:table-cell>
          <table:table-cell table:style-name="ce6" table:formula="of:=IF([.B433]=&quot;R&quot;;0;COUNTA([.F433:.I43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434]=&quot;R&quot;;0;4)" office:value-type="float" office:value="0">
            <text:p>0</text:p>
          </table:table-cell>
          <table:table-cell table:style-name="ce6" table:formula="of:=IF([.B434]=&quot;R&quot;;0;COUNTA([.F434:.I43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plato/kp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435]=&quot;R&quot;;0;4)" office:value-type="float" office:value="0">
            <text:p>0</text:p>
          </table:table-cell>
          <table:table-cell table:style-name="ce6" table:formula="of:=IF([.B435]=&quot;R&quot;;0;COUNTA([.F435:.I43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6"/>
          <table:table-cell table:style-name="ce6" table:formula="of:=IF([.B436]=&quot;R&quot;;0;4)" office:value-type="float" office:value="0">
            <text:p>0</text:p>
          </table:table-cell>
          <table:table-cell table:style-name="ce6" table:formula="of:=IF([.B436]=&quot;R&quot;;0;COUNTA([.F436:.I43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6"/>
          <table:table-cell table:style-name="ce6" table:formula="of:=IF([.B437]=&quot;R&quot;;0;4)" office:value-type="float" office:value="0">
            <text:p>0</text:p>
          </table:table-cell>
          <table:table-cell table:style-name="ce6" table:formula="of:=IF([.B437]=&quot;R&quot;;0;COUNTA([.F437:.I43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38]=&quot;R&quot;;0;4)" office:value-type="float" office:value="0">
            <text:p>0</text:p>
          </table:table-cell>
          <table:table-cell table:style-name="ce6" table:formula="of:=IF([.B438]=&quot;R&quot;;0;COUNTA([.F438:.I43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table:formula="of:=IF([.B439]=&quot;R&quot;;0;4)" office:value-type="float" office:value="0">
            <text:p>0</text:p>
          </table:table-cell>
          <table:table-cell table:style-name="ce6" table:formula="of:=IF([.B439]=&quot;R&quot;;0;COUNTA([.F439:.I43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properties" ), i18n("Edit Main Projec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project)</text:p>
          </table:table-cell>
          <table:table-cell table:style-name="ce6" table:number-columns-repeated="5"/>
          <table:table-cell table:style-name="ce6" table:formula="of:=IF([.B440]=&quot;R&quot;;0;4)" office:value-type="float" office:value="0">
            <text:p>0</text:p>
          </table:table-cell>
          <table:table-cell table:style-name="ce6" table:formula="of:=IF([.B440]=&quot;R&quot;;0;COUNTA([.F440:.I44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Relation <text:s/>= new KAction(KIcon( "document-properties" ), i18n("Edit Dependency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dependency)</text:p>
          </table:table-cell>
          <table:table-cell table:style-name="ce6" table:number-columns-repeated="5"/>
          <table:table-cell table:style-name="ce6" table:formula="of:=IF([.B441]=&quot;R&quot;;0;4)" office:value-type="float" office:value="0">
            <text:p>0</text:p>
          </table:table-cell>
          <table:table-cell table:style-name="ce6" table:formula="of:=IF([.B441]=&quot;R&quot;;0;COUNTA([.F441:.I44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Resource <text:s/>= new KAction(KIcon( "document-properties" ), i18n("Edit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resource)</text:p>
          </table:table-cell>
          <table:table-cell table:style-name="ce6" table:number-columns-repeated="5"/>
          <table:table-cell table:style-name="ce6" table:formula="of:=IF([.B442]=&quot;R&quot;;0;4)" office:value-type="float" office:value="0">
            <text:p>0</text:p>
          </table:table-cell>
          <table:table-cell table:style-name="ce6" table:formula="of:=IF([.B442]=&quot;R&quot;;0;COUNTA([.F442:.I44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EditStandardWorktime <text:s/>= new KAction(KIcon( "document-properties" ), i18n("Edit Standard Worktim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worktime)</text:p>
          </table:table-cell>
          <table:table-cell table:style-name="ce6" table:number-columns-repeated="5"/>
          <table:table-cell table:style-name="ce6" table:formula="of:=IF([.B443]=&quot;R&quot;;0;4)" office:value-type="float" office:value="0">
            <text:p>0</text:p>
          </table:table-cell>
          <table:table-cell table:style-name="ce6" table:formula="of:=IF([.B443]=&quot;R&quot;;0;COUNTA([.F443:.I44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IndentTask = new KAction(KIcon( "edit-indent" ), i18n("Indent Tas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79">
            <text:p>179</text:p>
          </table:table-cell>
          <table:table-cell table:style-name="ce6" office:value-type="string">
            <text:p>update to “format-indent-more”</text:p>
          </table:table-cell>
          <table:table-cell table:style-name="ce6" office:value-type="string">
            <text:p>format-indent-mor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44]=&quot;R&quot;;0;4)" office:value-type="float" office:value="4">
            <text:p>4</text:p>
          </table:table-cell>
          <table:table-cell table:style-name="ce6" table:formula="of:=IF([.B444]=&quot;R&quot;;0;COUNTA([.F444:.I444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0">
            <text:p>180</text:p>
          </table:table-cell>
          <table:table-cell table:style-name="ce6"/>
          <table:table-cell table:style-name="ce6" office:value-type="string">
            <text:p>document-impor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45]=&quot;R&quot;;0;4)" office:value-type="float" office:value="4">
            <text:p>4</text:p>
          </table:table-cell>
          <table:table-cell table:style-name="ce6" table:formula="of:=IF([.B445]=&quot;R&quot;;0;COUNTA([.F445:.I445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MoveTaskDown = new KAction(KIcon( "edit-down" ), i18n("Move Task 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update to “arrow-down”</text:p>
          </table:table-cell>
          <table:table-cell table:style-name="ce6" office:value-type="string">
            <text:p>arrow-down</text:p>
          </table:table-cell>
          <table:table-cell table:style-name="ce6" table:number-columns-repeated="4"/>
          <table:table-cell table:style-name="ce6" table:formula="of:=IF([.B446]=&quot;R&quot;;0;4)" office:value-type="float" office:value="0">
            <text:p>0</text:p>
          </table:table-cell>
          <table:table-cell table:style-name="ce6" table:formula="of:=IF([.B446]=&quot;R&quot;;0;COUNTA([.F446:.I44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MoveTaskUp = new KAction(KIcon( "edit-up" ), i18n("Move Task 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update to “arrow-up”</text:p>
          </table:table-cell>
          <table:table-cell table:style-name="ce6" office:value-type="string">
            <text:p>arrow-up</text:p>
          </table:table-cell>
          <table:table-cell table:style-name="ce6" table:number-columns-repeated="4"/>
          <table:table-cell table:style-name="ce6" table:formula="of:=IF([.B447]=&quot;R&quot;;0;4)" office:value-type="float" office:value="0">
            <text:p>0</text:p>
          </table:table-cell>
          <table:table-cell table:style-name="ce6" table:formula="of:=IF([.B447]=&quot;R&quot;;0;COUNTA([.F447:.I44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OpenNode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448]=&quot;R&quot;;0;4)" office:value-type="float" office:value="0">
            <text:p>0</text:p>
          </table:table-cell>
          <table:table-cell table:style-name="ce6" table:formula="of:=IF([.B448]=&quot;R&quot;;0;COUNTA([.F448:.I44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properties" ), i18n("Descriptio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449]=&quot;R&quot;;0;4)" office:value-type="float" office:value="0">
            <text:p>0</text:p>
          </table:table-cell>
          <table:table-cell table:style-name="ce6" table:formula="of:=IF([.B449]=&quot;R&quot;;0;COUNTA([.F449:.I44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</text:p>
          </table:table-cell>
          <table:table-cell table:style-name="ce6" table:number-columns-repeated="5"/>
          <table:table-cell table:style-name="ce6" table:formula="of:=IF([.B450]=&quot;R&quot;;0;4)" office:value-type="float" office:value="0">
            <text:p>0</text:p>
          </table:table-cell>
          <table:table-cell table:style-name="ce6" table:formula="of:=IF([.B450]=&quot;R&quot;;0;COUNTA([.F450:.I45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TaskWorkpackage <text:s/>= new KAction(KIcon( "document-properties" ), i18n("Work Package Contro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</text:p>
          </table:table-cell>
          <table:table-cell table:style-name="ce6" table:number-columns-repeated="5"/>
          <table:table-cell table:style-name="ce6" table:formula="of:=IF([.B451]=&quot;R&quot;;0;4)" office:value-type="float" office:value="0">
            <text:p>0</text:p>
          </table:table-cell>
          <table:table-cell table:style-name="ce6" table:formula="of:=IF([.B451]=&quot;R&quot;;0;COUNTA([.F451:.I45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.cpp: <text:s text:c="3"/>actionUnindentTask= new KAction(KIcon( "edit-unindent" ), i18n("Unindent Tas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1">
            <text:p>181</text:p>
          </table:table-cell>
          <table:table-cell table:style-name="ce6"/>
          <table:table-cell table:style-name="ce12" office:value-type="string">
            <text:p>format-indent-les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52]=&quot;R&quot;;0;4)" office:value-type="float" office:value="4">
            <text:p>4</text:p>
          </table:table-cell>
          <table:table-cell table:style-name="ce6" table:formula="of:=IF([.B452]=&quot;R&quot;;0;COUNTA([.F452:.I452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6"/>
          <table:table-cell table:style-name="ce6" table:formula="of:=IF([.B453]=&quot;R&quot;;0;4)" office:value-type="float" office:value="0">
            <text:p>0</text:p>
          </table:table-cell>
          <table:table-cell table:style-name="ce6" table:formula="of:=IF([.B453]=&quot;R&quot;;0;COUNTA([.F453:.I45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6"/>
          <table:table-cell table:style-name="ce6" table:formula="of:=IF([.B454]=&quot;R&quot;;0;4)" office:value-type="float" office:value="0">
            <text:p>0</text:p>
          </table:table-cell>
          <table:table-cell table:style-name="ce6" table:formula="of:=IF([.B454]=&quot;R&quot;;0;COUNTA([.F454:.I45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6"/>
          <table:table-cell table:style-name="ce6" table:formula="of:=IF([.B455]=&quot;R&quot;;0;4)" office:value-type="float" office:value="0">
            <text:p>0</text:p>
          </table:table-cell>
          <table:table-cell table:style-name="ce6" table:formula="of:=IF([.B455]=&quot;R&quot;;0;COUNTA([.F455:.I45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6"/>
          <table:table-cell table:style-name="ce6" table:formula="of:=IF([.B456]=&quot;R&quot;;0;4)" office:value-type="float" office:value="0">
            <text:p>0</text:p>
          </table:table-cell>
          <table:table-cell table:style-name="ce6" table:formula="of:=IF([.B456]=&quot;R&quot;;0;COUNTA([.F456:.I45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457]=&quot;R&quot;;0;4)" office:value-type="float" office:value="0">
            <text:p>0</text:p>
          </table:table-cell>
          <table:table-cell table:style-name="ce6" table:formula="of:=IF([.B457]=&quot;R&quot;;0;COUNTA([.F457:.I45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458]=&quot;R&quot;;0;4)" office:value-type="float" office:value="0">
            <text:p>0</text:p>
          </table:table-cell>
          <table:table-cell table:style-name="ce6" table:formula="of:=IF([.B458]=&quot;R&quot;;0;COUNTA([.F458:.I45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459]=&quot;R&quot;;0;4)" office:value-type="float" office:value="0">
            <text:p>0</text:p>
          </table:table-cell>
          <table:table-cell table:style-name="ce6" table:formula="of:=IF([.B459]=&quot;R&quot;;0;COUNTA([.F459:.I45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460]=&quot;R&quot;;0;4)" office:value-type="float" office:value="0">
            <text:p>0</text:p>
          </table:table-cell>
          <table:table-cell table:style-name="ce6" table:formula="of:=IF([.B460]=&quot;R&quot;;0;COUNTA([.F460:.I46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3" office:value-type="string">
            <text:p>E</text:p>
          </table:table-cell>
          <table:table-cell table:style-name="ce3" office:value-type="float" office:value="182">
            <text:p>182</text:p>
          </table:table-cell>
          <table:table-cell table:style-name="ce6"/>
          <table:table-cell table:style-name="ce6" office:value-type="string">
            <text:p>arrow-lef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61]=&quot;R&quot;;0;4)" office:value-type="float" office:value="4">
            <text:p>4</text:p>
          </table:table-cell>
          <table:table-cell table:style-name="ce6" table:formula="of:=IF([.B461]=&quot;R&quot;;0;COUNTA([.F461:.I461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6"/>
          <table:table-cell table:style-name="ce6" table:formula="of:=IF([.B462]=&quot;R&quot;;0;4)" office:value-type="float" office:value="0">
            <text:p>0</text:p>
          </table:table-cell>
          <table:table-cell table:style-name="ce6" table:formula="of:=IF([.B462]=&quot;R&quot;;0;COUNTA([.F462:.I46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table:number-columns-repeated="6"/>
          <table:table-cell table:style-name="ce6" table:formula="of:=IF([.B463]=&quot;R&quot;;0;4)" office:value-type="float" office:value="0">
            <text:p>0</text:p>
          </table:table-cell>
          <table:table-cell table:style-name="ce6" table:formula="of:=IF([.B463]=&quot;R&quot;;0;COUNTA([.F463:.I46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6"/>
          <table:table-cell table:style-name="ce6" table:formula="of:=IF([.B464]=&quot;R&quot;;0;4)" office:value-type="float" office:value="0">
            <text:p>0</text:p>
          </table:table-cell>
          <table:table-cell table:style-name="ce6" table:formula="of:=IF([.B464]=&quot;R&quot;;0;COUNTA([.F464:.I46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3" office:value-type="string">
            <text:p>E</text:p>
          </table:table-cell>
          <table:table-cell table:style-name="ce3" office:value-type="float" office:value="183">
            <text:p>183</text:p>
          </table:table-cell>
          <table:table-cell table:style-name="ce6"/>
          <table:table-cell table:style-name="ce12" office:value-type="string">
            <text:p>arrow-left-doubl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65]=&quot;R&quot;;0;4)" office:value-type="float" office:value="4">
            <text:p>4</text:p>
          </table:table-cell>
          <table:table-cell table:style-name="ce6" table:formula="of:=IF([.B465]=&quot;R&quot;;0;COUNTA([.F465:.I465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6"/>
          <table:table-cell table:style-name="ce6" table:formula="of:=IF([.B466]=&quot;R&quot;;0;4)" office:value-type="float" office:value="0">
            <text:p>0</text:p>
          </table:table-cell>
          <table:table-cell table:style-name="ce6" table:formula="of:=IF([.B466]=&quot;R&quot;;0;COUNTA([.F466:.I46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183">
            <text:p>183</text:p>
          </table:table-cell>
          <table:table-cell table:style-name="ce6" table:number-columns-repeated="6"/>
          <table:table-cell table:style-name="ce6" table:formula="of:=IF([.B467]=&quot;R&quot;;0;4)" office:value-type="float" office:value="0">
            <text:p>0</text:p>
          </table:table-cell>
          <table:table-cell table:style-name="ce6" table:formula="of:=IF([.B467]=&quot;R&quot;;0;COUNTA([.F467:.I46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6"/>
          <table:table-cell table:style-name="ce6" table:formula="of:=IF([.B468]=&quot;R&quot;;0;4)" office:value-type="float" office:value="0">
            <text:p>0</text:p>
          </table:table-cell>
          <table:table-cell table:style-name="ce6" table:formula="of:=IF([.B468]=&quot;R&quot;;0;COUNTA([.F468:.I46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3" office:value-type="string">
            <text:p>E</text:p>
          </table:table-cell>
          <table:table-cell table:style-name="ce3" office:value-type="float" office:value="184">
            <text:p>184</text:p>
          </table:table-cell>
          <table:table-cell table:style-name="ce6"/>
          <table:table-cell table:style-name="ce12" office:value-type="string">
            <text:p>go-jump-today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69]=&quot;R&quot;;0;4)" office:value-type="float" office:value="4">
            <text:p>4</text:p>
          </table:table-cell>
          <table:table-cell table:style-name="ce6" table:formula="of:=IF([.B469]=&quot;R&quot;;0;COUNTA([.F469:.I469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470]=&quot;R&quot;;0;4)" office:value-type="float" office:value="0">
            <text:p>0</text:p>
          </table:table-cell>
          <table:table-cell table:style-name="ce6" table:formula="of:=IF([.B470]=&quot;R&quot;;0;COUNTA([.F470:.I47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471]=&quot;R&quot;;0;4)" office:value-type="float" office:value="0">
            <text:p>0</text:p>
          </table:table-cell>
          <table:table-cell table:style-name="ce6" table:formula="of:=IF([.B471]=&quot;R&quot;;0;COUNTA([.F471:.I47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table:formula="of:=IF([.B472]=&quot;R&quot;;0;4)" office:value-type="float" office:value="0">
            <text:p>0</text:p>
          </table:table-cell>
          <table:table-cell table:style-name="ce6" table:formula="of:=IF([.B472]=&quot;R&quot;;0;COUNTA([.F472:.I47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Calendar <text:s text:c="2"/>= new KAction(KIcon( "document-new" ), i18n("Ad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473]=&quot;R&quot;;0;4)" office:value-type="float" office:value="0">
            <text:p>0</text:p>
          </table:table-cell>
          <table:table-cell table:style-name="ce6" table:formula="of:=IF([.B473]=&quot;R&quot;;0;COUNTA([.F473:.I47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SubCalendar <text:s text:c="2"/>= new KAction(KIcon( "document-new" ), i18n("Add Sub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474]=&quot;R&quot;;0;4)" office:value-type="float" office:value="0">
            <text:p>0</text:p>
          </table:table-cell>
          <table:table-cell table:style-name="ce6" table:formula="of:=IF([.B474]=&quot;R&quot;;0;COUNTA([.F474:.I47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75]=&quot;R&quot;;0;4)" office:value-type="float" office:value="0">
            <text:p>0</text:p>
          </table:table-cell>
          <table:table-cell table:style-name="ce6" table:formula="of:=IF([.B475]=&quot;R&quot;;0;COUNTA([.F475:.I47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476]=&quot;R&quot;;0;4)" office:value-type="float" office:value="0">
            <text:p>0</text:p>
          </table:table-cell>
          <table:table-cell table:style-name="ce6" table:formula="of:=IF([.B476]=&quot;R&quot;;0;COUNTA([.F476:.I47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477]=&quot;R&quot;;0;4)" office:value-type="float" office:value="0">
            <text:p>0</text:p>
          </table:table-cell>
          <table:table-cell table:style-name="ce6" table:formula="of:=IF([.B477]=&quot;R&quot;;0;COUNTA([.F477:.I47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185">
            <text:p>185</text:p>
          </table:table-cell>
          <table:table-cell table:style-name="ce6" office:value-type="string">
            <text:p>add_milestone</text:p>
            <text:p>kplato/toolbar/hi22-action-add_milestone.png</text:p>
          </table:table-cell>
          <table:table-cell table:style-name="ce6" table:number-columns-repeated="5"/>
          <table:table-cell table:style-name="ce6" table:formula="of:=IF([.B478]=&quot;R&quot;;0;4)" office:value-type="float" office:value="4">
            <text:p>4</text:p>
          </table:table-cell>
          <table:table-cell table:style-name="ce6" table:formula="of:=IF([.B478]=&quot;R&quot;;0;COUNTA([.F478:.I47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6" office:value-type="string">
            <text:p>N</text:p>
          </table:table-cell>
          <table:table-cell table:style-name="ce3" office:value-type="float" office:value="186">
            <text:p>186</text:p>
          </table:table-cell>
          <table:table-cell table:style-name="ce6" office:value-type="string">
            <text:p>add_sub_task</text:p>
            <text:p>kplato/toolbar/hi22-action-add_sub_task.png</text:p>
          </table:table-cell>
          <table:table-cell table:style-name="ce6" table:number-columns-repeated="5"/>
          <table:table-cell table:style-name="ce6" table:formula="of:=IF([.B479]=&quot;R&quot;;0;4)" office:value-type="float" office:value="4">
            <text:p>4</text:p>
          </table:table-cell>
          <table:table-cell table:style-name="ce6" table:formula="of:=IF([.B479]=&quot;R&quot;;0;COUNTA([.F479:.I47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87">
            <text:p>187</text:p>
          </table:table-cell>
          <table:table-cell table:style-name="ce6" office:value-type="string">
            <text:p>add_task</text:p>
            <text:p>kplato/toolbar/hi22-action-add_task.png</text:p>
          </table:table-cell>
          <table:table-cell table:style-name="ce6" table:number-columns-repeated="5"/>
          <table:table-cell table:style-name="ce6" table:formula="of:=IF([.B480]=&quot;R&quot;;0;4)" office:value-type="float" office:value="4">
            <text:p>4</text:p>
          </table:table-cell>
          <table:table-cell table:style-name="ce6" table:formula="of:=IF([.B480]=&quot;R&quot;;0;COUNTA([.F480:.I48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81]=&quot;R&quot;;0;4)" office:value-type="float" office:value="0">
            <text:p>0</text:p>
          </table:table-cell>
          <table:table-cell table:style-name="ce6" table:formula="of:=IF([.B481]=&quot;R&quot;;0;COUNTA([.F481:.I48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482]=&quot;R&quot;;0;4)" office:value-type="float" office:value="0">
            <text:p>0</text:p>
          </table:table-cell>
          <table:table-cell table:style-name="ce6" table:formula="of:=IF([.B482]=&quot;R&quot;;0;COUNTA([.F482:.I482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88">
            <text:p>188</text:p>
          </table:table-cell>
          <table:table-cell table:style-name="ce6"/>
          <table:table-cell table:style-name="ce12" office:value-type="string">
            <text:p>document-preview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83]=&quot;R&quot;;0;4)" office:value-type="float" office:value="4">
            <text:p>4</text:p>
          </table:table-cell>
          <table:table-cell table:style-name="ce6" table:formula="of:=IF([.B483]=&quot;R&quot;;0;COUNTA([.F483:.I483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84]=&quot;R&quot;;0;4)" office:value-type="float" office:value="0">
            <text:p>0</text:p>
          </table:table-cell>
          <table:table-cell table:style-name="ce6" table:formula="of:=IF([.B484]=&quot;R&quot;;0;COUNTA([.F484:.I48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485]=&quot;R&quot;;0;4)" office:value-type="float" office:value="0">
            <text:p>0</text:p>
          </table:table-cell>
          <table:table-cell table:style-name="ce6" table:formula="of:=IF([.B485]=&quot;R&quot;;0;COUNTA([.F485:.I485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3" office:value-type="string">
            <text:p>E</text:p>
          </table:table-cell>
          <table:table-cell table:style-name="ce3" office:value-type="float" office:value="189">
            <text:p>189</text:p>
          </table:table-cell>
          <table:table-cell table:style-name="ce6"/>
          <table:table-cell table:style-name="ce12" office:value-type="string">
            <text:p>edit-clear-lis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86]=&quot;R&quot;;0;4)" office:value-type="float" office:value="4">
            <text:p>4</text:p>
          </table:table-cell>
          <table:table-cell table:style-name="ce6" table:formula="of:=IF([.B486]=&quot;R&quot;;0;COUNTA([.F486:.I486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487]=&quot;R&quot;;0;4)" office:value-type="float" office:value="0">
            <text:p>0</text:p>
          </table:table-cell>
          <table:table-cell table:style-name="ce6" table:formula="of:=IF([.B487]=&quot;R&quot;;0;COUNTA([.F487:.I48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6"/>
          <table:table-cell table:style-name="ce6" table:formula="of:=IF([.B488]=&quot;R&quot;;0;4)" office:value-type="float" office:value="0">
            <text:p>0</text:p>
          </table:table-cell>
          <table:table-cell table:style-name="ce6" table:formula="of:=IF([.B488]=&quot;R&quot;;0;COUNTA([.F488:.I48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table:number-columns-repeated="6"/>
          <table:table-cell table:style-name="ce6" table:formula="of:=IF([.B489]=&quot;R&quot;;0;4)" office:value-type="float" office:value="0">
            <text:p>0</text:p>
          </table:table-cell>
          <table:table-cell table:style-name="ce6" table:formula="of:=IF([.B489]=&quot;R&quot;;0;COUNTA([.F489:.I48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190">
            <text:p>190</text:p>
          </table:table-cell>
          <table:table-cell table:style-name="ce6"/>
          <table:table-cell table:style-name="ce12" office:value-type="string">
            <text:p>user-group-new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90]=&quot;R&quot;;0;4)" office:value-type="float" office:value="4">
            <text:p>4</text:p>
          </table:table-cell>
          <table:table-cell table:style-name="ce6" table:formula="of:=IF([.B490]=&quot;R&quot;;0;COUNTA([.F490:.I490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491]=&quot;R&quot;;0;4)" office:value-type="float" office:value="0">
            <text:p>0</text:p>
          </table:table-cell>
          <table:table-cell table:style-name="ce6" table:formula="of:=IF([.B491]=&quot;R&quot;;0;COUNTA([.F491:.I49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92]=&quot;R&quot;;0;4)" office:value-type="float" office:value="0">
            <text:p>0</text:p>
          </table:table-cell>
          <table:table-cell table:style-name="ce6" table:formula="of:=IF([.B492]=&quot;R&quot;;0;COUNTA([.F492:.I49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chedule <text:s/>= new KAction(KIcon( "document-new" ), i18n("Add Schedu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493]=&quot;R&quot;;0;4)" office:value-type="float" office:value="0">
            <text:p>0</text:p>
          </table:table-cell>
          <table:table-cell table:style-name="ce6" table:formula="of:=IF([.B493]=&quot;R&quot;;0;COUNTA([.F493:.I49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ubSchedule <text:s/>= new KAction(KIcon( "document-new" ), i18n("Add Sub-schedu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494]=&quot;R&quot;;0;4)" office:value-type="float" office:value="0">
            <text:p>0</text:p>
          </table:table-cell>
          <table:table-cell table:style-name="ce6" table:formula="of:=IF([.B494]=&quot;R&quot;;0;COUNTA([.F494:.I49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BaselineSchedule <text:s/>= new KAction(KIcon( "" ), i18n("Baseline"), this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empty icon</text:p>
          </table:table-cell>
          <table:table-cell table:style-name="ce6" table:number-columns-repeated="5"/>
          <table:table-cell table:style-name="ce6" table:formula="of:=IF([.B495]=&quot;R&quot;;0;4)" office:value-type="float" office:value="4">
            <text:p>4</text:p>
          </table:table-cell>
          <table:table-cell table:style-name="ce6" table:formula="of:=IF([.B495]=&quot;R&quot;;0;COUNTA([.F495:.I49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91">
            <text:p>191</text:p>
          </table:table-cell>
          <table:table-cell table:style-name="ce6" office:value-type="string">
            <text:p>project_calculate</text:p>
            <text:p>kplato/toolbar/hi22-action-project_calculate.png</text:p>
          </table:table-cell>
          <table:table-cell table:style-name="ce6" table:number-columns-repeated="5"/>
          <table:table-cell table:style-name="ce6" table:formula="of:=IF([.B496]=&quot;R&quot;;0;4)" office:value-type="float" office:value="4">
            <text:p>4</text:p>
          </table:table-cell>
          <table:table-cell table:style-name="ce6" table:formula="of:=IF([.B496]=&quot;R&quot;;0;COUNTA([.F496:.I49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97]=&quot;R&quot;;0;4)" office:value-type="float" office:value="0">
            <text:p>0</text:p>
          </table:table-cell>
          <table:table-cell table:style-name="ce6" table:formula="of:=IF([.B497]=&quot;R&quot;;0;COUNTA([.F497:.I49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AddMilestone <text:s/>= new KAction(KIcon( "add_milestone" ), i18n("Add Mileston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5">
            <text:p>185</text:p>
          </table:table-cell>
          <table:table-cell table:style-name="ce6" table:number-columns-repeated="6"/>
          <table:table-cell table:style-name="ce6" table:formula="of:=IF([.B498]=&quot;R&quot;;0;4)" office:value-type="float" office:value="0">
            <text:p>0</text:p>
          </table:table-cell>
          <table:table-cell table:style-name="ce6" table:formula="of:=IF([.B498]=&quot;R&quot;;0;COUNTA([.F498:.I49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AddSubtask <text:s/>= new KAction(KIcon( "add_sub_task" ), i18n("Add Sub-Tas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6">
            <text:p>186</text:p>
          </table:table-cell>
          <table:table-cell table:style-name="ce6" table:number-columns-repeated="6"/>
          <table:table-cell table:style-name="ce6" table:formula="of:=IF([.B499]=&quot;R&quot;;0;4)" office:value-type="float" office:value="0">
            <text:p>0</text:p>
          </table:table-cell>
          <table:table-cell table:style-name="ce6" table:formula="of:=IF([.B499]=&quot;R&quot;;0;COUNTA([.F499:.I49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AddTask <text:s/>= new KAction(KIcon( "add_task" ), i18n("Add Tas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7">
            <text:p>187</text:p>
          </table:table-cell>
          <table:table-cell table:style-name="ce6" table:number-columns-repeated="6"/>
          <table:table-cell table:style-name="ce6" table:formula="of:=IF([.B500]=&quot;R&quot;;0;4)" office:value-type="float" office:value="0">
            <text:p>0</text:p>
          </table:table-cell>
          <table:table-cell table:style-name="ce6" table:formula="of:=IF([.B500]=&quot;R&quot;;0;COUNTA([.F500:.I50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01]=&quot;R&quot;;0;4)" office:value-type="float" office:value="0">
            <text:p>0</text:p>
          </table:table-cell>
          <table:table-cell table:style-name="ce6" table:formula="of:=IF([.B501]=&quot;R&quot;;0;COUNTA([.F501:.I50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IndentTask <text:s/>= new KAction(KIcon("indent_task"), i18n("Indent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6" table:number-columns-repeated="6"/>
          <table:table-cell table:style-name="ce6" table:formula="of:=IF([.B502]=&quot;R&quot;;0;4)" office:value-type="float" office:value="0">
            <text:p>0</text:p>
          </table:table-cell>
          <table:table-cell table:style-name="ce6" table:formula="of:=IF([.B502]=&quot;R&quot;;0;COUNTA([.F502:.I50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move_task_down"), i18n("Move 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update to “arrow-down”</text:p>
          </table:table-cell>
          <table:table-cell table:style-name="ce6" table:number-columns-repeated="5"/>
          <table:table-cell table:style-name="ce6" table:formula="of:=IF([.B503]=&quot;R&quot;;0;4)" office:value-type="float" office:value="0">
            <text:p>0</text:p>
          </table:table-cell>
          <table:table-cell table:style-name="ce6" table:formula="of:=IF([.B503]=&quot;R&quot;;0;COUNTA([.F503:.I50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move_task_up"), i18n("Move 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office:value-type="string">
            <text:p>update to “arrow-up”</text:p>
          </table:table-cell>
          <table:table-cell table:style-name="ce6" table:number-columns-repeated="5"/>
          <table:table-cell table:style-name="ce6" table:formula="of:=IF([.B504]=&quot;R&quot;;0;4)" office:value-type="float" office:value="0">
            <text:p>0</text:p>
          </table:table-cell>
          <table:table-cell table:style-name="ce6" table:formula="of:=IF([.B504]=&quot;R&quot;;0;COUNTA([.F504:.I50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taskeditor.cpp: <text:s text:c="3"/>actionUnindentTask <text:s/>= new KAction(KIcon("unindent_task"), i18n("Unindent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6" table:number-columns-repeated="6"/>
          <table:table-cell table:style-name="ce6" table:formula="of:=IF([.B505]=&quot;R&quot;;0;4)" office:value-type="float" office:value="0">
            <text:p>0</text:p>
          </table:table-cell>
          <table:table-cell table:style-name="ce6" table:formula="of:=IF([.B505]=&quot;R&quot;;0;COUNTA([.F505:.I50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3" office:value-type="string">
            <text:p>E</text:p>
          </table:table-cell>
          <table:table-cell table:style-name="ce3" office:value-type="float" office:value="192">
            <text:p>192</text:p>
          </table:table-cell>
          <table:table-cell table:style-name="ce6"/>
          <table:table-cell table:style-name="ce12" office:value-type="string">
            <text:p>view-clos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06]=&quot;R&quot;;0;4)" office:value-type="float" office:value="4">
            <text:p>4</text:p>
          </table:table-cell>
          <table:table-cell table:style-name="ce6" table:formula="of:=IF([.B506]=&quot;R&quot;;0;COUNTA([.F506:.I506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3" office:value-type="string">
            <text:p>E</text:p>
          </table:table-cell>
          <table:table-cell table:style-name="ce3" office:value-type="float" office:value="193">
            <text:p>193</text:p>
          </table:table-cell>
          <table:table-cell table:style-name="ce6"/>
          <table:table-cell table:style-name="ce12" office:value-type="string">
            <text:p>view-split-left-righ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07]=&quot;R&quot;;0;4)" office:value-type="float" office:value="4">
            <text:p>4</text:p>
          </table:table-cell>
          <table:table-cell table:style-name="ce6" table:formula="of:=IF([.B507]=&quot;R&quot;;0;COUNTA([.F507:.I507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office:value-type="string">
            <text:p>configure-view?</text:p>
          </table:table-cell>
          <table:table-cell table:style-name="ce6" table:number-columns-repeated="5"/>
          <table:table-cell table:style-name="ce6" table:formula="of:=IF([.B508]=&quot;R&quot;;0;4)" office:value-type="float" office:value="0">
            <text:p>0</text:p>
          </table:table-cell>
          <table:table-cell table:style-name="ce6" table:formula="of:=IF([.B508]=&quot;R&quot;;0;COUNTA([.F508:.I50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3">
            <text:p>193</text:p>
          </table:table-cell>
          <table:table-cell table:style-name="ce6" table:number-columns-repeated="6"/>
          <table:table-cell table:style-name="ce6" table:formula="of:=IF([.B509]=&quot;R&quot;;0;4)" office:value-type="float" office:value="0">
            <text:p>0</text:p>
          </table:table-cell>
          <table:table-cell table:style-name="ce6" table:formula="of:=IF([.B509]=&quot;R&quot;;0;COUNTA([.F509:.I50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application.cpp:/*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510]=&quot;R&quot;;0;4)" office:value-type="float" office:value="0">
            <text:p>0</text:p>
          </table:table-cell>
          <table:table-cell table:style-name="ce6" table:formula="of:=IF([.B510]=&quot;R&quot;;0;COUNTA([.F510:.I51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511]=&quot;R&quot;;0;4)" office:value-type="float" office:value="0">
            <text:p>0</text:p>
          </table:table-cell>
          <table:table-cell table:style-name="ce6" table:formula="of:=IF([.B511]=&quot;R&quot;;0;COUNTA([.F511:.I51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6"/>
          <table:table-cell table:style-name="ce6" table:formula="of:=IF([.B512]=&quot;R&quot;;0;4)" office:value-type="float" office:value="0">
            <text:p>0</text:p>
          </table:table-cell>
          <table:table-cell table:style-name="ce6" table:formula="of:=IF([.B512]=&quot;R&quot;;0;COUNTA([.F512:.I51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6"/>
          <table:table-cell table:style-name="ce6" table:formula="of:=IF([.B513]=&quot;R&quot;;0;4)" office:value-type="float" office:value="0">
            <text:p>0</text:p>
          </table:table-cell>
          <table:table-cell table:style-name="ce6" table:formula="of:=IF([.B513]=&quot;R&quot;;0;COUNTA([.F513:.I51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edit document</text:p>
          </table:table-cell>
          <table:table-cell table:style-name="ce6" table:number-columns-repeated="5"/>
          <table:table-cell table:style-name="ce6" table:formula="of:=IF([.B514]=&quot;R&quot;;0;4)" office:value-type="float" office:value="0">
            <text:p>0</text:p>
          </table:table-cell>
          <table:table-cell table:style-name="ce6" table:formula="of:=IF([.B514]=&quot;R&quot;;0;COUNTA([.F514:.I51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SendPackage <text:s/>= new KAction(KIcon( "file_send_file" ), i18n("Send Packag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194">
            <text:p>194</text:p>
          </table:table-cell>
          <table:table-cell table:style-name="ce6" office:value-type="string">
            <text:p>“file_send_file” / file-upload / </text:p>
            <text:p>document-upload <text:s/>??</text:p>
          </table:table-cell>
          <table:table-cell table:style-name="ce6" table:number-columns-repeated="5"/>
          <table:table-cell table:style-name="ce6" table:formula="of:=IF([.B515]=&quot;R&quot;;0;4)" office:value-type="float" office:value="4">
            <text:p>4</text:p>
          </table:table-cell>
          <table:table-cell table:style-name="ce6" table:formula="of:=IF([.B515]=&quot;R&quot;;0;COUNTA([.F515:.I51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task progress</text:p>
          </table:table-cell>
          <table:table-cell table:style-name="ce6" table:number-columns-repeated="5"/>
          <table:table-cell table:style-name="ce6" table:formula="of:=IF([.B516]=&quot;R&quot;;0;4)" office:value-type="float" office:value="0">
            <text:p>0</text:p>
          </table:table-cell>
          <table:table-cell table:style-name="ce6" table:formula="of:=IF([.B516]=&quot;R&quot;;0;COUNTA([.F516:.I51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, the same as the line above</text:p>
          </table:table-cell>
          <table:table-cell table:style-name="ce6" table:number-columns-repeated="5"/>
          <table:table-cell table:style-name="ce6" table:formula="of:=IF([.B517]=&quot;R&quot;;0;4)" office:value-type="float" office:value="4">
            <text:p>4</text:p>
          </table:table-cell>
          <table:table-cell table:style-name="ce6" table:formula="of:=IF([.B517]=&quot;R&quot;;0;COUNTA([.F517:.I51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operties" ), i18nc( "@verb", "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view document</text:p>
            <text:p><text:s/>(this should use another icon) IMHO</text:p>
          </table:table-cell>
          <table:table-cell table:style-name="ce6" table:number-columns-repeated="5"/>
          <table:table-cell table:style-name="ce6" table:formula="of:=IF([.B518]=&quot;R&quot;;0;4)" office:value-type="float" office:value="0">
            <text:p>0</text:p>
          </table:table-cell>
          <table:table-cell table:style-name="ce6" table:formula="of:=IF([.B518]=&quot;R&quot;;0;COUNTA([.F518:.I51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dockers/KPrPageLayoutDocker.cpp: <text:s text:c="3"/>QListWidgetItem * item = new QListWidgetItem( QIcon( layout-&gt;thumbnail() ), "", m_layouts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office:value-type="float" office:value="0">
            <text:p>0</text:p>
          </table:table-cell>
          <table:table-cell table:style-name="ce6" table:formula="of:=IF([.B519]=&quot;R&quot;;0;COUNTA([.F519:.I51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ationDrawWidget.cpp: <text:s text:c="3"/>QAction *action = new QAction( buildIconSize( size ), QString::number(size)+"px", this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office:value-type="float" office:value="0">
            <text:p>0</text:p>
          </table:table-cell>
          <table:table-cell table:style-name="ce6" table:formula="of:=IF([.B520]=&quot;R&quot;;0;COUNTA([.F520:.I52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 office:value-type="string">
            <text:p>N</text:p>
          </table:table-cell>
          <table:table-cell table:style-name="ce3" office:value-type="float" office:value="195">
            <text:p>195</text:p>
          </table:table-cell>
          <table:table-cell table:style-name="ce6" office:value-type="string">
            <text:p>“chronometer”</text:p>
          </table:table-cell>
          <table:table-cell table:style-name="ce6" table:number-columns-repeated="5"/>
          <table:table-cell table:style-name="ce6" table:formula="of:=IF([.B521]=&quot;R&quot;;0;4)" office:value-type="float" office:value="4">
            <text:p>4</text:p>
          </table:table-cell>
          <table:table-cell table:style-name="ce6" table:formula="of:=IF([.B521]=&quot;R&quot;;0;COUNTA([.F521:.I52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 office:value-type="string">
            <text:p>E</text:p>
          </table:table-cell>
          <table:table-cell table:style-name="ce3" office:value-type="float" office:value="196">
            <text:p>196</text:p>
          </table:table-cell>
          <table:table-cell table:style-name="ce6" office:value-type="string">
            <text:p>update to “im-user-away”</text:p>
          </table:table-cell>
          <table:table-cell table:style-name="ce12" office:value-type="string">
            <text:p>im-user-away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22]=&quot;R&quot;;0;4)" office:value-type="float" office:value="4">
            <text:p>4</text:p>
          </table:table-cell>
          <table:table-cell table:style-name="ce6" table:formula="of:=IF([.B522]=&quot;R&quot;;0;COUNTA([.F522:.I522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 office:value-type="string">
            <text:p>E</text:p>
          </table:table-cell>
          <table:table-cell table:style-name="ce3" office:value-type="float" office:value="197">
            <text:p>197</text:p>
          </table:table-cell>
          <table:table-cell table:style-name="ce6" office:value-type="string">
            <text:p>48px missing</text:p>
          </table:table-cell>
          <table:table-cell table:style-name="ce12" office:value-type="string">
            <text:p>view-list-icon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/>
          <table:table-cell table:style-name="ce6" table:formula="of:=IF([.B523]=&quot;R&quot;;0;4)" office:value-type="float" office:value="4">
            <text:p>4</text:p>
          </table:table-cell>
          <table:table-cell table:style-name="ce6" table:formula="of:=IF([.B523]=&quot;R&quot;;0;COUNTA([.F523:.I523]))" office:value-type="float" office:value="3">
            <text:p>3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6"/>
          <table:table-cell table:style-name="ce6" table:formula="of:=IF([.B524]=&quot;R&quot;;0;4)" office:value-type="float" office:value="0">
            <text:p>0</text:p>
          </table:table-cell>
          <table:table-cell table:style-name="ce6" table:formula="of:=IF([.B524]=&quot;R&quot;;0;COUNTA([.F524:.I52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6"/>
          <table:table-cell table:style-name="ce6" table:formula="of:=IF([.B525]=&quot;R&quot;;0;4)" office:value-type="float" office:value="0">
            <text:p>0</text:p>
          </table:table-cell>
          <table:table-cell table:style-name="ce6" table:formula="of:=IF([.B525]=&quot;R&quot;;0;COUNTA([.F525:.I52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98">
            <text:p>198</text:p>
          </table:table-cell>
          <table:table-cell table:style-name="ce6"/>
          <table:table-cell table:style-name="ce12" office:value-type="string">
            <text:p>view-presentatio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26]=&quot;R&quot;;0;4)" office:value-type="float" office:value="4">
            <text:p>4</text:p>
          </table:table-cell>
          <table:table-cell table:style-name="ce6" table:formula="of:=IF([.B526]=&quot;R&quot;;0;COUNTA([.F526:.I526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 office:value-type="string">
            <text:p>N</text:p>
          </table:table-cell>
          <table:table-cell table:style-name="ce3" office:value-type="float" office:value="199">
            <text:p>199</text:p>
          </table:table-cell>
          <table:table-cell table:style-name="ce6" office:value-type="string">
            <text:p>layout-elements??</text:p>
          </table:table-cell>
          <table:table-cell table:style-name="ce6" table:number-columns-repeated="5"/>
          <table:table-cell table:style-name="ce6" table:formula="of:=IF([.B527]=&quot;R&quot;;0;4)" office:value-type="float" office:value="4">
            <text:p>4</text:p>
          </table:table-cell>
          <table:table-cell table:style-name="ce6" table:formula="of:=IF([.B527]=&quot;R&quot;;0;COUNTA([.F527:.I52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 office:value-type="string">
            <text:p>N</text:p>
          </table:table-cell>
          <table:table-cell table:style-name="ce3" office:value-type="float" office:value="200">
            <text:p>200</text:p>
          </table:table-cell>
          <table:table-cell table:style-name="ce6" office:value-type="string">
            <text:p>animation-kpresenter?</text:p>
            <text:p>kpresenter/part/tools/animationtool/ox16-action-animation-kpresenter.png</text:p>
          </table:table-cell>
          <table:table-cell table:style-name="ce6" table:number-columns-repeated="5"/>
          <table:table-cell table:style-name="ce6" table:formula="of:=IF([.B528]=&quot;R&quot;;0;4)" office:value-type="float" office:value="4">
            <text:p>4</text:p>
          </table:table-cell>
          <table:table-cell table:style-name="ce6" table:formula="of:=IF([.B528]=&quot;R&quot;;0;COUNTA([.F528:.I52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6" table:number-columns-repeated="6"/>
          <table:table-cell table:style-name="ce6" office:value-type="float" office:value="0">
            <text:p>0</text:p>
          </table:table-cell>
          <table:table-cell table:style-name="ce6" table:formula="of:=IF([.B529]=&quot;R&quot;;0;COUNTA([.F529:.I529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6" table:number-columns-repeated="6"/>
          <table:table-cell table:style-name="ce6" office:value-type="float" office:value="0">
            <text:p>0</text:p>
          </table:table-cell>
          <table:table-cell table:style-name="ce6" table:formula="of:=IF([.B530]=&quot;R&quot;;0;COUNTA([.F530:.I530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6" table:number-columns-repeated="6"/>
          <table:table-cell table:style-name="ce6" office:value-type="float" office:value="0">
            <text:p>0</text:p>
          </table:table-cell>
          <table:table-cell table:style-name="ce6" table:formula="of:=IF([.B531]=&quot;R&quot;;0;COUNTA([.F531:.I531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6" table:number-columns-repeated="6"/>
          <table:table-cell table:style-name="ce6" office:value-type="float" office:value="0">
            <text:p>0</text:p>
          </table:table-cell>
          <table:table-cell table:style-name="ce6" table:formula="of:=IF([.B532]=&quot;R&quot;;0;COUNTA([.F532:.I532]))" office:value-type="float" office:value="0">
            <text:p>0</text:p>
          </table:table-cell>
          <table:table-cell table:style-name="ce11" table:number-columns-repeated="23"/>
        </table:table-row>
        <table:table-row table:style-name="ro5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 office:value-type="string">
            <text:p>E</text:p>
          </table:table-cell>
          <table:table-cell table:style-name="ce3" office:value-type="float" office:value="201">
            <text:p>201</text:p>
          </table:table-cell>
          <table:table-cell table:style-name="ce12" office:value-type="string">
            <text:p>what's the meaning of this icon?</text:p>
            <text:p>use “color-picker-black”?</text:p>
          </table:table-cell>
          <table:table-cell table:style-name="ce6" table:number-columns-repeated="5"/>
          <table:table-cell table:style-name="ce6" table:formula="of:=IF([.B533]=&quot;R&quot;;0;4)" office:value-type="float" office:value="4">
            <text:p>4</text:p>
          </table:table-cell>
          <table:table-cell table:style-name="ce6" table:formula="of:=IF([.B533]=&quot;R&quot;;0;COUNTA([.F533:.I53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 office:value-type="string">
            <text:p>N</text:p>
          </table:table-cell>
          <table:table-cell table:style-name="ce3" office:value-type="float" office:value="202">
            <text:p>202</text:p>
          </table:table-cell>
          <table:table-cell table:style-name="ce6" office:value-type="string">
            <text:p>“highlight” , “text-highlight” ?</text:p>
          </table:table-cell>
          <table:table-cell table:style-name="ce6" table:number-columns-repeated="5"/>
          <table:table-cell table:style-name="ce6" table:formula="of:=IF([.B534]=&quot;R&quot;;0;4)" office:value-type="float" office:value="4">
            <text:p>4</text:p>
          </table:table-cell>
          <table:table-cell table:style-name="ce6" table:formula="of:=IF([.B534]=&quot;R&quot;;0;COUNTA([.F534:.I53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 office:value-type="string">
            <text:p>N</text:p>
          </table:table-cell>
          <table:table-cell table:style-name="ce3" office:value-type="float" office:value="203">
            <text:p>203</text:p>
          </table:table-cell>
          <table:table-cell table:style-name="ce6" office:value-type="string">
            <text:p>“pen”</text:p>
            <text:p>kpresenter/pics/hi16-action-pen.png</text:p>
          </table:table-cell>
          <table:table-cell table:style-name="ce6" table:number-columns-repeated="5"/>
          <table:table-cell table:style-name="ce6" table:formula="of:=IF([.B535]=&quot;R&quot;;0;4)" office:value-type="float" office:value="4">
            <text:p>4</text:p>
          </table:table-cell>
          <table:table-cell table:style-name="ce6" table:formula="of:=IF([.B535]=&quot;R&quot;;0;COUNTA([.F535:.I535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/>
          <table:table-cell table:style-name="ce12"/>
          <table:table-cell table:style-name="ce6" table:number-columns-repeated="4"/>
          <table:table-cell table:style-name="ce6" table:formula="of:=IF([.B536]=&quot;R&quot;;0;4)" office:value-type="float" office:value="0">
            <text:p>0</text:p>
          </table:table-cell>
          <table:table-cell table:style-name="ce6" table:formula="of:=IF([.B536]=&quot;R&quot;;0;COUNTA([.F536:.I536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“locked” Toggles the layer of a layer/mask</text:p>
          </table:table-cell>
          <table:table-cell table:style-name="ce6" table:number-columns-repeated="5"/>
          <table:table-cell table:style-name="ce6" table:formula="of:=IF([.B537]=&quot;R&quot;;0;4)" office:value-type="float" office:value="0">
            <text:p>0</text:p>
          </table:table-cell>
          <table:table-cell table:style-name="ce6" table:formula="of:=IF([.B537]=&quot;R&quot;;0;COUNTA([.F537:.I537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“unlock” Toggles the layer of a layer/mask</text:p>
          </table:table-cell>
          <table:table-cell table:style-name="ce6" table:number-columns-repeated="5"/>
          <table:table-cell table:style-name="ce6" table:formula="of:=IF([.B538]=&quot;R&quot;;0;4)" office:value-type="float" office:value="0">
            <text:p>0</text:p>
          </table:table-cell>
          <table:table-cell table:style-name="ce6" table:formula="of:=IF([.B538]=&quot;R&quot;;0;COUNTA([.F538:.I538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b</text:p>
          </table:table-cell>
          <table:table-cell table:style-name="ce6" office:value-type="string">
            <text:p>“visible” Toggles the visibility of a layer/mask</text:p>
          </table:table-cell>
          <table:table-cell table:style-name="ce6" table:number-columns-repeated="5"/>
          <table:table-cell table:style-name="ce6" table:formula="of:=IF([.B539]=&quot;R&quot;;0;4)" office:value-type="float" office:value="0">
            <text:p>0</text:p>
          </table:table-cell>
          <table:table-cell table:style-name="ce6" table:formula="of:=IF([.B539]=&quot;R&quot;;0;COUNTA([.F539:.I539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a</text:p>
          </table:table-cell>
          <table:table-cell table:style-name="ce6" office:value-type="string">
            <text:p>“novisible” Toggles the visibility of a layer/mask</text:p>
          </table:table-cell>
          <table:table-cell table:style-name="ce6" table:number-columns-repeated="5"/>
          <table:table-cell table:style-name="ce6" table:formula="of:=IF([.B540]=&quot;R&quot;;0;4)" office:value-type="float" office:value="0">
            <text:p>0</text:p>
          </table:table-cell>
          <table:table-cell table:style-name="ce6" table:formula="of:=IF([.B540]=&quot;R&quot;;0;COUNTA([.F540:.I540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Shown on clone layer item in the layerbox</text:p>
          </table:table-cell>
          <table:table-cell table:style-name="ce6" table:number-columns-repeated="5"/>
          <table:table-cell table:style-name="ce6" table:formula="of:=IF([.B541]=&quot;R&quot;;0;4)" office:value-type="float" office:value="0">
            <text:p>0</text:p>
          </table:table-cell>
          <table:table-cell table:style-name="ce6" table:formula="of:=IF([.B541]=&quot;R&quot;;0;COUNTA([.F541:.I54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Shown on filter mask item in the layerbox</text:p>
          </table:table-cell>
          <table:table-cell table:style-name="ce6" table:number-columns-repeated="5"/>
          <table:table-cell table:style-name="ce6" table:formula="of:=IF([.B542]=&quot;R&quot;;0;4)" office:value-type="float" office:value="0">
            <text:p>0</text:p>
          </table:table-cell>
          <table:table-cell table:style-name="ce6" table:formula="of:=IF([.B542]=&quot;R&quot;;0;COUNTA([.F542:.I54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543]=&quot;R&quot;;0;4)" office:value-type="float" office:value="0">
            <text:p>0</text:p>
          </table:table-cell>
          <table:table-cell table:style-name="ce6" table:formula="of:=IF([.B543]=&quot;R&quot;;0;COUNTA([.F543:.I54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544]=&quot;R&quot;;0;4)" office:value-type="float" office:value="0">
            <text:p>0</text:p>
          </table:table-cell>
          <table:table-cell table:style-name="ce6" table:formula="of:=IF([.B544]=&quot;R&quot;;0;COUNTA([.F544:.I54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6"/>
          <table:table-cell table:style-name="ce6" table:formula="of:=IF([.B545]=&quot;R&quot;;0;4)" office:value-type="float" office:value="0">
            <text:p>0</text:p>
          </table:table-cell>
          <table:table-cell table:style-name="ce6" table:formula="of:=IF([.B545]=&quot;R&quot;;0;COUNTA([.F545:.I54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546]=&quot;R&quot;;0;4)" office:value-type="float" office:value="0">
            <text:p>0</text:p>
          </table:table-cell>
          <table:table-cell table:style-name="ce6" table:formula="of:=IF([.B546]=&quot;R&quot;;0;COUNTA([.F546:.I54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547]=&quot;R&quot;;0;4)" office:value-type="float" office:value="0">
            <text:p>0</text:p>
          </table:table-cell>
          <table:table-cell table:style-name="ce6" table:formula="of:=IF([.B547]=&quot;R&quot;;0;COUNTA([.F547:.I54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6"/>
          <table:table-cell table:style-name="ce6" table:formula="of:=IF([.B548]=&quot;R&quot;;0;4)" office:value-type="float" office:value="0">
            <text:p>0</text:p>
          </table:table-cell>
          <table:table-cell table:style-name="ce6" table:formula="of:=IF([.B548]=&quot;R&quot;;0;COUNTA([.F548:.I54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6"/>
          <table:table-cell table:style-name="ce6" table:formula="of:=IF([.B549]=&quot;R&quot;;0;4)" office:value-type="float" office:value="0">
            <text:p>0</text:p>
          </table:table-cell>
          <table:table-cell table:style-name="ce6" table:formula="of:=IF([.B549]=&quot;R&quot;;0;COUNTA([.F549:.I54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6" table:number-columns-repeated="6"/>
          <table:table-cell table:style-name="ce6" table:formula="of:=IF([.B550]=&quot;R&quot;;0;4)" office:value-type="float" office:value="0">
            <text:p>0</text:p>
          </table:table-cell>
          <table:table-cell table:style-name="ce6" table:formula="of:=IF([.B550]=&quot;R&quot;;0;COUNTA([.F550:.I55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51]=&quot;R&quot;;0;4)" office:value-type="float" office:value="0">
            <text:p>0</text:p>
          </table:table-cell>
          <table:table-cell table:style-name="ce6" table:formula="of:=IF([.B551]=&quot;R&quot;;0;COUNTA([.F551:.I55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04">
            <text:p>204</text:p>
          </table:table-cell>
          <table:table-cell table:style-name="ce6" office:value-type="string">
            <text:p>Icon showing a Krita object in the shape </text:p>
            <text:p>selector</text:p>
          </table:table-cell>
          <table:table-cell table:style-name="ce6" table:number-columns-repeated="5"/>
          <table:table-cell table:style-name="ce6" table:formula="of:=IF([.B552]=&quot;R&quot;;0;4)" office:value-type="float" office:value="4">
            <text:p>4</text:p>
          </table:table-cell>
          <table:table-cell table:style-name="ce6" table:formula="of:=IF([.B552]=&quot;R&quot;;0;COUNTA([.F552:.I552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 office:value-type="string">
            <text:p>EN</text:p>
          </table:table-cell>
          <table:table-cell table:style-name="ce3" office:value-type="float" office:value="205">
            <text:p>205</text:p>
          </table:table-cell>
          <table:table-cell table:style-name="ce6" office:value-type="string">
            <text:p>should this use “document-open” ???</text:p>
          </table:table-cell>
          <table:table-cell table:style-name="ce6" table:number-columns-repeated="5"/>
          <table:table-cell table:style-name="ce6" table:formula="of:=IF([.B553]=&quot;R&quot;;0;4)" office:value-type="float" office:value="4">
            <text:p>4</text:p>
          </table:table-cell>
          <table:table-cell table:style-name="ce6" table:formula="of:=IF([.B553]=&quot;R&quot;;0;COUNTA([.F553:.I55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 office:value-type="string">
            <text:p>R</text:p>
          </table:table-cell>
          <table:table-cell table:style-name="ce3" office:value-type="float" office:value="204">
            <text:p>204</text:p>
          </table:table-cell>
          <table:table-cell table:style-name="ce6" table:number-columns-repeated="6"/>
          <table:table-cell table:style-name="ce6" table:formula="of:=IF([.B554]=&quot;R&quot;;0;4)" office:value-type="float" office:value="0">
            <text:p>0</text:p>
          </table:table-cell>
          <table:table-cell table:style-name="ce6" table:formula="of:=IF([.B554]=&quot;R&quot;;0;COUNTA([.F554:.I55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 office:value-type="string">
            <text:p>N</text:p>
          </table:table-cell>
          <table:table-cell table:style-name="ce3" office:value-type="float" office:value="206">
            <text:p>206</text:p>
          </table:table-cell>
          <table:table-cell table:style-name="ce6" office:value-type="string">
            <text:p>no icon / gradient</text:p>
          </table:table-cell>
          <table:table-cell table:style-name="ce6" table:number-columns-repeated="5"/>
          <table:table-cell table:style-name="ce6" table:formula="of:=IF([.B555]=&quot;R&quot;;0;4)" office:value-type="float" office:value="4">
            <text:p>4</text:p>
          </table:table-cell>
          <table:table-cell table:style-name="ce6" table:formula="of:=IF([.B555]=&quot;R&quot;;0;COUNTA([.F555:.I55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 office:value-type="string">
            <text:p>R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no icon / patterns</text:p>
          </table:table-cell>
          <table:table-cell table:style-name="ce6" table:number-columns-repeated="5"/>
          <table:table-cell table:style-name="ce6" table:formula="of:=IF([.B556]=&quot;R&quot;;0;4)" office:value-type="float" office:value="0">
            <text:p>0</text:p>
          </table:table-cell>
          <table:table-cell table:style-name="ce6" table:formula="of:=IF([.B556]=&quot;R&quot;;0;COUNTA([.F556:.I55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Shows a dialog for the properties of a layer</text:p>
            <text:p>or mask</text:p>
          </table:table-cell>
          <table:table-cell table:style-name="ce6" table:number-columns-repeated="5"/>
          <table:table-cell table:style-name="ce6" table:formula="of:=IF([.B557]=&quot;R&quot;;0;4)" office:value-type="float" office:value="0">
            <text:p>0</text:p>
          </table:table-cell>
          <table:table-cell table:style-name="ce6" table:formula="of:=IF([.B557]=&quot;R&quot;;0;COUNTA([.F557:.I55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58]=&quot;R&quot;;0;4)" office:value-type="float" office:value="0">
            <text:p>0</text:p>
          </table:table-cell>
          <table:table-cell table:style-name="ce6" table:formula="of:=IF([.B558]=&quot;R&quot;;0;COUNTA([.F558:.I55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 office:value-type="string">
            <text:p>N</text:p>
          </table:table-cell>
          <table:table-cell table:style-name="ce3" office:value-type="float" office:value="207">
            <text:p>207</text:p>
          </table:table-cell>
          <table:table-cell table:style-name="ce6" office:value-type="string">
            <text:p>“edit-duplicate” ?</text:p>
          </table:table-cell>
          <table:table-cell table:style-name="ce6" table:number-columns-repeated="5"/>
          <table:table-cell table:style-name="ce6" table:formula="of:=IF([.B559]=&quot;R&quot;;0;4)" office:value-type="float" office:value="4">
            <text:p>4</text:p>
          </table:table-cell>
          <table:table-cell table:style-name="ce6" table:formula="of:=IF([.B559]=&quot;R&quot;;0;COUNTA([.F559:.I55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6" office:value-type="string">
            <text:p>Switch layerbox to detail view</text:p>
          </table:table-cell>
          <table:table-cell table:style-name="ce6" table:number-columns-repeated="5"/>
          <table:table-cell table:style-name="ce6" table:formula="of:=IF([.B560]=&quot;R&quot;;0;4)" office:value-type="float" office:value="0">
            <text:p>0</text:p>
          </table:table-cell>
          <table:table-cell table:style-name="ce6" table:formula="of:=IF([.B560]=&quot;R&quot;;0;COUNTA([.F560:.I56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Switch layerbox to minimal view</text:p>
          </table:table-cell>
          <table:table-cell table:style-name="ce6" table:number-columns-repeated="5"/>
          <table:table-cell table:style-name="ce6" table:formula="of:=IF([.B561]=&quot;R&quot;;0;4)" office:value-type="float" office:value="0">
            <text:p>0</text:p>
          </table:table-cell>
          <table:table-cell table:style-name="ce6" table:formula="of:=IF([.B561]=&quot;R&quot;;0;COUNTA([.F561:.I56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6" office:value-type="string">
            <text:p>Switch layerbox to thumbnail view</text:p>
          </table:table-cell>
          <table:table-cell table:style-name="ce6" table:number-columns-repeated="5"/>
          <table:table-cell table:style-name="ce6" table:formula="of:=IF([.B562]=&quot;R&quot;;0;4)" office:value-type="float" office:value="0">
            <text:p>0</text:p>
          </table:table-cell>
          <table:table-cell table:style-name="ce6" table:formula="of:=IF([.B562]=&quot;R&quot;;0;COUNTA([.F562:.I56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08">
            <text:p>208</text:p>
          </table:table-cell>
          <table:table-cell table:style-name="ce6" office:value-type="string">
            <text:p>Creates a new shape layer</text:p>
          </table:table-cell>
          <table:table-cell table:style-name="ce12" office:value-type="string">
            <text:p>bookmark-new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63]=&quot;R&quot;;0;4)" office:value-type="float" office:value="4">
            <text:p>4</text:p>
          </table:table-cell>
          <table:table-cell table:style-name="ce6" table:formula="of:=IF([.B563]=&quot;R&quot;;0;COUNTA([.F563:.I563]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 office:value-type="string">
            <text:p>E</text:p>
          </table:table-cell>
          <table:table-cell table:style-name="ce3" office:value-type="float" office:value="209">
            <text:p>209</text:p>
          </table:table-cell>
          <table:table-cell table:style-name="ce6" office:value-type="string">
            <text:p>Adds a new filter mask to the image</text:p>
          </table:table-cell>
          <table:table-cell table:style-name="ce12" office:value-type="string">
            <text:p>bookmark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64]=&quot;R&quot;;0;4)" office:value-type="float" office:value="4">
            <text:p>4</text:p>
          </table:table-cell>
          <table:table-cell table:style-name="ce6" table:formula="of:=IF([.B564]=&quot;R&quot;;0;COUNTA([.F564:.I564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Adds a paint layer to the image</text:p>
          </table:table-cell>
          <table:table-cell table:style-name="ce6" table:number-columns-repeated="5"/>
          <table:table-cell table:style-name="ce6" table:formula="of:=IF([.B565]=&quot;R&quot;;0;4)" office:value-type="float" office:value="0">
            <text:p>0</text:p>
          </table:table-cell>
          <table:table-cell table:style-name="ce6" table:formula="of:=IF([.B565]=&quot;R&quot;;0;COUNTA([.F565:.I56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clone”</text:p>
          </table:table-cell>
          <table:table-cell table:style-name="ce6" table:number-columns-repeated="5"/>
          <table:table-cell table:style-name="ce6" table:formula="of:=IF([.B566]=&quot;R&quot;;0;4)" office:value-type="float" office:value="0">
            <text:p>0</text:p>
          </table:table-cell>
          <table:table-cell table:style-name="ce6" table:formula="of:=IF([.B566]=&quot;R&quot;;0;COUNTA([.F566:.I566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6" table:number-columns-repeated="5"/>
          <table:table-cell table:style-name="ce6" table:formula="of:=IF([.B567]=&quot;R&quot;;0;4)" office:value-type="float" office:value="0">
            <text:p>0</text:p>
          </table:table-cell>
          <table:table-cell table:style-name="ce6" table:formula="of:=IF([.B567]=&quot;R&quot;;0;COUNTA([.F567:.I56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office:value-type="string">
            <text:p>Inserts a selection which only works on the </text:p>
            <text:p>current layer</text:p>
          </table:table-cell>
          <table:table-cell table:style-name="ce6" table:number-columns-repeated="5"/>
          <table:table-cell table:style-name="ce6" table:formula="of:=IF([.B568]=&quot;R&quot;;0;4)" office:value-type="float" office:value="0">
            <text:p>0</text:p>
          </table:table-cell>
          <table:table-cell table:style-name="ce6" table:formula="of:=IF([.B568]=&quot;R&quot;;0;COUNTA([.F568:.I56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10">
            <text:p>210</text:p>
          </table:table-cell>
          <table:table-cell table:style-name="ce6" office:value-type="string">
            <text:p>Inserts a group layer, used to group some</text:p>
            <text:p>other layers</text:p>
          </table:table-cell>
          <table:table-cell table:style-name="ce12" office:value-type="string">
            <text:p>folder-new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69]=&quot;R&quot;;0;4)" office:value-type="float" office:value="4">
            <text:p>4</text:p>
          </table:table-cell>
          <table:table-cell table:style-name="ce6" table:formula="of:=IF([.B569]=&quot;R&quot;;0;COUNTA([.F569:.I569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Inserts a filter layer / R12 is view-filter</text:p>
            <text:p>but this seem to require a different icon</text:p>
          </table:table-cell>
          <table:table-cell table:style-name="ce6" table:number-columns-repeated="5"/>
          <table:table-cell table:style-name="ce6" table:formula="of:=IF([.B570]=&quot;R&quot;;0;4)" office:value-type="float" office:value="0">
            <text:p>0</text:p>
          </table:table-cell>
          <table:table-cell table:style-name="ce6" table:formula="of:=IF([.B570]=&quot;R&quot;;0;COUNTA([.F570:.I57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Inserts a generator layer</text:p>
          </table:table-cell>
          <table:table-cell table:style-name="ce6" table:number-columns-repeated="5"/>
          <table:table-cell table:style-name="ce6" table:formula="of:=IF([.B571]=&quot;R&quot;;0;4)" office:value-type="float" office:value="0">
            <text:p>0</text:p>
          </table:table-cell>
          <table:table-cell table:style-name="ce6" table:formula="of:=IF([.B571]=&quot;R&quot;;0;COUNTA([.F571:.I57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Inserts a mask that transforms a layer</text:p>
          </table:table-cell>
          <table:table-cell table:style-name="ce6" table:number-columns-repeated="5"/>
          <table:table-cell table:style-name="ce6" table:formula="of:=IF([.B572]=&quot;R&quot;;0;4)" office:value-type="float" office:value="0">
            <text:p>0</text:p>
          </table:table-cell>
          <table:table-cell table:style-name="ce6" table:formula="of:=IF([.B572]=&quot;R&quot;;0;COUNTA([.F572:.I572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6" table:number-columns-repeated="5"/>
          <table:table-cell table:style-name="ce6" table:formula="of:=IF([.B573]=&quot;R&quot;;0;4)" office:value-type="float" office:value="0">
            <text:p>0</text:p>
          </table:table-cell>
          <table:table-cell table:style-name="ce6" table:formula="of:=IF([.B573]=&quot;R&quot;;0;COUNTA([.F573:.I57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Remove the currently selected layer/mask</text:p>
          </table:table-cell>
          <table:table-cell table:style-name="ce6" table:number-columns-repeated="5"/>
          <table:table-cell table:style-name="ce6" table:formula="of:=IF([.B574]=&quot;R&quot;;0;4)" office:value-type="float" office:value="0">
            <text:p>0</text:p>
          </table:table-cell>
          <table:table-cell table:style-name="ce6" table:formula="of:=IF([.B574]=&quot;R&quot;;0;COUNTA([.F574:.I57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Duplicates the selected layer/mask</text:p>
          </table:table-cell>
          <table:table-cell table:style-name="ce6" table:number-columns-repeated="5"/>
          <table:table-cell table:style-name="ce6" table:formula="of:=IF([.B575]=&quot;R&quot;;0;4)" office:value-type="float" office:value="0">
            <text:p>0</text:p>
          </table:table-cell>
          <table:table-cell table:style-name="ce6" table:formula="of:=IF([.B575]=&quot;R&quot;;0;COUNTA([.F575:.I57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Lowers the selected layer/mask inside the </text:p>
            <text:p>layer stack</text:p>
          </table:table-cell>
          <table:table-cell table:style-name="ce6" table:number-columns-repeated="5"/>
          <table:table-cell table:style-name="ce6" table:formula="of:=IF([.B576]=&quot;R&quot;;0;4)" office:value-type="float" office:value="0">
            <text:p>0</text:p>
          </table:table-cell>
          <table:table-cell table:style-name="ce6" table:formula="of:=IF([.B576]=&quot;R&quot;;0;COUNTA([.F576:.I57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6" office:value-type="string">
            <text:p><text:span text:style-name="T1">Move the selected layer/mask up inside the </text:span></text:p>
            <text:p><text:span text:style-name="T1">layer stack</text:span></text:p>
          </table:table-cell>
          <table:table-cell table:style-name="ce6" table:number-columns-repeated="5"/>
          <table:table-cell table:style-name="ce6" table:formula="of:=IF([.B577]=&quot;R&quot;;0;4)" office:value-type="float" office:value="0">
            <text:p>0</text:p>
          </table:table-cell>
          <table:table-cell table:style-name="ce6" table:formula="of:=IF([.B577]=&quot;R&quot;;0;COUNTA([.F577:.I57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6" office:value-type="string">
            <text:p>Shows the actions to switch the view mode</text:p>
            <text:p>of the layerbox</text:p>
          </table:table-cell>
          <table:table-cell table:style-name="ce6" table:number-columns-repeated="5"/>
          <table:table-cell table:style-name="ce6" table:formula="of:=IF([.B578]=&quot;R&quot;;0;4)" office:value-type="float" office:value="0">
            <text:p>0</text:p>
          </table:table-cell>
          <table:table-cell table:style-name="ce6" table:formula="of:=IF([.B578]=&quot;R&quot;;0;COUNTA([.F578:.I57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6" office:value-type="string">
            <text:p>Actions in context menu to insert the shape</text:p>
            <text:p>layer</text:p>
          </table:table-cell>
          <table:table-cell table:style-name="ce6" table:number-columns-repeated="5"/>
          <table:table-cell table:style-name="ce6" table:formula="of:=IF([.B579]=&quot;R&quot;;0;4)" office:value-type="float" office:value="0">
            <text:p>0</text:p>
          </table:table-cell>
          <table:table-cell table:style-name="ce6" table:formula="of:=IF([.B579]=&quot;R&quot;;0;COUNTA([.F579:.I57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6" table:number-columns-repeated="6"/>
          <table:table-cell table:style-name="ce6" table:formula="of:=IF([.B580]=&quot;R&quot;;0;4)" office:value-type="float" office:value="0">
            <text:p>0</text:p>
          </table:table-cell>
          <table:table-cell table:style-name="ce6" table:formula="of:=IF([.B580]=&quot;R&quot;;0;COUNTA([.F580:.I58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581]=&quot;R&quot;;0;4)" office:value-type="float" office:value="0">
            <text:p>0</text:p>
          </table:table-cell>
          <table:table-cell table:style-name="ce6" table:formula="of:=IF([.B581]=&quot;R&quot;;0;COUNTA([.F581:.I58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clone?</text:p>
          </table:table-cell>
          <table:table-cell table:style-name="ce6" table:number-columns-repeated="5"/>
          <table:table-cell table:style-name="ce6" table:formula="of:=IF([.B582]=&quot;R&quot;;0;4)" office:value-type="float" office:value="0">
            <text:p>0</text:p>
          </table:table-cell>
          <table:table-cell table:style-name="ce6" table:formula="of:=IF([.B582]=&quot;R&quot;;0;COUNTA([.F582:.I58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transparency mask” ?</text:p>
          </table:table-cell>
          <table:table-cell table:style-name="ce6" table:number-columns-repeated="5"/>
          <table:table-cell table:style-name="ce6" table:formula="of:=IF([.B583]=&quot;R&quot;;0;4)" office:value-type="float" office:value="0">
            <text:p>0</text:p>
          </table:table-cell>
          <table:table-cell table:style-name="ce6" table:formula="of:=IF([.B583]=&quot;R&quot;;0;COUNTA([.F583:.I58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6" table:number-columns-repeated="6"/>
          <table:table-cell table:style-name="ce6" table:formula="of:=IF([.B584]=&quot;R&quot;;0;4)" office:value-type="float" office:value="0">
            <text:p>0</text:p>
          </table:table-cell>
          <table:table-cell table:style-name="ce6" table:formula="of:=IF([.B584]=&quot;R&quot;;0;COUNTA([.F584:.I58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10">
            <text:p>210</text:p>
          </table:table-cell>
          <table:table-cell table:style-name="ce6" table:number-columns-repeated="6"/>
          <table:table-cell table:style-name="ce6" table:formula="of:=IF([.B585]=&quot;R&quot;;0;4)" office:value-type="float" office:value="0">
            <text:p>0</text:p>
          </table:table-cell>
          <table:table-cell table:style-name="ce6" table:formula="of:=IF([.B585]=&quot;R&quot;;0;COUNTA([.F585:.I58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table:number-columns-repeated="6"/>
          <table:table-cell table:style-name="ce6" table:formula="of:=IF([.B586]=&quot;R&quot;;0;4)" office:value-type="float" office:value="0">
            <text:p>0</text:p>
          </table:table-cell>
          <table:table-cell table:style-name="ce6" table:formula="of:=IF([.B586]=&quot;R&quot;;0;COUNTA([.F586:.I58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this need a custom icon IMHO</text:p>
          </table:table-cell>
          <table:table-cell table:style-name="ce6" table:number-columns-repeated="5"/>
          <table:table-cell table:style-name="ce6" table:formula="of:=IF([.B587]=&quot;R&quot;;0;4)" office:value-type="float" office:value="0">
            <text:p>0</text:p>
          </table:table-cell>
          <table:table-cell table:style-name="ce6" table:formula="of:=IF([.B587]=&quot;R&quot;;0;COUNTA([.F587:.I58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this need a custom icon IMHO</text:p>
          </table:table-cell>
          <table:table-cell table:style-name="ce6" table:number-columns-repeated="5"/>
          <table:table-cell table:style-name="ce6" table:formula="of:=IF([.B588]=&quot;R&quot;;0;4)" office:value-type="float" office:value="0">
            <text:p>0</text:p>
          </table:table-cell>
          <table:table-cell table:style-name="ce6" table:formula="of:=IF([.B588]=&quot;R&quot;;0;COUNTA([.F588:.I58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 office:value-type="string">
            <text:p>E</text:p>
          </table:table-cell>
          <table:table-cell table:style-name="ce3" office:value-type="float" office:value="211">
            <text:p>211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preferences-desktop-local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89]=&quot;R&quot;;0;4)" office:value-type="float" office:value="4">
            <text:p>4</text:p>
          </table:table-cell>
          <table:table-cell table:style-name="ce6" table:formula="of:=IF([.B589]=&quot;R&quot;;0;COUNTA([.F589:.I589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6"/>
          <table:table-cell table:style-name="ce6" table:formula="of:=IF([.B590]=&quot;R&quot;;0;4)" office:value-type="float" office:value="0">
            <text:p>0</text:p>
          </table:table-cell>
          <table:table-cell table:style-name="ce6" table:formula="of:=IF([.B590]=&quot;R&quot;;0;COUNTA([.F590:.I59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 office:value-type="string">
            <text:p>N</text:p>
          </table:table-cell>
          <table:table-cell table:style-name="ce3" office:value-type="float" office:value="212">
            <text:p>212</text:p>
          </table:table-cell>
          <table:table-cell table:style-name="ce6" office:value-type="string">
            <text:p>“border_horizontal”</text:p>
          </table:table-cell>
          <table:table-cell table:style-name="ce6" table:number-columns-repeated="5"/>
          <table:table-cell table:style-name="ce6" table:formula="of:=IF([.B591]=&quot;R&quot;;0;4)" office:value-type="float" office:value="4">
            <text:p>4</text:p>
          </table:table-cell>
          <table:table-cell table:style-name="ce6" table:formula="of:=IF([.B591]=&quot;R&quot;;0;COUNTA([.F591:.I59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 office:value-type="string">
            <text:p>N</text:p>
          </table:table-cell>
          <table:table-cell table:style-name="ce3" office:value-type="float" office:value="213">
            <text:p>213</text:p>
          </table:table-cell>
          <table:table-cell table:style-name="ce6" office:value-type="string">
            <text:p>“border_inside”</text:p>
          </table:table-cell>
          <table:table-cell table:style-name="ce6" table:number-columns-repeated="5"/>
          <table:table-cell table:style-name="ce6" table:formula="of:=IF([.B592]=&quot;R&quot;;0;4)" office:value-type="float" office:value="4">
            <text:p>4</text:p>
          </table:table-cell>
          <table:table-cell table:style-name="ce6" table:formula="of:=IF([.B592]=&quot;R&quot;;0;COUNTA([.F592:.I59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 office:value-type="string">
            <text:p>N</text:p>
          </table:table-cell>
          <table:table-cell table:style-name="ce3" office:value-type="float" office:value="214">
            <text:p>214</text:p>
          </table:table-cell>
          <table:table-cell table:style-name="ce6" office:value-type="string">
            <text:p>“border_vertical”</text:p>
          </table:table-cell>
          <table:table-cell table:style-name="ce6" table:number-columns-repeated="5"/>
          <table:table-cell table:style-name="ce6" table:formula="of:=IF([.B593]=&quot;R&quot;;0;4)" office:value-type="float" office:value="4">
            <text:p>4</text:p>
          </table:table-cell>
          <table:table-cell table:style-name="ce6" table:formula="of:=IF([.B593]=&quot;R&quot;;0;COUNTA([.F593:.I593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 office:value-type="string">
            <text:p>E</text:p>
          </table:table-cell>
          <table:table-cell table:style-name="ce3" office:value-type="float" office:value="215">
            <text:p>215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internet-web-brows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94]=&quot;R&quot;;0;4)" office:value-type="float" office:value="4">
            <text:p>4</text:p>
          </table:table-cell>
          <table:table-cell table:style-name="ce6" table:formula="of:=IF([.B594]=&quot;R&quot;;0;COUNTA([.F594:.I594]))" office:value-type="float" office:value="4">
            <text:p>4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 office:value-type="string">
            <text:p>E</text:p>
          </table:table-cell>
          <table:table-cell table:style-name="ce3" office:value-type="float" office:value="216">
            <text:p>216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mail-messag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95]=&quot;R&quot;;0;4)" office:value-type="float" office:value="4">
            <text:p>4</text:p>
          </table:table-cell>
          <table:table-cell table:style-name="ce6" table:formula="of:=IF([.B595]=&quot;R&quot;;0;COUNTA([.F595:.I595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 office:value-type="string">
            <text:p>R</text:p>
          </table:table-cell>
          <table:table-cell table:style-name="ce3" office:value-type="float" office:value="161">
            <text:p>161</text:p>
          </table:table-cell>
          <table:table-cell table:style-name="ce6" table:number-columns-repeated="6"/>
          <table:table-cell table:style-name="ce6" table:formula="of:=IF([.B596]=&quot;R&quot;;0;4)" office:value-type="float" office:value="0">
            <text:p>0</text:p>
          </table:table-cell>
          <table:table-cell table:style-name="ce6" table:formula="of:=IF([.B596]=&quot;R&quot;;0;COUNTA([.F596:.I596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6"/>
          <table:table-cell table:style-name="ce6" table:formula="of:=IF([.B597]=&quot;R&quot;;0;4)" office:value-type="float" office:value="0">
            <text:p>0</text:p>
          </table:table-cell>
          <table:table-cell table:style-name="ce6" table:formula="of:=IF([.B597]=&quot;R&quot;;0;COUNTA([.F597:.I597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 office:value-type="string">
            <text:p>R</text:p>
          </table:table-cell>
          <table:table-cell table:style-name="ce3" office:value-type="float" office:value="151">
            <text:p>151</text:p>
          </table:table-cell>
          <table:table-cell table:style-name="ce6" table:number-columns-repeated="6"/>
          <table:table-cell table:style-name="ce6" table:formula="of:=IF([.B598]=&quot;R&quot;;0;4)" office:value-type="float" office:value="0">
            <text:p>0</text:p>
          </table:table-cell>
          <table:table-cell table:style-name="ce6" table:formula="of:=IF([.B598]=&quot;R&quot;;0;COUNTA([.F598:.I59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table:number-columns-repeated="6"/>
          <table:table-cell table:style-name="ce6" table:formula="of:=IF([.B599]=&quot;R&quot;;0;4)" office:value-type="float" office:value="0">
            <text:p>0</text:p>
          </table:table-cell>
          <table:table-cell table:style-name="ce6" table:formula="of:=IF([.B599]=&quot;R&quot;;0;COUNTA([.F599:.I599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 office:value-type="string">
            <text:p>R</text:p>
          </table:table-cell>
          <table:table-cell table:style-name="ce3" office:value-type="float" office:value="20">
            <text:p>20</text:p>
          </table:table-cell>
          <table:table-cell table:style-name="ce6" table:number-columns-repeated="6"/>
          <table:table-cell table:style-name="ce6" table:formula="of:=IF([.B600]=&quot;R&quot;;0;4)" office:value-type="float" office:value="0">
            <text:p>0</text:p>
          </table:table-cell>
          <table:table-cell table:style-name="ce6" table:formula="of:=IF([.B600]=&quot;R&quot;;0;COUNTA([.F600:.I600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 office:value-type="string">
            <text:p>E</text:p>
          </table:table-cell>
          <table:table-cell table:style-name="ce3" office:value-type="float" office:value="217">
            <text:p>217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preferences-plugi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01]=&quot;R&quot;;0;4)" office:value-type="float" office:value="4">
            <text:p>4</text:p>
          </table:table-cell>
          <table:table-cell table:style-name="ce6" table:formula="of:=IF([.B601]=&quot;R&quot;;0;COUNTA([.F601:.I601]))" office:value-type="float" office:value="4">
            <text:p>4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 office:value-type="string">
            <text:p>E</text:p>
          </table:table-cell>
          <table:table-cell table:style-name="ce3" office:value-type="float" office:value="218">
            <text:p>218</text:p>
          </table:table-cell>
          <table:table-cell table:style-name="ce6"/>
          <table:table-cell table:style-name="ce12" office:value-type="string">
            <text:p>tools-check-spelling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02]=&quot;R&quot;;0;4)" office:value-type="float" office:value="4">
            <text:p>4</text:p>
          </table:table-cell>
          <table:table-cell table:style-name="ce6" table:formula="of:=IF([.B602]=&quot;R&quot;;0;COUNTA([.F602:.I602]))" office:value-type="float" office:value="4">
            <text:p>4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 office:value-type="string">
            <text:p>E</text:p>
          </table:table-cell>
          <table:table-cell table:style-name="ce3" office:value-type="float" office:value="219">
            <text:p>219</text:p>
          </table:table-cell>
          <table:table-cell table:style-name="ce6"/>
          <table:table-cell table:style-name="ce12" office:value-type="string">
            <text:p>go-bottom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03]=&quot;R&quot;;0;4)" office:value-type="float" office:value="4">
            <text:p>4</text:p>
          </table:table-cell>
          <table:table-cell table:style-name="ce6" table:formula="of:=IF([.B603]=&quot;R&quot;;0;COUNTA([.F603:.I603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6"/>
          <table:table-cell table:style-name="ce6" table:formula="of:=IF([.B604]=&quot;R&quot;;0;4)" office:value-type="float" office:value="0">
            <text:p>0</text:p>
          </table:table-cell>
          <table:table-cell table:style-name="ce6" table:formula="of:=IF([.B604]=&quot;R&quot;;0;COUNTA([.F604:.I604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 office:value-type="string">
            <text:p>E</text:p>
          </table:table-cell>
          <table:table-cell table:style-name="ce3" office:value-type="float" office:value="220">
            <text:p>220</text:p>
          </table:table-cell>
          <table:table-cell table:style-name="ce6"/>
          <table:table-cell table:style-name="ce6" office:value-type="string">
            <text:p>go-top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05]=&quot;R&quot;;0;4)" office:value-type="float" office:value="4">
            <text:p>4</text:p>
          </table:table-cell>
          <table:table-cell table:style-name="ce6" table:formula="of:=IF([.B605]=&quot;R&quot;;0;COUNTA([.F605:.I605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6" table:number-columns-repeated="6"/>
          <table:table-cell table:style-name="ce6" table:formula="of:=IF([.B606]=&quot;R&quot;;0;4)" office:value-type="float" office:value="0">
            <text:p>0</text:p>
          </table:table-cell>
          <table:table-cell table:style-name="ce6" table:formula="of:=IF([.B606]=&quot;R&quot;;0;COUNTA([.F606:.I60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6"/>
          <table:table-cell table:style-name="ce6" table:formula="of:=IF([.B607]=&quot;R&quot;;0;4)" office:value-type="float" office:value="0">
            <text:p>0</text:p>
          </table:table-cell>
          <table:table-cell table:style-name="ce6" table:formula="of:=IF([.B607]=&quot;R&quot;;0;COUNTA([.F607:.I60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6" table:number-columns-repeated="6"/>
          <table:table-cell table:style-name="ce6" table:formula="of:=IF([.B608]=&quot;R&quot;;0;4)" office:value-type="float" office:value="0">
            <text:p>0</text:p>
          </table:table-cell>
          <table:table-cell table:style-name="ce6" table:formula="of:=IF([.B608]=&quot;R&quot;;0;COUNTA([.F608:.I60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6"/>
          <table:table-cell table:style-name="ce6" table:formula="of:=IF([.B609]=&quot;R&quot;;0;4)" office:value-type="float" office:value="0">
            <text:p>0</text:p>
          </table:table-cell>
          <table:table-cell table:style-name="ce6" table:formula="of:=IF([.B609]=&quot;R&quot;;0;COUNTA([.F609:.I60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6" table:number-columns-repeated="6"/>
          <table:table-cell table:style-name="ce6" table:formula="of:=IF([.B610]=&quot;R&quot;;0;4)" office:value-type="float" office:value="0">
            <text:p>0</text:p>
          </table:table-cell>
          <table:table-cell table:style-name="ce6" table:formula="of:=IF([.B610]=&quot;R&quot;;0;COUNTA([.F610:.I610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21">
            <text:p>221</text:p>
          </table:table-cell>
          <table:table-cell table:style-name="ce6" office:value-type="string">
            <text:p>“delete_table”</text:p>
          </table:table-cell>
          <table:table-cell table:style-name="ce6" table:number-columns-repeated="5"/>
          <table:table-cell table:style-name="ce6" table:formula="of:=IF([.B611]=&quot;R&quot;;0;4)" office:value-type="float" office:value="4">
            <text:p>4</text:p>
          </table:table-cell>
          <table:table-cell table:style-name="ce6" table:formula="of:=IF([.B611]=&quot;R&quot;;0;COUNTA([.F611:.I611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2">
            <text:p>222</text:p>
          </table:table-cell>
          <table:table-cell table:style-name="ce6"/>
          <table:table-cell table:style-name="ce12" office:value-type="string">
            <text:p>insert-tabl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12]=&quot;R&quot;;0;4)" office:value-type="float" office:value="4">
            <text:p>4</text:p>
          </table:table-cell>
          <table:table-cell table:style-name="ce6" table:formula="of:=IF([.B612]=&quot;R&quot;;0;COUNTA([.F612:.I612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13]=&quot;R&quot;;0;4)" office:value-type="float" office:value="0">
            <text:p>0</text:p>
          </table:table-cell>
          <table:table-cell table:style-name="ce6" table:formula="of:=IF([.B613]=&quot;R&quot;;0;COUNTA([.F613:.I613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614]=&quot;R&quot;;0;4)" office:value-type="float" office:value="4">
            <text:p>4</text:p>
          </table:table-cell>
          <table:table-cell table:style-name="ce6" table:formula="of:=IF([.B614]=&quot;R&quot;;0;COUNTA([.F614:.I614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 office:value-type="string">
            <text:p>N</text:p>
          </table:table-cell>
          <table:table-cell table:style-name="ce3" office:value-type="float" office:value="223">
            <text:p>223</text:p>
          </table:table-cell>
          <table:table-cell table:style-name="ce6" office:value-type="string">
            <text:p>“duplicate_table”/copy_table ??</text:p>
          </table:table-cell>
          <table:table-cell table:style-name="ce6" table:number-columns-repeated="5"/>
          <table:table-cell table:style-name="ce6" table:formula="of:=IF([.B615]=&quot;R&quot;;0;4)" office:value-type="float" office:value="4">
            <text:p>4</text:p>
          </table:table-cell>
          <table:table-cell table:style-name="ce6" table:formula="of:=IF([.B615]=&quot;R&quot;;0;COUNTA([.F615:.I615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222">
            <text:p>222</text:p>
          </table:table-cell>
          <table:table-cell table:style-name="ce6" table:number-columns-repeated="6"/>
          <table:table-cell table:style-name="ce6" table:formula="of:=IF([.B616]=&quot;R&quot;;0;4)" office:value-type="float" office:value="0">
            <text:p>0</text:p>
          </table:table-cell>
          <table:table-cell table:style-name="ce6" table:formula="of:=IF([.B616]=&quot;R&quot;;0;COUNTA([.F616:.I616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617]=&quot;R&quot;;0;4)" office:value-type="float" office:value="4">
            <text:p>4</text:p>
          </table:table-cell>
          <table:table-cell table:style-name="ce6" table:formula="of:=IF([.B617]=&quot;R&quot;;0;COUNTA([.F617:.I61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6" table:number-columns-repeated="6"/>
          <table:table-cell table:style-name="ce6" table:formula="of:=IF([.B618]=&quot;R&quot;;0;4)" office:value-type="float" office:value="0">
            <text:p>0</text:p>
          </table:table-cell>
          <table:table-cell table:style-name="ce6" table:formula="of:=IF([.B618]=&quot;R&quot;;0;COUNTA([.F618:.I618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619]=&quot;R&quot;;0;4)" office:value-type="float" office:value="4">
            <text:p>4</text:p>
          </table:table-cell>
          <table:table-cell table:style-name="ce6" table:formula="of:=IF([.B619]=&quot;R&quot;;0;COUNTA([.F619:.I61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6" table:number-columns-repeated="6"/>
          <table:table-cell table:style-name="ce6" table:formula="of:=IF([.B620]=&quot;R&quot;;0;4)" office:value-type="float" office:value="0">
            <text:p>0</text:p>
          </table:table-cell>
          <table:table-cell table:style-name="ce6" table:formula="of:=IF([.B620]=&quot;R&quot;;0;COUNTA([.F620:.I620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621]=&quot;R&quot;;0;4)" office:value-type="float" office:value="4">
            <text:p>4</text:p>
          </table:table-cell>
          <table:table-cell table:style-name="ce6" table:formula="of:=IF([.B621]=&quot;R&quot;;0;COUNTA([.F621:.I62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6"/>
          <table:table-cell table:style-name="ce6" table:formula="of:=IF([.B622]=&quot;R&quot;;0;4)" office:value-type="float" office:value="0">
            <text:p>0</text:p>
          </table:table-cell>
          <table:table-cell table:style-name="ce6" table:formula="of:=IF([.B622]=&quot;R&quot;;0;COUNTA([.F622:.I622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623]=&quot;R&quot;;0;4)" office:value-type="float" office:value="4">
            <text:p>4</text:p>
          </table:table-cell>
          <table:table-cell table:style-name="ce6" table:formula="of:=IF([.B623]=&quot;R&quot;;0;COUNTA([.F623:.I62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6"/>
          <table:table-cell table:style-name="ce6" table:formula="of:=IF([.B624]=&quot;R&quot;;0;4)" office:value-type="float" office:value="0">
            <text:p>0</text:p>
          </table:table-cell>
          <table:table-cell table:style-name="ce6" table:formula="of:=IF([.B624]=&quot;R&quot;;0;COUNTA([.F624:.I62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625]=&quot;R&quot;;0;4)" office:value-type="float" office:value="4">
            <text:p>4</text:p>
          </table:table-cell>
          <table:table-cell table:style-name="ce6" table:formula="of:=IF([.B625]=&quot;R&quot;;0;COUNTA([.F625:.I62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6"/>
          <table:table-cell table:style-name="ce6" table:formula="of:=IF([.B626]=&quot;R&quot;;0;4)" office:value-type="float" office:value="0">
            <text:p>0</text:p>
          </table:table-cell>
          <table:table-cell table:style-name="ce6" table:formula="of:=IF([.B626]=&quot;R&quot;;0;COUNTA([.F626:.I626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part/View.cpp: <text:s/>actions-&gt;recalcWorkbook-&gt;setIconText(i18n("Recalculat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table:number-columns-repeated="6"/>
          <table:table-cell table:style-name="ce6" table:formula="of:=IF([.B627]=&quot;R&quot;;0;4)" office:value-type="float" office:value="4">
            <text:p>4</text:p>
          </table:table-cell>
          <table:table-cell table:style-name="ce6" table:formula="of:=IF([.B627]=&quot;R&quot;;0;COUNTA([.F627:.I62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6"/>
          <table:table-cell table:style-name="ce6" table:formula="of:=IF([.B628]=&quot;R&quot;;0;4)" office:value-type="float" office:value="0">
            <text:p>0</text:p>
          </table:table-cell>
          <table:table-cell table:style-name="ce6" table:formula="of:=IF([.B628]=&quot;R&quot;;0;COUNTA([.F628:.I628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part/View.cpp: <text:s/>actions-&gt;recalcWorksheet-&gt;setIconText(i18n("Recalculate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629]=&quot;R&quot;;0;4)" office:value-type="float" office:value="4">
            <text:p>4</text:p>
          </table:table-cell>
          <table:table-cell table:style-name="ce6" table:formula="of:=IF([.B629]=&quot;R&quot;;0;COUNTA([.F629:.I629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630]=&quot;R&quot;;0;4)" office:value-type="float" office:value="4">
            <text:p>4</text:p>
          </table:table-cell>
          <table:table-cell table:style-name="ce6" table:formula="of:=IF([.B630]=&quot;R&quot;;0;COUNTA([.F630:.I630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6"/>
          <table:table-cell table:style-name="ce6" table:formula="of:=IF([.B631]=&quot;R&quot;;0;4)" office:value-type="float" office:value="0">
            <text:p>0</text:p>
          </table:table-cell>
          <table:table-cell table:style-name="ce6" table:formula="of:=IF([.B631]=&quot;R&quot;;0;COUNTA([.F631:.I631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 office:value-type="string">
            <text:p>E</text:p>
          </table:table-cell>
          <table:table-cell table:style-name="ce3" office:value-type="float" office:value="224">
            <text:p>224</text:p>
          </table:table-cell>
          <table:table-cell table:style-name="ce6" office:value-type="string">
            <text:p>(in apps/)</text:p>
          </table:table-cell>
          <table:table-cell table:style-name="ce6" office:value-type="string">
            <text:p>office-calendar</text:p>
          </table:table-cell>
          <table:table-cell table:style-name="ce6" table:number-columns-repeated="4"/>
          <table:table-cell table:style-name="ce6" table:formula="of:=IF([.B632]=&quot;R&quot;;0;4)" office:value-type="float" office:value="4">
            <text:p>4</text:p>
          </table:table-cell>
          <table:table-cell table:style-name="ce6" table:formula="of:=IF([.B632]=&quot;R&quot;;0;COUNTA([.F632:.I632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 office:value-type="string">
            <text:p>R</text:p>
          </table:table-cell>
          <table:table-cell table:style-name="ce3" office:value-type="float" office:value="224">
            <text:p>224</text:p>
          </table:table-cell>
          <table:table-cell table:style-name="ce6" table:number-columns-repeated="6"/>
          <table:table-cell table:style-name="ce6" table:formula="of:=IF([.B633]=&quot;R&quot;;0;4)" office:value-type="float" office:value="0">
            <text:p>0</text:p>
          </table:table-cell>
          <table:table-cell table:style-name="ce6" table:formula="of:=IF([.B633]=&quot;R&quot;;0;COUNTA([.F633:.I63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634]=&quot;R&quot;;0;4)" office:value-type="float" office:value="0">
            <text:p>0</text:p>
          </table:table-cell>
          <table:table-cell table:style-name="ce6" table:formula="of:=IF([.B634]=&quot;R&quot;;0;COUNTA([.F634:.I63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35]=&quot;R&quot;;0;4)" office:value-type="float" office:value="0">
            <text:p>0</text:p>
          </table:table-cell>
          <table:table-cell table:style-name="ce6" table:formula="of:=IF([.B635]=&quot;R&quot;;0;COUNTA([.F635:.I635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office:value-type="string">
            <text:p>update to “edit-rename”</text:p>
          </table:table-cell>
          <table:table-cell table:style-name="ce6" table:number-columns-repeated="5"/>
          <table:table-cell table:style-name="ce6" table:formula="of:=IF([.B636]=&quot;R&quot;;0;4)" office:value-type="float" office:value="0">
            <text:p>0</text:p>
          </table:table-cell>
          <table:table-cell table:style-name="ce6" table:formula="of:=IF([.B636]=&quot;R&quot;;0;COUNTA([.F636:.I636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 office:value-type="string">
            <text:p>NE</text:p>
          </table:table-cell>
          <table:table-cell table:style-name="ce3" office:value-type="float" office:value="225">
            <text:p>225</text:p>
          </table:table-cell>
          <table:table-cell table:style-name="ce6" office:value-type="string">
            <text:p>use spreadsheet (from mimetype??)</text:p>
          </table:table-cell>
          <table:table-cell table:style-name="ce6" table:number-columns-repeated="5"/>
          <table:table-cell table:style-name="ce6" table:formula="of:=IF([.B637]=&quot;R&quot;;0;4)" office:value-type="float" office:value="4">
            <text:p>4</text:p>
          </table:table-cell>
          <table:table-cell table:style-name="ce6" table:formula="of:=IF([.B637]=&quot;R&quot;;0;COUNTA([.F637:.I637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638]=&quot;R&quot;;0;4)" office:value-type="float" office:value="4">
            <text:p>4</text:p>
          </table:table-cell>
          <table:table-cell table:style-name="ce6" table:formula="of:=IF([.B638]=&quot;R&quot;;0;COUNTA([.F638:.I638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639]=&quot;R&quot;;0;4)" office:value-type="float" office:value="4">
            <text:p>4</text:p>
          </table:table-cell>
          <table:table-cell table:style-name="ce6" table:formula="of:=IF([.B639]=&quot;R&quot;;0;COUNTA([.F639:.I639]))" office:value-type="float" office:value="0">
            <text:p>0</text:p>
          </table:table-cell>
          <table:table-cell table:style-name="ce11" table:number-columns-repeated="23"/>
        </table:table-row>
        <table:table-row table:style-name="ro7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6">
            <text:p>226</text:p>
          </table:table-cell>
          <table:table-cell table:style-name="ce6"/>
          <table:table-cell table:style-name="ce6" office:value-type="string">
            <text:p>document-expor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40]=&quot;R&quot;;0;4)" office:value-type="float" office:value="4">
            <text:p>4</text:p>
          </table:table-cell>
          <table:table-cell table:style-name="ce6" table:formula="of:=IF([.B640]=&quot;R&quot;;0;COUNTA([.F640:.I640]))" office:value-type="float" office:value="4">
            <text:p>4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6"/>
          <table:table-cell table:style-name="ce6" table:formula="of:=IF([.B641]=&quot;R&quot;;0;4)" office:value-type="float" office:value="0">
            <text:p>0</text:p>
          </table:table-cell>
          <table:table-cell table:style-name="ce6" table:formula="of:=IF([.B641]=&quot;R&quot;;0;COUNTA([.F641:.I64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6"/>
          <table:table-cell table:style-name="ce6" table:formula="of:=IF([.B642]=&quot;R&quot;;0;4)" office:value-type="float" office:value="0">
            <text:p>0</text:p>
          </table:table-cell>
          <table:table-cell table:style-name="ce6" table:formula="of:=IF([.B642]=&quot;R&quot;;0;COUNTA([.F642:.I642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 office:value-type="string">
            <text:p>R</text:p>
          </table:table-cell>
          <table:table-cell table:style-name="ce3" office:value-type="float" office:value="225">
            <text:p>225</text:p>
          </table:table-cell>
          <table:table-cell table:style-name="ce6" table:number-columns-repeated="6"/>
          <table:table-cell table:style-name="ce6" table:formula="of:=IF([.B643]=&quot;R&quot;;0;4)" office:value-type="float" office:value="0">
            <text:p>0</text:p>
          </table:table-cell>
          <table:table-cell table:style-name="ce6" table:formula="of:=IF([.B643]=&quot;R&quot;;0;COUNTA([.F643:.I643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7">
            <text:p>227</text:p>
          </table:table-cell>
          <table:table-cell table:style-name="ce6" office:value-type="string">
            <text:p>“adjustcol”</text:p>
          </table:table-cell>
          <table:table-cell table:style-name="ce6" table:number-columns-repeated="5"/>
          <table:table-cell table:style-name="ce6" table:formula="of:=IF([.B644]=&quot;R&quot;;0;4)" office:value-type="float" office:value="4">
            <text:p>4</text:p>
          </table:table-cell>
          <table:table-cell table:style-name="ce6" table:formula="of:=IF([.B644]=&quot;R&quot;;0;COUNTA([.F644:.I644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8">
            <text:p>228</text:p>
          </table:table-cell>
          <table:table-cell table:style-name="ce6" office:value-type="string">
            <text:p>“adjustrow”</text:p>
          </table:table-cell>
          <table:table-cell table:style-name="ce6" table:number-columns-repeated="5"/>
          <table:table-cell table:style-name="ce6" table:formula="of:=IF([.B645]=&quot;R&quot;;0;4)" office:value-type="float" office:value="4">
            <text:p>4</text:p>
          </table:table-cell>
          <table:table-cell table:style-name="ce6" table:formula="of:=IF([.B645]=&quot;R&quot;;0;COUNTA([.F645:.I64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6" table:number-columns-repeated="6"/>
          <table:table-cell table:style-name="ce6" table:formula="of:=IF([.B646]=&quot;R&quot;;0;4)" office:value-type="float" office:value="0">
            <text:p>0</text:p>
          </table:table-cell>
          <table:table-cell table:style-name="ce6" table:formula="of:=IF([.B646]=&quot;R&quot;;0;COUNTA([.F646:.I64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6" table:number-columns-repeated="6"/>
          <table:table-cell table:style-name="ce6" table:formula="of:=IF([.B647]=&quot;R&quot;;0;4)" office:value-type="float" office:value="0">
            <text:p>0</text:p>
          </table:table-cell>
          <table:table-cell table:style-name="ce6" table:formula="of:=IF([.B647]=&quot;R&quot;;0;COUNTA([.F647:.I64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6" table:number-columns-repeated="6"/>
          <table:table-cell table:style-name="ce6" table:formula="of:=IF([.B648]=&quot;R&quot;;0;4)" office:value-type="float" office:value="0">
            <text:p>0</text:p>
          </table:table-cell>
          <table:table-cell table:style-name="ce6" table:formula="of:=IF([.B648]=&quot;R&quot;;0;COUNTA([.F648:.I64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6" table:number-columns-repeated="6"/>
          <table:table-cell table:style-name="ce6" table:formula="of:=IF([.B649]=&quot;R&quot;;0;4)" office:value-type="float" office:value="0">
            <text:p>0</text:p>
          </table:table-cell>
          <table:table-cell table:style-name="ce6" table:formula="of:=IF([.B649]=&quot;R&quot;;0;COUNTA([.F649:.I649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9">
            <text:p>229</text:p>
          </table:table-cell>
          <table:table-cell table:style-name="ce6" office:value-type="string">
            <text:p>“insertcell”</text:p>
          </table:table-cell>
          <table:table-cell table:style-name="ce6" table:number-columns-repeated="5"/>
          <table:table-cell table:style-name="ce6" table:formula="of:=IF([.B650]=&quot;R&quot;;0;4)" office:value-type="float" office:value="4">
            <text:p>4</text:p>
          </table:table-cell>
          <table:table-cell table:style-name="ce6" table:formula="of:=IF([.B650]=&quot;R&quot;;0;COUNTA([.F650:.I650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30">
            <text:p>230</text:p>
          </table:table-cell>
          <table:table-cell table:style-name="ce6" office:value-type="string">
            <text:p>“removecell”</text:p>
          </table:table-cell>
          <table:table-cell table:style-name="ce6" table:number-columns-repeated="5"/>
          <table:table-cell table:style-name="ce6" table:formula="of:=IF([.B651]=&quot;R&quot;;0;4)" office:value-type="float" office:value="4">
            <text:p>4</text:p>
          </table:table-cell>
          <table:table-cell table:style-name="ce6" table:formula="of:=IF([.B651]=&quot;R&quot;;0;COUNTA([.F651:.I65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6"/>
          <table:table-cell table:style-name="ce6" table:formula="of:=IF([.B652]=&quot;R&quot;;0;4)" office:value-type="float" office:value="0">
            <text:p>0</text:p>
          </table:table-cell>
          <table:table-cell table:style-name="ce6" table:formula="of:=IF([.B652]=&quot;R&quot;;0;COUNTA([.F652:.I65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6" table:number-columns-repeated="6"/>
          <table:table-cell table:style-name="ce6" table:formula="of:=IF([.B653]=&quot;R&quot;;0;4)" office:value-type="float" office:value="0">
            <text:p>0</text:p>
          </table:table-cell>
          <table:table-cell table:style-name="ce6" table:formula="of:=IF([.B653]=&quot;R&quot;;0;COUNTA([.F653:.I65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6"/>
          <table:table-cell table:style-name="ce6" table:formula="of:=IF([.B654]=&quot;R&quot;;0;4)" office:value-type="float" office:value="0">
            <text:p>0</text:p>
          </table:table-cell>
          <table:table-cell table:style-name="ce6" table:formula="of:=IF([.B654]=&quot;R&quot;;0;COUNTA([.F654:.I65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6"/>
          <table:table-cell table:style-name="ce6" table:formula="of:=IF([.B655]=&quot;R&quot;;0;4)" office:value-type="float" office:value="0">
            <text:p>0</text:p>
          </table:table-cell>
          <table:table-cell table:style-name="ce6" table:formula="of:=IF([.B655]=&quot;R&quot;;0;COUNTA([.F655:.I655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31">
            <text:p>231</text:p>
          </table:table-cell>
          <table:table-cell table:style-name="ce6"/>
          <table:table-cell table:style-name="ce6" office:value-type="string">
            <text:p>accessories-character-map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56]=&quot;R&quot;;0;4)" office:value-type="float" office:value="4">
            <text:p>4</text:p>
          </table:table-cell>
          <table:table-cell table:style-name="ce6" table:formula="of:=IF([.B656]=&quot;R&quot;;0;COUNTA([.F656:.I656]))" office:value-type="float" office:value="4">
            <text:p>4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6" table:number-columns-repeated="6"/>
          <table:table-cell table:style-name="ce6" table:formula="of:=IF([.B657]=&quot;R&quot;;0;4)" office:value-type="float" office:value="0">
            <text:p>0</text:p>
          </table:table-cell>
          <table:table-cell table:style-name="ce6" table:formula="of:=IF([.B657]=&quot;R&quot;;0;COUNTA([.F657:.I657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6" table:number-columns-repeated="6"/>
          <table:table-cell table:style-name="ce6" table:formula="of:=IF([.B658]=&quot;R&quot;;0;4)" office:value-type="float" office:value="0">
            <text:p>0</text:p>
          </table:table-cell>
          <table:table-cell table:style-name="ce6" table:formula="of:=IF([.B658]=&quot;R&quot;;0;COUNTA([.F658:.I658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6" office:value-type="string">
            <text:p>“black_sum” / autosum</text:p>
          </table:table-cell>
          <table:table-cell table:style-name="ce6" table:number-columns-repeated="5"/>
          <table:table-cell table:style-name="ce6" table:formula="of:=IF([.B659]=&quot;R&quot;;0;4)" office:value-type="float" office:value="4">
            <text:p>4</text:p>
          </table:table-cell>
          <table:table-cell table:style-name="ce6" table:formula="of:=IF([.B659]=&quot;R&quot;;0;COUNTA([.F659:.I65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6" office:value-type="string">
            <text:p>border_all</text:p>
          </table:table-cell>
          <table:table-cell table:style-name="ce6" table:number-columns-repeated="5"/>
          <table:table-cell table:style-name="ce6" table:formula="of:=IF([.B660]=&quot;R&quot;;0;4)" office:value-type="float" office:value="4">
            <text:p>4</text:p>
          </table:table-cell>
          <table:table-cell table:style-name="ce6" table:formula="of:=IF([.B660]=&quot;R&quot;;0;COUNTA([.F660:.I660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3">
            <text:p>233</text:p>
          </table:table-cell>
          <table:table-cell table:style-name="ce6" office:value-type="string">
            <text:p>border_bottom</text:p>
          </table:table-cell>
          <table:table-cell table:style-name="ce6" table:number-columns-repeated="5"/>
          <table:table-cell table:style-name="ce6" table:formula="of:=IF([.B661]=&quot;R&quot;;0;4)" office:value-type="float" office:value="4">
            <text:p>4</text:p>
          </table:table-cell>
          <table:table-cell table:style-name="ce6" table:formula="of:=IF([.B661]=&quot;R&quot;;0;COUNTA([.F661:.I661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4">
            <text:p>234</text:p>
          </table:table-cell>
          <table:table-cell table:style-name="ce6" office:value-type="string">
            <text:p>border_left</text:p>
          </table:table-cell>
          <table:table-cell table:style-name="ce6" table:number-columns-repeated="5"/>
          <table:table-cell table:style-name="ce6" table:formula="of:=IF([.B662]=&quot;R&quot;;0;4)" office:value-type="float" office:value="4">
            <text:p>4</text:p>
          </table:table-cell>
          <table:table-cell table:style-name="ce6" table:formula="of:=IF([.B662]=&quot;R&quot;;0;COUNTA([.F662:.I662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5">
            <text:p>235</text:p>
          </table:table-cell>
          <table:table-cell table:style-name="ce6" office:value-type="string">
            <text:p>border_remove</text:p>
          </table:table-cell>
          <table:table-cell table:style-name="ce6" table:number-columns-repeated="5"/>
          <table:table-cell table:style-name="ce6" table:formula="of:=IF([.B663]=&quot;R&quot;;0;4)" office:value-type="float" office:value="4">
            <text:p>4</text:p>
          </table:table-cell>
          <table:table-cell table:style-name="ce6" table:formula="of:=IF([.B663]=&quot;R&quot;;0;COUNTA([.F663:.I663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6">
            <text:p>236</text:p>
          </table:table-cell>
          <table:table-cell table:style-name="ce6" office:value-type="string">
            <text:p>border_right</text:p>
          </table:table-cell>
          <table:table-cell table:style-name="ce6" table:number-columns-repeated="5"/>
          <table:table-cell table:style-name="ce6" table:formula="of:=IF([.B664]=&quot;R&quot;;0;4)" office:value-type="float" office:value="4">
            <text:p>4</text:p>
          </table:table-cell>
          <table:table-cell table:style-name="ce6" table:formula="of:=IF([.B664]=&quot;R&quot;;0;COUNTA([.F664:.I664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7">
            <text:p>237</text:p>
          </table:table-cell>
          <table:table-cell table:style-name="ce6" office:value-type="string">
            <text:p>border_top</text:p>
          </table:table-cell>
          <table:table-cell table:style-name="ce6" table:number-columns-repeated="5"/>
          <table:table-cell table:style-name="ce6" table:formula="of:=IF([.B665]=&quot;R&quot;;0;4)" office:value-type="float" office:value="4">
            <text:p>4</text:p>
          </table:table-cell>
          <table:table-cell table:style-name="ce6" table:formula="of:=IF([.B665]=&quot;R&quot;;0;COUNTA([.F665:.I665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8">
            <text:p>238</text:p>
          </table:table-cell>
          <table:table-cell table:style-name="ce6" office:value-type="string">
            <text:p>cell_edit</text:p>
          </table:table-cell>
          <table:table-cell table:style-name="ce6" table:number-columns-repeated="5"/>
          <table:table-cell table:style-name="ce6" table:formula="of:=IF([.B666]=&quot;R&quot;;0;4)" office:value-type="float" office:value="4">
            <text:p>4</text:p>
          </table:table-cell>
          <table:table-cell table:style-name="ce6" table:formula="of:=IF([.B666]=&quot;R&quot;;0;COUNTA([.F666:.I666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9">
            <text:p>239</text:p>
          </table:table-cell>
          <table:table-cell table:style-name="ce6" office:value-type="string">
            <text:p>cell_layout</text:p>
          </table:table-cell>
          <table:table-cell table:style-name="ce6" table:number-columns-repeated="5"/>
          <table:table-cell table:style-name="ce6" table:formula="of:=IF([.B667]=&quot;R&quot;;0;4)" office:value-type="float" office:value="4">
            <text:p>4</text:p>
          </table:table-cell>
          <table:table-cell table:style-name="ce6" table:formula="of:=IF([.B667]=&quot;R&quot;;0;COUNTA([.F667:.I667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0">
            <text:p>240</text:p>
          </table:table-cell>
          <table:table-cell table:style-name="ce6" office:value-type="string">
            <text:p>“comment” / add-comment?</text:p>
          </table:table-cell>
          <table:table-cell table:style-name="ce6" table:number-columns-repeated="5"/>
          <table:table-cell table:style-name="ce6" table:formula="of:=IF([.B668]=&quot;R&quot;;0;4)" office:value-type="float" office:value="4">
            <text:p>4</text:p>
          </table:table-cell>
          <table:table-cell table:style-name="ce6" table:formula="of:=IF([.B668]=&quot;R&quot;;0;COUNTA([.F668:.I66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6" table:number-columns-repeated="6"/>
          <table:table-cell table:style-name="ce6" table:formula="of:=IF([.B669]=&quot;R&quot;;0;4)" office:value-type="float" office:value="0">
            <text:p>0</text:p>
          </table:table-cell>
          <table:table-cell table:style-name="ce6" table:formula="of:=IF([.B669]=&quot;R&quot;;0;COUNTA([.F669:.I66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6" table:number-columns-repeated="6"/>
          <table:table-cell table:style-name="ce6" table:formula="of:=IF([.B670]=&quot;R&quot;;0;4)" office:value-type="float" office:value="0">
            <text:p>0</text:p>
          </table:table-cell>
          <table:table-cell table:style-name="ce6" table:formula="of:=IF([.B670]=&quot;R&quot;;0;COUNTA([.F670:.I670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1">
            <text:p>241</text:p>
          </table:table-cell>
          <table:table-cell table:style-name="ce6" office:value-type="string">
            <text:p>“deletecell” “delete-cell”</text:p>
          </table:table-cell>
          <table:table-cell table:style-name="ce6" table:number-columns-repeated="5"/>
          <table:table-cell table:style-name="ce6" table:formula="of:=IF([.B671]=&quot;R&quot;;0;4)" office:value-type="float" office:value="4">
            <text:p>4</text:p>
          </table:table-cell>
          <table:table-cell table:style-name="ce6" table:formula="of:=IF([.B671]=&quot;R&quot;;0;COUNTA([.F671:.I671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2">
            <text:p>242</text:p>
          </table:table-cell>
          <table:table-cell table:style-name="ce6" office:value-type="string">
            <text:p>“disassociatecell”</text:p>
          </table:table-cell>
          <table:table-cell table:style-name="ce6" table:number-columns-repeated="5"/>
          <table:table-cell table:style-name="ce6" table:formula="of:=IF([.B672]=&quot;R&quot;;0;4)" office:value-type="float" office:value="4">
            <text:p>4</text:p>
          </table:table-cell>
          <table:table-cell table:style-name="ce6" table:formula="of:=IF([.B672]=&quot;R&quot;;0;COUNTA([.F672:.I672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3">
            <text:p>243</text:p>
          </table:table-cell>
          <table:table-cell table:style-name="ce6"/>
          <table:table-cell table:style-name="ce6" office:value-type="string">
            <text:p>edit-clea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73]=&quot;R&quot;;0;4)" office:value-type="float" office:value="4">
            <text:p>4</text:p>
          </table:table-cell>
          <table:table-cell table:style-name="ce6" table:formula="of:=IF([.B673]=&quot;R&quot;;0;COUNTA([.F673:.I673]))" office:value-type="float" office:value="4">
            <text:p>4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4">
            <text:p>244</text:p>
          </table:table-cell>
          <table:table-cell table:style-name="ce6" office:value-type="string">
            <text:p>"first_letter_upper" / capitalize</text:p>
          </table:table-cell>
          <table:table-cell table:style-name="ce6" table:number-columns-repeated="5"/>
          <table:table-cell table:style-name="ce6" table:formula="of:=IF([.B674]=&quot;R&quot;;0;4)" office:value-type="float" office:value="4">
            <text:p>4</text:p>
          </table:table-cell>
          <table:table-cell table:style-name="ce6" table:formula="of:=IF([.B674]=&quot;R&quot;;0;COUNTA([.F674:.I674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5">
            <text:p>245</text:p>
          </table:table-cell>
          <table:table-cell table:style-name="ce6" office:value-type="string">
            <text:p>update to “format-font-size-less”</text:p>
          </table:table-cell>
          <table:table-cell table:style-name="ce12" office:value-type="string">
            <text:p>format-font-size-les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75]=&quot;R&quot;;0;4)" office:value-type="float" office:value="4">
            <text:p>4</text:p>
          </table:table-cell>
          <table:table-cell table:style-name="ce6" table:formula="of:=IF([.B675]=&quot;R&quot;;0;COUNTA([.F675:.I675]))" office:value-type="float" office:value="4">
            <text:p>4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6">
            <text:p>246</text:p>
          </table:table-cell>
          <table:table-cell table:style-name="ce6" office:value-type="string">
            <text:p>update to “format-font-size-more”</text:p>
          </table:table-cell>
          <table:table-cell table:style-name="ce12" office:value-type="string">
            <text:p>format-font-size-mor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76]=&quot;R&quot;;0;4)" office:value-type="float" office:value="4">
            <text:p>4</text:p>
          </table:table-cell>
          <table:table-cell table:style-name="ce6" table:formula="of:=IF([.B676]=&quot;R&quot;;0;COUNTA([.F676:.I676]))" office:value-type="float" office:value="4">
            <text:p>4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6"/>
          <table:table-cell table:style-name="ce12"/>
          <table:table-cell table:style-name="ce6" table:number-columns-repeated="4"/>
          <table:table-cell table:style-name="ce6" table:formula="of:=IF([.B677]=&quot;R&quot;;0;4)" office:value-type="float" office:value="0">
            <text:p>0</text:p>
          </table:table-cell>
          <table:table-cell table:style-name="ce6" table:formula="of:=IF([.B677]=&quot;R&quot;;0;COUNTA([.F677:.I677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6" table:number-columns-repeated="6"/>
          <table:table-cell table:style-name="ce6" table:formula="of:=IF([.B678]=&quot;R&quot;;0;4)" office:value-type="float" office:value="0">
            <text:p>0</text:p>
          </table:table-cell>
          <table:table-cell table:style-name="ce6" table:formula="of:=IF([.B678]=&quot;R&quot;;0;COUNTA([.F678:.I678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6" table:number-columns-repeated="6"/>
          <table:table-cell table:style-name="ce6" table:formula="of:=IF([.B679]=&quot;R&quot;;0;4)" office:value-type="float" office:value="0">
            <text:p>0</text:p>
          </table:table-cell>
          <table:table-cell table:style-name="ce6" table:formula="of:=IF([.B679]=&quot;R&quot;;0;COUNTA([.F679:.I679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7">
            <text:p>247</text:p>
          </table:table-cell>
          <table:table-cell table:style-name="ce6"/>
          <table:table-cell table:style-name="ce12" office:value-type="string">
            <text:p>format-stroke-colo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80]=&quot;R&quot;;0;4)" office:value-type="float" office:value="4">
            <text:p>4</text:p>
          </table:table-cell>
          <table:table-cell table:style-name="ce6" table:formula="of:=IF([.B680]=&quot;R&quot;;0;COUNTA([.F680:.I680]))" office:value-type="float" office:value="4">
            <text:p>4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81]=&quot;R&quot;;0;4)" office:value-type="float" office:value="4">
            <text:p>4</text:p>
          </table:table-cell>
          <table:table-cell table:style-name="ce6" table:formula="of:=IF([.B681]=&quot;R&quot;;0;COUNTA([.F681:.I68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6" table:number-columns-repeated="6"/>
          <table:table-cell table:style-name="ce6" table:formula="of:=IF([.B682]=&quot;R&quot;;0;4)" office:value-type="float" office:value="0">
            <text:p>0</text:p>
          </table:table-cell>
          <table:table-cell table:style-name="ce6" table:formula="of:=IF([.B682]=&quot;R&quot;;0;COUNTA([.F682:.I68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83]=&quot;R&quot;;0;4)" office:value-type="float" office:value="4">
            <text:p>4</text:p>
          </table:table-cell>
          <table:table-cell table:style-name="ce6" table:formula="of:=IF([.B683]=&quot;R&quot;;0;COUNTA([.F683:.I68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84]=&quot;R&quot;;0;4)" office:value-type="float" office:value="4">
            <text:p>4</text:p>
          </table:table-cell>
          <table:table-cell table:style-name="ce6" table:formula="of:=IF([.B684]=&quot;R&quot;;0;COUNTA([.F684:.I68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6" table:number-columns-repeated="6"/>
          <table:table-cell table:style-name="ce6" table:formula="of:=IF([.B685]=&quot;R&quot;;0;4)" office:value-type="float" office:value="0">
            <text:p>0</text:p>
          </table:table-cell>
          <table:table-cell table:style-name="ce6" table:formula="of:=IF([.B685]=&quot;R&quot;;0;COUNTA([.F685:.I68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6" table:number-columns-repeated="6"/>
          <table:table-cell table:style-name="ce6" table:formula="of:=IF([.B686]=&quot;R&quot;;0;4)" office:value-type="float" office:value="0">
            <text:p>0</text:p>
          </table:table-cell>
          <table:table-cell table:style-name="ce6" table:formula="of:=IF([.B686]=&quot;R&quot;;0;COUNTA([.F686:.I686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9">
            <text:p>229</text:p>
          </table:table-cell>
          <table:table-cell table:style-name="ce6" table:number-columns-repeated="6"/>
          <table:table-cell table:style-name="ce6" table:formula="of:=IF([.B687]=&quot;R&quot;;0;4)" office:value-type="float" office:value="0">
            <text:p>0</text:p>
          </table:table-cell>
          <table:table-cell table:style-name="ce6" table:formula="of:=IF([.B687]=&quot;R&quot;;0;COUNTA([.F687:.I68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88]=&quot;R&quot;;0;4)" office:value-type="float" office:value="4">
            <text:p>4</text:p>
          </table:table-cell>
          <table:table-cell table:style-name="ce6" table:formula="of:=IF([.B688]=&quot;R&quot;;0;COUNTA([.F688:.I68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89]=&quot;R&quot;;0;4)" office:value-type="float" office:value="4">
            <text:p>4</text:p>
          </table:table-cell>
          <table:table-cell table:style-name="ce6" table:formula="of:=IF([.B689]=&quot;R&quot;;0;COUNTA([.F689:.I68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0]=&quot;R&quot;;0;4)" office:value-type="float" office:value="4">
            <text:p>4</text:p>
          </table:table-cell>
          <table:table-cell table:style-name="ce6" table:formula="of:=IF([.B690]=&quot;R&quot;;0;COUNTA([.F690:.I69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1]=&quot;R&quot;;0;4)" office:value-type="float" office:value="4">
            <text:p>4</text:p>
          </table:table-cell>
          <table:table-cell table:style-name="ce6" table:formula="of:=IF([.B691]=&quot;R&quot;;0;COUNTA([.F691:.I69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2]=&quot;R&quot;;0;4)" office:value-type="float" office:value="4">
            <text:p>4</text:p>
          </table:table-cell>
          <table:table-cell table:style-name="ce6" table:formula="of:=IF([.B692]=&quot;R&quot;;0;COUNTA([.F692:.I69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3]=&quot;R&quot;;0;4)" office:value-type="float" office:value="4">
            <text:p>4</text:p>
          </table:table-cell>
          <table:table-cell table:style-name="ce6" table:formula="of:=IF([.B693]=&quot;R&quot;;0;COUNTA([.F693:.I69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4]=&quot;R&quot;;0;4)" office:value-type="float" office:value="4">
            <text:p>4</text:p>
          </table:table-cell>
          <table:table-cell table:style-name="ce6" table:formula="of:=IF([.B694]=&quot;R&quot;;0;COUNTA([.F694:.I69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5]=&quot;R&quot;;0;4)" office:value-type="float" office:value="4">
            <text:p>4</text:p>
          </table:table-cell>
          <table:table-cell table:style-name="ce6" table:formula="of:=IF([.B695]=&quot;R&quot;;0;COUNTA([.F695:.I69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6]=&quot;R&quot;;0;4)" office:value-type="float" office:value="4">
            <text:p>4</text:p>
          </table:table-cell>
          <table:table-cell table:style-name="ce6" table:formula="of:=IF([.B696]=&quot;R&quot;;0;COUNTA([.F696:.I69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7]=&quot;R&quot;;0;4)" office:value-type="float" office:value="4">
            <text:p>4</text:p>
          </table:table-cell>
          <table:table-cell table:style-name="ce6" table:formula="of:=IF([.B697]=&quot;R&quot;;0;COUNTA([.F697:.I69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8]=&quot;R&quot;;0;4)" office:value-type="float" office:value="4">
            <text:p>4</text:p>
          </table:table-cell>
          <table:table-cell table:style-name="ce6" table:formula="of:=IF([.B698]=&quot;R&quot;;0;COUNTA([.F698:.I69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9]=&quot;R&quot;;0;4)" office:value-type="float" office:value="4">
            <text:p>4</text:p>
          </table:table-cell>
          <table:table-cell table:style-name="ce6" table:formula="of:=IF([.B699]=&quot;R&quot;;0;COUNTA([.F699:.I69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0]=&quot;R&quot;;0;4)" office:value-type="float" office:value="4">
            <text:p>4</text:p>
          </table:table-cell>
          <table:table-cell table:style-name="ce6" table:formula="of:=IF([.B700]=&quot;R&quot;;0;COUNTA([.F700:.I70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1]=&quot;R&quot;;0;4)" office:value-type="float" office:value="4">
            <text:p>4</text:p>
          </table:table-cell>
          <table:table-cell table:style-name="ce6" table:formula="of:=IF([.B701]=&quot;R&quot;;0;COUNTA([.F701:.I70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2]=&quot;R&quot;;0;4)" office:value-type="float" office:value="4">
            <text:p>4</text:p>
          </table:table-cell>
          <table:table-cell table:style-name="ce6" table:formula="of:=IF([.B702]=&quot;R&quot;;0;COUNTA([.F702:.I70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3]=&quot;R&quot;;0;4)" office:value-type="float" office:value="4">
            <text:p>4</text:p>
          </table:table-cell>
          <table:table-cell table:style-name="ce6" table:formula="of:=IF([.B703]=&quot;R&quot;;0;COUNTA([.F703:.I70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4]=&quot;R&quot;;0;4)" office:value-type="float" office:value="4">
            <text:p>4</text:p>
          </table:table-cell>
          <table:table-cell table:style-name="ce6" table:formula="of:=IF([.B704]=&quot;R&quot;;0;COUNTA([.F704:.I70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5]=&quot;R&quot;;0;4)" office:value-type="float" office:value="4">
            <text:p>4</text:p>
          </table:table-cell>
          <table:table-cell table:style-name="ce6" table:formula="of:=IF([.B705]=&quot;R&quot;;0;COUNTA([.F705:.I70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6]=&quot;R&quot;;0;4)" office:value-type="float" office:value="4">
            <text:p>4</text:p>
          </table:table-cell>
          <table:table-cell table:style-name="ce6" table:formula="of:=IF([.B706]=&quot;R&quot;;0;COUNTA([.F706:.I70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7]=&quot;R&quot;;0;4)" office:value-type="float" office:value="4">
            <text:p>4</text:p>
          </table:table-cell>
          <table:table-cell table:style-name="ce6" table:formula="of:=IF([.B707]=&quot;R&quot;;0;COUNTA([.F707:.I70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6"/>
          <table:table-cell table:style-name="ce6" table:formula="of:=IF([.B708]=&quot;R&quot;;0;4)" office:value-type="float" office:value="0">
            <text:p>0</text:p>
          </table:table-cell>
          <table:table-cell table:style-name="ce6" table:formula="of:=IF([.B708]=&quot;R&quot;;0;COUNTA([.F708:.I70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9]=&quot;R&quot;;0;4)" office:value-type="float" office:value="4">
            <text:p>4</text:p>
          </table:table-cell>
          <table:table-cell table:style-name="ce6" table:formula="of:=IF([.B709]=&quot;R&quot;;0;COUNTA([.F709:.I70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10]=&quot;R&quot;;0;4)" office:value-type="float" office:value="4">
            <text:p>4</text:p>
          </table:table-cell>
          <table:table-cell table:style-name="ce6" table:formula="of:=IF([.B710]=&quot;R&quot;;0;COUNTA([.F710:.I71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11]=&quot;R&quot;;0;4)" office:value-type="float" office:value="4">
            <text:p>4</text:p>
          </table:table-cell>
          <table:table-cell table:style-name="ce6" table:formula="of:=IF([.B711]=&quot;R&quot;;0;COUNTA([.F711:.I71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12]=&quot;R&quot;;0;4)" office:value-type="float" office:value="4">
            <text:p>4</text:p>
          </table:table-cell>
          <table:table-cell table:style-name="ce6" table:formula="of:=IF([.B712]=&quot;R&quot;;0;COUNTA([.F712:.I71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13]=&quot;R&quot;;0;4)" office:value-type="float" office:value="4">
            <text:p>4</text:p>
          </table:table-cell>
          <table:table-cell table:style-name="ce6" table:formula="of:=IF([.B713]=&quot;R&quot;;0;COUNTA([.F713:.I713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6" office:value-type="string">
            <text:p>border_outline</text:p>
          </table:table-cell>
          <table:table-cell table:style-name="ce6" table:number-columns-repeated="5"/>
          <table:table-cell table:style-name="ce6" table:formula="of:=IF([.B714]=&quot;R&quot;;0;4)" office:value-type="float" office:value="4">
            <text:p>4</text:p>
          </table:table-cell>
          <table:table-cell table:style-name="ce6" table:formula="of:=IF([.B714]=&quot;R&quot;;0;COUNTA([.F714:.I714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6" table:number-columns-repeated="6"/>
          <table:table-cell table:style-name="ce6" table:formula="of:=IF([.B715]=&quot;R&quot;;0;4)" office:value-type="float" office:value="0">
            <text:p>0</text:p>
          </table:table-cell>
          <table:table-cell table:style-name="ce6" table:formula="of:=IF([.B715]=&quot;R&quot;;0;COUNTA([.F715:.I715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6" table:number-columns-repeated="6"/>
          <table:table-cell table:style-name="ce6" table:formula="of:=IF([.B716]=&quot;R&quot;;0;4)" office:value-type="float" office:value="0">
            <text:p>0</text:p>
          </table:table-cell>
          <table:table-cell table:style-name="ce6" table:formula="of:=IF([.B716]=&quot;R&quot;;0;COUNTA([.F716:.I71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6"/>
          <table:table-cell table:style-name="ce6" table:formula="of:=IF([.B717]=&quot;R&quot;;0;4)" office:value-type="float" office:value="0">
            <text:p>0</text:p>
          </table:table-cell>
          <table:table-cell table:style-name="ce6" table:formula="of:=IF([.B717]=&quot;R&quot;;0;COUNTA([.F717:.I71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6"/>
          <table:table-cell table:style-name="ce6" table:formula="of:=IF([.B718]=&quot;R&quot;;0;4)" office:value-type="float" office:value="0">
            <text:p>0</text:p>
          </table:table-cell>
          <table:table-cell table:style-name="ce6" table:formula="of:=IF([.B718]=&quot;R&quot;;0;COUNTA([.F718:.I71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6"/>
          <table:table-cell table:style-name="ce6" table:formula="of:=IF([.B719]=&quot;R&quot;;0;4)" office:value-type="float" office:value="0">
            <text:p>0</text:p>
          </table:table-cell>
          <table:table-cell table:style-name="ce6" table:formula="of:=IF([.B719]=&quot;R&quot;;0;COUNTA([.F719:.I71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6"/>
          <table:table-cell table:style-name="ce6" table:formula="of:=IF([.B720]=&quot;R&quot;;0;4)" office:value-type="float" office:value="0">
            <text:p>0</text:p>
          </table:table-cell>
          <table:table-cell table:style-name="ce6" table:formula="of:=IF([.B720]=&quot;R&quot;;0;COUNTA([.F720:.I72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6"/>
          <table:table-cell table:style-name="ce6" table:formula="of:=IF([.B721]=&quot;R&quot;;0;4)" office:value-type="float" office:value="0">
            <text:p>0</text:p>
          </table:table-cell>
          <table:table-cell table:style-name="ce6" table:formula="of:=IF([.B721]=&quot;R&quot;;0;COUNTA([.F721:.I72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22]=&quot;R&quot;;0;4)" office:value-type="float" office:value="4">
            <text:p>4</text:p>
          </table:table-cell>
          <table:table-cell table:style-name="ce6" table:formula="of:=IF([.B722]=&quot;R&quot;;0;COUNTA([.F722:.I72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6" table:number-columns-repeated="6"/>
          <table:table-cell table:style-name="ce6" table:formula="of:=IF([.B723]=&quot;R&quot;;0;4)" office:value-type="float" office:value="0">
            <text:p>0</text:p>
          </table:table-cell>
          <table:table-cell table:style-name="ce6" table:formula="of:=IF([.B723]=&quot;R&quot;;0;COUNTA([.F723:.I72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24]=&quot;R&quot;;0;4)" office:value-type="float" office:value="4">
            <text:p>4</text:p>
          </table:table-cell>
          <table:table-cell table:style-name="ce6" table:formula="of:=IF([.B724]=&quot;R&quot;;0;COUNTA([.F724:.I72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25]=&quot;R&quot;;0;4)" office:value-type="float" office:value="4">
            <text:p>4</text:p>
          </table:table-cell>
          <table:table-cell table:style-name="ce6" table:formula="of:=IF([.B725]=&quot;R&quot;;0;COUNTA([.F725:.I72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26]=&quot;R&quot;;0;4)" office:value-type="float" office:value="4">
            <text:p>4</text:p>
          </table:table-cell>
          <table:table-cell table:style-name="ce6" table:formula="of:=IF([.B726]=&quot;R&quot;;0;COUNTA([.F726:.I72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27]=&quot;R&quot;;0;4)" office:value-type="float" office:value="4">
            <text:p>4</text:p>
          </table:table-cell>
          <table:table-cell table:style-name="ce6" table:formula="of:=IF([.B727]=&quot;R&quot;;0;COUNTA([.F727:.I72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28]=&quot;R&quot;;0;4)" office:value-type="float" office:value="4">
            <text:p>4</text:p>
          </table:table-cell>
          <table:table-cell table:style-name="ce6" table:formula="of:=IF([.B728]=&quot;R&quot;;0;COUNTA([.F728:.I72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29]=&quot;R&quot;;0;4)" office:value-type="float" office:value="4">
            <text:p>4</text:p>
          </table:table-cell>
          <table:table-cell table:style-name="ce6" table:formula="of:=IF([.B729]=&quot;R&quot;;0;COUNTA([.F729:.I72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0]=&quot;R&quot;;0;4)" office:value-type="float" office:value="4">
            <text:p>4</text:p>
          </table:table-cell>
          <table:table-cell table:style-name="ce6" table:formula="of:=IF([.B730]=&quot;R&quot;;0;COUNTA([.F730:.I730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6" table:number-columns-repeated="6"/>
          <table:table-cell table:style-name="ce6" table:formula="of:=IF([.B731]=&quot;R&quot;;0;4)" office:value-type="float" office:value="0">
            <text:p>0</text:p>
          </table:table-cell>
          <table:table-cell table:style-name="ce6" table:formula="of:=IF([.B731]=&quot;R&quot;;0;COUNTA([.F731:.I73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2]=&quot;R&quot;;0;4)" office:value-type="float" office:value="4">
            <text:p>4</text:p>
          </table:table-cell>
          <table:table-cell table:style-name="ce6" table:formula="of:=IF([.B732]=&quot;R&quot;;0;COUNTA([.F732:.I732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3]=&quot;R&quot;;0;4)" office:value-type="float" office:value="4">
            <text:p>4</text:p>
          </table:table-cell>
          <table:table-cell table:style-name="ce6" table:formula="of:=IF([.B733]=&quot;R&quot;;0;COUNTA([.F733:.I73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4]=&quot;R&quot;;0;4)" office:value-type="float" office:value="4">
            <text:p>4</text:p>
          </table:table-cell>
          <table:table-cell table:style-name="ce6" table:formula="of:=IF([.B734]=&quot;R&quot;;0;COUNTA([.F734:.I73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5]=&quot;R&quot;;0;4)" office:value-type="float" office:value="4">
            <text:p>4</text:p>
          </table:table-cell>
          <table:table-cell table:style-name="ce6" table:formula="of:=IF([.B735]=&quot;R&quot;;0;COUNTA([.F735:.I735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6]=&quot;R&quot;;0;4)" office:value-type="float" office:value="4">
            <text:p>4</text:p>
          </table:table-cell>
          <table:table-cell table:style-name="ce6" table:formula="of:=IF([.B736]=&quot;R&quot;;0;COUNTA([.F736:.I736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7]=&quot;R&quot;;0;4)" office:value-type="float" office:value="4">
            <text:p>4</text:p>
          </table:table-cell>
          <table:table-cell table:style-name="ce6" table:formula="of:=IF([.B737]=&quot;R&quot;;0;COUNTA([.F737:.I737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8]=&quot;R&quot;;0;4)" office:value-type="float" office:value="4">
            <text:p>4</text:p>
          </table:table-cell>
          <table:table-cell table:style-name="ce6" table:formula="of:=IF([.B738]=&quot;R&quot;;0;COUNTA([.F738:.I738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9]=&quot;R&quot;;0;4)" office:value-type="float" office:value="4">
            <text:p>4</text:p>
          </table:table-cell>
          <table:table-cell table:style-name="ce6" table:formula="of:=IF([.B739]=&quot;R&quot;;0;COUNTA([.F739:.I739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0]=&quot;R&quot;;0;4)" office:value-type="float" office:value="4">
            <text:p>4</text:p>
          </table:table-cell>
          <table:table-cell table:style-name="ce6" table:formula="of:=IF([.B740]=&quot;R&quot;;0;COUNTA([.F740:.I740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irst Letter Uppe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1]=&quot;R&quot;;0;4)" office:value-type="float" office:value="4">
            <text:p>4</text:p>
          </table:table-cell>
          <table:table-cell table:style-name="ce6" table:formula="of:=IF([.B741]=&quot;R&quot;;0;COUNTA([.F741:.I74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2]=&quot;R&quot;;0;4)" office:value-type="float" office:value="4">
            <text:p>4</text:p>
          </table:table-cell>
          <table:table-cell table:style-name="ce6" table:formula="of:=IF([.B742]=&quot;R&quot;;0;COUNTA([.F742:.I742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3]=&quot;R&quot;;0;4)" office:value-type="float" office:value="4">
            <text:p>4</text:p>
          </table:table-cell>
          <table:table-cell table:style-name="ce6" table:formula="of:=IF([.B743]=&quot;R&quot;;0;COUNTA([.F743:.I74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4]=&quot;R&quot;;0;4)" office:value-type="float" office:value="4">
            <text:p>4</text:p>
          </table:table-cell>
          <table:table-cell table:style-name="ce6" table:formula="of:=IF([.B744]=&quot;R&quot;;0;COUNTA([.F744:.I74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5]=&quot;R&quot;;0;4)" office:value-type="float" office:value="4">
            <text:p>4</text:p>
          </table:table-cell>
          <table:table-cell table:style-name="ce6" table:formula="of:=IF([.B745]=&quot;R&quot;;0;COUNTA([.F745:.I745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6]=&quot;R&quot;;0;4)" office:value-type="float" office:value="4">
            <text:p>4</text:p>
          </table:table-cell>
          <table:table-cell table:style-name="ce6" table:formula="of:=IF([.B746]=&quot;R&quot;;0;COUNTA([.F746:.I746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7]=&quot;R&quot;;0;4)" office:value-type="float" office:value="4">
            <text:p>4</text:p>
          </table:table-cell>
          <table:table-cell table:style-name="ce6" table:formula="of:=IF([.B747]=&quot;R&quot;;0;COUNTA([.F747:.I747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8]=&quot;R&quot;;0;4)" office:value-type="float" office:value="4">
            <text:p>4</text:p>
          </table:table-cell>
          <table:table-cell table:style-name="ce6" table:formula="of:=IF([.B748]=&quot;R&quot;;0;COUNTA([.F748:.I748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9]=&quot;R&quot;;0;4)" office:value-type="float" office:value="4">
            <text:p>4</text:p>
          </table:table-cell>
          <table:table-cell table:style-name="ce6" table:formula="of:=IF([.B749]=&quot;R&quot;;0;COUNTA([.F749:.I749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0]=&quot;R&quot;;0;4)" office:value-type="float" office:value="4">
            <text:p>4</text:p>
          </table:table-cell>
          <table:table-cell table:style-name="ce6" table:formula="of:=IF([.B750]=&quot;R&quot;;0;COUNTA([.F750:.I750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1]=&quot;R&quot;;0;4)" office:value-type="float" office:value="4">
            <text:p>4</text:p>
          </table:table-cell>
          <table:table-cell table:style-name="ce6" table:formula="of:=IF([.B751]=&quot;R&quot;;0;COUNTA([.F751:.I75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2]=&quot;R&quot;;0;4)" office:value-type="float" office:value="4">
            <text:p>4</text:p>
          </table:table-cell>
          <table:table-cell table:style-name="ce6" table:formula="of:=IF([.B752]=&quot;R&quot;;0;COUNTA([.F752:.I752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3]=&quot;R&quot;;0;4)" office:value-type="float" office:value="4">
            <text:p>4</text:p>
          </table:table-cell>
          <table:table-cell table:style-name="ce6" table:formula="of:=IF([.B753]=&quot;R&quot;;0;COUNTA([.F753:.I75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4]=&quot;R&quot;;0;4)" office:value-type="float" office:value="4">
            <text:p>4</text:p>
          </table:table-cell>
          <table:table-cell table:style-name="ce6" table:formula="of:=IF([.B754]=&quot;R&quot;;0;COUNTA([.F754:.I75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5]=&quot;R&quot;;0;4)" office:value-type="float" office:value="4">
            <text:p>4</text:p>
          </table:table-cell>
          <table:table-cell table:style-name="ce6" table:formula="of:=IF([.B755]=&quot;R&quot;;0;COUNTA([.F755:.I755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6]=&quot;R&quot;;0;4)" office:value-type="float" office:value="4">
            <text:p>4</text:p>
          </table:table-cell>
          <table:table-cell table:style-name="ce6" table:formula="of:=IF([.B756]=&quot;R&quot;;0;COUNTA([.F756:.I756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7]=&quot;R&quot;;0;4)" office:value-type="float" office:value="4">
            <text:p>4</text:p>
          </table:table-cell>
          <table:table-cell table:style-name="ce6" table:formula="of:=IF([.B757]=&quot;R&quot;;0;COUNTA([.F757:.I757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8]=&quot;R&quot;;0;4)" office:value-type="float" office:value="4">
            <text:p>4</text:p>
          </table:table-cell>
          <table:table-cell table:style-name="ce6" table:formula="of:=IF([.B758]=&quot;R&quot;;0;COUNTA([.F758:.I758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olumn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9]=&quot;R&quot;;0;4)" office:value-type="float" office:value="4">
            <text:p>4</text:p>
          </table:table-cell>
          <table:table-cell table:style-name="ce6" table:formula="of:=IF([.B759]=&quot;R&quot;;0;COUNTA([.F759:.I759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ommen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0]=&quot;R&quot;;0;4)" office:value-type="float" office:value="4">
            <text:p>4</text:p>
          </table:table-cell>
          <table:table-cell table:style-name="ce6" table:formula="of:=IF([.B760]=&quot;R&quot;;0;COUNTA([.F760:.I76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1]=&quot;R&quot;;0;4)" office:value-type="float" office:value="4">
            <text:p>4</text:p>
          </table:table-cell>
          <table:table-cell table:style-name="ce6" table:formula="of:=IF([.B761]=&quot;R&quot;;0;COUNTA([.F761:.I76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2]=&quot;R&quot;;0;4)" office:value-type="float" office:value="4">
            <text:p>4</text:p>
          </table:table-cell>
          <table:table-cell table:style-name="ce6" table:formula="of:=IF([.B762]=&quot;R&quot;;0;COUNTA([.F762:.I762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3]=&quot;R&quot;;0;4)" office:value-type="float" office:value="4">
            <text:p>4</text:p>
          </table:table-cell>
          <table:table-cell table:style-name="ce6" table:formula="of:=IF([.B763]=&quot;R&quot;;0;COUNTA([.F763:.I76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4]=&quot;R&quot;;0;4)" office:value-type="float" office:value="4">
            <text:p>4</text:p>
          </table:table-cell>
          <table:table-cell table:style-name="ce6" table:formula="of:=IF([.B764]=&quot;R&quot;;0;COUNTA([.F764:.I76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5]=&quot;R&quot;;0;4)" office:value-type="float" office:value="4">
            <text:p>4</text:p>
          </table:table-cell>
          <table:table-cell table:style-name="ce6" table:formula="of:=IF([.B765]=&quot;R&quot;;0;COUNTA([.F765:.I765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6]=&quot;R&quot;;0;4)" office:value-type="float" office:value="4">
            <text:p>4</text:p>
          </table:table-cell>
          <table:table-cell table:style-name="ce6" table:formula="of:=IF([.B766]=&quot;R&quot;;0;COUNTA([.F766:.I766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7]=&quot;R&quot;;0;4)" office:value-type="float" office:value="4">
            <text:p>4</text:p>
          </table:table-cell>
          <table:table-cell table:style-name="ce6" table:formula="of:=IF([.B767]=&quot;R&quot;;0;COUNTA([.F767:.I767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8]=&quot;R&quot;;0;4)" office:value-type="float" office:value="4">
            <text:p>4</text:p>
          </table:table-cell>
          <table:table-cell table:style-name="ce6" table:formula="of:=IF([.B768]=&quot;R&quot;;0;COUNTA([.F768:.I768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9]=&quot;R&quot;;0;4)" office:value-type="float" office:value="4">
            <text:p>4</text:p>
          </table:table-cell>
          <table:table-cell table:style-name="ce6" table:formula="of:=IF([.B769]=&quot;R&quot;;0;COUNTA([.F769:.I769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70]=&quot;R&quot;;0;4)" office:value-type="float" office:value="4">
            <text:p>4</text:p>
          </table:table-cell>
          <table:table-cell table:style-name="ce6" table:formula="of:=IF([.B770]=&quot;R&quot;;0;COUNTA([.F770:.I770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71]=&quot;R&quot;;0;4)" office:value-type="float" office:value="4">
            <text:p>4</text:p>
          </table:table-cell>
          <table:table-cell table:style-name="ce6" table:formula="of:=IF([.B771]=&quot;R&quot;;0;COUNTA([.F771:.I77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72]=&quot;R&quot;;0;4)" office:value-type="float" office:value="4">
            <text:p>4</text:p>
          </table:table-cell>
          <table:table-cell table:style-name="ce6" table:formula="of:=IF([.B772]=&quot;R&quot;;0;COUNTA([.F772:.I772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73]=&quot;R&quot;;0;4)" office:value-type="float" office:value="4">
            <text:p>4</text:p>
          </table:table-cell>
          <table:table-cell table:style-name="ce6" table:formula="of:=IF([.B773]=&quot;R&quot;;0;COUNTA([.F773:.I77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774]=&quot;R&quot;;0;4)" office:value-type="float" office:value="0">
            <text:p>0</text:p>
          </table:table-cell>
          <table:table-cell table:style-name="ce6" table:formula="of:=IF([.B774]=&quot;R&quot;;0;COUNTA([.F774:.I77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6"/>
          <table:table-cell table:style-name="ce6" table:formula="of:=IF([.B775]=&quot;R&quot;;0;4)" office:value-type="float" office:value="0">
            <text:p>0</text:p>
          </table:table-cell>
          <table:table-cell table:style-name="ce6" table:formula="of:=IF([.B775]=&quot;R&quot;;0;COUNTA([.F775:.I775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spread/ui/Editors.cpp: <text:s/>d-&gt;button-&gt;setIcon( KIcon( "selection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76]=&quot;R&quot;;0;4)" office:value-type="float" office:value="4">
            <text:p>4</text:p>
          </table:table-cell>
          <table:table-cell table:style-name="ce6" table:formula="of:=IF([.B776]=&quot;R&quot;;0;COUNTA([.F776:.I77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6" table:number-columns-repeated="6"/>
          <table:table-cell table:style-name="ce6" table:formula="of:=IF([.B777]=&quot;R&quot;;0;4)" office:value-type="float" office:value="0">
            <text:p>0</text:p>
          </table:table-cell>
          <table:table-cell table:style-name="ce6" table:formula="of:=IF([.B777]=&quot;R&quot;;0;COUNTA([.F777:.I777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778]=&quot;R&quot;;0;4)" office:value-type="float" office:value="0">
            <text:p>0</text:p>
          </table:table-cell>
          <table:table-cell table:style-name="ce6" table:formula="of:=IF([.B778]=&quot;R&quot;;0;COUNTA([.F778:.I77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79]=&quot;R&quot;;0;4)" office:value-type="float" office:value="4">
            <text:p>4</text:p>
          </table:table-cell>
          <table:table-cell table:style-name="ce6" table:formula="of:=IF([.B779]=&quot;R&quot;;0;COUNTA([.F779:.I77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80]=&quot;R&quot;;0;4)" office:value-type="float" office:value="4">
            <text:p>4</text:p>
          </table:table-cell>
          <table:table-cell table:style-name="ce6" table:formula="of:=IF([.B780]=&quot;R&quot;;0;COUNTA([.F780:.I78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81]=&quot;R&quot;;0;4)" office:value-type="float" office:value="4">
            <text:p>4</text:p>
          </table:table-cell>
          <table:table-cell table:style-name="ce6" table:formula="of:=IF([.B781]=&quot;R&quot;;0;COUNTA([.F781:.I78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82]=&quot;R&quot;;0;4)" office:value-type="float" office:value="4">
            <text:p>4</text:p>
          </table:table-cell>
          <table:table-cell table:style-name="ce6" table:formula="of:=IF([.B782]=&quot;R&quot;;0;COUNTA([.F782:.I78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83]=&quot;R&quot;;0;4)" office:value-type="float" office:value="4">
            <text:p>4</text:p>
          </table:table-cell>
          <table:table-cell table:style-name="ce6" table:formula="of:=IF([.B783]=&quot;R&quot;;0;COUNTA([.F783:.I78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784]=&quot;R&quot;;0;4)" office:value-type="float" office:value="0">
            <text:p>0</text:p>
          </table:table-cell>
          <table:table-cell table:style-name="ce6" table:formula="of:=IF([.B784]=&quot;R&quot;;0;COUNTA([.F784:.I78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6" table:number-columns-repeated="6"/>
          <table:table-cell table:style-name="ce6" table:formula="of:=IF([.B785]=&quot;R&quot;;0;4)" office:value-type="float" office:value="0">
            <text:p>0</text:p>
          </table:table-cell>
          <table:table-cell table:style-name="ce6" table:formula="of:=IF([.B785]=&quot;R&quot;;0;COUNTA([.F785:.I78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6" table:number-columns-repeated="6"/>
          <table:table-cell table:style-name="ce6" table:formula="of:=IF([.B786]=&quot;R&quot;;0;4)" office:value-type="float" office:value="0">
            <text:p>0</text:p>
          </table:table-cell>
          <table:table-cell table:style-name="ce6" table:formula="of:=IF([.B786]=&quot;R&quot;;0;COUNTA([.F786:.I78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87]=&quot;R&quot;;0;4)" office:value-type="float" office:value="4">
            <text:p>4</text:p>
          </table:table-cell>
          <table:table-cell table:style-name="ce6" table:formula="of:=IF([.B787]=&quot;R&quot;;0;COUNTA([.F787:.I78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88]=&quot;R&quot;;0;4)" office:value-type="float" office:value="4">
            <text:p>4</text:p>
          </table:table-cell>
          <table:table-cell table:style-name="ce6" table:formula="of:=IF([.B788]=&quot;R&quot;;0;COUNTA([.F788:.I78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89]=&quot;R&quot;;0;4)" office:value-type="float" office:value="4">
            <text:p>4</text:p>
          </table:table-cell>
          <table:table-cell table:style-name="ce6" table:formula="of:=IF([.B789]=&quot;R&quot;;0;COUNTA([.F789:.I78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0]=&quot;R&quot;;0;4)" office:value-type="float" office:value="4">
            <text:p>4</text:p>
          </table:table-cell>
          <table:table-cell table:style-name="ce6" table:formula="of:=IF([.B790]=&quot;R&quot;;0;COUNTA([.F790:.I790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1]=&quot;R&quot;;0;4)" office:value-type="float" office:value="4">
            <text:p>4</text:p>
          </table:table-cell>
          <table:table-cell table:style-name="ce6" table:formula="of:=IF([.B791]=&quot;R&quot;;0;COUNTA([.F791:.I79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2]=&quot;R&quot;;0;4)" office:value-type="float" office:value="4">
            <text:p>4</text:p>
          </table:table-cell>
          <table:table-cell table:style-name="ce6" table:formula="of:=IF([.B792]=&quot;R&quot;;0;COUNTA([.F792:.I79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3]=&quot;R&quot;;0;4)" office:value-type="float" office:value="4">
            <text:p>4</text:p>
          </table:table-cell>
          <table:table-cell table:style-name="ce6" table:formula="of:=IF([.B793]=&quot;R&quot;;0;COUNTA([.F793:.I79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4]=&quot;R&quot;;0;4)" office:value-type="float" office:value="4">
            <text:p>4</text:p>
          </table:table-cell>
          <table:table-cell table:style-name="ce6" table:formula="of:=IF([.B794]=&quot;R&quot;;0;COUNTA([.F794:.I79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5]=&quot;R&quot;;0;4)" office:value-type="float" office:value="4">
            <text:p>4</text:p>
          </table:table-cell>
          <table:table-cell table:style-name="ce6" table:formula="of:=IF([.B795]=&quot;R&quot;;0;COUNTA([.F795:.I79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6]=&quot;R&quot;;0;4)" office:value-type="float" office:value="4">
            <text:p>4</text:p>
          </table:table-cell>
          <table:table-cell table:style-name="ce6" table:formula="of:=IF([.B796]=&quot;R&quot;;0;COUNTA([.F796:.I79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7]=&quot;R&quot;;0;4)" office:value-type="float" office:value="4">
            <text:p>4</text:p>
          </table:table-cell>
          <table:table-cell table:style-name="ce6" table:formula="of:=IF([.B797]=&quot;R&quot;;0;COUNTA([.F797:.I79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8]=&quot;R&quot;;0;4)" office:value-type="float" office:value="4">
            <text:p>4</text:p>
          </table:table-cell>
          <table:table-cell table:style-name="ce6" table:formula="of:=IF([.B798]=&quot;R&quot;;0;COUNTA([.F798:.I798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9]=&quot;R&quot;;0;4)" office:value-type="float" office:value="4">
            <text:p>4</text:p>
          </table:table-cell>
          <table:table-cell table:style-name="ce6" table:formula="of:=IF([.B799]=&quot;R&quot;;0;COUNTA([.F799:.I799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0]=&quot;R&quot;;0;4)" office:value-type="float" office:value="4">
            <text:p>4</text:p>
          </table:table-cell>
          <table:table-cell table:style-name="ce6" table:formula="of:=IF([.B800]=&quot;R&quot;;0;COUNTA([.F800:.I80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1]=&quot;R&quot;;0;4)" office:value-type="float" office:value="4">
            <text:p>4</text:p>
          </table:table-cell>
          <table:table-cell table:style-name="ce6" table:formula="of:=IF([.B801]=&quot;R&quot;;0;COUNTA([.F801:.I80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2]=&quot;R&quot;;0;4)" office:value-type="float" office:value="4">
            <text:p>4</text:p>
          </table:table-cell>
          <table:table-cell table:style-name="ce6" table:formula="of:=IF([.B802]=&quot;R&quot;;0;COUNTA([.F802:.I80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3]=&quot;R&quot;;0;4)" office:value-type="float" office:value="4">
            <text:p>4</text:p>
          </table:table-cell>
          <table:table-cell table:style-name="ce6" table:formula="of:=IF([.B803]=&quot;R&quot;;0;COUNTA([.F803:.I80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4]=&quot;R&quot;;0;4)" office:value-type="float" office:value="4">
            <text:p>4</text:p>
          </table:table-cell>
          <table:table-cell table:style-name="ce6" table:formula="of:=IF([.B804]=&quot;R&quot;;0;COUNTA([.F804:.I80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5]=&quot;R&quot;;0;4)" office:value-type="float" office:value="4">
            <text:p>4</text:p>
          </table:table-cell>
          <table:table-cell table:style-name="ce6" table:formula="of:=IF([.B805]=&quot;R&quot;;0;COUNTA([.F805:.I80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6]=&quot;R&quot;;0;4)" office:value-type="float" office:value="4">
            <text:p>4</text:p>
          </table:table-cell>
          <table:table-cell table:style-name="ce6" table:formula="of:=IF([.B806]=&quot;R&quot;;0;COUNTA([.F806:.I80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7]=&quot;R&quot;;0;4)" office:value-type="float" office:value="4">
            <text:p>4</text:p>
          </table:table-cell>
          <table:table-cell table:style-name="ce6" table:formula="of:=IF([.B807]=&quot;R&quot;;0;COUNTA([.F807:.I80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8]=&quot;R&quot;;0;4)" office:value-type="float" office:value="4">
            <text:p>4</text:p>
          </table:table-cell>
          <table:table-cell table:style-name="ce6" table:formula="of:=IF([.B808]=&quot;R&quot;;0;COUNTA([.F808:.I80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9]=&quot;R&quot;;0;4)" office:value-type="float" office:value="4">
            <text:p>4</text:p>
          </table:table-cell>
          <table:table-cell table:style-name="ce6" table:formula="of:=IF([.B809]=&quot;R&quot;;0;COUNTA([.F809:.I80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10]=&quot;R&quot;;0;4)" office:value-type="float" office:value="4">
            <text:p>4</text:p>
          </table:table-cell>
          <table:table-cell table:style-name="ce6" table:formula="of:=IF([.B810]=&quot;R&quot;;0;COUNTA([.F810:.I81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11]=&quot;R&quot;;0;4)" office:value-type="float" office:value="4">
            <text:p>4</text:p>
          </table:table-cell>
          <table:table-cell table:style-name="ce6" table:formula="of:=IF([.B811]=&quot;R&quot;;0;COUNTA([.F811:.I81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12]=&quot;R&quot;;0;4)" office:value-type="float" office:value="4">
            <text:p>4</text:p>
          </table:table-cell>
          <table:table-cell table:style-name="ce6" table:formula="of:=IF([.B812]=&quot;R&quot;;0;COUNTA([.F812:.I81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13]=&quot;R&quot;;0;4)" office:value-type="float" office:value="4">
            <text:p>4</text:p>
          </table:table-cell>
          <table:table-cell table:style-name="ce6" table:formula="of:=IF([.B813]=&quot;R&quot;;0;COUNTA([.F813:.I81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14]=&quot;R&quot;;0;4)" office:value-type="float" office:value="4">
            <text:p>4</text:p>
          </table:table-cell>
          <table:table-cell table:style-name="ce6" table:formula="of:=IF([.B814]=&quot;R&quot;;0;COUNTA([.F814:.I81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15]=&quot;R&quot;;0;4)" office:value-type="float" office:value="4">
            <text:p>4</text:p>
          </table:table-cell>
          <table:table-cell table:style-name="ce6" table:formula="of:=IF([.B815]=&quot;R&quot;;0;COUNTA([.F815:.I815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16]=&quot;R&quot;;0;4)" office:value-type="float" office:value="4">
            <text:p>4</text:p>
          </table:table-cell>
          <table:table-cell table:style-name="ce6" table:formula="of:=IF([.B816]=&quot;R&quot;;0;COUNTA([.F816:.I81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6" table:number-columns-repeated="6"/>
          <table:table-cell table:style-name="ce6" table:formula="of:=IF([.B817]=&quot;R&quot;;0;4)" office:value-type="float" office:value="0">
            <text:p>0</text:p>
          </table:table-cell>
          <table:table-cell table:style-name="ce6" table:formula="of:=IF([.B817]=&quot;R&quot;;0;COUNTA([.F817:.I81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6" table:number-columns-repeated="6"/>
          <table:table-cell table:style-name="ce6" table:formula="of:=IF([.B818]=&quot;R&quot;;0;4)" office:value-type="float" office:value="0">
            <text:p>0</text:p>
          </table:table-cell>
          <table:table-cell table:style-name="ce6" table:formula="of:=IF([.B818]=&quot;R&quot;;0;COUNTA([.F818:.I81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6"/>
          <table:table-cell table:style-name="ce6" table:formula="of:=IF([.B819]=&quot;R&quot;;0;4)" office:value-type="float" office:value="0">
            <text:p>0</text:p>
          </table:table-cell>
          <table:table-cell table:style-name="ce6" table:formula="of:=IF([.B819]=&quot;R&quot;;0;COUNTA([.F819:.I81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table:number-columns-repeated="6"/>
          <table:table-cell table:style-name="ce6" table:formula="of:=IF([.B820]=&quot;R&quot;;0;4)" office:value-type="float" office:value="0">
            <text:p>0</text:p>
          </table:table-cell>
          <table:table-cell table:style-name="ce6" table:formula="of:=IF([.B820]=&quot;R&quot;;0;COUNTA([.F820:.I820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21]=&quot;R&quot;;0;4)" office:value-type="float" office:value="4">
            <text:p>4</text:p>
          </table:table-cell>
          <table:table-cell table:style-name="ce6" table:formula="of:=IF([.B821]=&quot;R&quot;;0;COUNTA([.F821:.I821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6" office:value-type="string">
            <text:p>“14_layer_novisible” layer-invisible ?</text:p>
          </table:table-cell>
          <table:table-cell table:style-name="ce6" table:number-columns-repeated="5"/>
          <table:table-cell table:style-name="ce6" table:formula="of:=IF([.B822]=&quot;R&quot;;0;4)" office:value-type="float" office:value="4">
            <text:p>4</text:p>
          </table:table-cell>
          <table:table-cell table:style-name="ce6" table:formula="of:=IF([.B822]=&quot;R&quot;;0;COUNTA([.F822:.I822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6" table:number-columns-repeated="6"/>
          <table:table-cell table:style-name="ce6" table:formula="of:=IF([.B823]=&quot;R&quot;;0;4)" office:value-type="float" office:value="0">
            <text:p>0</text:p>
          </table:table-cell>
          <table:table-cell table:style-name="ce6" table:formula="of:=IF([.B823]=&quot;R&quot;;0;COUNTA([.F823:.I823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6" table:number-columns-repeated="6"/>
          <table:table-cell table:style-name="ce6" table:formula="of:=IF([.B824]=&quot;R&quot;;0;4)" office:value-type="float" office:value="0">
            <text:p>0</text:p>
          </table:table-cell>
          <table:table-cell table:style-name="ce6" table:formula="of:=IF([.B824]=&quot;R&quot;;0;COUNTA([.F824:.I824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6" table:number-columns-repeated="6"/>
          <table:table-cell table:style-name="ce6" table:formula="of:=IF([.B825]=&quot;R&quot;;0;4)" office:value-type="float" office:value="0">
            <text:p>0</text:p>
          </table:table-cell>
          <table:table-cell table:style-name="ce6" table:formula="of:=IF([.B825]=&quot;R&quot;;0;COUNTA([.F825:.I825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826]=&quot;R&quot;;0;4)" office:value-type="float" office:value="0">
            <text:p>0</text:p>
          </table:table-cell>
          <table:table-cell table:style-name="ce6" table:formula="of:=IF([.B826]=&quot;R&quot;;0;COUNTA([.F826:.I826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827]=&quot;R&quot;;0;4)" office:value-type="float" office:value="0">
            <text:p>0</text:p>
          </table:table-cell>
          <table:table-cell table:style-name="ce6" table:formula="of:=IF([.B827]=&quot;R&quot;;0;COUNTA([.F827:.I82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6"/>
          <table:table-cell table:style-name="ce6" table:formula="of:=IF([.B828]=&quot;R&quot;;0;4)" office:value-type="float" office:value="0">
            <text:p>0</text:p>
          </table:table-cell>
          <table:table-cell table:style-name="ce6" table:formula="of:=IF([.B828]=&quot;R&quot;;0;COUNTA([.F828:.I82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6"/>
          <table:table-cell table:style-name="ce6" table:formula="of:=IF([.B829]=&quot;R&quot;;0;4)" office:value-type="float" office:value="0">
            <text:p>0</text:p>
          </table:table-cell>
          <table:table-cell table:style-name="ce6" table:formula="of:=IF([.B829]=&quot;R&quot;;0;COUNTA([.F829:.I82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830]=&quot;R&quot;;0;4)" office:value-type="float" office:value="0">
            <text:p>0</text:p>
          </table:table-cell>
          <table:table-cell table:style-name="ce6" table:formula="of:=IF([.B830]=&quot;R&quot;;0;COUNTA([.F830:.I83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831]=&quot;R&quot;;0;4)" office:value-type="float" office:value="0">
            <text:p>0</text:p>
          </table:table-cell>
          <table:table-cell table:style-name="ce6" table:formula="of:=IF([.B831]=&quot;R&quot;;0;COUNTA([.F831:.I83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6" table:number-columns-repeated="6"/>
          <table:table-cell table:style-name="ce6" table:formula="of:=IF([.B832]=&quot;R&quot;;0;4)" office:value-type="float" office:value="0">
            <text:p>0</text:p>
          </table:table-cell>
          <table:table-cell table:style-name="ce6" table:formula="of:=IF([.B832]=&quot;R&quot;;0;COUNTA([.F832:.I832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33]=&quot;R&quot;;0;4)" office:value-type="float" office:value="4">
            <text:p>4</text:p>
          </table:table-cell>
          <table:table-cell table:style-name="ce6" table:formula="of:=IF([.B833]=&quot;R&quot;;0;COUNTA([.F833:.I833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834]=&quot;R&quot;;0;4)" office:value-type="float" office:value="0">
            <text:p>0</text:p>
          </table:table-cell>
          <table:table-cell table:style-name="ce6" table:formula="of:=IF([.B834]=&quot;R&quot;;0;COUNTA([.F834:.I83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835]=&quot;R&quot;;0;4)" office:value-type="float" office:value="0">
            <text:p>0</text:p>
          </table:table-cell>
          <table:table-cell table:style-name="ce6" table:formula="of:=IF([.B835]=&quot;R&quot;;0;COUNTA([.F835:.I83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36]=&quot;R&quot;;0;4)" office:value-type="float" office:value="4">
            <text:p>4</text:p>
          </table:table-cell>
          <table:table-cell table:style-name="ce6" table:formula="of:=IF([.B836]=&quot;R&quot;;0;COUNTA([.F836:.I83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837]=&quot;R&quot;;0;4)" office:value-type="float" office:value="0">
            <text:p>0</text:p>
          </table:table-cell>
          <table:table-cell table:style-name="ce6" table:formula="of:=IF([.B837]=&quot;R&quot;;0;COUNTA([.F837:.I83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38]=&quot;R&quot;;0;4)" office:value-type="float" office:value="4">
            <text:p>4</text:p>
          </table:table-cell>
          <table:table-cell table:style-name="ce6" table:formula="of:=IF([.B838]=&quot;R&quot;;0;COUNTA([.F838:.I838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839]=&quot;R&quot;;0;4)" office:value-type="float" office:value="0">
            <text:p>0</text:p>
          </table:table-cell>
          <table:table-cell table:style-name="ce6" table:formula="of:=IF([.B839]=&quot;R&quot;;0;COUNTA([.F839:.I839]))" office:value-type="float" office:value="0">
            <text:p>0</text:p>
          </table:table-cell>
          <table:table-cell table:style-name="ce11" table:number-columns-repeated="23"/>
        </table:table-row>
        <table:table-row table:style-name="ro8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(R10 is “arrow_down”, R76is “arrow_right”)</text:p>
          </table:table-cell>
          <table:table-cell table:style-name="ce6" table:number-columns-repeated="5"/>
          <table:table-cell table:style-name="ce6" table:formula="of:=IF([.B840]=&quot;R&quot;;0;4)" office:value-type="float" office:value="0">
            <text:p>0</text:p>
          </table:table-cell>
          <table:table-cell table:style-name="ce6" table:formula="of:=IF([.B840]=&quot;R&quot;;0;COUNTA([.F840:.I840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841]=&quot;R&quot;;0;4)" office:value-type="float" office:value="0">
            <text:p>0</text:p>
          </table:table-cell>
          <table:table-cell table:style-name="ce6" table:formula="of:=IF([.B841]=&quot;R&quot;;0;COUNTA([.F841:.I84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2]=&quot;R&quot;;0;4)" office:value-type="float" office:value="4">
            <text:p>4</text:p>
          </table:table-cell>
          <table:table-cell table:style-name="ce6" table:formula="of:=IF([.B842]=&quot;R&quot;;0;COUNTA([.F842:.I84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3]=&quot;R&quot;;0;4)" office:value-type="float" office:value="4">
            <text:p>4</text:p>
          </table:table-cell>
          <table:table-cell table:style-name="ce6" table:formula="of:=IF([.B843]=&quot;R&quot;;0;COUNTA([.F843:.I84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4]=&quot;R&quot;;0;4)" office:value-type="float" office:value="4">
            <text:p>4</text:p>
          </table:table-cell>
          <table:table-cell table:style-name="ce6" table:formula="of:=IF([.B844]=&quot;R&quot;;0;COUNTA([.F844:.I84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5]=&quot;R&quot;;0;4)" office:value-type="float" office:value="4">
            <text:p>4</text:p>
          </table:table-cell>
          <table:table-cell table:style-name="ce6" table:formula="of:=IF([.B845]=&quot;R&quot;;0;COUNTA([.F845:.I84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6]=&quot;R&quot;;0;4)" office:value-type="float" office:value="4">
            <text:p>4</text:p>
          </table:table-cell>
          <table:table-cell table:style-name="ce6" table:formula="of:=IF([.B846]=&quot;R&quot;;0;COUNTA([.F846:.I84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7]=&quot;R&quot;;0;4)" office:value-type="float" office:value="4">
            <text:p>4</text:p>
          </table:table-cell>
          <table:table-cell table:style-name="ce6" table:formula="of:=IF([.B847]=&quot;R&quot;;0;COUNTA([.F847:.I84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8]=&quot;R&quot;;0;4)" office:value-type="float" office:value="4">
            <text:p>4</text:p>
          </table:table-cell>
          <table:table-cell table:style-name="ce6" table:formula="of:=IF([.B848]=&quot;R&quot;;0;COUNTA([.F848:.I84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9]=&quot;R&quot;;0;4)" office:value-type="float" office:value="4">
            <text:p>4</text:p>
          </table:table-cell>
          <table:table-cell table:style-name="ce6" table:formula="of:=IF([.B849]=&quot;R&quot;;0;COUNTA([.F849:.I84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850]=&quot;R&quot;;0;4)" office:value-type="float" office:value="0">
            <text:p>0</text:p>
          </table:table-cell>
          <table:table-cell table:style-name="ce6" table:formula="of:=IF([.B850]=&quot;R&quot;;0;COUNTA([.F850:.I850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51]=&quot;R&quot;;0;4)" office:value-type="float" office:value="4">
            <text:p>4</text:p>
          </table:table-cell>
          <table:table-cell table:style-name="ce6" table:formula="of:=IF([.B851]=&quot;R&quot;;0;COUNTA([.F851:.I85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52]=&quot;R&quot;;0;4)" office:value-type="float" office:value="4">
            <text:p>4</text:p>
          </table:table-cell>
          <table:table-cell table:style-name="ce6" table:formula="of:=IF([.B852]=&quot;R&quot;;0;COUNTA([.F852:.I85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53]=&quot;R&quot;;0;4)" office:value-type="float" office:value="4">
            <text:p>4</text:p>
          </table:table-cell>
          <table:table-cell table:style-name="ce6" table:formula="of:=IF([.B853]=&quot;R&quot;;0;COUNTA([.F853:.I853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6" table:number-columns-repeated="6"/>
          <table:table-cell table:style-name="ce6" table:formula="of:=IF([.B854]=&quot;R&quot;;0;4)" office:value-type="float" office:value="0">
            <text:p>0</text:p>
          </table:table-cell>
          <table:table-cell table:style-name="ce6" table:formula="of:=IF([.B854]=&quot;R&quot;;0;COUNTA([.F854:.I85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55]=&quot;R&quot;;0;4)" office:value-type="float" office:value="4">
            <text:p>4</text:p>
          </table:table-cell>
          <table:table-cell table:style-name="ce6" table:formula="of:=IF([.B855]=&quot;R&quot;;0;COUNTA([.F855:.I85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6"/>
          <table:table-cell table:style-name="ce6" table:formula="of:=IF([.B856]=&quot;R&quot;;0;4)" office:value-type="float" office:value="0">
            <text:p>0</text:p>
          </table:table-cell>
          <table:table-cell table:style-name="ce6" table:formula="of:=IF([.B856]=&quot;R&quot;;0;COUNTA([.F856:.I85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57]=&quot;R&quot;;0;4)" office:value-type="float" office:value="4">
            <text:p>4</text:p>
          </table:table-cell>
          <table:table-cell table:style-name="ce6" table:formula="of:=IF([.B857]=&quot;R&quot;;0;COUNTA([.F857:.I85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858]=&quot;R&quot;;0;4)" office:value-type="float" office:value="0">
            <text:p>0</text:p>
          </table:table-cell>
          <table:table-cell table:style-name="ce6" table:formula="of:=IF([.B858]=&quot;R&quot;;0;COUNTA([.F858:.I85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2">
            <text:p>192</text:p>
          </table:table-cell>
          <table:table-cell table:style-name="ce6" table:number-columns-repeated="6"/>
          <table:table-cell table:style-name="ce6" table:formula="of:=IF([.B859]=&quot;R&quot;;0;4)" office:value-type="float" office:value="0">
            <text:p>0</text:p>
          </table:table-cell>
          <table:table-cell table:style-name="ce6" table:formula="of:=IF([.B859]=&quot;R&quot;;0;COUNTA([.F859:.I85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60]=&quot;R&quot;;0;4)" office:value-type="float" office:value="4">
            <text:p>4</text:p>
          </table:table-cell>
          <table:table-cell table:style-name="ce6" table:formula="of:=IF([.B860]=&quot;R&quot;;0;COUNTA([.F860:.I86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6" table:number-columns-repeated="6"/>
          <table:table-cell table:style-name="ce6" table:formula="of:=IF([.B861]=&quot;R&quot;;0;4)" office:value-type="float" office:value="0">
            <text:p>0</text:p>
          </table:table-cell>
          <table:table-cell table:style-name="ce6" table:formula="of:=IF([.B861]=&quot;R&quot;;0;COUNTA([.F861:.I86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62]=&quot;R&quot;;0;4)" office:value-type="float" office:value="4">
            <text:p>4</text:p>
          </table:table-cell>
          <table:table-cell table:style-name="ce6" table:formula="of:=IF([.B862]=&quot;R&quot;;0;COUNTA([.F862:.I86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63]=&quot;R&quot;;0;4)" office:value-type="float" office:value="4">
            <text:p>4</text:p>
          </table:table-cell>
          <table:table-cell table:style-name="ce6" table:formula="of:=IF([.B863]=&quot;R&quot;;0;COUNTA([.F863:.I86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864]=&quot;R&quot;;0;4)" office:value-type="float" office:value="0">
            <text:p>0</text:p>
          </table:table-cell>
          <table:table-cell table:style-name="ce6" table:formula="of:=IF([.B864]=&quot;R&quot;;0;COUNTA([.F864:.I86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6"/>
          <table:table-cell table:style-name="ce6" table:formula="of:=IF([.B865]=&quot;R&quot;;0;4)" office:value-type="float" office:value="0">
            <text:p>0</text:p>
          </table:table-cell>
          <table:table-cell table:style-name="ce6" table:formula="of:=IF([.B865]=&quot;R&quot;;0;COUNTA([.F865:.I86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866]=&quot;R&quot;;0;4)" office:value-type="float" office:value="0">
            <text:p>0</text:p>
          </table:table-cell>
          <table:table-cell table:style-name="ce6" table:formula="of:=IF([.B866]=&quot;R&quot;;0;COUNTA([.F866:.I86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6" table:number-columns-repeated="6"/>
          <table:table-cell table:style-name="ce6" table:formula="of:=IF([.B867]=&quot;R&quot;;0;4)" office:value-type="float" office:value="0">
            <text:p>0</text:p>
          </table:table-cell>
          <table:table-cell table:style-name="ce6" table:formula="of:=IF([.B867]=&quot;R&quot;;0;COUNTA([.F867:.I86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68]=&quot;R&quot;;0;4)" office:value-type="float" office:value="4">
            <text:p>4</text:p>
          </table:table-cell>
          <table:table-cell table:style-name="ce6" table:formula="of:=IF([.B868]=&quot;R&quot;;0;COUNTA([.F868:.I868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69]=&quot;R&quot;;0;4)" office:value-type="float" office:value="4">
            <text:p>4</text:p>
          </table:table-cell>
          <table:table-cell table:style-name="ce6" table:formula="of:=IF([.B869]=&quot;R&quot;;0;COUNTA([.F869:.I869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70]=&quot;R&quot;;0;4)" office:value-type="float" office:value="4">
            <text:p>4</text:p>
          </table:table-cell>
          <table:table-cell table:style-name="ce6" table:formula="of:=IF([.B870]=&quot;R&quot;;0;COUNTA([.F870:.I87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CreateDia.cpp: <text:s text:c="3"/>QString tmpIcon=".icon/"+file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71]=&quot;R&quot;;0;4)" office:value-type="float" office:value="4">
            <text:p>4</text:p>
          </table:table-cell>
          <table:table-cell table:style-name="ce6" table:formula="of:=IF([.B871]=&quot;R&quot;;0;COUNTA([.F871:.I87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72]=&quot;R&quot;;0;4)" office:value-type="float" office:value="4">
            <text:p>4</text:p>
          </table:table-cell>
          <table:table-cell table:style-name="ce6" table:formula="of:=IF([.B872]=&quot;R&quot;;0;COUNTA([.F872:.I87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73]=&quot;R&quot;;0;4)" office:value-type="float" office:value="4">
            <text:p>4</text:p>
          </table:table-cell>
          <table:table-cell table:style-name="ce6" table:formula="of:=IF([.B873]=&quot;R&quot;;0;COUNTA([.F873:.I87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74]=&quot;R&quot;;0;4)" office:value-type="float" office:value="4">
            <text:p>4</text:p>
          </table:table-cell>
          <table:table-cell table:style-name="ce6" table:formula="of:=IF([.B874]=&quot;R&quot;;0;COUNTA([.F874:.I87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75]=&quot;R&quot;;0;4)" office:value-type="float" office:value="4">
            <text:p>4</text:p>
          </table:table-cell>
          <table:table-cell table:style-name="ce6" table:formula="of:=IF([.B875]=&quot;R&quot;;0;COUNTA([.F875:.I87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876]=&quot;R&quot;;0;4)" office:value-type="float" office:value="0">
            <text:p>0</text:p>
          </table:table-cell>
          <table:table-cell table:style-name="ce6" table:formula="of:=IF([.B876]=&quot;R&quot;;0;COUNTA([.F876:.I87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877]=&quot;R&quot;;0;4)" office:value-type="float" office:value="0">
            <text:p>0</text:p>
          </table:table-cell>
          <table:table-cell table:style-name="ce6" table:formula="of:=IF([.B877]=&quot;R&quot;;0;COUNTA([.F877:.I87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78]=&quot;R&quot;;0;4)" office:value-type="float" office:value="4">
            <text:p>4</text:p>
          </table:table-cell>
          <table:table-cell table:style-name="ce6" table:formula="of:=IF([.B878]=&quot;R&quot;;0;COUNTA([.F878:.I87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79]=&quot;R&quot;;0;4)" office:value-type="float" office:value="4">
            <text:p>4</text:p>
          </table:table-cell>
          <table:table-cell table:style-name="ce6" table:formula="of:=IF([.B879]=&quot;R&quot;;0;COUNTA([.F879:.I87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6" table:number-columns-repeated="6"/>
          <table:table-cell table:style-name="ce6" table:formula="of:=IF([.B880]=&quot;R&quot;;0;4)" office:value-type="float" office:value="0">
            <text:p>0</text:p>
          </table:table-cell>
          <table:table-cell table:style-name="ce6" table:formula="of:=IF([.B880]=&quot;R&quot;;0;COUNTA([.F880:.I880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81]=&quot;R&quot;;0;4)" office:value-type="float" office:value="4">
            <text:p>4</text:p>
          </table:table-cell>
          <table:table-cell table:style-name="ce6" table:formula="of:=IF([.B881]=&quot;R&quot;;0;COUNTA([.F881:.I88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6"/>
          <table:table-cell table:style-name="ce6" table:formula="of:=IF([.B882]=&quot;R&quot;;0;4)" office:value-type="float" office:value="0">
            <text:p>0</text:p>
          </table:table-cell>
          <table:table-cell table:style-name="ce6" table:formula="of:=IF([.B882]=&quot;R&quot;;0;COUNTA([.F882:.I88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6"/>
          <table:table-cell table:style-name="ce6" table:formula="of:=IF([.B883]=&quot;R&quot;;0;4)" office:value-type="float" office:value="0">
            <text:p>0</text:p>
          </table:table-cell>
          <table:table-cell table:style-name="ce6" table:formula="of:=IF([.B883]=&quot;R&quot;;0;COUNTA([.F883:.I88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6"/>
          <table:table-cell table:style-name="ce6" table:formula="of:=IF([.B884]=&quot;R&quot;;0;4)" office:value-type="float" office:value="0">
            <text:p>0</text:p>
          </table:table-cell>
          <table:table-cell table:style-name="ce6" table:formula="of:=IF([.B884]=&quot;R&quot;;0;COUNTA([.F884:.I88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6"/>
          <table:table-cell table:style-name="ce6" table:formula="of:=IF([.B885]=&quot;R&quot;;0;4)" office:value-type="float" office:value="0">
            <text:p>0</text:p>
          </table:table-cell>
          <table:table-cell table:style-name="ce6" table:formula="of:=IF([.B885]=&quot;R&quot;;0;COUNTA([.F885:.I88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6"/>
          <table:table-cell table:style-name="ce6" table:formula="of:=IF([.B886]=&quot;R&quot;;0;4)" office:value-type="float" office:value="0">
            <text:p>0</text:p>
          </table:table-cell>
          <table:table-cell table:style-name="ce6" table:formula="of:=IF([.B886]=&quot;R&quot;;0;COUNTA([.F886:.I886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87]=&quot;R&quot;;0;4)" office:value-type="float" office:value="4">
            <text:p>4</text:p>
          </table:table-cell>
          <table:table-cell table:style-name="ce6" table:formula="of:=IF([.B887]=&quot;R&quot;;0;COUNTA([.F887:.I88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88]=&quot;R&quot;;0;4)" office:value-type="float" office:value="4">
            <text:p>4</text:p>
          </table:table-cell>
          <table:table-cell table:style-name="ce6" table:formula="of:=IF([.B888]=&quot;R&quot;;0;COUNTA([.F888:.I88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89]=&quot;R&quot;;0;4)" office:value-type="float" office:value="4">
            <text:p>4</text:p>
          </table:table-cell>
          <table:table-cell table:style-name="ce6" table:formula="of:=IF([.B889]=&quot;R&quot;;0;COUNTA([.F889:.I88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90]=&quot;R&quot;;0;4)" office:value-type="float" office:value="4">
            <text:p>4</text:p>
          </table:table-cell>
          <table:table-cell table:style-name="ce6" table:formula="of:=IF([.B890]=&quot;R&quot;;0;COUNTA([.F890:.I89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91]=&quot;R&quot;;0;4)" office:value-type="float" office:value="4">
            <text:p>4</text:p>
          </table:table-cell>
          <table:table-cell table:style-name="ce6" table:formula="of:=IF([.B891]=&quot;R&quot;;0;COUNTA([.F891:.I89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92]=&quot;R&quot;;0;4)" office:value-type="float" office:value="4">
            <text:p>4</text:p>
          </table:table-cell>
          <table:table-cell table:style-name="ce6" table:formula="of:=IF([.B892]=&quot;R&quot;;0;COUNTA([.F892:.I89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6" table:number-columns-repeated="6"/>
          <table:table-cell table:style-name="ce6" table:formula="of:=IF([.B893]=&quot;R&quot;;0;4)" office:value-type="float" office:value="0">
            <text:p>0</text:p>
          </table:table-cell>
          <table:table-cell table:style-name="ce6" table:formula="of:=IF([.B893]=&quot;R&quot;;0;COUNTA([.F893:.I89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6" table:number-columns-repeated="6"/>
          <table:table-cell table:style-name="ce6" table:formula="of:=IF([.B894]=&quot;R&quot;;0;4)" office:value-type="float" office:value="0">
            <text:p>0</text:p>
          </table:table-cell>
          <table:table-cell table:style-name="ce6" table:formula="of:=IF([.B894]=&quot;R&quot;;0;COUNTA([.F894:.I89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6" table:number-columns-repeated="6"/>
          <table:table-cell table:style-name="ce6" table:formula="of:=IF([.B895]=&quot;R&quot;;0;4)" office:value-type="float" office:value="0">
            <text:p>0</text:p>
          </table:table-cell>
          <table:table-cell table:style-name="ce6" table:formula="of:=IF([.B895]=&quot;R&quot;;0;COUNTA([.F895:.I89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96]=&quot;R&quot;;0;4)" office:value-type="float" office:value="4">
            <text:p>4</text:p>
          </table:table-cell>
          <table:table-cell table:style-name="ce6" table:formula="of:=IF([.B896]=&quot;R&quot;;0;COUNTA([.F896:.I89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97]=&quot;R&quot;;0;4)" office:value-type="float" office:value="4">
            <text:p>4</text:p>
          </table:table-cell>
          <table:table-cell table:style-name="ce6" table:formula="of:=IF([.B897]=&quot;R&quot;;0;COUNTA([.F897:.I89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98]=&quot;R&quot;;0;4)" office:value-type="float" office:value="4">
            <text:p>4</text:p>
          </table:table-cell>
          <table:table-cell table:style-name="ce6" table:formula="of:=IF([.B898]=&quot;R&quot;;0;COUNTA([.F898:.I89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99]=&quot;R&quot;;0;4)" office:value-type="float" office:value="4">
            <text:p>4</text:p>
          </table:table-cell>
          <table:table-cell table:style-name="ce6" table:formula="of:=IF([.B899]=&quot;R&quot;;0;COUNTA([.F899:.I89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00]=&quot;R&quot;;0;4)" office:value-type="float" office:value="4">
            <text:p>4</text:p>
          </table:table-cell>
          <table:table-cell table:style-name="ce6" table:formula="of:=IF([.B900]=&quot;R&quot;;0;COUNTA([.F900:.I90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01]=&quot;R&quot;;0;4)" office:value-type="float" office:value="4">
            <text:p>4</text:p>
          </table:table-cell>
          <table:table-cell table:style-name="ce6" table:formula="of:=IF([.B901]=&quot;R&quot;;0;COUNTA([.F901:.I90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02]=&quot;R&quot;;0;4)" office:value-type="float" office:value="4">
            <text:p>4</text:p>
          </table:table-cell>
          <table:table-cell table:style-name="ce6" table:formula="of:=IF([.B902]=&quot;R&quot;;0;COUNTA([.F902:.I90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03]=&quot;R&quot;;0;4)" office:value-type="float" office:value="4">
            <text:p>4</text:p>
          </table:table-cell>
          <table:table-cell table:style-name="ce6" table:formula="of:=IF([.B903]=&quot;R&quot;;0;COUNTA([.F903:.I90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04]=&quot;R&quot;;0;4)" office:value-type="float" office:value="4">
            <text:p>4</text:p>
          </table:table-cell>
          <table:table-cell table:style-name="ce6" table:formula="of:=IF([.B904]=&quot;R&quot;;0;COUNTA([.F904:.I90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05]=&quot;R&quot;;0;4)" office:value-type="float" office:value="4">
            <text:p>4</text:p>
          </table:table-cell>
          <table:table-cell table:style-name="ce6" table:formula="of:=IF([.B905]=&quot;R&quot;;0;COUNTA([.F905:.I90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906]=&quot;R&quot;;0;4)" office:value-type="float" office:value="0">
            <text:p>0</text:p>
          </table:table-cell>
          <table:table-cell table:style-name="ce6" table:formula="of:=IF([.B906]=&quot;R&quot;;0;COUNTA([.F906:.I90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907]=&quot;R&quot;;0;4)" office:value-type="float" office:value="0">
            <text:p>0</text:p>
          </table:table-cell>
          <table:table-cell table:style-name="ce6" table:formula="of:=IF([.B907]=&quot;R&quot;;0;COUNTA([.F907:.I90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08]=&quot;R&quot;;0;4)" office:value-type="float" office:value="4">
            <text:p>4</text:p>
          </table:table-cell>
          <table:table-cell table:style-name="ce6" table:formula="of:=IF([.B908]=&quot;R&quot;;0;COUNTA([.F908:.I90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09]=&quot;R&quot;;0;4)" office:value-type="float" office:value="4">
            <text:p>4</text:p>
          </table:table-cell>
          <table:table-cell table:style-name="ce6" table:formula="of:=IF([.B909]=&quot;R&quot;;0;COUNTA([.F909:.I90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10]=&quot;R&quot;;0;4)" office:value-type="float" office:value="4">
            <text:p>4</text:p>
          </table:table-cell>
          <table:table-cell table:style-name="ce6" table:formula="of:=IF([.B910]=&quot;R&quot;;0;COUNTA([.F910:.I91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11]=&quot;R&quot;;0;4)" office:value-type="float" office:value="4">
            <text:p>4</text:p>
          </table:table-cell>
          <table:table-cell table:style-name="ce6" table:formula="of:=IF([.B911]=&quot;R&quot;;0;COUNTA([.F911:.I91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12]=&quot;R&quot;;0;4)" office:value-type="float" office:value="4">
            <text:p>4</text:p>
          </table:table-cell>
          <table:table-cell table:style-name="ce6" table:formula="of:=IF([.B912]=&quot;R&quot;;0;COUNTA([.F912:.I912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13]=&quot;R&quot;;0;4)" office:value-type="float" office:value="4">
            <text:p>4</text:p>
          </table:table-cell>
          <table:table-cell table:style-name="ce6" table:formula="of:=IF([.B913]=&quot;R&quot;;0;COUNTA([.F913:.I91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914]=&quot;R&quot;;0;4)" office:value-type="float" office:value="0">
            <text:p>0</text:p>
          </table:table-cell>
          <table:table-cell table:style-name="ce6" table:formula="of:=IF([.B914]=&quot;R&quot;;0;COUNTA([.F914:.I91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915]=&quot;R&quot;;0;4)" office:value-type="float" office:value="0">
            <text:p>0</text:p>
          </table:table-cell>
          <table:table-cell table:style-name="ce6" table:formula="of:=IF([.B915]=&quot;R&quot;;0;COUNTA([.F915:.I91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16]=&quot;R&quot;;0;4)" office:value-type="float" office:value="4">
            <text:p>4</text:p>
          </table:table-cell>
          <table:table-cell table:style-name="ce6" table:formula="of:=IF([.B916]=&quot;R&quot;;0;COUNTA([.F916:.I916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17]=&quot;R&quot;;0;4)" office:value-type="float" office:value="4">
            <text:p>4</text:p>
          </table:table-cell>
          <table:table-cell table:style-name="ce6" table:formula="of:=IF([.B917]=&quot;R&quot;;0;COUNTA([.F917:.I91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18]=&quot;R&quot;;0;4)" office:value-type="float" office:value="4">
            <text:p>4</text:p>
          </table:table-cell>
          <table:table-cell table:style-name="ce6" table:formula="of:=IF([.B918]=&quot;R&quot;;0;COUNTA([.F918:.I918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19]=&quot;R&quot;;0;4)" office:value-type="float" office:value="4">
            <text:p>4</text:p>
          </table:table-cell>
          <table:table-cell table:style-name="ce6" table:formula="of:=IF([.B919]=&quot;R&quot;;0;COUNTA([.F919:.I919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0]=&quot;R&quot;;0;4)" office:value-type="float" office:value="4">
            <text:p>4</text:p>
          </table:table-cell>
          <table:table-cell table:style-name="ce6" table:formula="of:=IF([.B920]=&quot;R&quot;;0;COUNTA([.F920:.I920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1]=&quot;R&quot;;0;4)" office:value-type="float" office:value="4">
            <text:p>4</text:p>
          </table:table-cell>
          <table:table-cell table:style-name="ce6" table:formula="of:=IF([.B921]=&quot;R&quot;;0;COUNTA([.F921:.I92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RightClickStrategy.cpp:#include "IconShape.h"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2]=&quot;R&quot;;0;4)" office:value-type="float" office:value="4">
            <text:p>4</text:p>
          </table:table-cell>
          <table:table-cell table:style-name="ce6" table:formula="of:=IF([.B922]=&quot;R&quot;;0;COUNTA([.F922:.I922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3]=&quot;R&quot;;0;4)" office:value-type="float" office:value="4">
            <text:p>4</text:p>
          </table:table-cell>
          <table:table-cell table:style-name="ce6" table:formula="of:=IF([.B923]=&quot;R&quot;;0;COUNTA([.F923:.I92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4]=&quot;R&quot;;0;4)" office:value-type="float" office:value="4">
            <text:p>4</text:p>
          </table:table-cell>
          <table:table-cell table:style-name="ce6" table:formula="of:=IF([.B924]=&quot;R&quot;;0;COUNTA([.F924:.I92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5]=&quot;R&quot;;0;4)" office:value-type="float" office:value="4">
            <text:p>4</text:p>
          </table:table-cell>
          <table:table-cell table:style-name="ce6" table:formula="of:=IF([.B925]=&quot;R&quot;;0;COUNTA([.F925:.I92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6]=&quot;R&quot;;0;4)" office:value-type="float" office:value="4">
            <text:p>4</text:p>
          </table:table-cell>
          <table:table-cell table:style-name="ce6" table:formula="of:=IF([.B926]=&quot;R&quot;;0;COUNTA([.F926:.I92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7]=&quot;R&quot;;0;4)" office:value-type="float" office:value="4">
            <text:p>4</text:p>
          </table:table-cell>
          <table:table-cell table:style-name="ce6" table:formula="of:=IF([.B927]=&quot;R&quot;;0;COUNTA([.F927:.I92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8]=&quot;R&quot;;0;4)" office:value-type="float" office:value="4">
            <text:p>4</text:p>
          </table:table-cell>
          <table:table-cell table:style-name="ce6" table:formula="of:=IF([.B928]=&quot;R&quot;;0;COUNTA([.F928:.I92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9]=&quot;R&quot;;0;4)" office:value-type="float" office:value="4">
            <text:p>4</text:p>
          </table:table-cell>
          <table:table-cell table:style-name="ce6" table:formula="of:=IF([.B929]=&quot;R&quot;;0;COUNTA([.F929:.I92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0]=&quot;R&quot;;0;4)" office:value-type="float" office:value="4">
            <text:p>4</text:p>
          </table:table-cell>
          <table:table-cell table:style-name="ce6" table:formula="of:=IF([.B930]=&quot;R&quot;;0;COUNTA([.F930:.I93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1]=&quot;R&quot;;0;4)" office:value-type="float" office:value="4">
            <text:p>4</text:p>
          </table:table-cell>
          <table:table-cell table:style-name="ce6" table:formula="of:=IF([.B931]=&quot;R&quot;;0;COUNTA([.F931:.I93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2]=&quot;R&quot;;0;4)" office:value-type="float" office:value="4">
            <text:p>4</text:p>
          </table:table-cell>
          <table:table-cell table:style-name="ce6" table:formula="of:=IF([.B932]=&quot;R&quot;;0;COUNTA([.F932:.I93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3]=&quot;R&quot;;0;4)" office:value-type="float" office:value="4">
            <text:p>4</text:p>
          </table:table-cell>
          <table:table-cell table:style-name="ce6" table:formula="of:=IF([.B933]=&quot;R&quot;;0;COUNTA([.F933:.I93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4]=&quot;R&quot;;0;4)" office:value-type="float" office:value="4">
            <text:p>4</text:p>
          </table:table-cell>
          <table:table-cell table:style-name="ce6" table:formula="of:=IF([.B934]=&quot;R&quot;;0;COUNTA([.F934:.I93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5]=&quot;R&quot;;0;4)" office:value-type="float" office:value="4">
            <text:p>4</text:p>
          </table:table-cell>
          <table:table-cell table:style-name="ce6" table:formula="of:=IF([.B935]=&quot;R&quot;;0;COUNTA([.F935:.I93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6]=&quot;R&quot;;0;4)" office:value-type="float" office:value="4">
            <text:p>4</text:p>
          </table:table-cell>
          <table:table-cell table:style-name="ce6" table:formula="of:=IF([.B936]=&quot;R&quot;;0;COUNTA([.F936:.I93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7]=&quot;R&quot;;0;4)" office:value-type="float" office:value="4">
            <text:p>4</text:p>
          </table:table-cell>
          <table:table-cell table:style-name="ce6" table:formula="of:=IF([.B937]=&quot;R&quot;;0;COUNTA([.F937:.I93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8]=&quot;R&quot;;0;4)" office:value-type="float" office:value="4">
            <text:p>4</text:p>
          </table:table-cell>
          <table:table-cell table:style-name="ce6" table:formula="of:=IF([.B938]=&quot;R&quot;;0;COUNTA([.F938:.I93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9]=&quot;R&quot;;0;4)" office:value-type="float" office:value="4">
            <text:p>4</text:p>
          </table:table-cell>
          <table:table-cell table:style-name="ce6" table:formula="of:=IF([.B939]=&quot;R&quot;;0;COUNTA([.F939:.I93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0]=&quot;R&quot;;0;4)" office:value-type="float" office:value="4">
            <text:p>4</text:p>
          </table:table-cell>
          <table:table-cell table:style-name="ce6" table:formula="of:=IF([.B940]=&quot;R&quot;;0;COUNTA([.F940:.I94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1]=&quot;R&quot;;0;4)" office:value-type="float" office:value="4">
            <text:p>4</text:p>
          </table:table-cell>
          <table:table-cell table:style-name="ce6" table:formula="of:=IF([.B941]=&quot;R&quot;;0;COUNTA([.F941:.I94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2]=&quot;R&quot;;0;4)" office:value-type="float" office:value="4">
            <text:p>4</text:p>
          </table:table-cell>
          <table:table-cell table:style-name="ce6" table:formula="of:=IF([.B942]=&quot;R&quot;;0;COUNTA([.F942:.I94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3]=&quot;R&quot;;0;4)" office:value-type="float" office:value="4">
            <text:p>4</text:p>
          </table:table-cell>
          <table:table-cell table:style-name="ce6" table:formula="of:=IF([.B943]=&quot;R&quot;;0;COUNTA([.F943:.I94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4]=&quot;R&quot;;0;4)" office:value-type="float" office:value="4">
            <text:p>4</text:p>
          </table:table-cell>
          <table:table-cell table:style-name="ce6" table:formula="of:=IF([.B944]=&quot;R&quot;;0;COUNTA([.F944:.I94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5]=&quot;R&quot;;0;4)" office:value-type="float" office:value="4">
            <text:p>4</text:p>
          </table:table-cell>
          <table:table-cell table:style-name="ce6" table:formula="of:=IF([.B945]=&quot;R&quot;;0;COUNTA([.F945:.I94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6]=&quot;R&quot;;0;4)" office:value-type="float" office:value="4">
            <text:p>4</text:p>
          </table:table-cell>
          <table:table-cell table:style-name="ce6" table:formula="of:=IF([.B946]=&quot;R&quot;;0;COUNTA([.F946:.I94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7]=&quot;R&quot;;0;4)" office:value-type="float" office:value="4">
            <text:p>4</text:p>
          </table:table-cell>
          <table:table-cell table:style-name="ce6" table:formula="of:=IF([.B947]=&quot;R&quot;;0;COUNTA([.F947:.I94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8]=&quot;R&quot;;0;4)" office:value-type="float" office:value="4">
            <text:p>4</text:p>
          </table:table-cell>
          <table:table-cell table:style-name="ce6" table:formula="of:=IF([.B948]=&quot;R&quot;;0;COUNTA([.F948:.I94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9]=&quot;R&quot;;0;4)" office:value-type="float" office:value="4">
            <text:p>4</text:p>
          </table:table-cell>
          <table:table-cell table:style-name="ce6" table:formula="of:=IF([.B949]=&quot;R&quot;;0;COUNTA([.F949:.I949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50]=&quot;R&quot;;0;4)" office:value-type="float" office:value="4">
            <text:p>4</text:p>
          </table:table-cell>
          <table:table-cell table:style-name="ce6" table:formula="of:=IF([.B950]=&quot;R&quot;;0;COUNTA([.F950:.I95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51]=&quot;R&quot;;0;4)" office:value-type="float" office:value="4">
            <text:p>4</text:p>
          </table:table-cell>
          <table:table-cell table:style-name="ce6" table:formula="of:=IF([.B951]=&quot;R&quot;;0;COUNTA([.F951:.I95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952]=&quot;R&quot;;0;4)" office:value-type="float" office:value="0">
            <text:p>0</text:p>
          </table:table-cell>
          <table:table-cell table:style-name="ce6" table:formula="of:=IF([.B952]=&quot;R&quot;;0;COUNTA([.F952:.I95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953]=&quot;R&quot;;0;4)" office:value-type="float" office:value="0">
            <text:p>0</text:p>
          </table:table-cell>
          <table:table-cell table:style-name="ce6" table:formula="of:=IF([.B953]=&quot;R&quot;;0;COUNTA([.F953:.I95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954]=&quot;R&quot;;0;4)" office:value-type="float" office:value="0">
            <text:p>0</text:p>
          </table:table-cell>
          <table:table-cell table:style-name="ce6" table:formula="of:=IF([.B954]=&quot;R&quot;;0;COUNTA([.F954:.I95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55]=&quot;R&quot;;0;4)" office:value-type="float" office:value="4">
            <text:p>4</text:p>
          </table:table-cell>
          <table:table-cell table:style-name="ce6" table:formula="of:=IF([.B955]=&quot;R&quot;;0;COUNTA([.F955:.I955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56]=&quot;R&quot;;0;4)" office:value-type="float" office:value="4">
            <text:p>4</text:p>
          </table:table-cell>
          <table:table-cell table:style-name="ce6" table:formula="of:=IF([.B956]=&quot;R&quot;;0;COUNTA([.F956:.I956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57]=&quot;R&quot;;0;4)" office:value-type="float" office:value="4">
            <text:p>4</text:p>
          </table:table-cell>
          <table:table-cell table:style-name="ce6" table:formula="of:=IF([.B957]=&quot;R&quot;;0;COUNTA([.F957:.I95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958]=&quot;R&quot;;0;4)" office:value-type="float" office:value="0">
            <text:p>0</text:p>
          </table:table-cell>
          <table:table-cell table:style-name="ce6" table:formula="of:=IF([.B958]=&quot;R&quot;;0;COUNTA([.F958:.I958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6" table:number-columns-repeated="6"/>
          <table:table-cell table:style-name="ce6" table:formula="of:=IF([.B959]=&quot;R&quot;;0;4)" office:value-type="float" office:value="0">
            <text:p>0</text:p>
          </table:table-cell>
          <table:table-cell table:style-name="ce6" table:formula="of:=IF([.B959]=&quot;R&quot;;0;COUNTA([.F959:.I95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6" table:number-columns-repeated="6"/>
          <table:table-cell table:style-name="ce6" table:formula="of:=IF([.B960]=&quot;R&quot;;0;4)" office:value-type="float" office:value="0">
            <text:p>0</text:p>
          </table:table-cell>
          <table:table-cell table:style-name="ce6" table:formula="of:=IF([.B960]=&quot;R&quot;;0;COUNTA([.F960:.I96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1]=&quot;R&quot;;0;4)" office:value-type="float" office:value="4">
            <text:p>4</text:p>
          </table:table-cell>
          <table:table-cell table:style-name="ce6" table:formula="of:=IF([.B961]=&quot;R&quot;;0;COUNTA([.F961:.I96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2]=&quot;R&quot;;0;4)" office:value-type="float" office:value="4">
            <text:p>4</text:p>
          </table:table-cell>
          <table:table-cell table:style-name="ce6" table:formula="of:=IF([.B962]=&quot;R&quot;;0;COUNTA([.F962:.I96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3]=&quot;R&quot;;0;4)" office:value-type="float" office:value="4">
            <text:p>4</text:p>
          </table:table-cell>
          <table:table-cell table:style-name="ce6" table:formula="of:=IF([.B963]=&quot;R&quot;;0;COUNTA([.F963:.I96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4]=&quot;R&quot;;0;4)" office:value-type="float" office:value="4">
            <text:p>4</text:p>
          </table:table-cell>
          <table:table-cell table:style-name="ce6" table:formula="of:=IF([.B964]=&quot;R&quot;;0;COUNTA([.F964:.I96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5]=&quot;R&quot;;0;4)" office:value-type="float" office:value="4">
            <text:p>4</text:p>
          </table:table-cell>
          <table:table-cell table:style-name="ce6" table:formula="of:=IF([.B965]=&quot;R&quot;;0;COUNTA([.F965:.I965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6]=&quot;R&quot;;0;4)" office:value-type="float" office:value="4">
            <text:p>4</text:p>
          </table:table-cell>
          <table:table-cell table:style-name="ce6" table:formula="of:=IF([.B966]=&quot;R&quot;;0;COUNTA([.F966:.I966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7]=&quot;R&quot;;0;4)" office:value-type="float" office:value="4">
            <text:p>4</text:p>
          </table:table-cell>
          <table:table-cell table:style-name="ce6" table:formula="of:=IF([.B967]=&quot;R&quot;;0;COUNTA([.F967:.I967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8]=&quot;R&quot;;0;4)" office:value-type="float" office:value="4">
            <text:p>4</text:p>
          </table:table-cell>
          <table:table-cell table:style-name="ce6" table:formula="of:=IF([.B968]=&quot;R&quot;;0;COUNTA([.F968:.I968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9]=&quot;R&quot;;0;4)" office:value-type="float" office:value="4">
            <text:p>4</text:p>
          </table:table-cell>
          <table:table-cell table:style-name="ce6" table:formula="of:=IF([.B969]=&quot;R&quot;;0;COUNTA([.F969:.I969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0]=&quot;R&quot;;0;4)" office:value-type="float" office:value="4">
            <text:p>4</text:p>
          </table:table-cell>
          <table:table-cell table:style-name="ce6" table:formula="of:=IF([.B970]=&quot;R&quot;;0;COUNTA([.F970:.I97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1]=&quot;R&quot;;0;4)" office:value-type="float" office:value="4">
            <text:p>4</text:p>
          </table:table-cell>
          <table:table-cell table:style-name="ce6" table:formula="of:=IF([.B971]=&quot;R&quot;;0;COUNTA([.F971:.I97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2]=&quot;R&quot;;0;4)" office:value-type="float" office:value="4">
            <text:p>4</text:p>
          </table:table-cell>
          <table:table-cell table:style-name="ce6" table:formula="of:=IF([.B972]=&quot;R&quot;;0;COUNTA([.F972:.I972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3]=&quot;R&quot;;0;4)" office:value-type="float" office:value="4">
            <text:p>4</text:p>
          </table:table-cell>
          <table:table-cell table:style-name="ce6" table:formula="of:=IF([.B973]=&quot;R&quot;;0;COUNTA([.F973:.I97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4]=&quot;R&quot;;0;4)" office:value-type="float" office:value="4">
            <text:p>4</text:p>
          </table:table-cell>
          <table:table-cell table:style-name="ce6" table:formula="of:=IF([.B974]=&quot;R&quot;;0;COUNTA([.F974:.I97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5]=&quot;R&quot;;0;4)" office:value-type="float" office:value="4">
            <text:p>4</text:p>
          </table:table-cell>
          <table:table-cell table:style-name="ce6" table:formula="of:=IF([.B975]=&quot;R&quot;;0;COUNTA([.F975:.I97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6]=&quot;R&quot;;0;4)" office:value-type="float" office:value="4">
            <text:p>4</text:p>
          </table:table-cell>
          <table:table-cell table:style-name="ce6" table:formula="of:=IF([.B976]=&quot;R&quot;;0;COUNTA([.F976:.I97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7]=&quot;R&quot;;0;4)" office:value-type="float" office:value="4">
            <text:p>4</text:p>
          </table:table-cell>
          <table:table-cell table:style-name="ce6" table:formula="of:=IF([.B977]=&quot;R&quot;;0;COUNTA([.F977:.I977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8]=&quot;R&quot;;0;4)" office:value-type="float" office:value="4">
            <text:p>4</text:p>
          </table:table-cell>
          <table:table-cell table:style-name="ce6" table:formula="of:=IF([.B978]=&quot;R&quot;;0;COUNTA([.F978:.I978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center, "middl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9]=&quot;R&quot;;0;4)" office:value-type="float" office:value="4">
            <text:p>4</text:p>
          </table:table-cell>
          <table:table-cell table:style-name="ce6" table:formula="of:=IF([.B979]=&quot;R&quot;;0;COUNTA([.F979:.I979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80]=&quot;R&quot;;0;4)" office:value-type="float" office:value="4">
            <text:p>4</text:p>
          </table:table-cell>
          <table:table-cell table:style-name="ce6" table:formula="of:=IF([.B980]=&quot;R&quot;;0;COUNTA([.F980:.I98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81]=&quot;R&quot;;0;4)" office:value-type="float" office:value="4">
            <text:p>4</text:p>
          </table:table-cell>
          <table:table-cell table:style-name="ce6" table:formula="of:=IF([.B981]=&quot;R&quot;;0;COUNTA([.F981:.I98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82]=&quot;R&quot;;0;4)" office:value-type="float" office:value="4">
            <text:p>4</text:p>
          </table:table-cell>
          <table:table-cell table:style-name="ce6" table:formula="of:=IF([.B982]=&quot;R&quot;;0;COUNTA([.F982:.I982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83]=&quot;R&quot;;0;4)" office:value-type="float" office:value="4">
            <text:p>4</text:p>
          </table:table-cell>
          <table:table-cell table:style-name="ce6" table:formula="of:=IF([.B983]=&quot;R&quot;;0;COUNTA([.F983:.I983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84]=&quot;R&quot;;0;4)" office:value-type="float" office:value="4">
            <text:p>4</text:p>
          </table:table-cell>
          <table:table-cell table:style-name="ce6" table:formula="of:=IF([.B984]=&quot;R&quot;;0;COUNTA([.F984:.I98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85]=&quot;R&quot;;0;4)" office:value-type="float" office:value="4">
            <text:p>4</text:p>
          </table:table-cell>
          <table:table-cell table:style-name="ce6" table:formula="of:=IF([.B985]=&quot;R&quot;;0;COUNTA([.F985:.I98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86]=&quot;R&quot;;0;4)" office:value-type="float" office:value="4">
            <text:p>4</text:p>
          </table:table-cell>
          <table:table-cell table:style-name="ce6" table:formula="of:=IF([.B986]=&quot;R&quot;;0;COUNTA([.F986:.I98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6"/>
          <table:table-cell table:style-name="ce6" table:formula="of:=IF([.B987]=&quot;R&quot;;0;4)" office:value-type="float" office:value="0">
            <text:p>0</text:p>
          </table:table-cell>
          <table:table-cell table:style-name="ce6" table:formula="of:=IF([.B987]=&quot;R&quot;;0;COUNTA([.F987:.I98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6"/>
          <table:table-cell table:style-name="ce6" table:formula="of:=IF([.B988]=&quot;R&quot;;0;4)" office:value-type="float" office:value="0">
            <text:p>0</text:p>
          </table:table-cell>
          <table:table-cell table:style-name="ce6" table:formula="of:=IF([.B988]=&quot;R&quot;;0;COUNTA([.F988:.I988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6" table:number-columns-repeated="6"/>
          <table:table-cell table:style-name="ce6" table:formula="of:=IF([.B989]=&quot;R&quot;;0;4)" office:value-type="float" office:value="0">
            <text:p>0</text:p>
          </table:table-cell>
          <table:table-cell table:style-name="ce6" table:formula="of:=IF([.B989]=&quot;R&quot;;0;COUNTA([.F989:.I989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6" table:number-columns-repeated="6"/>
          <table:table-cell table:style-name="ce6" table:formula="of:=IF([.B990]=&quot;R&quot;;0;4)" office:value-type="float" office:value="0">
            <text:p>0</text:p>
          </table:table-cell>
          <table:table-cell table:style-name="ce6" table:formula="of:=IF([.B990]=&quot;R&quot;;0;COUNTA([.F990:.I990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 office:value-type="string">
            <text:p>R</text:p>
          </table:table-cell>
          <table:table-cell table:style-name="ce3" office:value-type="float" office:value="218">
            <text:p>218</text:p>
          </table:table-cell>
          <table:table-cell table:style-name="ce6" table:number-columns-repeated="6"/>
          <table:table-cell table:style-name="ce6" table:formula="of:=IF([.B991]=&quot;R&quot;;0;4)" office:value-type="float" office:value="0">
            <text:p>0</text:p>
          </table:table-cell>
          <table:table-cell table:style-name="ce6" table:formula="of:=IF([.B991]=&quot;R&quot;;0;COUNTA([.F991:.I99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92]=&quot;R&quot;;0;4)" office:value-type="float" office:value="4">
            <text:p>4</text:p>
          </table:table-cell>
          <table:table-cell table:style-name="ce6" table:formula="of:=IF([.B992]=&quot;R&quot;;0;COUNTA([.F992:.I99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93]=&quot;R&quot;;0;4)" office:value-type="float" office:value="4">
            <text:p>4</text:p>
          </table:table-cell>
          <table:table-cell table:style-name="ce6" table:formula="of:=IF([.B993]=&quot;R&quot;;0;COUNTA([.F993:.I99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94]=&quot;R&quot;;0;4)" office:value-type="float" office:value="4">
            <text:p>4</text:p>
          </table:table-cell>
          <table:table-cell table:style-name="ce6" table:formula="of:=IF([.B994]=&quot;R&quot;;0;COUNTA([.F994:.I99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995]=&quot;R&quot;;0;4)" office:value-type="float" office:value="0">
            <text:p>0</text:p>
          </table:table-cell>
          <table:table-cell table:style-name="ce6" table:formula="of:=IF([.B995]=&quot;R&quot;;0;COUNTA([.F995:.I99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6" table:number-columns-repeated="6"/>
          <table:table-cell table:style-name="ce6" table:formula="of:=IF([.B996]=&quot;R&quot;;0;4)" office:value-type="float" office:value="0">
            <text:p>0</text:p>
          </table:table-cell>
          <table:table-cell table:style-name="ce6" table:formula="of:=IF([.B996]=&quot;R&quot;;0;COUNTA([.F996:.I996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997]=&quot;R&quot;;0;4)" office:value-type="float" office:value="0">
            <text:p>0</text:p>
          </table:table-cell>
          <table:table-cell table:style-name="ce6" table:formula="of:=IF([.B997]=&quot;R&quot;;0;COUNTA([.F997:.I99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6" table:number-columns-repeated="6"/>
          <table:table-cell table:style-name="ce6" table:formula="of:=IF([.B998]=&quot;R&quot;;0;4)" office:value-type="float" office:value="0">
            <text:p>0</text:p>
          </table:table-cell>
          <table:table-cell table:style-name="ce6" table:formula="of:=IF([.B998]=&quot;R&quot;;0;COUNTA([.F998:.I99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6" table:number-columns-repeated="6"/>
          <table:table-cell table:style-name="ce6" table:formula="of:=IF([.B999]=&quot;R&quot;;0;4)" office:value-type="float" office:value="0">
            <text:p>0</text:p>
          </table:table-cell>
          <table:table-cell table:style-name="ce6" table:formula="of:=IF([.B999]=&quot;R&quot;;0;COUNTA([.F999:.I99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1000]=&quot;R&quot;;0;4)" office:value-type="float" office:value="4">
            <text:p>4</text:p>
          </table:table-cell>
          <table:table-cell table:style-name="ce6" table:formula="of:=IF([.B1000]=&quot;R&quot;;0;COUNTA([.F1000:.I100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1001]=&quot;R&quot;;0;4)" office:value-type="float" office:value="4">
            <text:p>4</text:p>
          </table:table-cell>
          <table:table-cell table:style-name="ce6" table:formula="of:=IF([.B1001]=&quot;R&quot;;0;COUNTA([.F1001:.I1001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1002]=&quot;R&quot;;0;4)" office:value-type="float" office:value="4">
            <text:p>4</text:p>
          </table:table-cell>
          <table:table-cell table:style-name="ce6" table:formula="of:=IF([.B1002]=&quot;R&quot;;0;COUNTA([.F1002:.I100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6" table:number-columns-repeated="6"/>
          <table:table-cell table:style-name="ce6" table:formula="of:=IF([.B1003]=&quot;R&quot;;0;4)" office:value-type="float" office:value="0">
            <text:p>0</text:p>
          </table:table-cell>
          <table:table-cell table:style-name="ce6" table:formula="of:=IF([.B1003]=&quot;R&quot;;0;COUNTA([.F1003:.I1003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6"/>
          <table:table-cell table:style-name="ce6" table:formula="of:=IF([.B1004]=&quot;R&quot;;0;4)" office:value-type="float" office:value="0">
            <text:p>0</text:p>
          </table:table-cell>
          <table:table-cell table:style-name="ce6" table:formula="of:=IF([.B1004]=&quot;R&quot;;0;COUNTA([.F1004:.I1004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6"/>
          <table:table-cell table:style-name="ce6" table:formula="of:=IF([.B1005]=&quot;R&quot;;0;4)" office:value-type="float" office:value="0">
            <text:p>0</text:p>
          </table:table-cell>
          <table:table-cell table:style-name="ce6" table:formula="of:=IF([.B1005]=&quot;R&quot;;0;COUNTA([.F1005:.I100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6"/>
          <table:table-cell table:style-name="ce6" table:formula="of:=IF([.B1006]=&quot;R&quot;;0;4)" office:value-type="float" office:value="0">
            <text:p>0</text:p>
          </table:table-cell>
          <table:table-cell table:style-name="ce6" table:formula="of:=IF([.B1006]=&quot;R&quot;;0;COUNTA([.F1006:.I1006]))" office:value-type="float" office:value="0">
            <text:p>0</text:p>
          </table:table-cell>
          <table:table-cell table:style-name="ce11" table:number-columns-repeated="23"/>
        </table:table-row>
        <table:table-row table:style-name="ro6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6" table:number-columns-repeated="6"/>
          <table:table-cell table:style-name="ce6" table:formula="of:=IF([.B1007]=&quot;R&quot;;0;4)" office:value-type="float" office:value="0">
            <text:p>0</text:p>
          </table:table-cell>
          <table:table-cell table:style-name="ce6" table:formula="of:=IF([.B1007]=&quot;R&quot;;0;COUNTA([.F1007:.I1007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6"/>
          <table:table-cell table:style-name="ce6" table:formula="of:=IF([.B1008]=&quot;R&quot;;0;4)" office:value-type="float" office:value="0">
            <text:p>0</text:p>
          </table:table-cell>
          <table:table-cell table:style-name="ce6" table:formula="of:=IF([.B1008]=&quot;R&quot;;0;COUNTA([.F1008:.I1008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6"/>
          <table:table-cell table:style-name="ce6" table:formula="of:=IF([.B1009]=&quot;R&quot;;0;4)" office:value-type="float" office:value="0">
            <text:p>0</text:p>
          </table:table-cell>
          <table:table-cell table:style-name="ce6" table:formula="of:=IF([.B1009]=&quot;R&quot;;0;COUNTA([.F1009:.I1009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1010]=&quot;R&quot;;0;4)" office:value-type="float" office:value="4">
            <text:p>4</text:p>
          </table:table-cell>
          <table:table-cell table:style-name="ce6" table:formula="of:=IF([.B1010]=&quot;R&quot;;0;COUNTA([.F1010:.I1010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6" table:number-columns-repeated="6"/>
          <table:table-cell table:style-name="ce6" table:formula="of:=IF([.B1011]=&quot;R&quot;;0;4)" office:value-type="float" office:value="0">
            <text:p>0</text:p>
          </table:table-cell>
          <table:table-cell table:style-name="ce6" table:formula="of:=IF([.B1011]=&quot;R&quot;;0;COUNTA([.F1011:.I1011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6" table:number-columns-repeated="6"/>
          <table:table-cell table:style-name="ce6" table:formula="of:=IF([.B1012]=&quot;R&quot;;0;4)" office:value-type="float" office:value="0">
            <text:p>0</text:p>
          </table:table-cell>
          <table:table-cell table:style-name="ce6" table:formula="of:=IF([.B1012]=&quot;R&quot;;0;COUNTA([.F1012:.I1012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1013]=&quot;R&quot;;0;4)" office:value-type="float" office:value="4">
            <text:p>4</text:p>
          </table:table-cell>
          <table:table-cell table:style-name="ce6" table:formula="of:=IF([.B1013]=&quot;R&quot;;0;COUNTA([.F1013:.I1013]))" office:value-type="float" office:value="0">
            <text:p>0</text:p>
          </table:table-cell>
          <table:table-cell table:style-name="ce11" table:number-columns-repeated="23"/>
        </table:table-row>
        <table:table-row table:style-name="ro3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6" table:number-columns-repeated="6"/>
          <table:table-cell table:style-name="ce6" table:formula="of:=IF([.B1014]=&quot;R&quot;;0;4)" office:value-type="float" office:value="0">
            <text:p>0</text:p>
          </table:table-cell>
          <table:table-cell table:style-name="ce6" table:formula="of:=IF([.B1014]=&quot;R&quot;;0;COUNTA([.F1014:.I1014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1015]=&quot;R&quot;;0;4)" office:value-type="float" office:value="4">
            <text:p>4</text:p>
          </table:table-cell>
          <table:table-cell table:style-name="ce6" table:formula="of:=IF([.B1015]=&quot;R&quot;;0;COUNTA([.F1015:.I1015]))" office:value-type="float" office:value="0">
            <text:p>0</text:p>
          </table:table-cell>
          <table:table-cell table:style-name="ce11" table:number-columns-repeated="23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1016]=&quot;R&quot;;0;4)" office:value-type="float" office:value="0">
            <text:p>0</text:p>
          </table:table-cell>
          <table:table-cell table:style-name="ce6" table:formula="of:=IF([.B1016]=&quot;R&quot;;0;COUNTA([.F1016:.I1016]))" office:value-type="float" office:value="0">
            <text:p>0</text:p>
          </table:table-cell>
          <table:table-cell table:style-name="ce11" table:number-columns-repeated="23"/>
        </table:table-row>
        <table:table-row table:style-name="ro1">
          <table:table-cell table:style-name="ce3"/>
          <table:table-cell table:style-name="ce3" table:formula="of:=COUNTBLANK([.B5:.B1016])" office:value-type="float" office:value="241">
            <text:p>241</text:p>
          </table:table-cell>
          <table:table-cell table:style-name="ce3" table:formula="of:=ROWS([.B5:.B1016])" office:value-type="float" office:value="1012">
            <text:p>1012</text:p>
          </table:table-cell>
          <table:table-cell table:style-name="ce6" table:number-columns-repeated="6"/>
          <table:table-cell table:style-name="ce11" table:formula="of:=SUM([.J5:.J1016])" office:value-type="float" office:value="2180">
            <text:p>2180</text:p>
          </table:table-cell>
          <table:table-cell table:style-name="ce11" table:formula="of:=SUM([.K5:.K1016])" office:value-type="float" office:value="525">
            <text:p>525</text:p>
          </table:table-cell>
          <table:table-cell table:style-name="ce11" table:number-columns-repeated="23"/>
        </table:table-row>
        <table:table-row table:style-name="ro1">
          <table:table-cell table:style-name="ce3" table:number-columns-repeated="3"/>
          <table:table-cell table:style-name="Default"/>
          <table:table-cell table:style-name="ce6" table:number-columns-repeated="5"/>
          <table:table-cell table:style-name="ce11" table:number-columns-repeated="25"/>
        </table:table-row>
        <table:table-row table:style-name="ro1" table:number-rows-repeated="187">
          <table:table-cell table:style-name="ce3" table:number-columns-repeated="3"/>
          <table:table-cell table:style-name="ce6" table:number-columns-repeated="6"/>
          <table:table-cell table:style-name="ce11" table:number-columns-repeated="25"/>
        </table:table-row>
        <table:table-row table:style-name="ro1" table:number-rows-repeated="2470">
          <table:table-cell table:number-columns-repeated="9"/>
          <table:table-cell table:style-name="Default"/>
          <table:table-cell table:number-columns-repeated="24"/>
        </table:table-row>
        <table:table-row table:style-name="ro1" table:number-rows-repeated="61864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8">28/07/2009</text:date>, <text:time>18:2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4$Build-9409</meta:generator>
    <meta:initial-creator>nuno pinheiro</meta:initial-creator>
    <meta:creation-date>2009-07-26T22:03:46</meta:creation-date>
    <dc:date>2009-07-28T18:29:40</dc:date>
    <meta:editing-cycles>101</meta:editing-cycles>
    <meta:editing-duration>PT08H48M39S</meta:editing-duration>
    <meta:document-statistic meta:table-count="3" meta:cell-count="5853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